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今この先に行くべきでない。　そんな気がす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is doesn't feel like the right way to go at the
moment.</text:p>
          </table:table-cell>
          <table:table-cell table:number-columns-repeated="1020"/>
        </table:table-row>
        <table:table-row>
          <table:table-cell table:style-name="ce0" office:value-type="string">
            <text:p>今は選べ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choose that right now!</text:p>
          </table:table-cell>
          <table:table-cell table:number-columns-repeated="1020"/>
        </table:table-row>
        <table:table-row>
          <table:table-cell table:style-name="ce0" office:value-type="string">
            <text:p>この戦いからは逃げられない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an't run from this battle!!</text:p>
          </table:table-cell>
          <table:table-cell table:number-columns-repeated="1020"/>
        </table:table-row>
        <table:table-row>
          <table:table-cell table:style-name="ce0" office:value-type="string">
            <text:p>うまく逃げ切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Got away safely!</text:p>
          </table:table-cell>
          <table:table-cell table:number-columns-repeated="1020"/>
        </table:table-row>
        <table:table-row>
          <table:table-cell table:style-name="ce0" office:value-type="string">
            <text:p>逃げられなかった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uldn't run...!</text:p>
          </table:table-cell>
          <table:table-cell table:number-columns-repeated="1020"/>
        </table:table-row>
        <table:table-row>
          <table:table-cell table:style-name="ce0" office:value-type="string">
            <text:p>はむこのレベルが\V[103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level \V[103]!</text:p>
          </table:table-cell>
          <table:table-cell table:number-columns-repeated="1020"/>
        </table:table-row>
        <table:table-row>
          <table:table-cell table:style-name="ce0" office:value-type="string">
            <text:p>【はむこ】
最大HP＋\V[386]、
攻撃力＋\V[387]、　防御力＋\V[388]、
技術力＋\V[389]、　敏捷性＋\V[390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amuko】
Max HP ＋\V[386],
STR ＋\V[387], DEF ＋\V[388],
FIN ＋\V[389], AGI ＋\V[390]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はむパンチ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amu-Punch】 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暴れ娘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Girl Rage】 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レベルが\V[104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level \V[104]!</text:p>
          </table:table-cell>
          <table:table-cell table:number-columns-repeated="1020"/>
        </table:table-row>
        <table:table-row>
          <table:table-cell table:style-name="ce0" office:value-type="string">
            <text:p>【にゃんこ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Nyanko】
Max HP ＋\V[397],
STR ＋\V[398], DEF ＋\V[399],
FIN ＋\V[400], AGI ＋\V[401]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にゃんキ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yan-Kick】 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ねこ手刀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eko Chop】 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レベルが\V[105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level \V[105]!</text:p>
          </table:table-cell>
          <table:table-cell table:number-columns-repeated="1020"/>
        </table:table-row>
        <table:table-row>
          <table:table-cell table:style-name="ce0" office:value-type="string">
            <text:p>【ともっち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omocchi】
Max HP ＋\V[397],
STR ＋\V[398], DEF ＋\V[399],
FIN ＋\V[400], AGI ＋\V[401]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ヒップアタ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ooty Bash】 skill!</text:p>
          </table:table-cell>
          <table:table-cell table:number-columns-repeated="1020"/>
        </table:table-row>
        <table:table-row>
          <table:table-cell table:style-name="ce0" office:value-type="string">
            <text:p>ひめのレベルが\V[106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level \V[106]!</text:p>
          </table:table-cell>
          <table:table-cell table:number-columns-repeated="1020"/>
        </table:table-row>
        <table:table-row>
          <table:table-cell table:style-name="ce0" office:value-type="string">
            <text:p>【ひめ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ime】
Max HP ＋\V[397],
STR ＋\V[398], DEF ＋\V[399],
FIN ＋\V[400], AGI ＋\V[401]</text:p>
          </table:table-cell>
          <table:table-cell table:number-columns-repeated="1020"/>
        </table:table-row>
        <table:table-row>
          <table:table-cell table:style-name="ce0" office:value-type="string">
            <text:p>はむこ
「えっと・・・ど、どうすればいい？
　とりあえず突撃しちゃおっか？</text:p>
          </table:table-cell>
          <table:table-cell table:style-name="ce0" office:value-type="string">
            <text:p>Battle tutorial</text:p>
          </table:table-cell>
          <table:table-cell table:style-name="ce0"/>
          <table:table-cell table:style-name="ce0" office:value-type="string">
            <text:p>Hamuko
「Uhh... w-what should I do?
　I guess I'll start by charging in?</text:p>
          </table:table-cell>
          <table:table-cell table:number-columns-repeated="1020"/>
        </table:table-row>
        <table:table-row>
          <table:table-cell table:style-name="ce0" office:value-type="string">
            <text:p>レグマ
「むやみに暴れるな。　無駄に体力を消耗する
　だけだぞ。</text:p>
          </table:table-cell>
          <table:table-cell table:style-name="ce0"/>
          <table:table-cell table:style-name="ce0"/>
          <table:table-cell table:style-name="ce0" office:value-type="string">
            <text:p>Regma
「Don't be reckless. You'll only tire yourself
　out.</text:p>
          </table:table-cell>
          <table:table-cell table:number-columns-repeated="1020"/>
        </table:table-row>
        <table:table-row>
          <table:table-cell table:style-name="ce0" office:value-type="string">
            <text:p>レグマ
「ここは、ありとあらゆるRPGを極めつくした
　俺の指示をよく聞いて行動するんだ。</text:p>
          </table:table-cell>
          <table:table-cell table:style-name="ce0"/>
          <table:table-cell table:style-name="ce0"/>
          <table:table-cell table:style-name="ce0" office:value-type="string">
            <text:p>Regma
「I know the ins-and-outs of all sorts of RPGs,
　so act on my instruction.</text:p>
          </table:table-cell>
          <table:table-cell table:number-columns-repeated="1020"/>
        </table:table-row>
        <table:table-row>
          <table:table-cell table:style-name="ce0" office:value-type="string">
            <text:p>はむこ
「わかった・・・じゃ、任せるね！</text:p>
          </table:table-cell>
          <table:table-cell table:style-name="ce0"/>
          <table:table-cell table:style-name="ce0"/>
          <table:table-cell table:style-name="ce0" office:value-type="string">
            <text:p>Hamuko
「Got it... okay, leave it to me!</text:p>
          </table:table-cell>
          <table:table-cell table:number-columns-repeated="1020"/>
        </table:table-row>
        <table:table-row>
          <table:table-cell table:style-name="ce0" office:value-type="string">
            <text:p>戦闘チュートリアルを開始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mmencing the combat tutorial.</text:p>
          </table:table-cell>
          <table:table-cell table:number-columns-repeated="1020"/>
        </table:table-row>
        <table:table-row>
          <table:table-cell table:style-name="ce0" office:value-type="string">
            <text:p>敵との戦闘が始まると、画面上部に
「全体メニュー」が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t the start of a battle, a “Top Menu” will be
displayed at the top of the screen.</text:p>
          </table:table-cell>
          <table:table-cell table:number-columns-repeated="1020"/>
        </table:table-row>
        <table:table-row>
          <table:table-cell table:style-name="ce0" office:value-type="string">
            <text:p>全体メニューでは、
「戦う」、「アイテム」、「逃げる」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rom the Top Menu, you can select between
“Fight“, “Items”, and ”Run”.</text:p>
          </table:table-cell>
          <table:table-cell table:number-columns-repeated="1020"/>
        </table:table-row>
        <table:table-row>
          <table:table-cell table:style-name="ce0" office:value-type="string">
            <text:p>まずは「戦う」を選んでください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lease start by choosing “Fight”.</text:p>
          </table:table-cell>
          <table:table-cell table:number-columns-repeated="1020"/>
        </table:table-row>
        <table:table-row>
          <table:table-cell table:style-name="ce0" office:value-type="string">
            <text:p>「戦う」を選ぶと、行動力の高いキャラから順に
行動する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pon selecting “Fight”, characters will be able
to act in order of initiative.</text:p>
          </table:table-cell>
          <table:table-cell table:number-columns-repeated="1020"/>
        </table:table-row>
        <table:table-row>
          <table:table-cell table:style-name="ce0" office:value-type="string">
            <text:p>味方キャラが行動可能になると、
コマンドメニューが表示され
「攻撃」、「スキル」、「待機」
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n allied character is able to act, a
command menu will be shown from which you
can choose “Attack“, “Skills”, or ”Wait”.</text:p>
          </table:table-cell>
          <table:table-cell table:number-columns-repeated="1020"/>
        </table:table-row>
        <table:table-row>
          <table:table-cell table:style-name="ce0" office:value-type="string">
            <text:p>「攻撃」を選び、敵にダメージを与え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et's choose “Attack” and deal some damage
to the opponent.</text:p>
          </table:table-cell>
          <table:table-cell table:number-columns-repeated="1020"/>
        </table:table-row>
        <table:table-row>
          <table:table-cell table:style-name="ce0" office:value-type="string">
            <text:p>コマンドメニューの「スキル」を選ぶと、
特殊な攻撃などを繰り出すことができますが、
今のはむこは何も覚えていないので選択
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By choosing “Skills” from the command menu,
special attacks and moves can be unleashed.
However, Hamuko doesn't know any skills yet,
so this can't be selected.</text:p>
          </table:table-cell>
          <table:table-cell table:number-columns-repeated="1020"/>
        </table:table-row>
        <table:table-row>
          <table:table-cell table:style-name="ce0" office:value-type="string">
            <text:p>「待機」を選ぶと、何もせずに自分の行動を
終了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f you choose “Wait”, you can skip your turn
without doing anything.</text:p>
          </table:table-cell>
          <table:table-cell table:number-columns-repeated="1020"/>
        </table:table-row>
        <table:table-row>
          <table:table-cell table:style-name="ce0" office:value-type="string">
            <text:p>「全体メニュー」は、まず戦闘開始時に表示
されます。その後は敵や味方が5回行動を
取るごとに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“Top Menu” will be shown at the start of
combat, and then after every 5 turns taken by
our enemies and allies in battle.</text:p>
          </table:table-cell>
          <table:table-cell table:number-columns-repeated="1020"/>
        </table:table-row>
        <table:table-row>
          <table:table-cell table:style-name="ce0" office:value-type="string">
            <text:p>敵が複数いる場合、ターゲットカーソルを
アローキーで動かして、攻撃対象を選ぶ
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there are multiple enemies, you can
choose the target of your attacks, shown by
the target cursor, using the arrow keys.</text:p>
          </table:table-cell>
          <table:table-cell table:number-columns-repeated="1020"/>
        </table:table-row>
        <table:table-row>
          <table:table-cell table:style-name="ce0" office:value-type="string">
            <text:p>時々、ダメージが2倍に跳ね上がる
「クリティカルヒット」が出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a double-damage “Critical Hit”
will occur.</text:p>
          </table:table-cell>
          <table:table-cell table:number-columns-repeated="1020"/>
        </table:table-row>
        <table:table-row>
          <table:table-cell table:style-name="ce0" office:value-type="string">
            <text:p>敵から攻撃を受けた際、反撃を繰り出す
「カウンター」が発動す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ttacked by an enemy, our allies may
execute a “Counter”, responding with an
attack of their own.</text:p>
          </table:table-cell>
          <table:table-cell table:number-columns-repeated="1020"/>
        </table:table-row>
        <table:table-row>
          <table:table-cell table:style-name="ce0" office:value-type="string">
            <text:p>カウンターの発動確率や威力は、攻撃を
受けたキャラの防御力に依存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chance of a counter occurring, and its
power, depends on the Defense of the
character.</text:p>
          </table:table-cell>
          <table:table-cell table:number-columns-repeated="1020"/>
        </table:table-row>
        <table:table-row>
          <table:table-cell table:style-name="ce0" office:value-type="string">
            <text:p>こもんイベント１１５番参照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、このタイミングでセーブするのは危険の
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it would be too dangerous to
save right now...</text:p>
          </table:table-cell>
          <table:table-cell table:number-columns-repeated="1020"/>
        </table:table-row>
        <table:table-row>
          <table:table-cell table:style-name="ce0" office:value-type="string">
            <text:p>セー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number-columns-repeated="1020"/>
        </table:table-row>
        <table:table-row>
          <table:table-cell table:style-name="ce0" office:value-type="string">
            <text:p>待たれよ。　古代竜族の鱗をまだ拾って
いないのではない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ダンジョンの入り口まで戻り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turn to the dungeon entrance?</text:p>
          </table:table-cell>
          <table:table-cell table:number-columns-repeated="1020"/>
        </table:table-row>
        <table:table-row>
          <table:table-cell table:style-name="ce0" office:value-type="string">
            <text:p>ここでは使えない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you can't use that here...</text:p>
          </table:table-cell>
          <table:table-cell table:number-columns-repeated="1020"/>
        </table:table-row>
        <table:table-row>
          <table:table-cell table:style-name="ce0" office:value-type="string">
            <text:p>出現率を上げ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aise the encounter rate</text:p>
          </table:table-cell>
          <table:table-cell table:number-columns-repeated="1020"/>
        </table:table-row>
        <table:table-row>
          <table:table-cell table:style-name="ce0" office:value-type="string">
            <text:p>出現率を普通に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et the encounter rate</text:p>
          </table:table-cell>
          <table:table-cell table:number-columns-repeated="1020"/>
        </table:table-row>
        <table:table-row>
          <table:table-cell table:style-name="ce0" office:value-type="string">
            <text:p>使わ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use</text:p>
          </table:table-cell>
          <table:table-cell table:number-columns-repeated="1020"/>
        </table:table-row>
        <table:table-row>
          <table:table-cell table:style-name="ce0" office:value-type="string">
            <text:p>人形「き、来たいなら来ればいいじゃないっ」</text:p>
          </table:table-cell>
          <table:table-cell table:style-name="ce0"/>
          <table:table-cell table:style-name="ce0"/>
          <table:table-cell table:style-name="ce0" office:value-type="string">
            <text:p>Tsundere Doll “C-Come at me, if you want!”</text:p>
          </table:table-cell>
          <table:table-cell table:number-columns-repeated="1020"/>
        </table:table-row>
        <table:table-row>
          <table:table-cell table:style-name="ce0" office:value-type="string">
            <text:p>人形「普通が一番よねっ」</text:p>
          </table:table-cell>
          <table:table-cell table:style-name="ce0"/>
          <table:table-cell table:style-name="ce0"/>
          <table:table-cell table:style-name="ce0" office:value-type="string">
            <text:p>Tsundere Doll “Normal is best, isn't it?!”</text:p>
          </table:table-cell>
          <table:table-cell table:number-columns-repeated="1020"/>
        </table:table-row>
        <table:table-row>
          <table:table-cell table:style-name="ce0" office:value-type="string">
            <text:p>敵と遭遇するエリアでないと使え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use that in areas without enemies!</text:p>
          </table:table-cell>
          <table:table-cell table:number-columns-repeated="1020"/>
        </table:table-row>
        <table:table-row>
          <table:table-cell table:style-name="ce0" office:value-type="string">
            <text:p>はむ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omach is full to bursting...
Force her to drink? (HP recovery halved)</text:p>
          </table:table-cell>
          <table:table-cell table:number-columns-repeated="1020"/>
        </table:table-row>
        <table:table-row>
          <table:table-cell table:style-name="ce0" office:value-type="string">
            <text:p>にゃん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omach is full to bursting...
Force her to drink? (HP recovery halved)</text:p>
          </table:table-cell>
          <table:table-cell table:number-columns-repeated="1020"/>
        </table:table-row>
        <table:table-row>
          <table:table-cell table:style-name="ce0" office:value-type="string">
            <text:p>ともっち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omach is full to bursting...
Force her to drink? (HP recovery halved)</text:p>
          </table:table-cell>
          <table:table-cell table:number-columns-repeated="1020"/>
        </table:table-row>
        <table:table-row>
          <table:table-cell table:style-name="ce0" office:value-type="string">
            <text:p>ひめ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omach is full to bursting...
Force her to drink? (HP recovery halved)</text:p>
          </table:table-cell>
          <table:table-cell table:number-columns-repeated="1020"/>
        </table:table-row>
        <table:table-row>
          <table:table-cell table:style-name="ce0" office:value-type="string">
            <text:p>ゼリーちゃんを捨てるだと！？！？
そんなの青くらげが許さんぞおおぉぉぉ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アイテムを捨てるだって？
おいおい、エイプリルフールにはまだ早いぜ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want to discard that item? Hey, hey,
it's a little early for April Fools' jokes!</text:p>
          </table:table-cell>
          <table:table-cell table:number-columns-repeated="1020"/>
        </table:table-row>
        <table:table-row>
          <table:table-cell table:style-name="ce0" office:value-type="string">
            <text:p>このアイテムを捨て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scard this item?</text:p>
          </table:table-cell>
          <table:table-cell table:number-columns-repeated="1020"/>
        </table:table-row>
        <table:table-row>
          <table:table-cell table:style-name="ce0" office:value-type="string">
            <text:p>い・・・行こっか・・・</text:p>
          </table:table-cell>
          <table:table-cell table:style-name="ce0" office:value-type="string">
            <text:p>After toile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... Ready to go...</text:p>
          </table:table-cell>
          <table:table-cell table:number-columns-repeated="1020"/>
        </table:table-row>
        <table:table-row>
          <table:table-cell table:style-name="ce0" office:value-type="string">
            <text:p>お待たせー。</text:p>
          </table:table-cell>
          <table:table-cell table:style-name="ce0"/>
          <table:table-cell table:style-name="ce0"/>
          <table:table-cell table:style-name="ce0" office:value-type="string">
            <text:p>I'm baaack—!</text:p>
          </table:table-cell>
          <table:table-cell table:number-columns-repeated="1020"/>
        </table:table-row>
        <table:table-row>
          <table:table-cell table:style-name="ce0" office:value-type="string">
            <text:p>んじゃ、行こっか。</text:p>
          </table:table-cell>
          <table:table-cell table:style-name="ce0"/>
          <table:table-cell table:style-name="ce0"/>
          <table:table-cell table:style-name="ce0" office:value-type="string">
            <text:p>All right, let's go.</text:p>
          </table:table-cell>
          <table:table-cell table:number-columns-repeated="1020"/>
        </table:table-row>
        <table:table-row>
          <table:table-cell table:style-name="ce0" office:value-type="string">
            <text:p>待たせてごめんね。</text:p>
          </table:table-cell>
          <table:table-cell table:style-name="ce0"/>
          <table:table-cell table:style-name="ce0"/>
          <table:table-cell table:style-name="ce0" office:value-type="string">
            <text:p>Sorry for the wait.</text:p>
          </table:table-cell>
          <table:table-cell table:number-columns-repeated="1020"/>
        </table:table-row>
        <table:table-row>
          <table:table-cell table:style-name="ce0" office:value-type="string">
            <text:p>はい、終わったよー。</text:p>
          </table:table-cell>
          <table:table-cell table:style-name="ce0" office:value-type="string">
            <text:p>After toilet (wet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I'm all done—.</text:p>
          </table:table-cell>
          <table:table-cell table:number-columns-repeated="1020"/>
        </table:table-row>
        <table:table-row>
          <table:table-cell table:style-name="ce0" office:value-type="string">
            <text:p>ふう・・・すっきりした。</text:p>
          </table:table-cell>
          <table:table-cell table:style-name="ce0"/>
          <table:table-cell table:style-name="ce0"/>
          <table:table-cell table:style-name="ce0" office:value-type="string">
            <text:p>Fuu... much better.</text:p>
          </table:table-cell>
          <table:table-cell table:number-columns-repeated="1020"/>
        </table:table-row>
        <table:table-row>
          <table:table-cell table:style-name="ce0" office:value-type="string">
            <text:p>お待たせ。　えへへ・・・</text:p>
          </table:table-cell>
          <table:table-cell table:style-name="ce0"/>
          <table:table-cell table:style-name="ce0"/>
          <table:table-cell table:style-name="ce0" office:value-type="string">
            <text:p>Kept you waiting. Ehehe...</text:p>
          </table:table-cell>
          <table:table-cell table:number-columns-repeated="1020"/>
        </table:table-row>
        <table:table-row>
          <table:table-cell table:style-name="ce0" office:value-type="string">
            <text:p>はー、助かったぁ・・・！</text:p>
          </table:table-cell>
          <table:table-cell table:style-name="ce0"/>
          <table:table-cell table:style-name="ce0"/>
          <table:table-cell table:style-name="ce0" office:value-type="string">
            <text:p>Haah, I'm saved...!</text:p>
          </table:table-cell>
          <table:table-cell table:number-columns-repeated="1020"/>
        </table:table-row>
        <table:table-row>
          <table:table-cell table:style-name="ce0" office:value-type="string">
            <text:p>あー、すっきり！</text:p>
          </table:table-cell>
          <table:table-cell table:style-name="ce0"/>
          <table:table-cell table:style-name="ce0"/>
          <table:table-cell table:style-name="ce0" office:value-type="string">
            <text:p>Aaah, so much better!</text:p>
          </table:table-cell>
          <table:table-cell table:number-columns-repeated="1020"/>
        </table:table-row>
        <table:table-row>
          <table:table-cell table:style-name="ce0" office:value-type="string">
            <text:p>えへへ・・・は、恥ずかしいとこ見られちゃった。</text:p>
          </table:table-cell>
          <table:table-cell table:style-name="ce0"/>
          <table:table-cell table:style-name="ce0"/>
          <table:table-cell table:style-name="ce0" office:value-type="string">
            <text:p>Ehehe... th-that was kind of embarrassing.</text:p>
          </table:table-cell>
          <table:table-cell table:number-columns-repeated="1020"/>
        </table:table-row>
        <table:table-row>
          <table:table-cell table:style-name="ce0" office:value-type="string">
            <text:p>あぁ・・・すっきりしたぁ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... much better!</text:p>
          </table:table-cell>
          <table:table-cell table:number-columns-repeated="1020"/>
        </table:table-row>
        <table:table-row>
          <table:table-cell table:style-name="ce0" office:value-type="string">
            <text:p>ふー、危なかったぁ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u, th-that was close...</text:p>
          </table:table-cell>
          <table:table-cell table:number-columns-repeated="1020"/>
        </table:table-row>
        <table:table-row>
          <table:table-cell table:style-name="ce0" office:value-type="string">
            <text:p>お・・・お待たせ・・・////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anks for waiting, hahah...</text:p>
          </table:table-cell>
          <table:table-cell table:number-columns-repeated="1020"/>
        </table:table-row>
        <table:table-row>
          <table:table-cell table:style-name="ce0" office:value-type="string">
            <text:p>はぁー・・・もうダメかと思ったよ～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a—... I thought I wouldn't make it～...</text:p>
          </table:table-cell>
          <table:table-cell table:number-columns-repeated="1020"/>
        </table:table-row>
        <table:table-row>
          <table:table-cell table:style-name="ce0" office:value-type="string">
            <text:p>えっと・・・お、お待たせ・・・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... th-thanks for waiting...</text:p>
          </table:table-cell>
          <table:table-cell table:number-columns-repeated="1020"/>
        </table:table-row>
        <table:table-row>
          <table:table-cell table:style-name="ce0" office:value-type="string">
            <text:p>（はぁ・・・あと少しでもれちゃうトコだったよ・・・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Haah... a few more seconds and I would've
caused a flood...)</text:p>
          </table:table-cell>
          <table:table-cell table:number-columns-repeated="1020"/>
        </table:table-row>
        <table:table-row>
          <table:table-cell table:style-name="ce0" office:value-type="string">
            <text:p>ねぇ・・・もぉムリ・・・っ、我慢できな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出ちゃう！！　パンツに出ちゃうよ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野しょんを勧め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uggest she pee outside?</text:p>
          </table:table-cell>
          <table:table-cell table:number-columns-repeated="1020"/>
        </table:table-row>
        <table:table-row>
          <table:table-cell table:style-name="ce0" office:value-type="string">
            <text:p>あああーーーっ！！　ま、待って！！　ま、
まだ出ちゃだめえぇぇ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う膀胱が・・・パンパンで苦しいよぉ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出ちゃいそう・・・！　ど、どうしよう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いつかはしないとならないもんね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待ってて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願い、先におトイレ行かせて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かなり前から我慢してたの・・・だから、そろそろ
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と・・・こ、ここでしないとダメ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確かにこの辺にはおトイレなんて無いし・・・
う、うん・・・わか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え？　こ、ここで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・・・やだよぉ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・・・のど渇いたよ・・・お水飲みたい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... I'm really thirsty... I'd like some water,
please...</text:p>
          </table:table-cell>
          <table:table-cell table:number-columns-repeated="1020"/>
        </table:table-row>
        <table:table-row>
          <table:table-cell table:style-name="ce0" office:value-type="string">
            <text:p>ご、ごめんね・・・どうしても我慢できなく
なっちゃ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頑張ったんだけど、漏らしちゃった・・・ぐす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くん・・・わたし、ちょっ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・・・おトイレ的なところに行きたいかな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トイレ行きたくなってきたような・・・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うん、気のせいじゃない・・・行きたい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ついに決着の時が来たんだ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丈夫！　わたし達ならきっと勝てる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っとたぶんおそらく、60％くらいの確率で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界門は、大陸北部にある“白銀の森”を
抜けたところにあるんだ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合ってる！？　うおおおお！！　わたしの
記憶力すごい！！　天才かも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ねえ、あの死神ちゃんとレグマくんって
知り合いだったの？　違う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か、お互い知った仲みたいだったから
ビックリしちゃ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洞窟内の熱をさ、冬まで保存できたら
よくな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今度は冬の冷気を夏まで保存するの！
グッドアイデア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四季が無くなっちゃうかな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煉獄洞でイオンマテルを手に入れれば、
時空玉も作れるし、たこやきちゃんの
スターシップも動かせるし、一石二鳥だ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どのくらいの量を集めればいい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ぅあ、や・・・む、無理・・・限界・・・もう限界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れちゃう・・・おしっこ・・・も、もれちゃ・・・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出ちゃう、でちゃうっ！　でちゃううぅ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出ちゃいそう・・・どうしよう・・・
このままじゃ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トイレどこぉ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そ、その手があったね・・・ぜんぜん考えて
なかったけど、もう、仕方ないな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トイレ行きたい・・・ねえ、ずっと我慢してるの
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ままじゃ集中できないよ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・・・気が引けるけど・・・も、もう我慢するの
辛いし・・・う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ょ、冗談言ってる場合じゃないって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やだ・・・早くパンツ替えたいよぉ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えええん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、途中でおトイレあったら寄って行こう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んなも、そろそろ休憩したい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下腹部のこの感じ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れがいわゆる尿意だ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結局、青カラットも白カラットも、
やっつけられなかった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魔界門の情報が手に入ったし、進捗あり
だ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！　早く姫さまのところに行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相手はあの、掴みどころのない白カラット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例え干渉剤という名の切り札を持っていると
しても、油断はできない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っし！！　あとはこの2つの材料を持って
ルミィさんの所に行くだけだ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で、ルミィさんはどこにいるんだっけ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いなぁ～、たこやきちゃんの翻訳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いうのが一つあると心強いよね～！
日常では、まず使わないけど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ゼリーちゃんにまた会えるんだ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度は羽目を外さないように気をつけないとね！
楽しみだな～！　デュフフフフ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明らかに蛾だね、レリグ・イアス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も、めっちゃ巨大な蛾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ぱ夜行性な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忘れもしない、あれは5月の下旬頃だ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体育の授業が終わり、更衣室で着替えていた
わたしは、ふと背後に気配を感じ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して・・・次の瞬間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肛門から、天へと穿つ落雷がっ！！！
あああああああああぁぁぁっぁあぁぁぁ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てさて、お次はいよいよ危険な種族のいる
森だ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物よりも危険なのかな？　そんなことは
ない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沼に入ると、きっと毒ダメージくらっちゃう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く・・・っ！　こんな時に毒消し草があれば
安心なのに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きの白カラットの一撃、すごく痛かった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ぶん300万ダメージくらい喰らったんじゃ
ない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めぇっ、もうむり・・・っ！！　で、でる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, I'm gonna...!! It's gonna c-come out...!</text:p>
          </table:table-cell>
          <table:table-cell table:number-columns-repeated="1020"/>
        </table:table-row>
        <table:table-row>
          <table:table-cell table:style-name="ce0" office:value-type="string">
            <text:p>ど、どこか・・・おしっこぉ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nywhere... let me pee...!!</text:p>
          </table:table-cell>
          <table:table-cell table:number-columns-repeated="1020"/>
        </table:table-row>
        <table:table-row>
          <table:table-cell table:style-name="ce0" office:value-type="string">
            <text:p>おねがいっ、ま、まにあって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I-I've got to make it...!!</text:p>
          </table:table-cell>
          <table:table-cell table:number-columns-repeated="1020"/>
        </table:table-row>
        <table:table-row>
          <table:table-cell table:style-name="ce0" office:value-type="string">
            <text:p>おしっこしたい・・・っ、もうだめ・・・！　おしっこ
・・・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gh, I wanna pee... it's no good...! Pee...!!</text:p>
          </table:table-cell>
          <table:table-cell table:number-columns-repeated="1020"/>
        </table:table-row>
        <table:table-row>
          <table:table-cell table:style-name="ce0" office:value-type="string">
            <text:p>我慢・・・我慢できない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... I can't hold it...!!</text:p>
          </table:table-cell>
          <table:table-cell table:number-columns-repeated="1020"/>
        </table:table-row>
        <table:table-row>
          <table:table-cell table:style-name="ce0" office:value-type="string">
            <text:p>お願い、少し・・・少しだけ待ってて・・・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wait up for a minute... just a minute...!!</text:p>
          </table:table-cell>
          <table:table-cell table:number-columns-repeated="1020"/>
        </table:table-row>
        <table:table-row>
          <table:table-cell table:style-name="ce0" office:value-type="string">
            <text:p>レグマくん、そ、そろそろ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I, p-pretty soon...</text:p>
          </table:table-cell>
          <table:table-cell table:number-columns-repeated="1020"/>
        </table:table-row>
        <table:table-row>
          <table:table-cell table:style-name="ce0" office:value-type="string">
            <text:p>わたし、あの・・・お、おトイレ行きたいよ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uhh... I'm gonna need to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近くにおトイレ無いみたいだし・・・、し、しかた
ないよね・・・？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see any toilets around here, but... I-I
guess I don't have a choice, right...?</text:p>
          </table:table-cell>
          <table:table-cell table:number-columns-repeated="1020"/>
        </table:table-row>
        <table:table-row>
          <table:table-cell table:style-name="ce0" office:value-type="string">
            <text:p>こ、ここで！？　やだ・・・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ight here?! No way, Jose...!</text:p>
          </table:table-cell>
          <table:table-cell table:number-columns-repeated="1020"/>
        </table:table-row>
        <table:table-row>
          <table:table-cell table:style-name="ce0" office:value-type="string">
            <text:p>あ、あの時、ちゃんとおトイレ行っておけば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f only I'd gone to the toilet when I had the
chance...</text:p>
          </table:table-cell>
          <table:table-cell table:number-columns-repeated="1020"/>
        </table:table-row>
        <table:table-row>
          <table:table-cell table:style-name="ce0" office:value-type="string">
            <text:p>うぅ・・・こんなことには・・・ならなかったのに・・・
ぐすっ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... it never would've turned out like...
this... *sniff*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行きたい（ボソッ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*mutter*... I wanna go... to the toilet...</text:p>
          </table:table-cell>
          <table:table-cell table:number-columns-repeated="1020"/>
        </table:table-row>
        <table:table-row>
          <table:table-cell table:style-name="ce0" office:value-type="string">
            <text:p>あ・・・！　き、聞こえた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ck...! Y-You didn't hear that, right...?</text:p>
          </table:table-cell>
          <table:table-cell table:number-columns-repeated="1020"/>
        </table:table-row>
        <table:table-row>
          <table:table-cell table:style-name="ce0" office:value-type="string">
            <text:p>うん・・・その・・・そ、そういうことだから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well... th-that's how it is...</text:p>
          </table:table-cell>
          <table:table-cell table:number-columns-repeated="1020"/>
        </table:table-row>
        <table:table-row>
          <table:table-cell table:style-name="ce0" office:value-type="string">
            <text:p>定期的な休憩は、健康維持に必須なんだよ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member, regular breaks are essential for a
healthy lifestyle!</text:p>
          </table:table-cell>
          <table:table-cell table:number-columns-repeated="1020"/>
        </table:table-row>
        <table:table-row>
          <table:table-cell table:style-name="ce0" office:value-type="string">
            <text:p>若者だからって、無理しちゃいけないと
思うんだ・・・！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because we're young, doesn't mean we
should push ourselves too hard...!</text:p>
          </table:table-cell>
          <table:table-cell table:number-columns-repeated="1020"/>
        </table:table-row>
        <table:table-row>
          <table:table-cell table:style-name="ce0" office:value-type="string">
            <text:p>ついに白カラットが動いたみたいだね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衛兵さんを100メートル吹っ飛ばすほどの力で
熾天宮を壊して、熾力を消滅させるつもり
なのかな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教会の地下に研究所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だろう、どこかで聞いたことのあるよう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あ！！　バイオだ！！　バイオ○ザード
にありがちなヤツだ！！　うほっほ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を連れてお城に戻る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ナントカの鱗と、あと紅茶の茶葉から抽出できる
ナントカっていう成分があれば、ナントカっていう
薬ができるもん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前を歩いてきた人から「おーい！」って声
かけられたから、「はーい！」って返事した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実は私の後ろにいる人に声かけてた時って
あるよね？　めっちゃ恥ずかしい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うん。　今話す話題じゃないよ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“蜃気楼の谷”って、こむちゃんが仲間に
加わった場所だ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てことは、またあの暑～い砂漠エリアか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はジャングルのどこかに連れて
行かれたんだよ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ジャングルと言えば毒ヘビだよ！　マングース
が仲間になってくれたら心強いよ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改めて思ったけど、騎士団長さんって大変な
仕事なん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already thought that being the Knight Commander
was a big job, but now I just know it.</text:p>
          </table:table-cell>
          <table:table-cell table:number-columns-repeated="1020"/>
        </table:table-row>
        <table:table-row>
          <table:table-cell table:style-name="ce0" office:value-type="string">
            <text:p>騎士団の管理はもちろん、城の公務も
やってるし、何かあったら体を張って守りに
行かなくちゃならないんだもん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bviously he has to command the Chivalric Order,
but he has to take care of public business too,
and even put his life on the line if anything
happens.</text:p>
          </table:table-cell>
          <table:table-cell table:number-columns-repeated="1020"/>
        </table:table-row>
        <table:table-row>
          <table:table-cell table:style-name="ce0" office:value-type="string">
            <text:p>だからわたし、騎士団長にはならない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don't think I'll be sending in my resumé
any time soon!</text:p>
          </table:table-cell>
          <table:table-cell table:number-columns-repeated="1020"/>
        </table:table-row>
        <table:table-row>
          <table:table-cell table:style-name="ce0" office:value-type="string">
            <text:p>オッシーに会えちゃったね！！
大きかったね、オッシ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totally just met Ossie, didn't we?!!
Ossie's huge, huh?!!</text:p>
          </table:table-cell>
          <table:table-cell table:number-columns-repeated="1020"/>
        </table:table-row>
        <table:table-row>
          <table:table-cell table:style-name="ce0" office:value-type="string">
            <text:p>次に会う時は背中に乗りたい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ext time, I wanna ride on her back!!</text:p>
          </table:table-cell>
          <table:table-cell table:number-columns-repeated="1020"/>
        </table:table-row>
        <table:table-row>
          <table:table-cell table:style-name="ce0" office:value-type="string">
            <text:p>オシル湖でオッシーを見つける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off to find Ossie over at Lake Oshiru!</text:p>
          </table:table-cell>
          <table:table-cell table:number-columns-repeated="1020"/>
        </table:table-row>
        <table:table-row>
          <table:table-cell table:style-name="ce0" office:value-type="string">
            <text:p>きっと首長竜みたいな、ああいう感じの怪獣
だよ！！　楽しみだね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gonna be a plesiosaur-type monster,
that's the feeling I get!! I can't wait!!</text:p>
          </table:table-cell>
          <table:table-cell table:number-columns-repeated="1020"/>
        </table:table-row>
        <table:table-row>
          <table:table-cell table:style-name="ce0" office:value-type="string">
            <text:p>お城へ戻って、赤カラットや青カラット、それと
白カラットの対策を考えないと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gotta go back to the castle and figure
out how to fight against the Carats: red, blue
and white!</text:p>
          </table:table-cell>
          <table:table-cell table:number-columns-repeated="1020"/>
        </table:table-row>
        <table:table-row>
          <table:table-cell table:style-name="ce0" office:value-type="string">
            <text:p>いや～、最近は右を向いても左を向いても
カラットばっかだ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hew〜, no matter which way we turn, it feels
like there's been a Carat waiting around every
corner, lately〜!</text:p>
          </table:table-cell>
          <table:table-cell table:number-columns-repeated="1020"/>
        </table:table-row>
        <table:table-row>
          <table:table-cell table:style-name="ce0" office:value-type="string">
            <text:p>ぁぁ、あ、ぅ・・・も、だ・・・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-Aah, uuh... no... more...</text:p>
          </table:table-cell>
          <table:table-cell table:number-columns-repeated="1020"/>
        </table:table-row>
        <table:table-row>
          <table:table-cell table:style-name="ce0" office:value-type="string">
            <text:p>げんかい・・・なの・・・ぉ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at... my... limit...!!</text:p>
          </table:table-cell>
          <table:table-cell table:number-columns-repeated="1020"/>
        </table:table-row>
        <table:table-row>
          <table:table-cell table:style-name="ce0" office:value-type="string">
            <text:p>でちゃぅ、ぁ、ああっ、でちゃうう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, aa-aaah, it's coming ouuuut!!</text:p>
          </table:table-cell>
          <table:table-cell table:number-columns-repeated="1020"/>
        </table:table-row>
        <table:table-row>
          <table:table-cell table:style-name="ce0" office:value-type="string">
            <text:p>や、やばい・・・っ、ねえ、もう・・・無理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is is bad... hey, I can't... hold it...!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ぉ、おしっこ・・・行きた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go to the... I-I wanna go pee!</text:p>
          </table:table-cell>
          <table:table-cell table:number-columns-repeated="1020"/>
        </table:table-row>
        <table:table-row>
          <table:table-cell table:style-name="ce0" office:value-type="string">
            <text:p>く、ぅ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u, uuh...</text:p>
          </table:table-cell>
          <table:table-cell table:number-columns-repeated="1020"/>
        </table:table-row>
        <table:table-row>
          <table:table-cell table:style-name="ce0" office:value-type="string">
            <text:p>も、もぅ・・・我慢・・・できないぃ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can't... hold it... anymore!</text:p>
          </table:table-cell>
          <table:table-cell table:number-columns-repeated="1020"/>
        </table:table-row>
        <table:table-row>
          <table:table-cell table:style-name="ce0" office:value-type="string">
            <text:p>ごめん、あの、おトイレ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umm, toilet...!</text:p>
          </table:table-cell>
          <table:table-cell table:number-columns-repeated="1020"/>
        </table:table-row>
        <table:table-row>
          <table:table-cell table:style-name="ce0" office:value-type="string">
            <text:p>そろそろ本当に、行きたいんだけど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d really like to go right about now...!</text:p>
          </table:table-cell>
          <table:table-cell table:number-columns-repeated="1020"/>
        </table:table-row>
        <table:table-row>
          <table:table-cell table:style-name="ce0" office:value-type="string">
            <text:p>あ・・・うん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okay...</text:p>
          </table:table-cell>
          <table:table-cell table:number-columns-repeated="1020"/>
        </table:table-row>
        <table:table-row>
          <table:table-cell table:style-name="ce0" office:value-type="string">
            <text:p>ま、また失敗しちゃうよりは・・・いいよ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better than... losing it again...</text:p>
          </table:table-cell>
          <table:table-cell table:number-columns-repeated="1020"/>
        </table:table-row>
        <table:table-row>
          <table:table-cell table:style-name="ce0" office:value-type="string">
            <text:p>それはまだ、ちょっと、無理だよ・・・さすがに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's no way... I could do that... not yet...</text:p>
          </table:table-cell>
          <table:table-cell table:number-columns-repeated="1020"/>
        </table:table-row>
        <table:table-row>
          <table:table-cell table:style-name="ce0" office:value-type="string">
            <text:p>うう・・・間に合わなかったよ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I didn't make it...</text:p>
          </table:table-cell>
          <table:table-cell table:number-columns-repeated="1020"/>
        </table:table-row>
        <table:table-row>
          <table:table-cell table:style-name="ce0" office:value-type="string">
            <text:p>ご、ごめんね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...</text:p>
          </table:table-cell>
          <table:table-cell table:number-columns-repeated="1020"/>
        </table:table-row>
        <table:table-row>
          <table:table-cell table:style-name="ce0" office:value-type="string">
            <text:p>レグマくん、あのさ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Reguma-kun...</text:p>
          </table:table-cell>
          <table:table-cell table:number-columns-repeated="1020"/>
        </table:table-row>
        <table:table-row>
          <table:table-cell table:style-name="ce0" office:value-type="string">
            <text:p>言いにくいんだけど、わたし、ちょっと・・・
おトイレに・・・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hate to say it, but I wanna go...
Y'know, to the bathroom... ////</text:p>
          </table:table-cell>
          <table:table-cell table:number-columns-repeated="1020"/>
        </table:table-row>
        <table:table-row>
          <table:table-cell table:style-name="ce0" office:value-type="string">
            <text:p>（そう言えば、この辺におトイレあったか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Come to think of it, I wonder if there was a
toilet around here...)</text:p>
          </table:table-cell>
          <table:table-cell table:number-columns-repeated="1020"/>
        </table:table-row>
        <table:table-row>
          <table:table-cell table:style-name="ce0" office:value-type="string">
            <text:p>（ちょっと寄りたくなってきちゃった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'm kinda getting to that point...)</text:p>
          </table:table-cell>
          <table:table-cell table:number-columns-repeated="1020"/>
        </table:table-row>
        <table:table-row>
          <table:table-cell table:style-name="ce0" office:value-type="string">
            <text:p>ああ・・・！　宇宙人ちゃんのバイザー、
かっこいいなぁ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aahh...! Alien-chan's visor is so cooool!!</text:p>
          </table:table-cell>
          <table:table-cell table:number-columns-repeated="1020"/>
        </table:table-row>
        <table:table-row>
          <table:table-cell table:style-name="ce0" office:value-type="string">
            <text:p>付けてみたいなぁ！　うずうず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n, I wanna try it on so baaad...!</text:p>
          </table:table-cell>
          <table:table-cell table:number-columns-repeated="1020"/>
        </table:table-row>
        <table:table-row>
          <table:table-cell table:style-name="ce0" office:value-type="string">
            <text:p>今回の誘拐（？）事件も、カラットたちが
絡んでる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ybe this kidnapping (?) case has something
to do with one of the Carats?</text:p>
          </table:table-cell>
          <table:table-cell table:number-columns-repeated="1020"/>
        </table:table-row>
        <table:table-row>
          <table:table-cell table:style-name="ce0" office:value-type="string">
            <text:p>だとしたら、ほんと人騒がせだよね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'd be a really nasty thing for them
to do!!</text:p>
          </table:table-cell>
          <table:table-cell table:number-columns-repeated="1020"/>
        </table:table-row>
        <table:table-row>
          <table:table-cell table:style-name="ce0" office:value-type="string">
            <text:p>ウワサにたがわぬ、いい湯だった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hot spring was just as good as they say!</text:p>
          </table:table-cell>
          <table:table-cell table:number-columns-repeated="1020"/>
        </table:table-row>
        <table:table-row>
          <table:table-cell table:style-name="ce0" office:value-type="string">
            <text:p>これはもう、わたし達も負けてらんない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's no way we can lose, now!</text:p>
          </table:table-cell>
          <table:table-cell table:number-columns-repeated="1020"/>
        </table:table-row>
        <table:table-row>
          <table:table-cell table:style-name="ce0" office:value-type="string">
            <text:p>お風呂と争うわけじゃないけど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o the enemy, I mean... not to the baths.</text:p>
          </table:table-cell>
          <table:table-cell table:number-columns-repeated="1020"/>
        </table:table-row>
        <table:table-row>
          <table:table-cell table:style-name="ce0" office:value-type="string">
            <text:p>さあレグマく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Reguma-kun!</text:p>
          </table:table-cell>
          <table:table-cell table:number-columns-repeated="1020"/>
        </table:table-row>
        <table:table-row>
          <table:table-cell table:style-name="ce0" office:value-type="string">
            <text:p>次に我々が向かうべき場所は、もちろん
分かってるよね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 must have a pretty good idea of where
we've gotta go next, right?!</text:p>
          </table:table-cell>
          <table:table-cell table:number-columns-repeated="1020"/>
        </table:table-row>
        <table:table-row>
          <table:table-cell table:style-name="ce0" office:value-type="string">
            <text:p>これ以上何も言わない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not gonna say another word!!</text:p>
          </table:table-cell>
          <table:table-cell table:number-columns-repeated="1020"/>
        </table:table-row>
        <table:table-row>
          <table:table-cell table:style-name="ce0" office:value-type="string">
            <text:p>ほんとに言わないよ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eriously, I'm not!</text:p>
          </table:table-cell>
          <table:table-cell table:number-columns-repeated="1020"/>
        </table:table-row>
        <table:table-row>
          <table:table-cell table:style-name="ce0" office:value-type="string">
            <text:p>温泉、すぐに入れなかったのは残念だけど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kinda disappointed that we couldn't use the
hot springs straight away, but...</text:p>
          </table:table-cell>
          <table:table-cell table:number-columns-repeated="1020"/>
        </table:table-row>
        <table:table-row>
          <table:table-cell table:style-name="ce0" office:value-type="string">
            <text:p>魔物退治も入浴前の運動だと思えば、
なんてことはない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 little bit of exercise before taking a dip never
hurt anyone!</text:p>
          </table:table-cell>
          <table:table-cell table:number-columns-repeated="1020"/>
        </table:table-row>
        <table:table-row>
          <table:table-cell table:style-name="ce0" office:value-type="string">
            <text:p>これ、言っていいのか分からないこと
なんだ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don't know if I should really say this, but...</text:p>
          </table:table-cell>
          <table:table-cell table:number-columns-repeated="1020"/>
        </table:table-row>
        <table:table-row>
          <table:table-cell table:style-name="ce0" office:value-type="string">
            <text:p>秘湯っていう割には、そんなに“秘”じゃない
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a place called the Secret Springs, it's not
really all that secret, is it.</text:p>
          </table:table-cell>
          <table:table-cell table:number-columns-repeated="1020"/>
        </table:table-row>
        <table:table-row>
          <table:table-cell table:style-name="ce0" office:value-type="string">
            <text:p>お・ん・せん♪　Ｏ・Ｎ・ＳＥ・Ｎ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o-ot ・ spri-ings ♪    O-n ・ se-n ♪</text:p>
          </table:table-cell>
          <table:table-cell table:number-columns-repeated="1020"/>
        </table:table-row>
        <table:table-row>
          <table:table-cell table:style-name="ce0" office:value-type="string">
            <text:p>魔物が出てきて応・戦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f monsters come out then we've gotta
kill ・ them ♪</text:p>
          </table:table-cell>
          <table:table-cell table:number-columns-repeated="1020"/>
        </table:table-row>
        <table:table-row>
          <table:table-cell table:style-name="ce0" office:value-type="string">
            <text:p>おっと！　ブッソウなこと言っちまったぜぃ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opsie! I said something kinda crazy!</text:p>
          </table:table-cell>
          <table:table-cell table:number-columns-repeated="1020"/>
        </table:table-row>
        <table:table-row>
          <table:table-cell table:style-name="ce0" office:value-type="string">
            <text:p>姫さまに館長のことを報告しに行かなくちゃ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gotta go tell the Princess about the lab
chief!</text:p>
          </table:table-cell>
          <table:table-cell table:number-columns-repeated="1020"/>
        </table:table-row>
        <table:table-row>
          <table:table-cell table:style-name="ce0" office:value-type="string">
            <text:p>あ、でも・・・わたしが館長に捕まって、その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, but... about when the Chief captured me,
and what she did to me, uhh...</text:p>
          </table:table-cell>
          <table:table-cell table:number-columns-repeated="1020"/>
        </table:table-row>
        <table:table-row>
          <table:table-cell table:style-name="ce0" office:value-type="string">
            <text:p>アレをさせられた事は、省略していいよ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leave that part out...</text:p>
          </table:table-cell>
          <table:table-cell table:number-columns-repeated="1020"/>
        </table:table-row>
        <table:table-row>
          <table:table-cell table:style-name="ce0" office:value-type="string">
            <text:p>館長さんが裏でよからぬことをやってたなんて
残念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a shame that the Chief was doing wicked
deeds behind our backs...</text:p>
          </table:table-cell>
          <table:table-cell table:number-columns-repeated="1020"/>
        </table:table-row>
        <table:table-row>
          <table:table-cell table:style-name="ce0" office:value-type="string">
            <text:p>それに、熾力パワーアップの希望が裏切られた
のがショックだよ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at she was gonna power-up our Seraphia
was all a big lie... it's a double-whammy...</text:p>
          </table:table-cell>
          <table:table-cell table:number-columns-repeated="1020"/>
        </table:table-row>
        <table:table-row>
          <table:table-cell table:style-name="ce0" office:value-type="string">
            <text:p>森の奥で行方不明のビオラさんを探しに
行く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off to find Viola-san, who's gone missing
somewhere deep inside the forest?</text:p>
          </table:table-cell>
          <table:table-cell table:number-columns-repeated="1020"/>
        </table:table-row>
        <table:table-row>
          <table:table-cell table:style-name="ce0" office:value-type="string">
            <text:p>い、行こう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-Let's go, then...</text:p>
          </table:table-cell>
          <table:table-cell table:number-columns-repeated="1020"/>
        </table:table-row>
        <table:table-row>
          <table:table-cell table:style-name="ce0" office:value-type="string">
            <text:p>まずはジンブー村の騎士団長さんと合流しよ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gotta meet the Knight Commander at
Jinbū Village, double-quick!</text:p>
          </table:table-cell>
          <table:table-cell table:number-columns-repeated="1020"/>
        </table:table-row>
        <table:table-row>
          <table:table-cell table:style-name="ce0" office:value-type="string">
            <text:p>そこでビオラさんの救出作戦を練る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's where we'll commence operation
Save-Viola!</text:p>
          </table:table-cell>
          <table:table-cell table:number-columns-repeated="1020"/>
        </table:table-row>
        <table:table-row>
          <table:table-cell table:style-name="ce0" office:value-type="string">
            <text:p>で、でる・・・でちゃう・・・っ　もう、でちゃう、
でちゃうぅ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-Pee... gonna pee... no, I'm leaking, I'm
leakiiiing!!</text:p>
          </table:table-cell>
          <table:table-cell table:number-columns-repeated="1020"/>
        </table:table-row>
        <table:table-row>
          <table:table-cell table:style-name="ce0" office:value-type="string">
            <text:p>あ、あそこの物陰まで・・・っ　お願い・・・
出ないで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-Just gotta hold it... 'til I get over behind
there... please, no, don't come ooout!!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いよぉ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he bathroooom...!</text:p>
          </table:table-cell>
          <table:table-cell table:number-columns-repeated="1020"/>
        </table:table-row>
        <table:table-row>
          <table:table-cell table:style-name="ce0" office:value-type="string">
            <text:p>これ以上我慢できないのっ！　もう、もう・・・
もれそう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My poor bladder can't take any mooore! I'm
gonna, I'm gonna burst...!!</text:p>
          </table:table-cell>
          <table:table-cell table:number-columns-repeated="1020"/>
        </table:table-row>
        <table:table-row>
          <table:table-cell table:style-name="ce0" office:value-type="string">
            <text:p>ほ、本当はこんなことしないんだけど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ly don't usually do that kind of thing,
but...</text:p>
          </table:table-cell>
          <table:table-cell table:number-columns-repeated="1020"/>
        </table:table-row>
        <table:table-row>
          <table:table-cell table:style-name="ce0" office:value-type="string">
            <text:p>もうだめぇ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gh, it's no good...!!</text:p>
          </table:table-cell>
          <table:table-cell table:number-columns-repeated="1020"/>
        </table:table-row>
        <table:table-row>
          <table:table-cell table:style-name="ce0" office:value-type="string">
            <text:p>レグマくん、お願い・・・おトイレ行かせてよ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Reguma-kun... let me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こ、このままじゃ集中できない・・・っ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 concentrate like this...</text:p>
          </table:table-cell>
          <table:table-cell table:number-columns-repeated="1020"/>
        </table:table-row>
        <table:table-row>
          <table:table-cell table:style-name="ce0" office:value-type="string">
            <text:p>そういうイジワル言うんだ・・・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you're going to tease me like that...</text:p>
          </table:table-cell>
          <table:table-cell table:number-columns-repeated="1020"/>
        </table:table-row>
        <table:table-row>
          <table:table-cell table:style-name="ce0" office:value-type="string">
            <text:p>き、嫌いになっちゃうよぉ・・・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might start to hate you, y'know...?</text:p>
          </table:table-cell>
          <table:table-cell table:number-columns-repeated="1020"/>
        </table:table-row>
        <table:table-row>
          <table:table-cell table:style-name="ce0" office:value-type="string">
            <text:p>だ、だめ！！　おしっこのにおいするから
近づかないで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-Get away from me!! I totally stink of pee!!</text:p>
          </table:table-cell>
          <table:table-cell table:number-columns-repeated="1020"/>
        </table:table-row>
        <table:table-row>
          <table:table-cell table:style-name="ce0" office:value-type="string">
            <text:p>何て言うか、そ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ow do I put this, uhh...</text:p>
          </table:table-cell>
          <table:table-cell table:number-columns-repeated="1020"/>
        </table:table-row>
        <table:table-row>
          <table:table-cell table:style-name="ce0" office:value-type="string">
            <text:p>おトイレに行きたいかな～？　とか・・・
思っちゃったりする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think I might need to use the toilet〜? Or
something... at least, that's what I'm thinking...</text:p>
          </table:table-cell>
          <table:table-cell table:number-columns-repeated="1020"/>
        </table:table-row>
        <table:table-row>
          <table:table-cell table:style-name="ce0" office:value-type="string">
            <text:p>ねえ・・・次の休憩はいつにする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... when are we taking our next break...?</text:p>
          </table:table-cell>
          <table:table-cell table:number-columns-repeated="1020"/>
        </table:table-row>
        <table:table-row>
          <table:table-cell table:style-name="ce0" office:value-type="string">
            <text:p>ちょっと、その・・・催してきちゃって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sorta, well... starting to feel like I have to
go, y'know...?</text:p>
          </table:table-cell>
          <table:table-cell table:number-columns-repeated="1020"/>
        </table:table-row>
        <table:table-row>
          <table:table-cell table:style-name="ce0" office:value-type="string">
            <text:p>さて！　心強い仲間も増えたところで、
一度お城の姫様に報告に戻ろ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l righty, then! Let's go back to the castle
and show the Princess the new friend we've
made!</text:p>
          </table:table-cell>
          <table:table-cell table:number-columns-repeated="1020"/>
        </table:table-row>
        <table:table-row>
          <table:table-cell table:style-name="ce0" office:value-type="string">
            <text:p>きっとまた、何らかの新事実がわたし達を
待ってるよ～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bet there'll be some spicy new developments
waiting for us〜! ♪</text:p>
          </table:table-cell>
          <table:table-cell table:number-columns-repeated="1020"/>
        </table:table-row>
        <table:table-row>
          <table:table-cell table:style-name="ce0" office:value-type="string">
            <text:p>精霊王さーーーん！！　どこですかー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, Spirit Queeeeeen!! Where aaare youuuu!!</text:p>
          </table:table-cell>
          <table:table-cell table:number-columns-repeated="1020"/>
        </table:table-row>
        <table:table-row>
          <table:table-cell table:style-name="ce0" office:value-type="string">
            <text:p>出てきてくださーーーーーい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me out, come out, wherever you aaaaaaare!!</text:p>
          </table:table-cell>
          <table:table-cell table:number-columns-repeated="1020"/>
        </table:table-row>
        <table:table-row>
          <table:table-cell table:style-name="ce0" office:value-type="string">
            <text:p>あ～づ～い～よ～・・・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〜 Soooo〜 Hooottt〜...!!</text:p>
          </table:table-cell>
          <table:table-cell table:number-columns-repeated="1020"/>
        </table:table-row>
        <table:table-row>
          <table:table-cell table:style-name="ce0" office:value-type="string">
            <text:p>言うと余計に暑くなるのは分かってる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 it'll only get worse if I keep talking
about it, but...</text:p>
          </table:table-cell>
          <table:table-cell table:number-columns-repeated="1020"/>
        </table:table-row>
        <table:table-row>
          <table:table-cell table:style-name="ce0" office:value-type="string">
            <text:p>これは・・・言わずにはいられないよ～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feel like... I just gotta say it〜...!</text:p>
          </table:table-cell>
          <table:table-cell table:number-columns-repeated="1020"/>
        </table:table-row>
        <table:table-row>
          <table:table-cell table:style-name="ce0" office:value-type="string">
            <text:p>だいたい想像はしてた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ew it was coming, but...</text:p>
          </table:table-cell>
          <table:table-cell table:number-columns-repeated="1020"/>
        </table:table-row>
        <table:table-row>
          <table:table-cell table:style-name="ce0" office:value-type="string">
            <text:p>南部の日差しはヤバい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n, the sunshine here is harsh...</text:p>
          </table:table-cell>
          <table:table-cell table:number-columns-repeated="1020"/>
        </table:table-row>
        <table:table-row>
          <table:table-cell table:style-name="ce0" office:value-type="string">
            <text:p>精霊王って聞くと、なんかこう、ランプの魔人
みたいなのをイメージするなー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en I hear “Spirit Queen”, I get the image
of a genie coming out of a lamp, or
something!</text:p>
          </table:table-cell>
          <table:table-cell table:number-columns-repeated="1020"/>
        </table:table-row>
        <table:table-row>
          <table:table-cell table:style-name="ce0" office:value-type="string">
            <text:p>レグマくんはどういうのを想像する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about you, Reguma-kun?</text:p>
          </table:table-cell>
          <table:table-cell table:number-columns-repeated="1020"/>
        </table:table-row>
        <table:table-row>
          <table:table-cell table:style-name="ce0" office:value-type="string">
            <text:p>もうね！！　“ヒトならざる仲間”のことで
頭いっぱいだ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rgh!! I just can't stop thinking about this
“not-a-human” ally!!</text:p>
          </table:table-cell>
          <table:table-cell table:number-columns-repeated="1020"/>
        </table:table-row>
        <table:table-row>
          <table:table-cell table:style-name="ce0" office:value-type="string">
            <text:p>獣系かな！？　精霊系かな！？
ゾンビ系かな！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 think it's an animal?! Or a spirit?!
Ooh, what if it's a zombie?!!</text:p>
          </table:table-cell>
          <table:table-cell table:number-columns-repeated="1020"/>
        </table:table-row>
        <table:table-row>
          <table:table-cell table:style-name="ce0" office:value-type="string">
            <text:p>ゾンビはいいや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 zombie'd be cool...</text:p>
          </table:table-cell>
          <table:table-cell table:number-columns-repeated="1020"/>
        </table:table-row>
        <table:table-row>
          <table:table-cell table:style-name="ce0" office:value-type="string">
            <text:p>煉絶カラットに蒼麗カラット・・・ややこしい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llfire Carat and Splendor Carat... it's all
making my head hurt.</text:p>
          </table:table-cell>
          <table:table-cell table:number-columns-repeated="1020"/>
        </table:table-row>
        <table:table-row>
          <table:table-cell table:style-name="ce0" office:value-type="string">
            <text:p>セカンドネームって何だっけ？
パンなんとかと、ジェル・・・あれ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what were those family names again?
Pan-something, and Djael... uhhhh...</text:p>
          </table:table-cell>
          <table:table-cell table:number-columns-repeated="1020"/>
        </table:table-row>
        <table:table-row>
          <table:table-cell table:style-name="ce0" office:value-type="string">
            <text:p>一時はどうなるかと思ったけど、あの鉄砲娘の
おかげで助かった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a moment there I didn't think we were
gonna make it out alive, but we're still in one
piece thanks to that gun-girl!</text:p>
          </table:table-cell>
          <table:table-cell table:number-columns-repeated="1020"/>
        </table:table-row>
        <table:table-row>
          <table:table-cell table:style-name="ce0" office:value-type="string">
            <text:p>ほんと、何者なんだろう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eriously, though, who was that...?</text:p>
          </table:table-cell>
          <table:table-cell table:number-columns-repeated="1020"/>
        </table:table-row>
        <table:table-row>
          <table:table-cell table:style-name="ce0" office:value-type="string">
            <text:p>ど、どうしよう・・・もう・・・おトイレ我慢・・・
できない・・・かも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h, god... no... I don't think I can... hold it
in... anymore...!</text:p>
          </table:table-cell>
          <table:table-cell table:number-columns-repeated="1020"/>
        </table:table-row>
        <table:table-row>
          <table:table-cell table:style-name="ce0" office:value-type="string">
            <text:p>ここじゃもう、それしか無いんだよね・・・っ！
わたしのせいじゃないよね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guess I'm gonna have to go right here...!
It's not my fault, okay?!!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実はね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-Umm... actually...</text:p>
          </table:table-cell>
          <table:table-cell table:number-columns-repeated="1020"/>
        </table:table-row>
        <table:table-row>
          <table:table-cell table:style-name="ce0" office:value-type="string">
            <text:p>さっきから、おトイレ・・・我慢しててさ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kinda been... well, holding it in for a while
now...</text:p>
          </table:table-cell>
          <table:table-cell table:number-columns-repeated="1020"/>
        </table:table-row>
        <table:table-row>
          <table:table-cell table:style-name="ce0" office:value-type="string">
            <text:p>う、うん・・・こんなとこにおトイレ無いの
分かってるんだけど・・・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-Yeah, I know there aren't any toilets around
here, but...</text:p>
          </table:table-cell>
          <table:table-cell table:number-columns-repeated="1020"/>
        </table:table-row>
        <table:table-row>
          <table:table-cell table:style-name="ce0" office:value-type="string">
            <text:p>もうちょっとだけ・・・我慢してみる・・・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think I'll try holding it... just a little longer...</text:p>
          </table:table-cell>
          <table:table-cell table:number-columns-repeated="1020"/>
        </table:table-row>
        <table:table-row>
          <table:table-cell table:style-name="ce0" office:value-type="string">
            <text:p>（や、やばいなぁ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D-Dammit...)</text:p>
          </table:table-cell>
          <table:table-cell table:number-columns-repeated="1020"/>
        </table:table-row>
        <table:table-row>
          <table:table-cell table:style-name="ce0" office:value-type="string">
            <text:p>（おトイレ、けっこうしたくなってきちゃった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really need to use the bathroom right about
now...)</text:p>
          </table:table-cell>
          <table:table-cell table:number-columns-repeated="1020"/>
        </table:table-row>
        <table:table-row>
          <table:table-cell table:style-name="ce0" office:value-type="string">
            <text:p>出口どこぉ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ere's the exit...?</text:p>
          </table:table-cell>
          <table:table-cell table:number-columns-repeated="1020"/>
        </table:table-row>
        <table:table-row>
          <table:table-cell table:style-name="ce0" office:value-type="string">
            <text:p>できるだけ早く脱出しないと・・・その・・・
あれなんだけど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just that... y'know... I wanna get out of
here as soon as possible...</text:p>
          </table:table-cell>
          <table:table-cell table:number-columns-repeated="1020"/>
        </table:table-row>
        <table:table-row>
          <table:table-cell table:style-name="ce0" office:value-type="string">
            <text:p>と、閉じ込められちゃった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-We're trapped like rats...</text:p>
          </table:table-cell>
          <table:table-cell table:number-columns-repeated="1020"/>
        </table:table-row>
        <table:table-row>
          <table:table-cell table:style-name="ce0" office:value-type="string">
            <text:p>とにかく歩きまわって出口を見つけよ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ll, I guess we should go find a way out!</text:p>
          </table:table-cell>
          <table:table-cell table:number-columns-repeated="1020"/>
        </table:table-row>
        <table:table-row>
          <table:table-cell table:style-name="ce0" office:value-type="string">
            <text:p>イイ感じにとんとん拍子で進む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verything's going off without a hitch!</text:p>
          </table:table-cell>
          <table:table-cell table:number-columns-repeated="1020"/>
        </table:table-row>
        <table:table-row>
          <table:table-cell table:style-name="ce0" office:value-type="string">
            <text:p>早くお城に戻って、姫様にいっぱい誉めて
もらお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back to the castle so the Princess
can lavish us with praise!!</text:p>
          </table:table-cell>
          <table:table-cell table:number-columns-repeated="1020"/>
        </table:table-row>
        <table:table-row>
          <table:table-cell table:style-name="ce0" office:value-type="string">
            <text:p>今度の四天王は、どんな名前なんだろう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is next Hellish King is called?</text:p>
          </table:table-cell>
          <table:table-cell table:number-columns-repeated="1020"/>
        </table:table-row>
        <table:table-row>
          <table:table-cell table:style-name="ce0" office:value-type="string">
            <text:p>東部で戦ったのが確か・・・こめきち・・・だっけ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one we fought in the Eastlands was...
uhhh, Komekichi, or something... right?</text:p>
          </table:table-cell>
          <table:table-cell table:number-columns-repeated="1020"/>
        </table:table-row>
        <table:table-row>
          <table:table-cell table:style-name="ce0" office:value-type="string">
            <text:p>とりあえず、姫さまに研究の事と四天王の事を
報告しなきゃ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now, we need to go report back to the
Princess about the research and the Four
Hellish Kings.</text:p>
          </table:table-cell>
          <table:table-cell table:number-columns-repeated="1020"/>
        </table:table-row>
        <table:table-row>
          <table:table-cell table:style-name="ce0" office:value-type="string">
            <text:p>あ！　これって俗に言う、
「良い知らせと悪い知らせ」じゃん！
言ってみたい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, right! It's like when people say,
“I have good news and bad news,” right?!
I wanna be the one to say it!!</text:p>
          </table:table-cell>
          <table:table-cell table:number-columns-repeated="1020"/>
        </table:table-row>
        <table:table-row>
          <table:table-cell table:style-name="ce0" office:value-type="string">
            <text:p>むり、むり・・・もうむりっ、出ちゃうぅ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, no... I can't hold it in, it's coming out!!</text:p>
          </table:table-cell>
          <table:table-cell table:number-columns-repeated="1020"/>
        </table:table-row>
        <table:table-row>
          <table:table-cell table:style-name="ce0" office:value-type="string">
            <text:p>あ、あああ、もれちゃうう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aaah, it's comiiiiiiing!!</text:p>
          </table:table-cell>
          <table:table-cell table:number-columns-repeated="1020"/>
        </table:table-row>
        <table:table-row>
          <table:table-cell table:style-name="ce0" office:value-type="string">
            <text:p>はぁっ　はぁっ、ぁあああ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ah, haah, aaAAAH!</text:p>
          </table:table-cell>
          <table:table-cell table:number-columns-repeated="1020"/>
        </table:table-row>
        <table:table-row>
          <table:table-cell table:style-name="ce0" office:value-type="string">
            <text:p>あぁあ、も、もう・・・おトイレ行かないと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gh, i-if... I don't get to the toilet soon...!</text:p>
          </table:table-cell>
          <table:table-cell table:number-columns-repeated="1020"/>
        </table:table-row>
        <table:table-row>
          <table:table-cell table:style-name="ce0" office:value-type="string">
            <text:p>だめ、我慢・・・できな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... stand it anymooore!</text:p>
          </table:table-cell>
          <table:table-cell table:number-columns-repeated="1020"/>
        </table:table-row>
        <table:table-row>
          <table:table-cell table:style-name="ce0" office:value-type="string">
            <text:p>ううう～っ！　は、恥ずかしいけど・・・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u～! I-It's so embarrassing, but...</text:p>
          </table:table-cell>
          <table:table-cell table:number-columns-repeated="1020"/>
        </table:table-row>
        <table:table-row>
          <table:table-cell table:style-name="ce0" office:value-type="string">
            <text:p>もう、無理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bear it any longer...!!</text:p>
          </table:table-cell>
          <table:table-cell table:number-columns-repeated="1020"/>
        </table:table-row>
        <table:table-row>
          <table:table-cell table:style-name="ce0" office:value-type="string">
            <text:p>ご、ごめん、おトイレ行きたくなっちゃって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, I just need to go to the toilet really
bad...</text:p>
          </table:table-cell>
          <table:table-cell table:number-columns-repeated="1020"/>
        </table:table-row>
        <table:table-row>
          <table:table-cell table:style-name="ce0" office:value-type="string">
            <text:p>ちょっと寄って行きたいの、お願い・・・っ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let's go and find one...</text:p>
          </table:table-cell>
          <table:table-cell table:number-columns-repeated="1020"/>
        </table:table-row>
        <table:table-row>
          <table:table-cell table:style-name="ce0" office:value-type="string">
            <text:p>でも・・・うぅ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... ooooh...</text:p>
          </table:table-cell>
          <table:table-cell table:number-columns-repeated="1020"/>
        </table:table-row>
        <table:table-row>
          <table:table-cell table:style-name="ce0" office:value-type="string">
            <text:p>そ、それじゃ、ちょっとだけ待ってて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kay, just wait here a minute...</text:p>
          </table:table-cell>
          <table:table-cell table:number-columns-repeated="1020"/>
        </table:table-row>
        <table:table-row>
          <table:table-cell table:style-name="ce0" office:value-type="string">
            <text:p>こ、こんなとこじゃできないよぉ・・・っ！　もう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...! Not in a place like this...! Geez!</text:p>
          </table:table-cell>
          <table:table-cell table:number-columns-repeated="1020"/>
        </table:table-row>
        <table:table-row>
          <table:table-cell table:style-name="ce0" office:value-type="string">
            <text:p>ど・・・どうしても・・・我慢できなくなっちゃって
・・・うぅ・・・っ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I tried as hard as I could... and I still couldn't
hold it in... uuuh...</text:p>
          </table:table-cell>
          <table:table-cell table:number-columns-repeated="1020"/>
        </table:table-row>
        <table:table-row>
          <table:table-cell table:style-name="ce0" office:value-type="string">
            <text:p>レグマくん、ええと・・・そ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uhhh... see...</text:p>
          </table:table-cell>
          <table:table-cell table:number-columns-repeated="1020"/>
        </table:table-row>
        <table:table-row>
          <table:table-cell table:style-name="ce0" office:value-type="string">
            <text:p>少しおトイレに行きたい気がする・・・かな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thinking... maybe I could use a little
bathroom break...?</text:p>
          </table:table-cell>
          <table:table-cell table:number-columns-repeated="1020"/>
        </table:table-row>
        <table:table-row>
          <table:table-cell table:style-name="ce0" office:value-type="string">
            <text:p>あの、もし途中にさ・・・休憩できそうな場所が
あったら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if we, uhh... find somewhere to take a rest
stop along the way...</text:p>
          </table:table-cell>
          <table:table-cell table:number-columns-repeated="1020"/>
        </table:table-row>
        <table:table-row>
          <table:table-cell table:style-name="ce0" office:value-type="string">
            <text:p>ね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'know...?</text:p>
          </table:table-cell>
          <table:table-cell table:number-columns-repeated="1020"/>
        </table:table-row>
        <table:table-row>
          <table:table-cell table:style-name="ce0" office:value-type="string">
            <text:p>ついに四天王とか出てきちゃったね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Four Hellish Kings have finally come out
to play!!</text:p>
          </table:table-cell>
          <table:table-cell table:number-columns-repeated="1020"/>
        </table:table-row>
        <table:table-row>
          <table:table-cell table:style-name="ce0" office:value-type="string">
            <text:p>これはきっと、あれだよ！　四天王なのに
5人目がいるとか、そういうフラグだ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bet there's actually a secret fifth one, or
something! Now that'd be a plot twist!!</text:p>
          </table:table-cell>
          <table:table-cell table:number-columns-repeated="1020"/>
        </table:table-row>
        <table:table-row>
          <table:table-cell table:style-name="ce0" office:value-type="string">
            <text:p>早いとこヤマト村の村長に炭鉱が安全に
なったことを教えて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should get back to the Yamato Village
Headman and tell him that we cleared the
coal mines, stat!</text:p>
          </table:table-cell>
          <table:table-cell table:number-columns-repeated="1020"/>
        </table:table-row>
        <table:table-row>
          <table:table-cell table:style-name="ce0" office:value-type="string">
            <text:p>やっぱり相手はアンデッドだったね！
なんか、名前の響きから想像ついちゃったも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ur target turned out to be an undead after
all! Somehow, I could just tell from its name!</text:p>
          </table:table-cell>
          <table:table-cell table:number-columns-repeated="1020"/>
        </table:table-row>
        <table:table-row>
          <table:table-cell table:style-name="ce0" office:value-type="string">
            <text:p>（ﾄﾞﾔｧ!!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Doyaaah!!)</text:p>
          </table:table-cell>
          <table:table-cell table:number-columns-repeated="1020"/>
        </table:table-row>
        <table:table-row>
          <table:table-cell table:style-name="ce0" office:value-type="string">
            <text:p>（まずは戦利品である牙を入手しよう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We'd better pick up our spoils, first.)</text:p>
          </table:table-cell>
          <table:table-cell table:number-columns-repeated="1020"/>
        </table:table-row>
        <table:table-row>
          <table:table-cell table:style-name="ce0" office:value-type="string">
            <text:p>レグマくん！　がしゃこうべって、きっと
アンデッド系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guma-kun! That Gashkull's definitely going
to be an Undead-type monster!</text:p>
          </table:table-cell>
          <table:table-cell table:number-columns-repeated="1020"/>
        </table:table-row>
        <table:table-row>
          <table:table-cell table:style-name="ce0" office:value-type="string">
            <text:p>もし何度倒しても蘇るような相手だったら
燃えるね！！　ピンチだけど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ll be so awesome if it comes back to life no
matter how many times we defeat it!! It'll be
pretty bad, though!!</text:p>
          </table:table-cell>
          <table:table-cell table:number-columns-repeated="1020"/>
        </table:table-row>
        <table:table-row>
          <table:table-cell table:style-name="ce0" office:value-type="string">
            <text:p>東部の公道ってほんとに狭い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paths in the Eastlands are all super narrow,
aren't they?</text:p>
          </table:table-cell>
          <table:table-cell table:number-columns-repeated="1020"/>
        </table:table-row>
        <table:table-row>
          <table:table-cell table:style-name="ce0" office:value-type="string">
            <text:p>土地自体はけっこう広い気がするんだけど
な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though the continent itself seems big
enough...</text:p>
          </table:table-cell>
          <table:table-cell table:number-columns-repeated="1020"/>
        </table:table-row>
        <table:table-row>
          <table:table-cell table:style-name="ce0" office:value-type="string">
            <text:p>とりあえず、鍵を持って村長さんのとこに
行こっ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now, all we need to do is get this key back
to Mr. Headman!</text:p>
          </table:table-cell>
          <table:table-cell table:number-columns-repeated="1020"/>
        </table:table-row>
        <table:table-row>
          <table:table-cell table:style-name="ce0" office:value-type="string">
            <text:p>村長さんのためにも、頑張って修羅塔を
攻略し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ive it our all and get to the top of Asura
Tower! For Mr. Headman!</text:p>
          </table:table-cell>
          <table:table-cell table:number-columns-repeated="1020"/>
        </table:table-row>
        <table:table-row>
          <table:table-cell table:style-name="ce0" office:value-type="string">
            <text:p>鍵を持って帰ったら、きっと喜ぶよ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'll be so happy if we manage to bring back
the key〜!</text:p>
          </table:table-cell>
          <table:table-cell table:number-columns-repeated="1020"/>
        </table:table-row>
        <table:table-row>
          <table:table-cell table:style-name="ce0" office:value-type="string">
            <text:p>がしゃこうべの居場所を知っていそうな人を
探す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need to find someone who might know
where Gashkull is hiding.</text:p>
          </table:table-cell>
          <table:table-cell table:number-columns-repeated="1020"/>
        </table:table-row>
        <table:table-row>
          <table:table-cell table:style-name="ce0" office:value-type="string">
            <text:p>ねえ、がしゃこうべってどんな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what do you think it looks like?</text:p>
          </table:table-cell>
          <table:table-cell table:number-columns-repeated="1020"/>
        </table:table-row>
        <table:table-row>
          <table:table-cell table:style-name="ce0" office:value-type="string">
            <text:p>わたしの予想だとさ、地面からでっかい
ドクロが生えてる感じだと思うん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bet it's like some kind of huge skull growing
right out of the ground!</text:p>
          </table:table-cell>
          <table:table-cell table:number-columns-repeated="1020"/>
        </table:table-row>
        <table:table-row>
          <table:table-cell table:style-name="ce0" office:value-type="string">
            <text:p>だめぇっ、も、もう限界ぃ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o, I-I'm gonna explode!!</text:p>
          </table:table-cell>
          <table:table-cell table:number-columns-repeated="1020"/>
        </table:table-row>
        <table:table-row>
          <table:table-cell table:style-name="ce0" office:value-type="string">
            <text:p>我慢・・・で、できない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... h-hold iiit!!</text:p>
          </table:table-cell>
          <table:table-cell table:number-columns-repeated="1020"/>
        </table:table-row>
        <table:table-row>
          <table:table-cell table:style-name="ce0" office:value-type="string">
            <text:p>あ、あんまり離れないでねっ！！　近すぎても
ダメだけどっ！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go too far, okay?!! But you can't come
too close, either!!!</text:p>
          </table:table-cell>
          <table:table-cell table:number-columns-repeated="1020"/>
        </table:table-row>
        <table:table-row>
          <table:table-cell table:style-name="ce0" office:value-type="string">
            <text:p>おトイレしたい・・・っ！　おトイレしたいぃ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...! I need to peeee!</text:p>
          </table:table-cell>
          <table:table-cell table:number-columns-repeated="1020"/>
        </table:table-row>
        <table:table-row>
          <table:table-cell table:style-name="ce0" office:value-type="string">
            <text:p>ううぅ・・・っ、ど、どうしよぉ・・・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ooh... wh-what do I do...?!</text:p>
          </table:table-cell>
          <table:table-cell table:number-columns-repeated="1020"/>
        </table:table-row>
        <table:table-row>
          <table:table-cell table:style-name="ce0" office:value-type="string">
            <text:p>で、でも、こ、怖いし・・・やだよぉ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 it's t-t-too s-scary... I can't...!</text:p>
          </table:table-cell>
          <table:table-cell table:number-columns-repeated="1020"/>
        </table:table-row>
        <table:table-row>
          <table:table-cell table:style-name="ce0" office:value-type="string">
            <text:p>お、おトイレしたい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need to use the toilet...</text:p>
          </table:table-cell>
          <table:table-cell table:number-columns-repeated="1020"/>
        </table:table-row>
        <table:table-row>
          <table:table-cell table:style-name="ce0" office:value-type="string">
            <text:p>でも・・・幽霊船でおトイレなんて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... I'm not so sure about using phantom ship
toilets...</text:p>
          </table:table-cell>
          <table:table-cell table:number-columns-repeated="1020"/>
        </table:table-row>
        <table:table-row>
          <table:table-cell table:style-name="ce0" office:value-type="string">
            <text:p>え・・・！？　こ、こんなとこでするなんて・・・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h...?! Y-You don't mean right here, do you...?</text:p>
          </table:table-cell>
          <table:table-cell table:number-columns-repeated="1020"/>
        </table:table-row>
        <table:table-row>
          <table:table-cell table:style-name="ce0" office:value-type="string">
            <text:p>やだよぅ・・・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t a chance...</text:p>
          </table:table-cell>
          <table:table-cell table:number-columns-repeated="1020"/>
        </table:table-row>
        <table:table-row>
          <table:table-cell table:style-name="ce0" office:value-type="string">
            <text:p>む、無理だもん・・・！　こんなとこでおトイレ
我慢し続けるなんて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-What was I meant to do...?!  How could
anyone hold it for so long in a place like this...?!</text:p>
          </table:table-cell>
          <table:table-cell table:number-columns-repeated="1020"/>
        </table:table-row>
        <table:table-row>
          <table:table-cell table:style-name="ce0" office:value-type="string">
            <text:p>こ、こんな時にあれなんだけどさ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know it's not a good time for this, but...</text:p>
          </table:table-cell>
          <table:table-cell table:number-columns-repeated="1020"/>
        </table:table-row>
        <table:table-row>
          <table:table-cell table:style-name="ce0" office:value-type="string">
            <text:p>この船・・・おトイレ使えるのかな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onder if you can... use the toilets on this
ship...?</text:p>
          </table:table-cell>
          <table:table-cell table:number-columns-repeated="1020"/>
        </table:table-row>
        <table:table-row>
          <table:table-cell table:style-name="ce0" office:value-type="string">
            <text:p>（おトイレ行きたくなってきた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kinda need go to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ど、どうしよう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h-What am I going to do...?)</text:p>
          </table:table-cell>
          <table:table-cell table:number-columns-repeated="1020"/>
        </table:table-row>
        <table:table-row>
          <table:table-cell table:style-name="ce0" office:value-type="string">
            <text:p>だ、大丈夫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'm fine...!</text:p>
          </table:table-cell>
          <table:table-cell table:number-columns-repeated="1020"/>
        </table:table-row>
        <table:table-row>
          <table:table-cell table:style-name="ce0" office:value-type="string">
            <text:p>遊園地のお化け屋敷とか、けっこう制覇してる
から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can get through haunted houses at amusement
parks just fine!</text:p>
          </table:table-cell>
          <table:table-cell table:number-columns-repeated="1020"/>
        </table:table-row>
        <table:table-row>
          <table:table-cell table:style-name="ce0" office:value-type="string">
            <text:p>ぜ、ぜんぜんコワクナイヨー！　あははは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'm not scared one bit—! Ahahahah...</text:p>
          </table:table-cell>
          <table:table-cell table:number-columns-repeated="1020"/>
        </table:table-row>
        <table:table-row>
          <table:table-cell table:style-name="ce0" office:value-type="string">
            <text:p>そういえば、船の中って見て回ったことない
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me to think of it, I haven't really seen much
of the ship yet!</text:p>
          </table:table-cell>
          <table:table-cell table:number-columns-repeated="1020"/>
        </table:table-row>
        <table:table-row>
          <table:table-cell table:style-name="ce0" office:value-type="string">
            <text:p>そうだ、甲板いこうよ、甲板！　奇麗な海原が
見られるかもよ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, I know, let's go to the deck! We might
be able to see the beautiful ocean view!</text:p>
          </table:table-cell>
          <table:table-cell table:number-columns-repeated="1020"/>
        </table:table-row>
        <table:table-row>
          <table:table-cell table:style-name="ce0" office:value-type="string">
            <text:p>東部の魔物だってさ！　どんなのかな！
妖怪系かな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y're like? Eastern
monsters, I mean?! I bet they're like
Yōkai​!!</text:p>
          </table:table-cell>
          <table:table-cell table:number-columns-repeated="1020"/>
        </table:table-row>
        <table:table-row>
          <table:table-cell table:style-name="ce0" office:value-type="string">
            <text:p>ザザーブの船にはお世話になりっぱなし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n, we're really making good use of those
ships, aren't we?</text:p>
          </table:table-cell>
          <table:table-cell table:number-columns-repeated="1020"/>
        </table:table-row>
        <table:table-row>
          <table:table-cell table:style-name="ce0" office:value-type="string">
            <text:p>とりあえず、館長さんを探して挨拶しようよ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we'd better go find whoever's in
charge of the lab.</text:p>
          </table:table-cell>
          <table:table-cell table:number-columns-repeated="1020"/>
        </table:table-row>
        <table:table-row>
          <table:table-cell table:style-name="ce0" office:value-type="string">
            <text:p>どこにいる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ere they are?</text:p>
          </table:table-cell>
          <table:table-cell table:number-columns-repeated="1020"/>
        </table:table-row>
        <table:table-row>
          <table:table-cell table:style-name="ce0" office:value-type="string">
            <text:p>はい、クイズです！　次の目的地は
どこでしょう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op quiz! Where is our next destination?!</text:p>
          </table:table-cell>
          <table:table-cell table:number-columns-repeated="1020"/>
        </table:table-row>
        <table:table-row>
          <table:table-cell table:style-name="ce0" office:value-type="string">
            <text:p>正解！　ユーリャ教会の南にある秘密の
研究館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oorrect! It's the secret laboratory south of
St. Yuria's!</text:p>
          </table:table-cell>
          <table:table-cell table:number-columns-repeated="1020"/>
        </table:table-row>
        <table:table-row>
          <table:table-cell table:style-name="ce0" office:value-type="string">
            <text:p>合格だよ、レグマく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ll points, Reguma-kun!</text:p>
          </table:table-cell>
          <table:table-cell table:number-columns-repeated="1020"/>
        </table:table-row>
        <table:table-row>
          <table:table-cell table:style-name="ce0" office:value-type="string">
            <text:p>城にいる姫さまのとこに戻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, we're going back to see the Princess at
the castle?</text:p>
          </table:table-cell>
          <table:table-cell table:number-columns-repeated="1020"/>
        </table:table-row>
        <table:table-row>
          <table:table-cell table:style-name="ce0" office:value-type="string">
            <text:p>善は急げだよ、レグマくん！　善かどうかは
分からないけど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“When you have no doubts, hurry forth”!
Although, we may a have a few doubts...!</text:p>
          </table:table-cell>
          <table:table-cell table:number-columns-repeated="1020"/>
        </table:table-row>
        <table:table-row>
          <table:table-cell table:style-name="ce0" office:value-type="string">
            <text:p>さーて、今度はマハイ山でトロッコ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ight then, next up is the railroad up at Mt.
Mahai!</text:p>
          </table:table-cell>
          <table:table-cell table:number-columns-repeated="1020"/>
        </table:table-row>
        <table:table-row>
          <table:table-cell table:style-name="ce0" office:value-type="string">
            <text:p>トロッコいっぱい乗るよ！　トロッコ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nna fill up those rail cars! Rail cars,
wahoo!!</text:p>
          </table:table-cell>
          <table:table-cell table:number-columns-repeated="1020"/>
        </table:table-row>
        <table:table-row>
          <table:table-cell table:style-name="ce0" office:value-type="string">
            <text:p>ぁああ・・・だ、だめぇ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h... th-that's it!!</text:p>
          </table:table-cell>
          <table:table-cell table:number-columns-repeated="1020"/>
        </table:table-row>
        <table:table-row>
          <table:table-cell table:style-name="ce0" office:value-type="string">
            <text:p>げ、げ、限界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'm at my limit...!!</text:p>
          </table:table-cell>
          <table:table-cell table:number-columns-repeated="1020"/>
        </table:table-row>
        <table:table-row>
          <table:table-cell table:style-name="ce0" office:value-type="string">
            <text:p>はぅうっ・・・い、行って・・・くる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uu... I-I'll be... right back!!</text:p>
          </table:table-cell>
          <table:table-cell table:number-columns-repeated="1020"/>
        </table:table-row>
        <table:table-row>
          <table:table-cell table:style-name="ce0" office:value-type="string">
            <text:p>レ、レ、レグマくん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-Reguma-kun!!</text:p>
          </table:table-cell>
          <table:table-cell table:number-columns-repeated="1020"/>
        </table:table-row>
        <table:table-row>
          <table:table-cell table:style-name="ce0" office:value-type="string">
            <text:p>ごめん、わたしもう・・・もう我慢できないよ・・・っ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but I'm... at my breaking point...</text:p>
          </table:table-cell>
          <table:table-cell table:number-columns-repeated="1020"/>
        </table:table-row>
        <table:table-row>
          <table:table-cell table:style-name="ce0" office:value-type="string">
            <text:p>他に方法ない・・・よね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there's no other way... huh...</text:p>
          </table:table-cell>
          <table:table-cell table:number-columns-repeated="1020"/>
        </table:table-row>
        <table:table-row>
          <table:table-cell table:style-name="ce0" office:value-type="string">
            <text:p>ちょっと待ってて・・・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ait here a sec...!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あのさ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... uhh...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くて、ちょっと・・・やばめかな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go the bathroom, and its... maybe
kind of bad...?</text:p>
          </table:table-cell>
          <table:table-cell table:number-columns-repeated="1020"/>
        </table:table-row>
        <table:table-row>
          <table:table-cell table:style-name="ce0" office:value-type="string">
            <text:p>うぅ・・・わ、わかった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... g-got it...</text:p>
          </table:table-cell>
          <table:table-cell table:number-columns-repeated="1020"/>
        </table:table-row>
        <table:table-row>
          <table:table-cell table:style-name="ce0" office:value-type="string">
            <text:p>無理しちゃうと、あれだもん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push myself, or *that* might happen...</text:p>
          </table:table-cell>
          <table:table-cell table:number-columns-repeated="1020"/>
        </table:table-row>
        <table:table-row>
          <table:table-cell table:style-name="ce0" office:value-type="string">
            <text:p>い、いや・・・それは・・・その・・・っ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way.. that's... a little...</text:p>
          </table:table-cell>
          <table:table-cell table:number-columns-repeated="1020"/>
        </table:table-row>
        <table:table-row>
          <table:table-cell table:style-name="ce0" office:value-type="string">
            <text:p>あ、あんまり見ないで・・・はずかしい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look at me... I'm so ashamed...!</text:p>
          </table:table-cell>
          <table:table-cell table:number-columns-repeated="1020"/>
        </table:table-row>
        <table:table-row>
          <table:table-cell table:style-name="ce0" office:value-type="string">
            <text:p>うう・・・（もじもじ）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... *wiggle*</text:p>
          </table:table-cell>
          <table:table-cell table:number-columns-repeated="1020"/>
        </table:table-row>
        <table:table-row>
          <table:table-cell table:style-name="ce0" office:value-type="string">
            <text:p>え、えっとね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so...</text:p>
          </table:table-cell>
          <table:table-cell table:number-columns-repeated="1020"/>
        </table:table-row>
        <table:table-row>
          <table:table-cell table:style-name="ce0" office:value-type="string">
            <text:p>できれば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possible, uhh...</text:p>
          </table:table-cell>
          <table:table-cell table:number-columns-repeated="1020"/>
        </table:table-row>
        <table:table-row>
          <table:table-cell table:style-name="ce0" office:value-type="string">
            <text:p>・・・おトイレ、行きたい・・・かも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I might kinda... need to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や、やっぱり寒いから体が冷えるね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really is brisk out here, huh...</text:p>
          </table:table-cell>
          <table:table-cell table:number-columns-repeated="1020"/>
        </table:table-row>
        <table:table-row>
          <table:table-cell table:style-name="ce0" office:value-type="string">
            <text:p>ちょっとその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uhh...</text:p>
          </table:table-cell>
          <table:table-cell table:number-columns-repeated="1020"/>
        </table:table-row>
        <table:table-row>
          <table:table-cell table:style-name="ce0" office:value-type="string">
            <text:p>う、ううん・・・なんでもないよ。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ah... it's nothing.</text:p>
          </table:table-cell>
          <table:table-cell table:number-columns-repeated="1020"/>
        </table:table-row>
        <table:table-row>
          <table:table-cell table:style-name="ce0" office:value-type="string">
            <text:p>姫さまに会うために中央部へ戻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back to the Midlands to see the
Princess, right?</text:p>
          </table:table-cell>
          <table:table-cell table:number-columns-repeated="1020"/>
        </table:table-row>
        <table:table-row>
          <table:table-cell table:style-name="ce0" office:value-type="string">
            <text:p>また船に乗れるよ！　やった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wo ferries in one day! Wahooo!!</text:p>
          </table:table-cell>
          <table:table-cell table:number-columns-repeated="1020"/>
        </table:table-row>
        <table:table-row>
          <table:table-cell table:style-name="ce0" office:value-type="string">
            <text:p>これ以上煉絶ちゃんを追いかけても危ないし、
まずは町の団長さんのとこに戻ろ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 might be too dangerous to chase after
Hellfire-chan right now, so how about we get
back to the Commander in town?</text:p>
          </table:table-cell>
          <table:table-cell table:number-columns-repeated="1020"/>
        </table:table-row>
        <table:table-row>
          <table:table-cell table:style-name="ce0" office:value-type="string">
            <text:p>拠点の中って、絵に描いたようにゲドゲドした
所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inside of the base looks like something
out of a movie...</text:p>
          </table:table-cell>
          <table:table-cell table:number-columns-repeated="1020"/>
        </table:table-row>
        <table:table-row>
          <table:table-cell table:style-name="ce0" office:value-type="string">
            <text:p>でもこういうのいいよ～！　燃えてきたよ～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at's so cool～! I'm gettin' fired up～!!</text:p>
          </table:table-cell>
          <table:table-cell table:number-columns-repeated="1020"/>
        </table:table-row>
        <table:table-row>
          <table:table-cell table:style-name="ce0" office:value-type="string">
            <text:p>ふっほほーー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uuhohoho———!!</text:p>
          </table:table-cell>
          <table:table-cell table:number-columns-repeated="1020"/>
        </table:table-row>
        <table:table-row>
          <table:table-cell table:style-name="ce0" office:value-type="string">
            <text:p>絶壁のどこかに横穴があって、その先に
煉絶さんの拠点があるん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mewhere in the side of the cliff, there's a
hole leading to the Duchess of Hellfire's base!</text:p>
          </table:table-cell>
          <table:table-cell table:number-columns-repeated="1020"/>
        </table:table-row>
        <table:table-row>
          <table:table-cell table:style-name="ce0" office:value-type="string">
            <text:p>気を引き締めて行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! Brace for impact!</text:p>
          </table:table-cell>
          <table:table-cell table:number-columns-repeated="1020"/>
        </table:table-row>
        <table:table-row>
          <table:table-cell table:style-name="ce0" office:value-type="string">
            <text:p>とりあえずバルギーンの町にいる自治警団長
さんに「雪原がすごく危険」って伝えるんだよ
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irst things first, let's head back to Barugīn
Town and tell the SDU Commander just how
dangerous the snowfields are.</text:p>
          </table:table-cell>
          <table:table-cell table:number-columns-repeated="1020"/>
        </table:table-row>
        <table:table-row>
          <table:table-cell table:style-name="ce0" office:value-type="string">
            <text:p>煉絶さんを倒すチャンスだったかもしれない
けど、この寒さじゃね～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 we have an opportunity to find and
take the Duchess of Hellfire down, but it's
just way too chilly～...</text:p>
          </table:table-cell>
          <table:table-cell table:number-columns-repeated="1020"/>
        </table:table-row>
        <table:table-row>
          <table:table-cell table:style-name="ce0" office:value-type="string">
            <text:p>雪崩は怖いけど・・・頑張って調査しなくちゃ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kinda scared of snowslides, but... we have
to do our best to investigate!</text:p>
          </table:table-cell>
          <table:table-cell table:number-columns-repeated="1020"/>
        </table:table-row>
        <table:table-row>
          <table:table-cell table:style-name="ce0" office:value-type="string">
            <text:p>はむこ、ファイト！　ファイトミ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amuko, ganbarimasu!
Watashi ganbarimasu—!!</text:p>
          </table:table-cell>
          <table:table-cell table:number-columns-repeated="1020"/>
        </table:table-row>
        <table:table-row>
          <table:table-cell table:style-name="ce0" office:value-type="string">
            <text:p>これでやっと北の雪原を調査できる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ith this, we can finally go conduct our
investigation of the snowfields!</text:p>
          </table:table-cell>
          <table:table-cell table:number-columns-repeated="1020"/>
        </table:table-row>
        <table:table-row>
          <table:table-cell table:style-name="ce0" office:value-type="string">
            <text:p>煉絶の姫君、いるかな？　頑張ってやっつけ
よ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Duchess of Hellfire, can you hear me?
Watch out, 'cause we're coming for you!</text:p>
          </table:table-cell>
          <table:table-cell table:number-columns-repeated="1020"/>
        </table:table-row>
        <table:table-row>
          <table:table-cell table:style-name="ce0" office:value-type="string">
            <text:p>レグマくん！　洞窟で遭難しちゃった新人兵の
人を捜そ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guma-kun! Let's go look for the lost soldier
inside the cave!</text:p>
          </table:table-cell>
          <table:table-cell table:number-columns-repeated="1020"/>
        </table:table-row>
        <table:table-row>
          <table:table-cell table:style-name="ce0" office:value-type="string">
            <text:p>きっと洞窟のどこかにいるはず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y've gotta be somewhere in there!</text:p>
          </table:table-cell>
          <table:table-cell table:number-columns-repeated="1020"/>
        </table:table-row>
        <table:table-row>
          <table:table-cell table:style-name="ce0" office:value-type="string">
            <text:p>んんっ・・う、ぅ・・・！　出ちゃう・・・出ちゃう・・・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ngh... hh...! It's coming... it's coming...!</text:p>
          </table:table-cell>
          <table:table-cell table:number-columns-repeated="1020"/>
        </table:table-row>
        <table:table-row>
          <table:table-cell table:style-name="ce0" office:value-type="string">
            <text:p>ほんとに、もぅ・・・出ちゃう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serious, my pee is... really coming out...!!</text:p>
          </table:table-cell>
          <table:table-cell table:number-columns-repeated="1020"/>
        </table:table-row>
        <table:table-row>
          <table:table-cell table:style-name="ce0" office:value-type="string">
            <text:p>あぁあっ、も、もう限界ぃっ！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h... I, I can't take it anymore!!!</text:p>
          </table:table-cell>
          <table:table-cell table:number-columns-repeated="1020"/>
        </table:table-row>
        <table:table-row>
          <table:table-cell table:style-name="ce0" office:value-type="string">
            <text:p>ぅあ、お、おトイレ・・・行きたいよ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wah, I-I wanna... use the toilet!!</text:p>
          </table:table-cell>
          <table:table-cell table:number-columns-repeated="1020"/>
        </table:table-row>
        <table:table-row>
          <table:table-cell table:style-name="ce0" office:value-type="string">
            <text:p>このままじゃ・・・も、も、漏れちゃう・・・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t this rate, I'll... w-w-wet myself...!!</text:p>
          </table:table-cell>
          <table:table-cell table:number-columns-repeated="1020"/>
        </table:table-row>
        <table:table-row>
          <table:table-cell table:style-name="ce0" office:value-type="string">
            <text:p>き、緊急事態だからね！　不可抗力だからね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an emergency situation! Force majeure!!</text:p>
          </table:table-cell>
          <table:table-cell table:number-columns-repeated="1020"/>
        </table:table-row>
        <table:table-row>
          <table:table-cell table:style-name="ce0" office:value-type="string">
            <text:p>レグマくん、ごめん・・・！　ちょ、ちょっとおトイレ
行きたいんだけど・・・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sorry, but...! I, I kind of need
to use the toilet...</text:p>
          </table:table-cell>
          <table:table-cell table:number-columns-repeated="1020"/>
        </table:table-row>
        <table:table-row>
          <table:table-cell table:style-name="ce0" office:value-type="string">
            <text:p>あんまり長くは我慢できない・・・かも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wait much longer... probably...</text:p>
          </table:table-cell>
          <table:table-cell table:number-columns-repeated="1020"/>
        </table:table-row>
        <table:table-row>
          <table:table-cell table:style-name="ce0" office:value-type="string">
            <text:p>う・・・うん・・・わかった。　しょうがないよね・・・</text:p>
          </table:table-cell>
          <table:table-cell table:style-name="ce0" office:value-type="string">
            <text:p>Outdoor pee (wet)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... Fine... got it. I have no other choice...</text:p>
          </table:table-cell>
          <table:table-cell table:number-columns-repeated="1020"/>
        </table:table-row>
        <table:table-row>
          <table:table-cell table:style-name="ce0" office:value-type="string">
            <text:p>あ、あはは・・・それはさすがに無理だよ・・・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haha... there's no way I could do that...!</text:p>
          </table:table-cell>
          <table:table-cell table:number-columns-repeated="1020"/>
        </table:table-row>
        <table:table-row>
          <table:table-cell table:style-name="ce0" office:value-type="string">
            <text:p>あう・・・ご、ごめんね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uu... s-sorry...</text:p>
          </table:table-cell>
          <table:table-cell table:number-columns-repeated="1020"/>
        </table:table-row>
        <table:table-row>
          <table:table-cell table:style-name="ce0" office:value-type="string">
            <text:p>次はちゃんと、我慢するから・・・（もじもじ）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hold it in properly next time... *squirm*</text:p>
          </table:table-cell>
          <table:table-cell table:number-columns-repeated="1020"/>
        </table:table-row>
        <table:table-row>
          <table:table-cell table:style-name="ce0" office:value-type="string">
            <text:p>あ、あの～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-Uhh～...</text:p>
          </table:table-cell>
          <table:table-cell table:number-columns-repeated="1020"/>
        </table:table-row>
        <table:table-row>
          <table:table-cell table:style-name="ce0" office:value-type="string">
            <text:p>休憩とか・・・したいかな？　・・・あはは。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ou wanna... take a break? ...Ahaha.</text:p>
          </table:table-cell>
          <table:table-cell table:number-columns-repeated="1020"/>
        </table:table-row>
        <table:table-row>
          <table:table-cell table:style-name="ce0" office:value-type="string">
            <text:p>次はちゃんと、我慢するから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hold it in properly next time...</text:p>
          </table:table-cell>
          <table:table-cell table:number-columns-repeated="1020"/>
        </table:table-row>
        <table:table-row>
          <table:table-cell table:style-name="ce0" office:value-type="string">
            <text:p>（おトイレ行きたくなってきたかも・・・。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think I need to go pee...)</text:p>
          </table:table-cell>
          <table:table-cell table:number-columns-repeated="1020"/>
        </table:table-row>
        <table:table-row>
          <table:table-cell table:style-name="ce0" office:value-type="string">
            <text:p>（でもまだ我慢できるし、みんなの歩みを
　止めちゃうのは悪いしなぁ・・・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But I can hold it for the time being. And I
don't want to slow everyone down, either...)</text:p>
          </table:table-cell>
          <table:table-cell table:number-columns-repeated="1020"/>
        </table:table-row>
        <table:table-row>
          <table:table-cell table:style-name="ce0" office:value-type="string">
            <text:p>零下の洞窟ってどんなところな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kind of place Sub-Zero Cave is?</text:p>
          </table:table-cell>
          <table:table-cell table:number-columns-repeated="1020"/>
        </table:table-row>
        <table:table-row>
          <table:table-cell table:style-name="ce0" office:value-type="string">
            <text:p>まあ、間違いなく寒いんだろう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ll, it's no doubt gonna be freezing...</text:p>
          </table:table-cell>
          <table:table-cell table:number-columns-repeated="1020"/>
        </table:table-row>
        <table:table-row>
          <table:table-cell table:style-name="ce0" office:value-type="string">
            <text:p>準備ができたら北上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our things together, and then off
to the north we go!</text:p>
          </table:table-cell>
          <table:table-cell table:number-columns-repeated="1020"/>
        </table:table-row>
        <table:table-row>
          <table:table-cell table:style-name="ce0" office:value-type="string">
            <text:p>そして、うまくいけばラスボス戦・・・ごくっ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en, we might even face off against the
final boss... *gulp*</text:p>
          </table:table-cell>
          <table:table-cell table:number-columns-repeated="1020"/>
        </table:table-row>
        <table:table-row>
          <table:table-cell table:style-name="ce0" office:value-type="string">
            <text:p>港町ザザーブを目指して、マハイ山を
越えて行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take the path over Mt. Mahai to Zazābu
Port Town!</text:p>
          </table:table-cell>
          <table:table-cell table:number-columns-repeated="1020"/>
        </table:table-row>
        <table:table-row>
          <table:table-cell table:style-name="ce0" office:value-type="string">
            <text:p>その後は船で北部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n we're taking the boat to the north!</text:p>
          </table:table-cell>
          <table:table-cell table:number-columns-repeated="1020"/>
        </table:table-row>
        <table:table-row>
          <table:table-cell table:style-name="ce0" office:value-type="string">
            <text:p>いや～、いい運動になる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ew～, this is some pretty good exercise～!</text:p>
          </table:table-cell>
          <table:table-cell table:number-columns-repeated="1020"/>
        </table:table-row>
        <table:table-row>
          <table:table-cell table:style-name="ce0" office:value-type="string">
            <text:p>とにかく、熾天宮で起こった出来事を姫様に
報告し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let's go back and tell the Princess what
happened in the Heavenly Palace!</text:p>
          </table:table-cell>
          <table:table-cell table:number-columns-repeated="1020"/>
        </table:table-row>
        <table:table-row>
          <table:table-cell table:style-name="ce0" office:value-type="string">
            <text:p>向こうでも何か動きがあったかもしれないし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mething may have happened over there, too...</text:p>
          </table:table-cell>
          <table:table-cell table:number-columns-repeated="1020"/>
        </table:table-row>
        <table:table-row>
          <table:table-cell table:style-name="ce0" office:value-type="string">
            <text:p>熾天宮の奥、何があるんだろう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's waiting for us in the back of the
Heavenly Palace?</text:p>
          </table:table-cell>
          <table:table-cell table:number-columns-repeated="1020"/>
        </table:table-row>
        <table:table-row>
          <table:table-cell table:style-name="ce0" office:value-type="string">
            <text:p>やっぱアレでしょ！　伝説の剣とか槍とか、
そういう感じのやつ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gotta be a legendary sword or lance or
something like that!!</text:p>
          </table:table-cell>
          <table:table-cell table:number-columns-repeated="1020"/>
        </table:table-row>
        <table:table-row>
          <table:table-cell table:style-name="ce0" office:value-type="string">
            <text:p>あ！　でもレーザー兵器的なのも捨て
がたいですなぁ！　ふほほ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I wouldn't pass up a laser weapon, though!
Fuhohoh!!</text:p>
          </table:table-cell>
          <table:table-cell table:number-columns-repeated="1020"/>
        </table:table-row>
        <table:table-row>
          <table:table-cell table:style-name="ce0" office:value-type="string">
            <text:p>あ、ぅ・・・っ！　だめ・・・っ！　でちゃうぅ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uu...! I can't...! It's coming out!!</text:p>
          </table:table-cell>
          <table:table-cell table:number-columns-repeated="1020"/>
        </table:table-row>
        <table:table-row>
          <table:table-cell table:style-name="ce0" office:value-type="string">
            <text:p>もぉ・・・が、がまんできない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c-can't hold it anymore...!!</text:p>
          </table:table-cell>
          <table:table-cell table:number-columns-repeated="1020"/>
        </table:table-row>
        <table:table-row>
          <table:table-cell table:style-name="ce0" office:value-type="string">
            <text:p>あ、あ、まだダメっ、そこの・・・物陰まで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h, it's no use, I'll... use that spot over
there!!</text:p>
          </table:table-cell>
          <table:table-cell table:number-columns-repeated="1020"/>
        </table:table-row>
        <table:table-row>
          <table:table-cell table:style-name="ce0" office:value-type="string">
            <text:p>レグマくん・・・！　わ、わたし、その・・・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...! I-I, that is...!</text:p>
          </table:table-cell>
          <table:table-cell table:number-columns-repeated="1020"/>
        </table:table-row>
        <table:table-row>
          <table:table-cell table:style-name="ce0" office:value-type="string">
            <text:p>もうっ、我慢が・・・む、無理なんだけど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's no way... I-I can hold it anymore!</text:p>
          </table:table-cell>
          <table:table-cell table:number-columns-repeated="1020"/>
        </table:table-row>
        <table:table-row>
          <table:table-cell table:style-name="ce0" office:value-type="string">
            <text:p>こ、こんなところでゴメンね・・・！　すぐ戻る
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 about this...! I'll be right back!!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近くに無いかな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en't there any... toilets nearby?</text:p>
          </table:table-cell>
          <table:table-cell table:number-columns-repeated="1020"/>
        </table:table-row>
        <table:table-row>
          <table:table-cell table:style-name="ce0" office:value-type="string">
            <text:p>あ、あの、ずっと我慢してて・・・そろそろ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um, I've been really desperate for quite
a while... pretty soon, I...</text:p>
          </table:table-cell>
          <table:table-cell table:number-columns-repeated="1020"/>
        </table:table-row>
        <table:table-row>
          <table:table-cell table:style-name="ce0" office:value-type="string">
            <text:p>そ、そうだよね。</text:p>
          </table:table-cell>
          <table:table-cell table:style-name="ce0" office:value-type="string">
            <text:p>Outdoor pee (wet)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guess you're right.</text:p>
          </table:table-cell>
          <table:table-cell table:number-columns-repeated="1020"/>
        </table:table-row>
        <table:table-row>
          <table:table-cell table:style-name="ce0" office:value-type="string">
            <text:p>無理してると、また恥ずかしいことになっちゃい
そうだし・・・</text:p>
          </table:table-cell>
          <table:table-cell table:style-name="ce0" office:value-type="string">
            <text:p>Outdoor pee (wet)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there's no other way, it's better than
embarrassing myself again...</text:p>
          </table:table-cell>
          <table:table-cell table:number-columns-repeated="1020"/>
        </table:table-row>
        <table:table-row>
          <table:table-cell table:style-name="ce0" office:value-type="string">
            <text:p>え？　や、やだよ・・・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h? N-No way...!</text:p>
          </table:table-cell>
          <table:table-cell table:number-columns-repeated="1020"/>
        </table:table-row>
        <table:table-row>
          <table:table-cell table:style-name="ce0" office:value-type="string">
            <text:p>もう、ヘンなこと言わないでよ・・・！</text:p>
          </table:table-cell>
          <table:table-cell table:style-name="ce0" office:value-type="string">
            <text:p>Outdoor pee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't say weird stuff like that...!</text:p>
          </table:table-cell>
          <table:table-cell table:number-columns-repeated="1020"/>
        </table:table-row>
        <table:table-row>
          <table:table-cell table:style-name="ce0" office:value-type="string">
            <text:p>に、匂うよね・・・？　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es it smell...? I'm sorry...</text:p>
          </table:table-cell>
          <table:table-cell table:number-columns-repeated="1020"/>
        </table:table-row>
        <table:table-row>
          <table:table-cell table:style-name="ce0" office:value-type="string">
            <text:p>（うう・・・またおトイレ行きたくなっちゃった・・・）</text:p>
          </table:table-cell>
          <table:table-cell table:style-name="ce0" office:value-type="string">
            <text:p>Chat –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Uuh... I already feel like I have to pee
again...)</text:p>
          </table:table-cell>
          <table:table-cell table:number-columns-repeated="1020"/>
        </table:table-row>
        <table:table-row>
          <table:table-cell table:style-name="ce0" office:value-type="string">
            <text:p>その・・・ちょっと催してきちゃったんだけど・・・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been... holding it in for a little while
now...</text:p>
          </table:table-cell>
          <table:table-cell table:number-columns-repeated="1020"/>
        </table:table-row>
        <table:table-row>
          <table:table-cell table:style-name="ce0" office:value-type="string">
            <text:p>え？　う、ううん。　別に何でも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Oh, n-no. It's nothing to worry about...</text:p>
          </table:table-cell>
          <table:table-cell table:number-columns-repeated="1020"/>
        </table:table-row>
        <table:table-row>
          <table:table-cell table:style-name="ce0" office:value-type="string">
            <text:p>西部か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Westlands...</text:p>
          </table:table-cell>
          <table:table-cell table:number-columns-repeated="1020"/>
        </table:table-row>
        <table:table-row>
          <table:table-cell table:style-name="ce0" office:value-type="string">
            <text:p>最初は中央部で森、洞窟、山なんかを越えて
来たけど、次は西部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overcome forests, caves and mountains
to get this far. Next up is the Westlands!</text:p>
          </table:table-cell>
          <table:table-cell table:number-columns-repeated="1020"/>
        </table:table-row>
        <table:table-row>
          <table:table-cell table:style-name="ce0" office:value-type="string">
            <text:p>なかなかの冒険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is quite the adventure!</text:p>
          </table:table-cell>
          <table:table-cell table:number-columns-repeated="1020"/>
        </table:table-row>
        <table:table-row>
          <table:table-cell table:style-name="ce0" office:value-type="string">
            <text:p>オシル湖の西にある地下道を抜ける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have to take the tunnel west of Lake
Oshiru, right?</text:p>
          </table:table-cell>
          <table:table-cell table:number-columns-repeated="1020"/>
        </table:table-row>
        <table:table-row>
          <table:table-cell table:style-name="ce0" office:value-type="string">
            <text:p>確か、“ヒャム地下道”だっけ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was it, “Hyamu Tunnel”, or something?</text:p>
          </table:table-cell>
          <table:table-cell table:number-columns-repeated="1020"/>
        </table:table-row>
        <table:table-row>
          <table:table-cell table:style-name="ce0" office:value-type="string">
            <text:p>みんなで力を合わせて、一気に抜けちゃお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do our best to make it through altogether!</text:p>
          </table:table-cell>
          <table:table-cell table:number-columns-repeated="1020"/>
        </table:table-row>
        <table:table-row>
          <table:table-cell table:style-name="ce0" office:value-type="string">
            <text:p>レグマくん、早く早く！！　お城だよ、お城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'mon, Reguma-kun, c'mon!! We're going to
the castle, hurry up!!</text:p>
          </table:table-cell>
          <table:table-cell table:number-columns-repeated="1020"/>
        </table:table-row>
        <table:table-row>
          <table:table-cell table:style-name="ce0" office:value-type="string">
            <text:p>あ！　ねえ、私の髪の毛、乱れてない？
服装もヘンじゃないよね？　大丈夫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Hey, my hair isn't messy, right? My clothes
don't look weird, do they? Do I look okay?</text:p>
          </table:table-cell>
          <table:table-cell table:number-columns-repeated="1020"/>
        </table:table-row>
        <table:table-row>
          <table:table-cell table:style-name="ce0" office:value-type="string">
            <text:p>とりあえず、シャルシャルさんを家まで送ろうよ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or the time being, we have to see
Sharusharu-san home safely.</text:p>
          </table:table-cell>
          <table:table-cell table:number-columns-repeated="1020"/>
        </table:table-row>
        <table:table-row>
          <table:table-cell table:style-name="ce0" office:value-type="string">
            <text:p>お城・・・行きたいなあ！　行きたいなあ！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 castle... I wanna go! I wanna go!</text:p>
          </table:table-cell>
          <table:table-cell table:number-columns-repeated="1020"/>
        </table:table-row>
        <table:table-row>
          <table:table-cell table:style-name="ce0" office:value-type="string">
            <text:p>（おしっこ・・・おしっこっ・・・おしっこ・・・っ！！）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Pee... pee... pee...!!)</text:p>
          </table:table-cell>
          <table:table-cell table:number-columns-repeated="1020"/>
        </table:table-row>
        <table:table-row>
          <table:table-cell table:style-name="ce0" office:value-type="string">
            <text:p>（も、もうダメっ、これ以上我慢できないぃっ！）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'm done for, I can't stand it anymore!)</text:p>
          </table:table-cell>
          <table:table-cell table:number-columns-repeated="1020"/>
        </table:table-row>
        <table:table-row>
          <table:table-cell table:style-name="ce0" office:value-type="string">
            <text:p>そ、そ、その辺で・・・してくるっ！　待ってて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-Y-Yeah, over there... should do! Wait here!</text:p>
          </table:table-cell>
          <table:table-cell table:number-columns-repeated="1020"/>
        </table:table-row>
        <table:table-row>
          <table:table-cell table:style-name="ce0" office:value-type="string">
            <text:p>（ど、ど、どうしよ・・・！　こんな時におトイレ
・・・我慢できないよぉ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-W-What should I do...?! I need the toilet...
and at the worst possible time, too...!)</text:p>
          </table:table-cell>
          <table:table-cell table:number-columns-repeated="1020"/>
        </table:table-row>
        <table:table-row>
          <table:table-cell table:style-name="ce0" office:value-type="string">
            <text:p>（ああ・・・もれそう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ah... I'm gonna leak...!)</text:p>
          </table:table-cell>
          <table:table-cell table:number-columns-repeated="1020"/>
        </table:table-row>
        <table:table-row>
          <table:table-cell table:style-name="ce0" office:value-type="string">
            <text:p>ご、ごめんね！　ちょっと、その・・・行ってくる
から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... I'll be back in no time!</text:p>
          </table:table-cell>
          <table:table-cell table:number-columns-repeated="1020"/>
        </table:table-row>
        <table:table-row>
          <table:table-cell table:style-name="ce0" office:value-type="string">
            <text:p>レ、レグマくん、あのね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, um, hey...</text:p>
          </table:table-cell>
          <table:table-cell table:number-columns-repeated="1020"/>
        </table:table-row>
        <table:table-row>
          <table:table-cell table:style-name="ce0" office:value-type="string">
            <text:p>もちろんシャルシャルさんを見つけながらで
いいんだけど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f course, it's important we find
Sharusharu-san as soon as possible, but...</text:p>
          </table:table-cell>
          <table:table-cell table:number-columns-repeated="1020"/>
        </table:table-row>
        <table:table-row>
          <table:table-cell table:style-name="ce0" office:value-type="string">
            <text:p>おトイレがあったら、ちょっとだけ待って
もらってもいい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we do come across a bathroom, it's okay if
I need to stop in there real quick, right...?</text:p>
          </table:table-cell>
          <table:table-cell table:number-columns-repeated="1020"/>
        </table:table-row>
        <table:table-row>
          <table:table-cell table:style-name="ce0" office:value-type="string">
            <text:p>ど、どうしようかな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-What should I do...</text:p>
          </table:table-cell>
          <table:table-cell table:number-columns-repeated="1020"/>
        </table:table-row>
        <table:table-row>
          <table:table-cell table:style-name="ce0" office:value-type="string">
            <text:p>ま、また失敗しないように済ませちゃったほうが
いいかな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guess it would be better to get it over
with than to have another accident...?</text:p>
          </table:table-cell>
          <table:table-cell table:number-columns-repeated="1020"/>
        </table:table-row>
        <table:table-row>
          <table:table-cell table:style-name="ce0" office:value-type="string">
            <text:p>う、うん。　わかった・・・</text:p>
          </table:table-cell>
          <table:table-cell table:style-name="ce0" office:value-type="string">
            <text:p>Outdoor pee (wet) - L5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kay. Got it...</text:p>
          </table:table-cell>
          <table:table-cell table:number-columns-repeated="1020"/>
        </table:table-row>
        <table:table-row>
          <table:table-cell table:style-name="ce0" office:value-type="string">
            <text:p>そっ、それはちょっと・・・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say that...!</text:p>
          </table:table-cell>
          <table:table-cell table:number-columns-repeated="1020"/>
        </table:table-row>
        <table:table-row>
          <table:table-cell table:style-name="ce0" office:value-type="string">
            <text:p>ちゃんとおトイレでしないとダメだよ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a grown-up, I can't just not use a toilet...!</text:p>
          </table:table-cell>
          <table:table-cell table:number-columns-repeated="1020"/>
        </table:table-row>
        <table:table-row>
          <table:table-cell table:style-name="ce0" office:value-type="string">
            <text:p>レグマくん、早く着替えたい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I wanna change out of these
clothes already...</text:p>
          </table:table-cell>
          <table:table-cell table:number-columns-repeated="1020"/>
        </table:table-row>
        <table:table-row>
          <table:table-cell table:style-name="ce0" office:value-type="string">
            <text:p>そ、それに・・・またおトイレ行きたくなっちゃった
んだ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nd also... I need to use the toilet again...</text:p>
          </table:table-cell>
          <table:table-cell table:number-columns-repeated="1020"/>
        </table:table-row>
        <table:table-row>
          <table:table-cell table:style-name="ce0" office:value-type="string">
            <text:p>シャルシャルさん・・・どこぉ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arusharu-san... where are you?</text:p>
          </table:table-cell>
          <table:table-cell table:number-columns-repeated="1020"/>
        </table:table-row>
        <table:table-row>
          <table:table-cell table:style-name="ce0" office:value-type="string">
            <text:p>な、なかなか見つからないね・・・（そわそわ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-She's nowhere to be found... *squirm*</text:p>
          </table:table-cell>
          <table:table-cell table:number-columns-repeated="1020"/>
        </table:table-row>
        <table:table-row>
          <table:table-cell table:style-name="ce0" office:value-type="string">
            <text:p>やだ・・・早く着替えないと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gh... I have to change out of these, quickly...</text:p>
          </table:table-cell>
          <table:table-cell table:number-columns-repeated="1020"/>
        </table:table-row>
        <table:table-row>
          <table:table-cell table:style-name="ce0" office:value-type="string">
            <text:p>シャルシャルさん、どこにいるのかな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where is Sharusharu-san, anyway?</text:p>
          </table:table-cell>
          <table:table-cell table:number-columns-repeated="1020"/>
        </table:table-row>
        <table:table-row>
          <table:table-cell table:style-name="ce0" office:value-type="string">
            <text:p>い、急がなきゃ・・・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-We should hurry...!</text:p>
          </table:table-cell>
          <table:table-cell table:number-columns-repeated="1020"/>
        </table:table-row>
        <table:table-row>
          <table:table-cell table:style-name="ce0" office:value-type="string">
            <text:p>この建物のどこかに、シャルシャルさんが
捕まってるんだよね。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mewhere in this building, Sharusharu-san
is being held captive.</text:p>
          </table:table-cell>
          <table:table-cell table:number-columns-repeated="1020"/>
        </table:table-row>
        <table:table-row>
          <table:table-cell table:style-name="ce0" office:value-type="string">
            <text:p>早く見つけて、助けてあげなくちゃ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e gotta find her so we can save her!</text:p>
          </table:table-cell>
          <table:table-cell table:number-columns-repeated="1020"/>
        </table:table-row>
        <table:table-row>
          <table:table-cell table:style-name="ce0" office:value-type="string">
            <text:p>だ・・・っ、だめ・・・っ！　もう・・・限界ぃ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I can't...! It's more than... I can...!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し、したい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... I need the toilet!!</text:p>
          </table:table-cell>
          <table:table-cell table:number-columns-repeated="1020"/>
        </table:table-row>
        <table:table-row>
          <table:table-cell table:style-name="ce0" office:value-type="string">
            <text:p>あぁっ、もうヤバ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h, it's getting really bad...!</text:p>
          </table:table-cell>
          <table:table-cell table:number-columns-repeated="1020"/>
        </table:table-row>
        <table:table-row>
          <table:table-cell table:style-name="ce0" office:value-type="string">
            <text:p>も、もれちゃいそうなんだけど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going to leak out...!!</text:p>
          </table:table-cell>
          <table:table-cell table:number-columns-repeated="1020"/>
        </table:table-row>
        <table:table-row>
          <table:table-cell table:style-name="ce0" office:value-type="string">
            <text:p>レグマくん、わ、悪いんだけど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s-sorry to ask, but... umm...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いから、ちょっと寄ってもらっても
いいかな・・・っ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use the toilet, so can we please
take a rest stop...?</text:p>
          </table:table-cell>
          <table:table-cell table:number-columns-repeated="1020"/>
        </table:table-row>
        <table:table-row>
          <table:table-cell table:style-name="ce0" office:value-type="string">
            <text:p>（あー・・・どうしよう、おトイレ行きたいけど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... What should I do? I have to go to the
bathroom...)</text:p>
          </table:table-cell>
          <table:table-cell table:number-columns-repeated="1020"/>
        </table:table-row>
        <table:table-row>
          <table:table-cell table:style-name="ce0" office:value-type="string">
            <text:p>（も、もうちょっとだけ我慢しよ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H-Hang in there a little longer...)</text:p>
          </table:table-cell>
          <table:table-cell table:number-columns-repeated="1020"/>
        </table:table-row>
        <table:table-row>
          <table:table-cell table:style-name="ce0" office:value-type="string">
            <text:p>うう・・・、恥ずかしいよ・・・こんなの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gh, this is so embarrassing...</text:p>
          </table:table-cell>
          <table:table-cell table:number-columns-repeated="1020"/>
        </table:table-row>
        <table:table-row>
          <table:table-cell table:style-name="ce0" office:value-type="string">
            <text:p>（ちょっぴりおトイレ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have to pee, just a tiny bit...)</text:p>
          </table:table-cell>
          <table:table-cell table:number-columns-repeated="1020"/>
        </table:table-row>
        <table:table-row>
          <table:table-cell table:style-name="ce0" office:value-type="string">
            <text:p>（まだぜんぜん我慢できるけど、どうしよう。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For now I'm sure I can still hold it, but what
am I gonna do?)</text:p>
          </table:table-cell>
          <table:table-cell table:number-columns-repeated="1020"/>
        </table:table-row>
        <table:table-row>
          <table:table-cell table:style-name="ce0" office:value-type="string">
            <text:p>盗賊団に捕まってるシャルシャルさんを
助けに行こ！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et's go take Sharusharu back from the bandit
gang!</text:p>
          </table:table-cell>
          <table:table-cell table:number-columns-repeated="1020"/>
        </table:table-row>
        <table:table-row>
          <table:table-cell table:style-name="ce0" office:value-type="string">
            <text:p>うん、なんかできそうな気がしてきた！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that's kind of how I'm feeling!</text:p>
          </table:table-cell>
          <table:table-cell table:number-columns-repeated="1020"/>
        </table:table-row>
        <table:table-row>
          <table:table-cell table:style-name="ce0" office:value-type="string">
            <text:p>森の奥には、お城の兵士たちでも敵わない
強～い盗賊団がいるかもしれないんだよね・・・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thinking about a super-strong bandit
gang that even the castle soldiers are no
match for, hiding deep in this forest...</text:p>
          </table:table-cell>
          <table:table-cell table:number-columns-repeated="1020"/>
        </table:table-row>
        <table:table-row>
          <table:table-cell table:style-name="ce0" office:value-type="string">
            <text:p>なんか、緊張してきちゃった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might be starting to lose my nerve...</text:p>
          </table:table-cell>
          <table:table-cell table:number-columns-repeated="1020"/>
        </table:table-row>
        <table:table-row>
          <table:table-cell table:style-name="ce0" office:value-type="string">
            <text:p>“北の森の奥”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“In the back of the forest to the north”, huh...?</text:p>
          </table:table-cell>
          <table:table-cell table:number-columns-repeated="1020"/>
        </table:table-row>
        <table:table-row>
          <table:table-cell table:style-name="ce0" office:value-type="string">
            <text:p>どこのことかな・・・？</text:p>
          </table:table-cell>
          <table:table-cell table:style-name="ce0"/>
          <table:table-cell table:style-name="ce0"/>
          <table:table-cell table:style-name="ce0" office:value-type="string">
            <text:p>I wonder what's going on there...?</text:p>
          </table:table-cell>
          <table:table-cell table:number-columns-repeated="1020"/>
        </table:table-row>
        <table:table-row>
          <table:table-cell table:style-name="ce0" office:value-type="string">
            <text:p>ねえ、シャルシャルさんと同級生の子って、
オシル湖で誘拐された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both Sharusharu-san and the girl from
our class were kidnapped at Lake Oshiru.</text:p>
          </table:table-cell>
          <table:table-cell table:number-columns-repeated="1020"/>
        </table:table-row>
        <table:table-row>
          <table:table-cell table:style-name="ce0" office:value-type="string">
            <text:p>オシル湖のどこかで、同級生の手掛かり
みたいなモノって見つからない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if we can find any clues about
that classmate at the lake?</text:p>
          </table:table-cell>
          <table:table-cell table:number-columns-repeated="1020"/>
        </table:table-row>
        <table:table-row>
          <table:table-cell table:style-name="ce0" office:value-type="string">
            <text:p>ユーリャ教会で加護の儀式を受け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to St. Yuria's to receive the
Blessing Ritual, right?</text:p>
          </table:table-cell>
          <table:table-cell table:number-columns-repeated="1020"/>
        </table:table-row>
        <table:table-row>
          <table:table-cell table:style-name="ce0" office:value-type="string">
            <text:p>儀式ってどんなのかな？
なんかこう、ぶおおおおんっ！　ていうのを
期待しちゃう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ritual's like? I'm thinking
it'll be all like, Bwhooooon!</text:p>
          </table:table-cell>
          <table:table-cell table:number-columns-repeated="1020"/>
        </table:table-row>
        <table:table-row>
          <table:table-cell table:style-name="ce0" office:value-type="string">
            <text:p>加護の儀式よりも、先にシャルシャルっていう
人へのお届け物を済ませ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efore we go to the ceremony, don't we have to
deliver this parcel to that Sharusharu person?</text:p>
          </table:table-cell>
          <table:table-cell table:number-columns-repeated="1020"/>
        </table:table-row>
        <table:table-row>
          <table:table-cell table:style-name="ce0" office:value-type="string">
            <text:p>城下町って広いから、探すの大変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town is huge, so finding her is gonna
be tough.</text:p>
          </table:table-cell>
          <table:table-cell table:number-columns-repeated="1020"/>
        </table:table-row>
        <table:table-row>
          <table:table-cell table:style-name="ce0" office:value-type="string">
            <text:p>ふ・・・っ、ぅうっ！　もぉ・・・限界だよぉ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... uuuh! I... can't hold it anymore...!</text:p>
          </table:table-cell>
          <table:table-cell table:number-columns-repeated="1020"/>
        </table:table-row>
        <table:table-row>
          <table:table-cell table:style-name="ce0" office:value-type="string">
            <text:p>し、しょうがないよねっ！　生理現象なんだし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ere's no other way! It's a natural
phenomenon, and all!</text:p>
          </table:table-cell>
          <table:table-cell table:number-columns-repeated="1020"/>
        </table:table-row>
        <table:table-row>
          <table:table-cell table:style-name="ce0" office:value-type="string">
            <text:p>レ、レグマくん・・・！　わたし、もう・・・
おトイレ行かないとダメなんだけど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...! At this point... I have to
go to the toilet right now, or else...!</text:p>
          </table:table-cell>
          <table:table-cell table:number-columns-repeated="1020"/>
        </table:table-row>
        <table:table-row>
          <table:table-cell table:style-name="ce0" office:value-type="string">
            <text:p>ん・・・や、やっぱりそれしか・・・ない・・・よね。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huh.</text:p>
          </table:table-cell>
          <table:table-cell table:number-columns-repeated="1020"/>
        </table:table-row>
        <table:table-row>
          <table:table-cell table:style-name="ce0" office:value-type="string">
            <text:p>じゃ、じゃあ・・・っ、その・・・してくるから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ight... um... I'll be right back!</text:p>
          </table:table-cell>
          <table:table-cell table:number-columns-repeated="1020"/>
        </table:table-row>
        <table:table-row>
          <table:table-cell table:style-name="ce0" office:value-type="string">
            <text:p>ん・・・や、やっぱりそれしか・・・ない・・・よね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right?</text:p>
          </table:table-cell>
          <table:table-cell table:number-columns-repeated="1020"/>
        </table:table-row>
        <table:table-row>
          <table:table-cell table:style-name="ce0" office:value-type="string">
            <text:p>あ、あのね・・・おトイレ行きたいんだけど・・・。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... so, I need to go to the bathroom...</text:p>
          </table:table-cell>
          <table:table-cell table:number-columns-repeated="1020"/>
        </table:table-row>
        <table:table-row>
          <table:table-cell table:style-name="ce0" office:value-type="string">
            <text:p>けっこう我慢してるから、その・・・早め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held it quite a lot, so uh... quickly...</text:p>
          </table:table-cell>
          <table:table-cell table:number-columns-repeated="1020"/>
        </table:table-row>
        <table:table-row>
          <table:table-cell table:style-name="ce0" office:value-type="string">
            <text:p>うん・・・ま、また失敗しちゃうのはやだし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I don't wanna have another
accident, and all...</text:p>
          </table:table-cell>
          <table:table-cell table:number-columns-repeated="1020"/>
        </table:table-row>
        <table:table-row>
          <table:table-cell table:style-name="ce0" office:value-type="string">
            <text:p>そうしよっかな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uess I'll go...</text:p>
          </table:table-cell>
          <table:table-cell table:number-columns-repeated="1020"/>
        </table:table-row>
        <table:table-row>
          <table:table-cell table:style-name="ce0" office:value-type="string">
            <text:p>ちょっと行って来るから、待っててね・・・</text:p>
          </table:table-cell>
          <table:table-cell table:style-name="ce0" office:value-type="string">
            <text:p>Outdoor pee (wet)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be right back, so wait here, okay...?</text:p>
          </table:table-cell>
          <table:table-cell table:number-columns-repeated="1020"/>
        </table:table-row>
        <table:table-row>
          <table:table-cell table:style-name="ce0" office:value-type="string">
            <text:p>あ、あのね・・・おトイレ行きたいんだけど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, um... I want to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い、いやいや！　おトイレでもないとこで、
そんな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, no, no! Not in a place where there's
no toilets!</text:p>
          </table:table-cell>
          <table:table-cell table:number-columns-repeated="1020"/>
        </table:table-row>
        <table:table-row>
          <table:table-cell table:style-name="ce0" office:value-type="string">
            <text:p>（し、したいのはやまやまだけど・・・ちょっとムリ
だよ・・・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 really want to, but... I don't think I
could do that...)</text:p>
          </table:table-cell>
          <table:table-cell table:number-columns-repeated="1020"/>
        </table:table-row>
        <table:table-row>
          <table:table-cell table:style-name="ce0" office:value-type="string">
            <text:p>（早く着替えたいし・・・おトイレ休憩も
欲しいよぉ・・・）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wanna get changed, and... take a
toilet break, too...)</text:p>
          </table:table-cell>
          <table:table-cell table:number-columns-repeated="1020"/>
        </table:table-row>
        <table:table-row>
          <table:table-cell table:style-name="ce0" office:value-type="string">
            <text:p>（そ、そろそろ・・・おトイレ休憩が欲しいところ
なんだけど・・・）</text:p>
          </table:table-cell>
          <table:table-cell table:style-name="ce0" office:value-type="string">
            <text:p>Cha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'm... gonna need a toilet break pretty
soon...)</text:p>
          </table:table-cell>
          <table:table-cell table:number-columns-repeated="1020"/>
        </table:table-row>
        <table:table-row>
          <table:table-cell table:style-name="ce0" office:value-type="string">
            <text:p>はは・・・や、やっちゃったよ・・・
ごめんね、恥ずかしいカッコで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ha... I-I had an accident... Sorry you had
to see me in this embarrassing state...</text:p>
          </table:table-cell>
          <table:table-cell table:number-columns-repeated="1020"/>
        </table:table-row>
        <table:table-row>
          <table:table-cell table:style-name="ce0" office:value-type="string">
            <text:p>近くにおトイレ・・・無いかな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 are no toilets nearby... right...?</text:p>
          </table:table-cell>
          <table:table-cell table:number-columns-repeated="1020"/>
        </table:table-row>
        <table:table-row>
          <table:table-cell table:style-name="ce0" office:value-type="string">
            <text:p>トロッコ乗れなかったのは、まあ残念だ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kind of a shame that we couldn't take the
rail cars...</text:p>
          </table:table-cell>
          <table:table-cell table:number-columns-repeated="1020"/>
        </table:table-row>
        <table:table-row>
          <table:table-cell table:style-name="ce0" office:value-type="string">
            <text:p>山の散策も楽しいから、まいっ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ut, a stroll through the mountains is fun too,
so it's all good!</text:p>
          </table:table-cell>
          <table:table-cell table:number-columns-repeated="1020"/>
        </table:table-row>
        <table:table-row>
          <table:table-cell table:style-name="ce0" office:value-type="string">
            <text:p>加護の儀式って、どんなのかな？
楽しみだ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blessing ritual is gonna be
like? I can't wait～!</text:p>
          </table:table-cell>
          <table:table-cell table:number-columns-repeated="1020"/>
        </table:table-row>
        <table:table-row>
          <table:table-cell table:style-name="ce0" office:value-type="string">
            <text:p>マハイ山でトロッコに乗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take the rail cars over Mt. Mahai,
right?</text:p>
          </table:table-cell>
          <table:table-cell table:number-columns-repeated="1020"/>
        </table:table-row>
        <table:table-row>
          <table:table-cell table:style-name="ce0" office:value-type="string">
            <text:p>トロッコってどんなのかな？　わたし生まれて
初めて乗るんだよ～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y're like? It'll be my first
time ever taking a rail car～! ♪</text:p>
          </table:table-cell>
          <table:table-cell table:number-columns-repeated="1020"/>
        </table:table-row>
        <table:table-row>
          <table:table-cell table:style-name="ce0" office:value-type="string">
            <text:p>ま、また・・・でちゃうよぉ・・・っ！！</text:p>
          </table:table-cell>
          <table:table-cell table:style-name="ce0" office:value-type="string">
            <text:p>Cha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t again... I'm gonna pee myself...!!</text:p>
          </table:table-cell>
          <table:table-cell table:number-columns-repeated="1020"/>
        </table:table-row>
        <table:table-row>
          <table:table-cell table:style-name="ce0" office:value-type="string">
            <text:p>す、すぐ済ませて来るからっ！　ぅう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ll do it and come straight back! Uuh...!</text:p>
          </table:table-cell>
          <table:table-cell table:number-columns-repeated="1020"/>
        </table:table-row>
        <table:table-row>
          <table:table-cell table:style-name="ce0" office:value-type="string">
            <text:p>でちゃう・・・っ！　でちゃう・・・っ！　あぁ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onna pee...! Gonna pee...! Aaah...!</text:p>
          </table:table-cell>
          <table:table-cell table:number-columns-repeated="1020"/>
        </table:table-row>
        <table:table-row>
          <table:table-cell table:style-name="ce0" office:value-type="string">
            <text:p>あぁ・・・お、おトイレ行きた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... I, I wanna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わたし、そろそろ限界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about at my limit, here...!</text:p>
          </table:table-cell>
          <table:table-cell table:number-columns-repeated="1020"/>
        </table:table-row>
        <table:table-row>
          <table:table-cell table:style-name="ce0" office:value-type="string">
            <text:p>い、いくらなんでも・・・ここじゃ・・・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matter how bad it is... I couldn't...!</text:p>
          </table:table-cell>
          <table:table-cell table:number-columns-repeated="1020"/>
        </table:table-row>
        <table:table-row>
          <table:table-cell table:style-name="ce0" office:value-type="string">
            <text:p>うう・・・で、でも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h... b-but...</text:p>
          </table:table-cell>
          <table:table-cell table:number-columns-repeated="1020"/>
        </table:table-row>
        <table:table-row>
          <table:table-cell table:style-name="ce0" office:value-type="string">
            <text:p>んっ、く・・・っ！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kuh...!</text:p>
          </table:table-cell>
          <table:table-cell table:number-columns-repeated="1020"/>
        </table:table-row>
        <table:table-row>
          <table:table-cell table:style-name="ce0" office:value-type="string">
            <text:p>な、内緒だからね・・・っ！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-Keep this a secret...!</text:p>
          </table:table-cell>
          <table:table-cell table:number-columns-repeated="1020"/>
        </table:table-row>
        <table:table-row>
          <table:table-cell table:style-name="ce0" office:value-type="string">
            <text:p>レグマくん・・・お、おトイレ行かせて・・・っ</text:p>
          </table:table-cell>
          <table:table-cell table:style-name="ce0" office:value-type="string">
            <text:p>Chat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... l-let me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・・・で、でも・・・うぅ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B-But... ooh...</text:p>
          </table:table-cell>
          <table:table-cell table:number-columns-repeated="1020"/>
        </table:table-row>
        <table:table-row>
          <table:table-cell table:style-name="ce0" office:value-type="string">
            <text:p>分かった・・・ちゃんと見張っててね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e... stand guard, would you...?</text:p>
          </table:table-cell>
          <table:table-cell table:number-columns-repeated="1020"/>
        </table:table-row>
        <table:table-row>
          <table:table-cell table:style-name="ce0" office:value-type="string">
            <text:p>い、急いでるのは分かってるんだけど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ize we have to hurry, but...</text:p>
          </table:table-cell>
          <table:table-cell table:number-columns-repeated="1020"/>
        </table:table-row>
        <table:table-row>
          <table:table-cell table:style-name="ce0" office:value-type="string">
            <text:p>ごめん・・・わたし、さっきからおトイレ行きたくて
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... I've actually wanted to go to the
bathroom for a while now...</text:p>
          </table:table-cell>
          <table:table-cell table:number-columns-repeated="1020"/>
        </table:table-row>
        <table:table-row>
          <table:table-cell table:style-name="ce0" office:value-type="string">
            <text:p>そっ、そんなの・・・できないよ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 do... something like that!</text:p>
          </table:table-cell>
          <table:table-cell table:number-columns-repeated="1020"/>
        </table:table-row>
        <table:table-row>
          <table:table-cell table:style-name="ce0" office:value-type="string">
            <text:p>レグマくんのえっち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you perv...!</text:p>
          </table:table-cell>
          <table:table-cell table:number-columns-repeated="1020"/>
        </table:table-row>
        <table:table-row>
          <table:table-cell table:style-name="ce0" office:value-type="string">
            <text:p>あ・・・あのね・・・</text:p>
          </table:table-cell>
          <table:table-cell table:style-name="ce0" office:value-type="string">
            <text:p>Chat (wet)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... hey...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行きたいんだけど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I... I'd like to visit the bathroom...</text:p>
          </table:table-cell>
          <table:table-cell table:number-columns-repeated="1020"/>
        </table:table-row>
        <table:table-row>
          <table:table-cell table:style-name="ce0" office:value-type="string">
            <text:p>えっ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hh... umm...</text:p>
          </table:table-cell>
          <table:table-cell table:number-columns-repeated="1020"/>
        </table:table-row>
        <table:table-row>
          <table:table-cell table:style-name="ce0" office:value-type="string">
            <text:p>お、おトイレに行ってる時間なんて・・・
無いよね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don't have... time to go to the bathroom,
do I...?</text:p>
          </table:table-cell>
          <table:table-cell table:number-columns-repeated="1020"/>
        </table:table-row>
        <table:table-row>
          <table:table-cell table:style-name="ce0" office:value-type="string">
            <text:p>こ、この年になってお漏らしなんて・・・
情けないよ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-To wet myself at my age...
I'm so pathetic...</text:p>
          </table:table-cell>
          <table:table-cell table:number-columns-repeated="1020"/>
        </table:table-row>
        <table:table-row>
          <table:table-cell table:style-name="ce0" office:value-type="string">
            <text:p>（時間があったらおトイレに寄りたいかも・・・）</text:p>
          </table:table-cell>
          <table:table-cell table:style-name="ce0" office:value-type="string">
            <text:p>Cha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might wanna stop by the bathroom, if we
have time...)</text:p>
          </table:table-cell>
          <table:table-cell table:number-columns-repeated="1020"/>
        </table:table-row>
        <table:table-row>
          <table:table-cell table:style-name="ce0" office:value-type="string">
            <text:p>早くお母さんのところに熱さまシードを持って
いって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need to take the Mediseed to that girl's
Mom, ASAP!</text:p>
          </table:table-cell>
          <table:table-cell table:number-columns-repeated="1020"/>
        </table:table-row>
        <table:table-row>
          <table:table-cell table:style-name="ce0" office:value-type="string">
            <text:p>ダーブ洞窟のどっかに、解熱作用がある
【熱さまシード】があ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's a fever medicine called a “Mediseed”
somewhere in Dābu Cavern, right?</text:p>
          </table:table-cell>
          <table:table-cell table:number-columns-repeated="1020"/>
        </table:table-row>
        <table:table-row>
          <table:table-cell table:style-name="ce0" office:value-type="string">
            <text:p>早くみつけて、お母さんのところに持っていって
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and find one quick, so we can bring
it to the sick girl's Mom!</text:p>
          </table:table-cell>
          <table:table-cell table:number-columns-repeated="1020"/>
        </table:table-row>
        <table:table-row>
          <table:table-cell table:style-name="ce0" office:value-type="string">
            <text:p>う・・・うん・・・っ、分かった・・・！　ちょっと
してくるから、み、見張っててねっ！！</text:p>
          </table:table-cell>
          <table:table-cell table:style-name="ce0" office:value-type="string">
            <text:p>Outdoor pee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... yeah... fine...! I'll go quick, so k-keep a 
look out, okay?!!</text:p>
          </table:table-cell>
          <table:table-cell table:number-columns-repeated="1020"/>
        </table:table-row>
        <table:table-row>
          <table:table-cell table:style-name="ce0" office:value-type="string">
            <text:p>んぅ・・・っ！　も・・・もぉ・・・ぁうっ！
もれちゃう・・・っ！！　もれちゃうぅ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gh...! N... no... agh! It's gonna come out...!!
It's all gonna come ooout!!</text:p>
          </table:table-cell>
          <table:table-cell table:number-columns-repeated="1020"/>
        </table:table-row>
        <table:table-row>
          <table:table-cell table:style-name="ce0" office:value-type="string">
            <text:p>お願い、おトイレ行きたいの・・・っ！
ねえってば・・・っ！</text:p>
          </table:table-cell>
          <table:table-cell table:style-name="ce0" office:value-type="string">
            <text:p>?</text:p>
          </table:table-cell>
          <table:table-cell table:style-name="ce0"/>
          <table:table-cell table:style-name="ce0" office:value-type="string">
            <text:p>I'm begging you, I need to go to the toilet...!
Hey, seriously...!</text:p>
          </table:table-cell>
          <table:table-cell table:number-columns-repeated="1020"/>
        </table:table-row>
        <table:table-row>
          <table:table-cell table:style-name="ce0" office:value-type="string">
            <text:p>・・・えっ！？　こ、ここで・・・っ！？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Eh?! R-Right here...?!</text:p>
          </table:table-cell>
          <table:table-cell table:number-columns-repeated="1020"/>
        </table:table-row>
        <table:table-row>
          <table:table-cell table:style-name="ce0" office:value-type="string">
            <text:p>えと、でも・・・そ、そんなの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but... th-that would be...</text:p>
          </table:table-cell>
          <table:table-cell table:number-columns-repeated="1020"/>
        </table:table-row>
        <table:table-row>
          <table:table-cell table:style-name="ce0" office:value-type="string">
            <text:p>ぅうっ！　（考えたら・・・急に・・・っ！）</text:p>
          </table:table-cell>
          <table:table-cell table:style-name="ce0" office:value-type="string">
            <text:p>Outdoor pee (wet)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gotta go...!)</text:p>
          </table:table-cell>
          <table:table-cell table:number-columns-repeated="1020"/>
        </table:table-row>
        <table:table-row>
          <table:table-cell table:style-name="ce0" office:value-type="string">
            <text:p>じゃ、じゃあ・・・ちょっと・・・し、してくるね・・・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n that case... just a sec... I-I'll be back...</text:p>
          </table:table-cell>
          <table:table-cell table:number-columns-repeated="1020"/>
        </table:table-row>
        <table:table-row>
          <table:table-cell table:style-name="ce0" office:value-type="string">
            <text:p>ねえっ、お、おトイレ行きたいのっ！
わたし・・・っ、もぅ・・・我慢が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C'mon, I-I wanna go to the toilet! I just
can't... hold it in... any more...!</text:p>
          </table:table-cell>
          <table:table-cell table:number-columns-repeated="1020"/>
        </table:table-row>
        <table:table-row>
          <table:table-cell table:style-name="ce0" office:value-type="string">
            <text:p>ぅうっ！　（考えたら・・・もう・・・っ！）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I can't...!)</text:p>
          </table:table-cell>
          <table:table-cell table:number-columns-repeated="1020"/>
        </table:table-row>
        <table:table-row>
          <table:table-cell table:style-name="ce0" office:value-type="string">
            <text:p>えっと、あの・・・お、おトイレ行きたく
なっちゃったんだけど・・・</text:p>
          </table:table-cell>
          <table:table-cell table:style-name="ce0" office:value-type="string">
            <text:p>Cha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umm... I-I'm starting to need to go to
the toilet...</text:p>
          </table:table-cell>
          <table:table-cell table:number-columns-repeated="1020"/>
        </table:table-row>
        <table:table-row>
          <table:table-cell table:style-name="ce0" office:value-type="string">
            <text:p>ちょ、ここで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—, right here?!</text:p>
          </table:table-cell>
          <table:table-cell table:number-columns-repeated="1020"/>
        </table:table-row>
        <table:table-row>
          <table:table-cell table:style-name="ce0" office:value-type="string">
            <text:p>そ、そこまで切羽つまってないよぉっ！
もう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not that bad, okay?! Geez!</text:p>
          </table:table-cell>
          <table:table-cell table:number-columns-repeated="1020"/>
        </table:table-row>
        <table:table-row>
          <table:table-cell table:style-name="ce0" office:value-type="string">
            <text:p>それより、おトイレに行かせてよ・・・っ！</text:p>
          </table:table-cell>
          <table:table-cell table:style-name="ce0" office:value-type="string">
            <text:p>Outdoor pee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way, just let me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レグマくん、あのね・・・もし時間あったらで
いいんだけど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hey... maybe if we have time,
and it's okay with you...</text:p>
          </table:table-cell>
          <table:table-cell table:number-columns-repeated="1020"/>
        </table:table-row>
        <table:table-row>
          <table:table-cell table:style-name="ce0" office:value-type="string">
            <text:p>その・・・ちょっと、おトイレに寄りたいな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at is... I kinda wanna stop by a toilet...</text:p>
          </table:table-cell>
          <table:table-cell table:number-columns-repeated="1020"/>
        </table:table-row>
        <table:table-row>
          <table:table-cell table:style-name="ce0" office:value-type="string">
            <text:p>ぅう・・・ぐすっ・・・ご・・・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h.. *sob*... s... sorry...</text:p>
          </table:table-cell>
          <table:table-cell table:number-columns-repeated="1020"/>
        </table:table-row>
        <table:table-row>
          <table:table-cell table:style-name="ce0" office:value-type="string">
            <text:p>港町のどこかに、地図を持った同級生が
いるかもしれない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ne of our classmates might be somewhere in
the port town, and they have a map too.</text:p>
          </table:table-cell>
          <table:table-cell table:number-columns-repeated="1020"/>
        </table:table-row>
        <table:table-row>
          <table:table-cell table:style-name="ce0" office:value-type="string">
            <text:p>まだ急げば見つかる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still find them if we hurry!</text:p>
          </table:table-cell>
          <table:table-cell table:number-columns-repeated="1020"/>
        </table:table-row>
        <table:table-row>
          <table:table-cell table:style-name="ce0" office:value-type="string">
            <text:p>（あ、でも・・・ちょっとおトイレ行きたいな・・・）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, but... I kinda wanna go to the toilet...)</text:p>
          </table:table-cell>
          <table:table-cell table:number-columns-repeated="1020"/>
        </table:table-row>
        <table:table-row>
          <table:table-cell table:style-name="ce0" office:value-type="string">
            <text:p>確か・・・ドノ村の南にある森を東へ抜けるん
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think... we were meant go to the forest south
of Dono village, and take the exit to the east.</text:p>
          </table:table-cell>
          <table:table-cell table:number-columns-repeated="1020"/>
        </table:table-row>
        <table:table-row>
          <table:table-cell table:style-name="ce0" office:value-type="string">
            <text:p>早く港町ザザーブへ行って同級生を見つけ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to Zazābu Port Town and find our
classmate!</text:p>
          </table:table-cell>
          <table:table-cell table:number-columns-repeated="1020"/>
        </table:table-row>
        <table:table-row>
          <table:table-cell table:style-name="ce0" office:value-type="string">
            <text:p>やばい、やばいっ、やばぃぃっ、だめ、も、もう
限界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れちゃうっ、た、助けてぇ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出ちゃう出ちゃううぅっ！！　も、もれちゃうぅ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、あの！　きゅ、休憩しないのっ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っと、休憩って言うか、その、ト・・・トイレ・・・
行かせてほしいんだけど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だから・・・そうじゃなくて・・・トイレだってば
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、なんか、こういう所で言うのもアレなん
だけど、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、トイレに・・・行きたいんだけど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、聞こえなかったことにしてあげるから
二度とそういうの言わないでよ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、水持ってないの・・・？　のど渇いたんだけど
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-You wouldn't happen to have any water,
would you...? I'm parched...!</text:p>
          </table:table-cell>
          <table:table-cell table:number-columns-repeated="1020"/>
        </table:table-row>
        <table:table-row>
          <table:table-cell table:style-name="ce0" office:value-type="string">
            <text:p>ち、違うの・・・！　本当は我慢できたはずなの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は、その・・・じ、事故なんだも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ま、まだ先へ進むつもりなのかしら・・・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どうしよう・・・今さらトイレ行きたいとか
　言い出しづらいわね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・・・そろそろアレね。　みんな疲れて
きたと思うし、休憩とかあってもいいんじゃな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は平気だけど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残る敵は、ついに赤カラットのみね。
やっとここまで来た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相手も全力で来るはず。　こっちも最大限の
力で応戦し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んな小さな水晶みたいな玉で、時空のひずみ
を安定させることができるなん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ったいどういう原理なのかしら？
聞いたところで理解できないだろう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イオンマテル、ちゃんと6個集まった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、早く城の姫様のところに戻りましょう。
たくさん汗かいちゃった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イオンマテルは、全部で6個集めれば
いいの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逆に言えば、たった6個で時空やスターシップを
動かせるなんて、すごいわ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陸南部はどこへ行っても気温が高いから、
飲料水は多めに用意しないといけない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金は足りるかしら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無理、だめ・・・っ、も、もう我慢できない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もらししちゃう・・・っ、もうだめぇ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願いっ、わ、忘れて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乙女！　あたしちょっと、その、ト、トイレ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ろそろ我慢が・・・あの・・・できないかも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、ふざけてないでトイレ行かせてよ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、念のために言っておくけど、あたし、もう
けっこうな時間トイレ行ってないのよ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だから・・・つまり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、そういうことを言ってるんじゃないの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ばか！　ばかばか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っち見ないでよっ！！　ばか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、ねえ早乙女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さ、その・・・（ごにょごにょ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ょろきょろ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トイレがあったら、さりげなく行こうと思ってた
　けど・・・ちょっと言い出しづらいわね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魔界の植物、ユリネクスって言ったっけ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でアンモニアなんか栄養にしてるのよ！
もっと他の成分を主食にしなさいよね！　も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霊峰の頂上付近に強力な魔力反応・・・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達が到着するまで、そのままそこにいて
くれればいい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で魔力探知装置の完成に必要な材料が
そろったわけだけど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つけ出したカラット達を倒せるかどうかは、
あたし達の戦力次第よ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はあぁぁ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やっぱりゼリーちゃんはかわいいわね～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たして、魔物でもゼリーちゃんの魔性に
引き込まれるのか・・・見もの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食いついてくるようなら、いよいよ恐ろしい
存在ね、ゼリーちゃ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乙女！　レリグ・イアスを追いかけるわ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いかけたくないけど！　蛾だし！　どう見ても
蛾だし！！　追いかけたくないけど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ゼリーちゃんと目を合わせたら最後、また
あの魔性に引き込まれることにな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次は理性を保てる自信が無い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、絶対ボス来ると思ったんだけどな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戦わなくて済むなら、それに越したことは
ないけど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さと榴鉱石を見つけて持ち帰り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あ、でも、石ってことはすごく重いのかしら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、とりあえず見つけてから考えましょう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確かに、敵の動きを察知できれば便利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とは、相手を倒せるだけの力を付けるのみ、
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ぉ・・・げんかぃっ、だめ・・・でちゃう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... I'm at my limit, no... it's gonna come
out...!</text:p>
          </table:table-cell>
          <table:table-cell table:number-columns-repeated="1020"/>
        </table:table-row>
        <table:table-row>
          <table:table-cell table:style-name="ce0" office:value-type="string">
            <text:p>ほんとに・・・げ、限・・・界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is seriously... m-my absolute... limit...!!</text:p>
          </table:table-cell>
          <table:table-cell table:number-columns-repeated="1020"/>
        </table:table-row>
        <table:table-row>
          <table:table-cell table:style-name="ce0" office:value-type="string">
            <text:p>出ちゃう・・・でちゃう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coming... it's coming oooouuuut!!</text:p>
          </table:table-cell>
          <table:table-cell table:number-columns-repeated="1020"/>
        </table:table-row>
        <table:table-row>
          <table:table-cell table:style-name="ce0" office:value-type="string">
            <text:p>（ど、どうしよう・・・もう、トイレ・・・我慢できない
　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-What now... I can't... I can't take it
anymore...!)</text:p>
          </table:table-cell>
          <table:table-cell table:number-columns-repeated="1020"/>
        </table:table-row>
        <table:table-row>
          <table:table-cell table:style-name="ce0" office:value-type="string">
            <text:p>（は、早くしないと・・・も、もれちゃう・・・っ！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 need to pee now, or else... I'll w-wet
myself...!!)</text:p>
          </table:table-cell>
          <table:table-cell table:number-columns-repeated="1020"/>
        </table:table-row>
        <table:table-row>
          <table:table-cell table:style-name="ce0" office:value-type="string">
            <text:p>だ、だって！　こんなところで・・・で、できない
わよ・・・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ut! I-I can't just do it... in a place
like this...!!</text:p>
          </table:table-cell>
          <table:table-cell table:number-columns-repeated="1020"/>
        </table:table-row>
        <table:table-row>
          <table:table-cell table:style-name="ce0" office:value-type="string">
            <text:p>ど、どこかトイレ無いの・・・？（きょろきょろ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-Aren't there any toilets around here...?
*glance* *glance*</text:p>
          </table:table-cell>
          <table:table-cell table:number-columns-repeated="1020"/>
        </table:table-row>
        <table:table-row>
          <table:table-cell table:style-name="ce0" office:value-type="string">
            <text:p>ちょっと、あの・・・つらいんだけど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ou see, erm... I'm struggling, here...!</text:p>
          </table:table-cell>
          <table:table-cell table:number-columns-repeated="1020"/>
        </table:table-row>
        <table:table-row>
          <table:table-cell table:style-name="ce0" office:value-type="string">
            <text:p>あんたねえ！　デリカシーってのを
もっと学びなさいよ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y, you! Have you ever heard of a little thing
called “delicacy”...?</text:p>
          </table:table-cell>
          <table:table-cell table:number-columns-repeated="1020"/>
        </table:table-row>
        <table:table-row>
          <table:table-cell table:style-name="ce0" office:value-type="string">
            <text:p>も、もう少し時間があれば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J-Just a little longer, and...</text:p>
          </table:table-cell>
          <table:table-cell table:number-columns-repeated="1020"/>
        </table:table-row>
        <table:table-row>
          <table:table-cell table:style-name="ce0" office:value-type="string">
            <text:p>ちゃんとトイレに間に合ったんだからっ！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would have made it to the toilet just fine,
got it?!!</text:p>
          </table:table-cell>
          <table:table-cell table:number-columns-repeated="1020"/>
        </table:table-row>
        <table:table-row>
          <table:table-cell table:style-name="ce0" office:value-type="string">
            <text:p>トイレ行きたいような、そ、そんな気がするん
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sort of feel like I-I need to go to the
bathroom...</text:p>
          </table:table-cell>
          <table:table-cell table:number-columns-repeated="1020"/>
        </table:table-row>
        <table:table-row>
          <table:table-cell table:style-name="ce0" office:value-type="string">
            <text:p>（ちょっとトイレ行きたくなってきたけど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m starting to feel like I could use a visit
to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この段階で言うのは、早いかしら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suppose it's probably too soon to say
anything...)</text:p>
          </table:table-cell>
          <table:table-cell table:number-columns-repeated="1020"/>
        </table:table-row>
        <table:table-row>
          <table:table-cell table:style-name="ce0" office:value-type="string">
            <text:p>瘴魔状態になった盗賊団長のプリエラと
戦った時、これはもう、ヒトのなれの果てじゃ
ないかって思った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状態で理性を保ったまま行動できるとか、
いったいどういう心境なのかしら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さんの怪我、大したことなさそうで
安心した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世界の人たちが安全になるまで、
あたし達が頑張らないとね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きのミララとかいう子、かなりきわどい
ビジュアルだったわ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て言うか、攻撃の時に大事な部分がモロに
　見えてたような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南部は全体的に暑いから、水分だけは
しっかり確保しておかないと大変なことに
なるわ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だからと言って、あんまり一気に飲ませない
でよね。
それはそれで、あとが大変なんだか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敏感の呪いとか、また厄介な事してくれたわね、
青カラッ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とで、くすぐり地獄の刑にしてやろうかしら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熾天少女にしか見えないインク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それを使えば、秘密の交換日記とかできちゃう
　わね。　やってみたいかも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って、こんな時に何考えてんのよ、あたし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だか最近、誘拐騒ぎが多い気がする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get the feeling that kidnapping cases are
on the rise right now.</text:p>
          </table:table-cell>
          <table:table-cell table:number-columns-repeated="1020"/>
        </table:table-row>
        <table:table-row>
          <table:table-cell table:style-name="ce0" office:value-type="string">
            <text:p>ルミィさん、大丈夫かしら？　早く助けて
あげないと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 Lumii-san going to be okay? We have to
rescue her, quickly...</text:p>
          </table:table-cell>
          <table:table-cell table:number-columns-repeated="1020"/>
        </table:table-row>
        <table:table-row>
          <table:table-cell table:style-name="ce0" office:value-type="string">
            <text:p>鱗を拾ったら、シャルシャルさんの家に行って
み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w that we've got our scale, let's pay a visit
to Sharusharu's house.</text:p>
          </table:table-cell>
          <table:table-cell table:number-columns-repeated="1020"/>
        </table:table-row>
        <table:table-row>
          <table:table-cell table:style-name="ce0" office:value-type="string">
            <text:p>今頃、騎士団長さんとルミィさんが紅茶の
茶葉を分けてもらってると思う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expect the Knight Commander and Lumii-san
are picking up some of her tea leaves right
about now.</text:p>
          </table:table-cell>
          <table:table-cell table:number-columns-repeated="1020"/>
        </table:table-row>
        <table:table-row>
          <table:table-cell table:style-name="ce0" office:value-type="string">
            <text:p>この一行も、ずいぶんにぎやかになってきた
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ur little group has become quite the crowd,
don't you think?</text:p>
          </table:table-cell>
          <table:table-cell table:number-columns-repeated="1020"/>
        </table:table-row>
        <table:table-row>
          <table:table-cell table:style-name="ce0" office:value-type="string">
            <text:p>たこやきも戦闘で役に立つみたいだし、何より
だ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d if Takoyaki knows how to fight, then
that's all the better.</text:p>
          </table:table-cell>
          <table:table-cell table:number-columns-repeated="1020"/>
        </table:table-row>
        <table:table-row>
          <table:table-cell table:style-name="ce0" office:value-type="string">
            <text:p>結局、宇宙人の娘はこのままあたし達に
付いてくることになったの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looks like the alien girl really will be
sticking to us, after all.</text:p>
          </table:table-cell>
          <table:table-cell table:number-columns-repeated="1020"/>
        </table:table-row>
        <table:table-row>
          <table:table-cell table:style-name="ce0" office:value-type="string">
            <text:p>まあ、あの何とかバイザーは役に立つみたい
だし、いいんじゃない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suppose that visor-thingy of hers will
prove to be very useful, so why not?</text:p>
          </table:table-cell>
          <table:table-cell table:number-columns-repeated="1020"/>
        </table:table-row>
        <table:table-row>
          <table:table-cell table:style-name="ce0" office:value-type="string">
            <text:p>もう・・・もうだめ・・・っ、おしっこ・・・もれちゃう
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it's too late... I'm going to... pee
myself... nh!!</text:p>
          </table:table-cell>
          <table:table-cell table:number-columns-repeated="1020"/>
        </table:table-row>
        <table:table-row>
          <table:table-cell table:style-name="ce0" office:value-type="string">
            <text:p>我慢できなぃっ、もれちゃうっ！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hold it, it's going to come out!!!</text:p>
          </table:table-cell>
          <table:table-cell table:number-columns-repeated="1020"/>
        </table:table-row>
        <table:table-row>
          <table:table-cell table:style-name="ce0" office:value-type="string">
            <text:p>ぁ、ああ、限・・・界、ぃ、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ah, no... no m-more...!!</text:p>
          </table:table-cell>
          <table:table-cell table:number-columns-repeated="1020"/>
        </table:table-row>
        <table:table-row>
          <table:table-cell table:style-name="ce0" office:value-type="string">
            <text:p>ねえ、あ、あたし・・・ずっと我慢してる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I-I'm... really desperate!</text:p>
          </table:table-cell>
          <table:table-cell table:number-columns-repeated="1020"/>
        </table:table-row>
        <table:table-row>
          <table:table-cell table:style-name="ce0" office:value-type="string">
            <text:p>そろそろ・・・ト、トイレ行かせ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et me go to the toilet... anytime soon!</text:p>
          </table:table-cell>
          <table:table-cell table:number-columns-repeated="1020"/>
        </table:table-row>
        <table:table-row>
          <table:table-cell table:style-name="ce0" office:value-type="string">
            <text:p>こ、こ、今回だけだからねっ！！/////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J-J-Just this once, got it?!! /////</text:p>
          </table:table-cell>
          <table:table-cell table:number-columns-repeated="1020"/>
        </table:table-row>
        <table:table-row>
          <table:table-cell table:style-name="ce0" office:value-type="string">
            <text:p>あ、あたしはトイレに行きたいって言ってるの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'm saying I want to go to the toilet!</text:p>
          </table:table-cell>
          <table:table-cell table:number-columns-repeated="1020"/>
        </table:table-row>
        <table:table-row>
          <table:table-cell table:style-name="ce0" office:value-type="string">
            <text:p>人の話、聞きなさいよ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ay attention to people when they talk! ////</text:p>
          </table:table-cell>
          <table:table-cell table:number-columns-repeated="1020"/>
        </table:table-row>
        <table:table-row>
          <table:table-cell table:style-name="ce0" office:value-type="string">
            <text:p>あー、その・・・早乙女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hh, umm... Saotome...</text:p>
          </table:table-cell>
          <table:table-cell table:number-columns-repeated="1020"/>
        </table:table-row>
        <table:table-row>
          <table:table-cell table:style-name="ce0" office:value-type="string">
            <text:p>みんな、そろそろトイレとか行っておきたい
頃合いじゃないかし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uys? Don't you think this would be a good
time to stop by a restroom, or something?</text:p>
          </table:table-cell>
          <table:table-cell table:number-columns-repeated="1020"/>
        </table:table-row>
        <table:table-row>
          <table:table-cell table:style-name="ce0" office:value-type="string">
            <text:p>あ、あたしは、べつに・・・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...!</text:p>
          </table:table-cell>
          <table:table-cell table:number-columns-repeated="1020"/>
        </table:table-row>
        <table:table-row>
          <table:table-cell table:style-name="ce0" office:value-type="string">
            <text:p>べつに・・・（もじもじ・・・っ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t particularly... (fidget, fidget)</text:p>
          </table:table-cell>
          <table:table-cell table:number-columns-repeated="1020"/>
        </table:table-row>
        <table:table-row>
          <table:table-cell table:style-name="ce0" office:value-type="string">
            <text:p>この歳になって、お・・・おもらしなんて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 w-wet myself... at my age...</text:p>
          </table:table-cell>
          <table:table-cell table:number-columns-repeated="1020"/>
        </table:table-row>
        <table:table-row>
          <table:table-cell table:style-name="ce0" office:value-type="string">
            <text:p>わ・・・笑えばいいじゃないっ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... go on, laugh!</text:p>
          </table:table-cell>
          <table:table-cell table:number-columns-repeated="1020"/>
        </table:table-row>
        <table:table-row>
          <table:table-cell table:style-name="ce0" office:value-type="string">
            <text:p>（・・・そわそわ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Rustle, rustle)</text:p>
          </table:table-cell>
          <table:table-cell table:number-columns-repeated="1020"/>
        </table:table-row>
        <table:table-row>
          <table:table-cell table:style-name="ce0" office:value-type="string">
            <text:p>（け、けっこう溜まってきてる・・・トイレ行きたい
　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'm getting quite full... I want to go to the
bathroom...)</text:p>
          </table:table-cell>
          <table:table-cell table:number-columns-repeated="1020"/>
        </table:table-row>
        <table:table-row>
          <table:table-cell table:style-name="ce0" office:value-type="string">
            <text:p>進む時は進む。　休む時は休む。
行動にはメリハリが大事ね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's a time to move forward, and a time to
rest. Balance is important, don't you think?</text:p>
          </table:table-cell>
          <table:table-cell table:number-columns-repeated="1020"/>
        </table:table-row>
        <table:table-row>
          <table:table-cell table:style-name="ce0" office:value-type="string">
            <text:p>あたしが言いたいのは・・・そ、それだけよ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's... a-all I wanted to say.</text:p>
          </table:table-cell>
          <table:table-cell table:number-columns-repeated="1020"/>
        </table:table-row>
        <table:table-row>
          <table:table-cell table:style-name="ce0" office:value-type="string">
            <text:p>どう見ても目の前にあるのに、触れないと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 matter how much I look, it's definitely
there, and yet I can't touch it...</text:p>
          </table:table-cell>
          <table:table-cell table:number-columns-repeated="1020"/>
        </table:table-row>
        <table:table-row>
          <table:table-cell table:style-name="ce0" office:value-type="string">
            <text:p>なんか、こう、不気味というか・・・すごく
不思議な感じ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somehow... eerie... uncanny, even...</text:p>
          </table:table-cell>
          <table:table-cell table:number-columns-repeated="1020"/>
        </table:table-row>
        <table:table-row>
          <table:table-cell table:style-name="ce0" office:value-type="string">
            <text:p>消えちゃった子供、きっとオンドレラ邸の
どこかにいるんだ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missing child must be somewhere inside
Ondrera Manor.</text:p>
          </table:table-cell>
          <table:table-cell table:number-columns-repeated="1020"/>
        </table:table-row>
        <table:table-row>
          <table:table-cell table:style-name="ce0" office:value-type="string">
            <text:p>早く捜し出してあげなきゃ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have to go and find her, right away...!</text:p>
          </table:table-cell>
          <table:table-cell table:number-columns-repeated="1020"/>
        </table:table-row>
        <table:table-row>
          <table:table-cell table:style-name="ce0" office:value-type="string">
            <text:p>あの宇宙人の子、いつまで付きまとって
くるつもりかしら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how long that alien girl intends
on following us around?</text:p>
          </table:table-cell>
          <table:table-cell table:number-columns-repeated="1020"/>
        </table:table-row>
        <table:table-row>
          <table:table-cell table:style-name="ce0" office:value-type="string">
            <text:p>確かに、家へ帰れないってのは可哀そうだけど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f course, I feel bad that she can't get
back home, but...</text:p>
          </table:table-cell>
          <table:table-cell table:number-columns-repeated="1020"/>
        </table:table-row>
        <table:table-row>
          <table:table-cell table:style-name="ce0" office:value-type="string">
            <text:p>あたし達の1年分の記憶が掛かってるし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re not about to give up the last year
of our memories...</text:p>
          </table:table-cell>
          <table:table-cell table:number-columns-repeated="1020"/>
        </table:table-row>
        <table:table-row>
          <table:table-cell table:style-name="ce0" office:value-type="string">
            <text:p>今のうちに念のため言っておく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I should this in advance...</text:p>
          </table:table-cell>
          <table:table-cell table:number-columns-repeated="1020"/>
        </table:table-row>
        <table:table-row>
          <table:table-cell table:style-name="ce0" office:value-type="string">
            <text:p>あんた、女湯をのぞいたりしたら・・・どうなるか
分かってるんでしょうね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do realize what'll happen to you if you
peek into the ladies' baths... don't you?</text:p>
          </table:table-cell>
          <table:table-cell table:number-columns-repeated="1020"/>
        </table:table-row>
        <table:table-row>
          <table:table-cell table:style-name="ce0" office:value-type="string">
            <text:p>温泉の湧き出しを止めちゃう魔物って、いったい
どんなヤツ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what kind of monster could be
blocking the water supply to the hot springs?</text:p>
          </table:table-cell>
          <table:table-cell table:number-columns-repeated="1020"/>
        </table:table-row>
        <table:table-row>
          <table:table-cell table:style-name="ce0" office:value-type="string">
            <text:p>ネバネバした塊とか飛ばしてきたら、イヤ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had better not be some kind of gooey lump
that comes flying at us...</text:p>
          </table:table-cell>
          <table:table-cell table:number-columns-repeated="1020"/>
        </table:table-row>
        <table:table-row>
          <table:table-cell table:style-name="ce0" office:value-type="string">
            <text:p>まさか温泉に入れるとは思ってなかったから、
入浴セットとか持って来なかったん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never thought we'd be visiting a hot springs
resort, so I didn't bring towels or anything...</text:p>
          </table:table-cell>
          <table:table-cell table:number-columns-repeated="1020"/>
        </table:table-row>
        <table:table-row>
          <table:table-cell table:style-name="ce0" office:value-type="string">
            <text:p>現地に備え付けとかあるとい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they provide their own equipment.</text:p>
          </table:table-cell>
          <table:table-cell table:number-columns-repeated="1020"/>
        </table:table-row>
        <table:table-row>
          <table:table-cell table:style-name="ce0" office:value-type="string">
            <text:p>東部へ行くんでしょ？　まずは港町ザザーブへ
向かい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re going to the Eastlands, aren't we? We'll
need to head to Zazābu Port Town, first.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あたしが笑顔なの、そんなに
珍しいの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Is my smile really such a rare
sight...?!</text:p>
          </table:table-cell>
          <table:table-cell table:number-columns-repeated="1020"/>
        </table:table-row>
        <table:table-row>
          <table:table-cell table:style-name="ce0" office:value-type="string">
            <text:p>館長が実は魔力の研究をしていたってことは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the Chief was really researching Magic all
along, then...</text:p>
          </table:table-cell>
          <table:table-cell table:number-columns-repeated="1020"/>
        </table:table-row>
        <table:table-row>
          <table:table-cell table:style-name="ce0" office:value-type="string">
            <text:p>熾力を強化する研究ってのは、全部ウソだった
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would mean the story about her trying to
amplify our Seraphia was all a lie...</text:p>
          </table:table-cell>
          <table:table-cell table:number-columns-repeated="1020"/>
        </table:table-row>
        <table:table-row>
          <table:table-cell table:style-name="ce0" office:value-type="string">
            <text:p>あたし達、この状態でカラット達に勝てるの
かし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if we'll ever be able to beat Carat like
this...</text:p>
          </table:table-cell>
          <table:table-cell table:number-columns-repeated="1020"/>
        </table:table-row>
        <table:table-row>
          <table:table-cell table:style-name="ce0" office:value-type="string">
            <text:p>く、暗いからってヘンなこと考えないでよね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-You'd better not doing anything weird just
because it's dark in here...!</text:p>
          </table:table-cell>
          <table:table-cell table:number-columns-repeated="1020"/>
        </table:table-row>
        <table:table-row>
          <table:table-cell table:style-name="ce0" office:value-type="string">
            <text:p>それより、ほら！　館長を追って早く地上を
目指すの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yway, come on! We need to chase the Chief
up to the surface!</text:p>
          </table:table-cell>
          <table:table-cell table:number-columns-repeated="1020"/>
        </table:table-row>
        <table:table-row>
          <table:table-cell table:style-name="ce0" office:value-type="string">
            <text:p>（問題は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The question is...)</text:p>
          </table:table-cell>
          <table:table-cell table:number-columns-repeated="1020"/>
        </table:table-row>
        <table:table-row>
          <table:table-cell table:style-name="ce0" office:value-type="string">
            <text:p>（誰が“する”のか・・・よね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Who's going to provide the “weedkiller”...)</text:p>
          </table:table-cell>
          <table:table-cell table:number-columns-repeated="1020"/>
        </table:table-row>
        <table:table-row>
          <table:table-cell table:style-name="ce0" office:value-type="string">
            <text:p>ビオラさん、そそっかしいところ直ってなかった
の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Viola-san clearly hasn't worked on that
recklessness of hers...</text:p>
          </table:table-cell>
          <table:table-cell table:number-columns-repeated="1020"/>
        </table:table-row>
        <table:table-row>
          <table:table-cell table:style-name="ce0" office:value-type="string">
            <text:p>とにかく、彼女の身が危ないなら急ぎ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yway, let's hustle. She might be in danger.</text:p>
          </table:table-cell>
          <table:table-cell table:number-columns-repeated="1020"/>
        </table:table-row>
        <table:table-row>
          <table:table-cell table:style-name="ce0" office:value-type="string">
            <text:p>もう、本当にっ、げ、限界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eriously, I'm on the v-verge of...!!</text:p>
          </table:table-cell>
          <table:table-cell table:number-columns-repeated="1020"/>
        </table:table-row>
        <table:table-row>
          <table:table-cell table:style-name="ce0" office:value-type="string">
            <text:p>だめ、ああぁ、だめだめぇ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, aaaaahhh, no no no!!</text:p>
          </table:table-cell>
          <table:table-cell table:number-columns-repeated="1020"/>
        </table:table-row>
        <table:table-row>
          <table:table-cell table:style-name="ce0" office:value-type="string">
            <text:p>くうっ、げ、限界なんだからぁっ！！</text:p>
          </table:table-cell>
          <table:table-cell table:style-name="ce0" office:value-type="string">
            <text:p>Outdoor pee (wet)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h, o-only because this is an emergency,
got it?!!</text:p>
          </table:table-cell>
          <table:table-cell table:number-columns-repeated="1020"/>
        </table:table-row>
        <table:table-row>
          <table:table-cell table:style-name="ce0" office:value-type="string">
            <text:p>もれちゃうっ！　お願い、離れてて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leakiiing! Get away, pleeease!!</text:p>
          </table:table-cell>
          <table:table-cell table:number-columns-repeated="1020"/>
        </table:table-row>
        <table:table-row>
          <table:table-cell table:style-name="ce0" office:value-type="string">
            <text:p>トイレ・・・我慢・・・トイレ・・・ぁあ、もう、はやく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... hold it... bathroom... aagh, come
on, hurry up!</text:p>
          </table:table-cell>
          <table:table-cell table:number-columns-repeated="1020"/>
        </table:table-row>
        <table:table-row>
          <table:table-cell table:style-name="ce0" office:value-type="string">
            <text:p>み、みんなには絶対に・・・内緒なんだから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'd better... keep this to yourself, got it?!</text:p>
          </table:table-cell>
          <table:table-cell table:number-columns-repeated="1020"/>
        </table:table-row>
        <table:table-row>
          <table:table-cell table:style-name="ce0" office:value-type="string">
            <text:p>ど、どこでしろって言うのよ・・・っ！　ばか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ere, exactly...?! You moron!</text:p>
          </table:table-cell>
          <table:table-cell table:number-columns-repeated="1020"/>
        </table:table-row>
        <table:table-row>
          <table:table-cell table:style-name="ce0" office:value-type="string">
            <text:p>こ、この辺にトイレ・・・なかったっけ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asn't there a bathroom... somewhere
around here...?</text:p>
          </table:table-cell>
          <table:table-cell table:number-columns-repeated="1020"/>
        </table:table-row>
        <table:table-row>
          <table:table-cell table:style-name="ce0" office:value-type="string">
            <text:p>その・・・行っておきたいんだけど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erm... I need to make a rest stop...</text:p>
          </table:table-cell>
          <table:table-cell table:number-columns-repeated="1020"/>
        </table:table-row>
        <table:table-row>
          <table:table-cell table:style-name="ce0" office:value-type="string">
            <text:p>冗談言ってないでトイレ行かせなさいよ、もう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ve had it up to here with your jokes! Just let
me visit the bathroom, already!</text:p>
          </table:table-cell>
          <table:table-cell table:number-columns-repeated="1020"/>
        </table:table-row>
        <table:table-row>
          <table:table-cell table:style-name="ce0" office:value-type="string">
            <text:p>が、我慢したのに・・・うぅ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was giving it my all, and yet... ohhhh...</text:p>
          </table:table-cell>
          <table:table-cell table:number-columns-repeated="1020"/>
        </table:table-row>
        <table:table-row>
          <table:table-cell table:style-name="ce0" office:value-type="string">
            <text:p>限界だったのよ・・・ほんとに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really was at my absolute limit... I swear...</text:p>
          </table:table-cell>
          <table:table-cell table:number-columns-repeated="1020"/>
        </table:table-row>
        <table:table-row>
          <table:table-cell table:style-name="ce0" office:value-type="string">
            <text:p>あ、あのさ・・・最後に休憩したのって、けっこう
前じゃない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isten... don't you think it's been a long time
since our last break?</text:p>
          </table:table-cell>
          <table:table-cell table:number-columns-repeated="1020"/>
        </table:table-row>
        <table:table-row>
          <table:table-cell table:style-name="ce0" office:value-type="string">
            <text:p>だから、そろそろいいと思う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 I was just thinking that now would be a
great time...</text:p>
          </table:table-cell>
          <table:table-cell table:number-columns-repeated="1020"/>
        </table:table-row>
        <table:table-row>
          <table:table-cell table:style-name="ce0" office:value-type="string">
            <text:p>（トイレ行きたくなってきた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ve just realized I need to go to the
bathroom...)</text:p>
          </table:table-cell>
          <table:table-cell table:number-columns-repeated="1020"/>
        </table:table-row>
        <table:table-row>
          <table:table-cell table:style-name="ce0" office:value-type="string">
            <text:p>（次に見つけたら、寄らなくちゃ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d better make a rest stop the next time we
find one...)</text:p>
          </table:table-cell>
          <table:table-cell table:number-columns-repeated="1020"/>
        </table:table-row>
        <table:table-row>
          <table:table-cell table:style-name="ce0" office:value-type="string">
            <text:p>べ・・・別に、だからどうってワケじゃない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... It doesn't really bother me, or anything,
but...</text:p>
          </table:table-cell>
          <table:table-cell table:number-columns-repeated="1020"/>
        </table:table-row>
        <table:table-row>
          <table:table-cell table:style-name="ce0" office:value-type="string">
            <text:p>あんたの周りって、なんでこう、女の子ばっか
集まってくるのかし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why you seem to be such a magnet
for girls...</text:p>
          </table:table-cell>
          <table:table-cell table:number-columns-repeated="1020"/>
        </table:table-row>
        <table:table-row>
          <table:table-cell table:style-name="ce0" office:value-type="string">
            <text:p>も、もし・・・上に登る手段がなかったら、
ど、どうする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 if... there's no way to get b-back up...?</text:p>
          </table:table-cell>
          <table:table-cell table:number-columns-repeated="1020"/>
        </table:table-row>
        <table:table-row>
          <table:table-cell table:style-name="ce0" office:value-type="string">
            <text:p>べ、べ、べ、別にビビってるわけじゃないわよ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-I-I'm not scared, or anything!!</text:p>
          </table:table-cell>
          <table:table-cell table:number-columns-repeated="1020"/>
        </table:table-row>
        <table:table-row>
          <table:table-cell table:style-name="ce0" office:value-type="string">
            <text:p>くっ・・・汗で服が肌にくっついちゃう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Kh... I'm so sweaty that my clothes are sticking
to my skin...</text:p>
          </table:table-cell>
          <table:table-cell table:number-columns-repeated="1020"/>
        </table:table-row>
        <table:table-row>
          <table:table-cell table:style-name="ce0" office:value-type="string">
            <text:p>・・・ちょっ！　な、な、なに見てんのよ！！
ヘンタイっ！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Hey! Wh-Wh-What are you looking at!!
You pervert!!!</text:p>
          </table:table-cell>
          <table:table-cell table:number-columns-repeated="1020"/>
        </table:table-row>
        <table:table-row>
          <table:table-cell table:style-name="ce0" office:value-type="string">
            <text:p>（アイス食べたい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 want ice-cream...)</text:p>
          </table:table-cell>
          <table:table-cell table:number-columns-repeated="1020"/>
        </table:table-row>
        <table:table-row>
          <table:table-cell table:style-name="ce0" office:value-type="string">
            <text:p>（できれば雪見のやつ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One of those Yukimi ones would be nice...)</text:p>
          </table:table-cell>
          <table:table-cell table:number-columns-repeated="1020"/>
        </table:table-row>
        <table:table-row>
          <table:table-cell table:style-name="ce0" office:value-type="string">
            <text:p>いろんな地域の人々があたし達を手助けして
くれるから、本当に助かる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ve received help from all sorts of people
all over this world.</text:p>
          </table:table-cell>
          <table:table-cell table:number-columns-repeated="1020"/>
        </table:table-row>
        <table:table-row>
          <table:table-cell table:style-name="ce0" office:value-type="string">
            <text:p>大陸南部の人たちも協力的だったら
い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the people in the Southlands are
just as amicable.</text:p>
          </table:table-cell>
          <table:table-cell table:number-columns-repeated="1020"/>
        </table:table-row>
        <table:table-row>
          <table:table-cell table:style-name="ce0" office:value-type="string">
            <text:p>研究の成果が当分先になりそうなのは
残念だけど、熾天少女の伝承について
新たな発見があったのはいい情報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a shame that the research hasn't
progressed all that much, but this new
discovery about the legend of the Heavenly
Maiden sounds like great news.</text:p>
          </table:table-cell>
          <table:table-cell table:number-columns-repeated="1020"/>
        </table:table-row>
        <table:table-row>
          <table:table-cell table:style-name="ce0" office:value-type="string">
            <text:p>ユーリャ教会の地下にある図書室へ向かい
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head for the library underneath St.
Yuria's Church.</text:p>
          </table:table-cell>
          <table:table-cell table:number-columns-repeated="1020"/>
        </table:table-row>
        <table:table-row>
          <table:table-cell table:style-name="ce0" office:value-type="string">
            <text:p>魔界の連中って、みんなああいう風に
身勝手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 is everyone from the demon world so
utterly egotistical?</text:p>
          </table:table-cell>
          <table:table-cell table:number-columns-repeated="1020"/>
        </table:table-row>
        <table:table-row>
          <table:table-cell table:style-name="ce0" office:value-type="string">
            <text:p>疲れる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getting so tired of it...</text:p>
          </table:table-cell>
          <table:table-cell table:number-columns-repeated="1020"/>
        </table:table-row>
        <table:table-row>
          <table:table-cell table:style-name="ce0" office:value-type="string">
            <text:p>まったく厄介なのに目を付けられた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ve attracted one hell of a stalker, haven't
we?</text:p>
          </table:table-cell>
          <table:table-cell table:number-columns-repeated="1020"/>
        </table:table-row>
        <table:table-row>
          <table:table-cell table:style-name="ce0" office:value-type="string">
            <text:p>あの様子じゃ、またきっとどこかで襲って
来るわ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From the looks of things, that won't be the last
time we'll meet.</text:p>
          </table:table-cell>
          <table:table-cell table:number-columns-repeated="1020"/>
        </table:table-row>
        <table:table-row>
          <table:table-cell table:style-name="ce0" office:value-type="string">
            <text:p>（もうっ、トイレ行きたい・・・っ！　おしっこで
　おなかパンパンなのにっ！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Ohhh, I need the toilet...! There's so much
pee inside me that my belly is bulging!!)</text:p>
          </table:table-cell>
          <table:table-cell table:number-columns-repeated="1020"/>
        </table:table-row>
        <table:table-row>
          <table:table-cell table:style-name="ce0" office:value-type="string">
            <text:p>（このままじゃ・・・このままじゃ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At this rate... at this rate, then...!)</text:p>
          </table:table-cell>
          <table:table-cell table:number-columns-repeated="1020"/>
        </table:table-row>
        <table:table-row>
          <table:table-cell table:style-name="ce0" office:value-type="string">
            <text:p>うううぅぅ・・・っ！！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hhhhhhhhh...!!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んだからっ！！</text:p>
          </table:table-cell>
          <table:table-cell table:style-name="ce0" office:value-type="string">
            <text:p>Outdoor pee (wet)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-Fine, if that's what I have to do!!</text:p>
          </table:table-cell>
          <table:table-cell table:number-columns-repeated="1020"/>
        </table:table-row>
        <table:table-row>
          <table:table-cell table:style-name="ce0" office:value-type="string">
            <text:p>べ、べ、べつに切羽詰まってないしっ！！
まだぜんぜん我慢できるし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m not that desperate, or anything!! I can
still hold it just fine!!</text:p>
          </table:table-cell>
          <table:table-cell table:number-columns-repeated="1020"/>
        </table:table-row>
        <table:table-row>
          <table:table-cell table:style-name="ce0" office:value-type="string">
            <text:p>出口、どこなのよ・・・っ！　もう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or goodness' sake, where on earth is the
exit...?!</text:p>
          </table:table-cell>
          <table:table-cell table:number-columns-repeated="1020"/>
        </table:table-row>
        <table:table-row>
          <table:table-cell table:style-name="ce0" office:value-type="string">
            <text:p>そ、そういうのが簡単にできたら、
苦労しないっての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f only it were so simple, then I wouldn't be
suffering like this!!</text:p>
          </table:table-cell>
          <table:table-cell table:number-columns-repeated="1020"/>
        </table:table-row>
        <table:table-row>
          <table:table-cell table:style-name="ce0" office:value-type="string">
            <text:p>（参ったわね・・・トイレ行きたいのに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Goodness me... I need to use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ここじゃ、我慢するしかないわ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at timing. I'll just have to hold it for as long
as we're stuck here...)</text:p>
          </table:table-cell>
          <table:table-cell table:number-columns-repeated="1020"/>
        </table:table-row>
        <table:table-row>
          <table:table-cell table:style-name="ce0" office:value-type="string">
            <text:p>いつまでもこんな所にいるわけにも
いかないわ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e won't be able to stay down here forever.</text:p>
          </table:table-cell>
          <table:table-cell table:number-columns-repeated="1020"/>
        </table:table-row>
        <table:table-row>
          <table:table-cell table:style-name="ce0" office:value-type="string">
            <text:p>できるだけ急いで抜け出しましょう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et's hurry and get out of here as soon as we
can, all right...?</text:p>
          </table:table-cell>
          <table:table-cell table:number-columns-repeated="1020"/>
        </table:table-row>
        <table:table-row>
          <table:table-cell table:style-name="ce0" office:value-type="string">
            <text:p>こんな罠に引っ掛かるなんて、もう！
悔しいわね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gh, I can't believe we got trapped like this!
For goodness' sake!!</text:p>
          </table:table-cell>
          <table:table-cell table:number-columns-repeated="1020"/>
        </table:table-row>
        <table:table-row>
          <table:table-cell table:style-name="ce0" office:value-type="string">
            <text:p>早乙女、脱出したらフルボッコの指示よろしく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you're ready for a good walloping whe
we get out of here, Saotome!</text:p>
          </table:table-cell>
          <table:table-cell table:number-columns-repeated="1020"/>
        </table:table-row>
        <table:table-row>
          <table:table-cell table:style-name="ce0" office:value-type="string">
            <text:p>Dr.FLASHの話だと、最初に戦ったとしひこが
一番強い四天王だったみたい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Dr. FLASH seemed to think that Toshihiko
was the strongest of the bunch.</text:p>
          </table:table-cell>
          <table:table-cell table:number-columns-repeated="1020"/>
        </table:table-row>
        <table:table-row>
          <table:table-cell table:style-name="ce0" office:value-type="string">
            <text:p>この調子で、残りの2体もうまく単体で
相手にできれば、苦労しないん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t this rate, it'll be a piece of cake to take
down the last two, don't you think?</text:p>
          </table:table-cell>
          <table:table-cell table:number-columns-repeated="1020"/>
        </table:table-row>
        <table:table-row>
          <table:table-cell table:style-name="ce0" office:value-type="string">
            <text:p>ひめがメンバーに加わってから、5人目の
熾天少女とは遭遇しな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haven't run into any more Heavenly
Maidens since Hime joined.</text:p>
          </table:table-cell>
          <table:table-cell table:number-columns-repeated="1020"/>
        </table:table-row>
        <table:table-row>
          <table:table-cell table:style-name="ce0" office:value-type="string">
            <text:p>こっちに飛ばされた同級生は、やっぱりこれで
全員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that must be it for classmate
encounters?</text:p>
          </table:table-cell>
          <table:table-cell table:number-columns-repeated="1020"/>
        </table:table-row>
        <table:table-row>
          <table:table-cell table:style-name="ce0" office:value-type="string">
            <text:p>もし仮に、熾力を増幅しつつ、それを制御できる
薬が開発されたとし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Just assuming they managed to develop a drug
that allowed us to control and amplify our
Seraphia...</text:p>
          </table:table-cell>
          <table:table-cell table:number-columns-repeated="1020"/>
        </table:table-row>
        <table:table-row>
          <table:table-cell table:style-name="ce0" office:value-type="string">
            <text:p>それを戦闘の度に飲まなきゃならないの
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ould we have to take one every time we
go into battle?</text:p>
          </table:table-cell>
          <table:table-cell table:number-columns-repeated="1020"/>
        </table:table-row>
        <table:table-row>
          <table:table-cell table:style-name="ce0" office:value-type="string">
            <text:p>少量で効果を発揮する薬ならともかく、
毎回ペットボトル1本とか飲む必要があったら
・・・いろいろキツい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it only took a small amount to have an
effect, that wouldn't be so bad. But having to
down a whole bottle every time would be...
well... fairly troublesome...</text:p>
          </table:table-cell>
          <table:table-cell table:number-columns-repeated="1020"/>
        </table:table-row>
        <table:table-row>
          <table:table-cell table:style-name="ce0" office:value-type="string">
            <text:p>だ、だ、だめっ！　もももう、限界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ve had it! I-I-I'm at my snapping point!!</text:p>
          </table:table-cell>
          <table:table-cell table:number-columns-repeated="1020"/>
        </table:table-row>
        <table:table-row>
          <table:table-cell table:style-name="ce0" office:value-type="string">
            <text:p>トイレ・・・も、もれ・・る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... I-I'm going... to wet myself...!!</text:p>
          </table:table-cell>
          <table:table-cell table:number-columns-repeated="1020"/>
        </table:table-row>
        <table:table-row>
          <table:table-cell table:style-name="ce0" office:value-type="string">
            <text:p>ねえ、もうやばい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ook, it's getting really bad...!</text:p>
          </table:table-cell>
          <table:table-cell table:number-columns-repeated="1020"/>
        </table:table-row>
        <table:table-row>
          <table:table-cell table:style-name="ce0" office:value-type="string">
            <text:p>はやくトイレ・・・行かせてよ・・・っ、ねえ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et me... go to the bathroom, for goodness'
sake... hey!</text:p>
          </table:table-cell>
          <table:table-cell table:number-columns-repeated="1020"/>
        </table:table-row>
        <table:table-row>
          <table:table-cell table:style-name="ce0" office:value-type="string">
            <text:p>くぅ・・・っ、し、し、仕方ないんだからねっ！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 f-f-fine, i-if I must!!</text:p>
          </table:table-cell>
          <table:table-cell table:number-columns-repeated="1020"/>
        </table:table-row>
        <table:table-row>
          <table:table-cell table:style-name="ce0" office:value-type="string">
            <text:p>そんなこと言ったって、こ、ここじゃ・・・だめ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 just won't fly... n-not in a place like this!</text:p>
          </table:table-cell>
          <table:table-cell table:number-columns-repeated="1020"/>
        </table:table-row>
        <table:table-row>
          <table:table-cell table:style-name="ce0" office:value-type="string">
            <text:p>ちょっと・・・トイレに行きたいんだけど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need to... to use the bathroom, somewhat...</text:p>
          </table:table-cell>
          <table:table-cell table:number-columns-repeated="1020"/>
        </table:table-row>
        <table:table-row>
          <table:table-cell table:style-name="ce0" office:value-type="string">
            <text:p>どこかに無いの・・・！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 must be one somewhere around here...!</text:p>
          </table:table-cell>
          <table:table-cell table:number-columns-repeated="1020"/>
        </table:table-row>
        <table:table-row>
          <table:table-cell table:style-name="ce0" office:value-type="string">
            <text:p>な、何バカなこと言ってんのよ！　蹴るわよ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ate this... please, just... don't look at me...</text:p>
          </table:table-cell>
          <table:table-cell table:number-columns-repeated="1020"/>
        </table:table-row>
        <table:table-row>
          <table:table-cell table:style-name="ce0" office:value-type="string">
            <text:p>もうイヤ・・・お願いだからこっち見ないでよ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 kind of nonsense are you spewing?!
I swear, I'll kick you!!</text:p>
          </table:table-cell>
          <table:table-cell table:number-columns-repeated="1020"/>
        </table:table-row>
        <table:table-row>
          <table:table-cell table:style-name="ce0" office:value-type="string">
            <text:p>け・・・けっこう長い時間歩いてるし、そろそろ
休憩を挟んでもいいんじゃない・・・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... It's been a good while since our last break.
Maybe we could fit in a quick break...?</text:p>
          </table:table-cell>
          <table:table-cell table:number-columns-repeated="1020"/>
        </table:table-row>
        <table:table-row>
          <table:table-cell table:style-name="ce0" office:value-type="string">
            <text:p>べ、べつにあたしは平気だけどっ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perfectly fine, though!</text:p>
          </table:table-cell>
          <table:table-cell table:number-columns-repeated="1020"/>
        </table:table-row>
        <table:table-row>
          <table:table-cell table:style-name="ce0" office:value-type="string">
            <text:p>ところで、みんなトイレは大丈夫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, nobody needs to use the bathroom, right?
Everyone's all right?</text:p>
          </table:table-cell>
          <table:table-cell table:number-columns-repeated="1020"/>
        </table:table-row>
        <table:table-row>
          <table:table-cell table:style-name="ce0" office:value-type="string">
            <text:p>な、何よ・・・念のため聞いただけじゃない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...? I just thought I'd make sure...</text:p>
          </table:table-cell>
          <table:table-cell table:number-columns-repeated="1020"/>
        </table:table-row>
        <table:table-row>
          <table:table-cell table:style-name="ce0" office:value-type="string">
            <text:p>今回は四天王が一人でやって来たから
勝てたけど、他の四天王と一緒に複数で
来てたら、確実に詰んで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were able to defeat one of the Four
Hellish Kings this time, but what if the other
three attack us all at once? Then we'd be
in real trouble...</text:p>
          </table:table-cell>
          <table:table-cell table:number-columns-repeated="1020"/>
        </table:table-row>
        <table:table-row>
          <table:table-cell table:style-name="ce0" office:value-type="string">
            <text:p>今後も一人ずつ相手してくれると助かるん
だ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would be nice if they kept facing off
against us one at a time.</text:p>
          </table:table-cell>
          <table:table-cell table:number-columns-repeated="1020"/>
        </table:table-row>
        <table:table-row>
          <table:table-cell table:style-name="ce0" office:value-type="string">
            <text:p>接客って、経験とセンスがないと難しいと
思う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you want to do well in the hospitality
industry, I think you need experience and
common sense...</text:p>
          </table:table-cell>
          <table:table-cell table:number-columns-repeated="1020"/>
        </table:table-row>
        <table:table-row>
          <table:table-cell table:style-name="ce0" office:value-type="string">
            <text:p>やったことない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t that I've ever done it, myself.</text:p>
          </table:table-cell>
          <table:table-cell table:number-columns-repeated="1020"/>
        </table:table-row>
        <table:table-row>
          <table:table-cell table:style-name="ce0" office:value-type="string">
            <text:p>これで炭鉱の脅威は去ったわけ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peace has returned to the coal mines.</text:p>
          </table:table-cell>
          <table:table-cell table:number-columns-repeated="1020"/>
        </table:table-row>
        <table:table-row>
          <table:table-cell table:style-name="ce0" office:value-type="string">
            <text:p>きっと村長、大喜びする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sure the Headman will be delighted!</text:p>
          </table:table-cell>
          <table:table-cell table:number-columns-repeated="1020"/>
        </table:table-row>
        <table:table-row>
          <table:table-cell table:style-name="ce0" office:value-type="string">
            <text:p>ずっと封鎖されてた炭鉱って、壁がもろくなって
崩れたりしない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is coal mine's been sealed up for ages. I
hope the walls haven't become all brittle and
ready to collapse at any moment.</text:p>
          </table:table-cell>
          <table:table-cell table:number-columns-repeated="1020"/>
        </table:table-row>
        <table:table-row>
          <table:table-cell table:style-name="ce0" office:value-type="string">
            <text:p>べ、べつにフラグじゃないからね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, that's not a death flag!!</text:p>
          </table:table-cell>
          <table:table-cell table:number-columns-repeated="1020"/>
        </table:table-row>
        <table:table-row>
          <table:table-cell table:style-name="ce0" office:value-type="string">
            <text:p>村長さん、笑顔だった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Headman had a big smile on his face,
didn't he?</text:p>
          </table:table-cell>
          <table:table-cell table:number-columns-repeated="1020"/>
        </table:table-row>
        <table:table-row>
          <table:table-cell table:style-name="ce0" office:value-type="string">
            <text:p>期待に応えられるよう、頑張りましょう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should do our best to make good on our
promise and meet his expectations!</text:p>
          </table:table-cell>
          <table:table-cell table:number-columns-repeated="1020"/>
        </table:table-row>
        <table:table-row>
          <table:table-cell table:style-name="ce0" office:value-type="string">
            <text:p>早乙女ってさ、たまに良いこと言うわ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n you can be inspirational every once in a 
while, Saotome. Who would've thought?</text:p>
          </table:table-cell>
          <table:table-cell table:number-columns-repeated="1020"/>
        </table:table-row>
        <table:table-row>
          <table:table-cell table:style-name="ce0" office:value-type="string">
            <text:p>ちょっとズルいって言うか・・・な、なんでもない
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kind of jealous... n-no, nothing.</text:p>
          </table:table-cell>
          <table:table-cell table:number-columns-repeated="1020"/>
        </table:table-row>
        <table:table-row>
          <table:table-cell table:style-name="ce0" office:value-type="string">
            <text:p>ともっち、幽霊船でかなり怖い思いをしたみたい
だから、二度とあんな目に遭わせたくな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Poor Tomocchi must have suffered some awful
trauma from that phantom ship. I won't let her
get so scared ever again.</text:p>
          </table:table-cell>
          <table:table-cell table:number-columns-repeated="1020"/>
        </table:table-row>
        <table:table-row>
          <table:table-cell table:style-name="ce0" office:value-type="string">
            <text:p>べ、別にあたしは大丈夫だってば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t me, though. I was absolutely fine...!</text:p>
          </table:table-cell>
          <table:table-cell table:number-columns-repeated="1020"/>
        </table:table-row>
        <table:table-row>
          <table:table-cell table:style-name="ce0" office:value-type="string">
            <text:p>ぁあぁっ、さ、さすがに・・・も、もうだめ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aah, I-I really can't... h-hold it...!!</text:p>
          </table:table-cell>
          <table:table-cell table:number-columns-repeated="1020"/>
        </table:table-row>
        <table:table-row>
          <table:table-cell table:style-name="ce0" office:value-type="string">
            <text:p>でちゃうっ、で、でちゃうよ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coming ooout, ah, i-it's coming out...!!</text:p>
          </table:table-cell>
          <table:table-cell table:number-columns-repeated="1020"/>
        </table:table-row>
        <table:table-row>
          <table:table-cell table:style-name="ce0" office:value-type="string">
            <text:p>はぁあうっ！！　ま、まだ出ないで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uuu!! D-Don't leak out, not yet!!</text:p>
          </table:table-cell>
          <table:table-cell table:number-columns-repeated="1020"/>
        </table:table-row>
        <table:table-row>
          <table:table-cell table:style-name="ce0" office:value-type="string">
            <text:p>（くぅっ、や、やば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Ghk, d-damn...!)</text:p>
          </table:table-cell>
          <table:table-cell table:number-columns-repeated="1020"/>
        </table:table-row>
        <table:table-row>
          <table:table-cell table:style-name="ce0" office:value-type="string">
            <text:p>（どこか・・・お、おしっこできるとこ見つけないと
　・・・・っ！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... I n-need to find somewhere to pee, or
else...!!)</text:p>
          </table:table-cell>
          <table:table-cell table:number-columns-repeated="1020"/>
        </table:table-row>
        <table:table-row>
          <table:table-cell table:style-name="ce0" office:value-type="string">
            <text:p>そ・・・そんな、簡単に言わないでよっ！ばか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... Don't say something like that so casually!
Idiot!</text:p>
          </table:table-cell>
          <table:table-cell table:number-columns-repeated="1020"/>
        </table:table-row>
        <table:table-row>
          <table:table-cell table:style-name="ce0" office:value-type="string">
            <text:p>うう・・・っ、ど、どうやったらこの船を抜けられ
るのかしら・・・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uh... h-how on earth are we supposed to
get off of this ship...?!</text:p>
          </table:table-cell>
          <table:table-cell table:number-columns-repeated="1020"/>
        </table:table-row>
        <table:table-row>
          <table:table-cell table:style-name="ce0" office:value-type="string">
            <text:p>お、女の子は・・・いろいろ大変なんだから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is... a bad situation for a lady to be in!</text:p>
          </table:table-cell>
          <table:table-cell table:number-columns-repeated="1020"/>
        </table:table-row>
        <table:table-row>
          <table:table-cell table:style-name="ce0" office:value-type="string">
            <text:p>じょ、冗談でしょ・・・！　なんでこんな所でっ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must be joking...! In a place like this?!</text:p>
          </table:table-cell>
          <table:table-cell table:number-columns-repeated="1020"/>
        </table:table-row>
        <table:table-row>
          <table:table-cell table:style-name="ce0" office:value-type="string">
            <text:p>こ、これはノーカンだもん！　こんな状況じゃ
しょうがないもん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one doesn't count! There was nothing
I could do...!</text:p>
          </table:table-cell>
          <table:table-cell table:number-columns-repeated="1020"/>
        </table:table-row>
        <table:table-row>
          <table:table-cell table:style-name="ce0" office:value-type="string">
            <text:p>（ト・・・トイレどうしよう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... What am I going to do...)</text:p>
          </table:table-cell>
          <table:table-cell table:number-columns-repeated="1020"/>
        </table:table-row>
        <table:table-row>
          <table:table-cell table:style-name="ce0" office:value-type="string">
            <text:p>（このままずっと我慢してないとダメ・・・
　かな・・・？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ill I have to... hold it in this whole time...?)</text:p>
          </table:table-cell>
          <table:table-cell table:number-columns-repeated="1020"/>
        </table:table-row>
        <table:table-row>
          <table:table-cell table:style-name="ce0" office:value-type="string">
            <text:p>と、ところで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y the way...</text:p>
          </table:table-cell>
          <table:table-cell table:number-columns-repeated="1020"/>
        </table:table-row>
        <table:table-row>
          <table:table-cell table:style-name="ce0" office:value-type="string">
            <text:p>こういう状況じゃ水分取るの控えたほうが
いいかもね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think it's a good idea to cut down on your
water intake in situations like these, wouldn't
you agree...?</text:p>
          </table:table-cell>
          <table:table-cell table:number-columns-repeated="1020"/>
        </table:table-row>
        <table:table-row>
          <table:table-cell table:style-name="ce0" office:value-type="string">
            <text:p>ど、どこからどんな敵が襲ってくるか
分からない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o knows what kind of foe we're up
against this time...?</text:p>
          </table:table-cell>
          <table:table-cell table:number-columns-repeated="1020"/>
        </table:table-row>
        <table:table-row>
          <table:table-cell table:style-name="ce0" office:value-type="string">
            <text:p>みんな十分注意して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ryone, be on the lookout!</text:p>
          </table:table-cell>
          <table:table-cell table:number-columns-repeated="1020"/>
        </table:table-row>
        <table:table-row>
          <table:table-cell table:style-name="ce0" office:value-type="string">
            <text:p>い、言っておくけど、別にあたし普段騒いで
なんてないからね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-Listen up, pal! I am not normally “rowdier
than this”, got it?!</text:p>
          </table:table-cell>
          <table:table-cell table:number-columns-repeated="1020"/>
        </table:table-row>
        <table:table-row>
          <table:table-cell table:style-name="ce0" office:value-type="string">
            <text:p>学者さんって言うから、けっこう高齢の人だと
思って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en you say “scholar”, the image of a more
senior person tends to form in my mind.</text:p>
          </table:table-cell>
          <table:table-cell table:number-columns-repeated="1020"/>
        </table:table-row>
        <table:table-row>
          <table:table-cell table:style-name="ce0" office:value-type="string">
            <text:p>まさかあんなに若くて奇麗な人だった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o would've thought that she'd turn out
to be so young and beautiful...?</text:p>
          </table:table-cell>
          <table:table-cell table:number-columns-repeated="1020"/>
        </table:table-row>
        <table:table-row>
          <table:table-cell table:style-name="ce0" office:value-type="string">
            <text:p>一部の人たちにしか知られてないってことは、
研究員もすごく少ないんでしょう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nly a handful of people know about the
research lab. There can't be that many
researchers, right?</text:p>
          </table:table-cell>
          <table:table-cell table:number-columns-repeated="1020"/>
        </table:table-row>
        <table:table-row>
          <table:table-cell table:style-name="ce0" office:value-type="string">
            <text:p>まさに少数精鋭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they'd have to be the cream of the
crop.</text:p>
          </table:table-cell>
          <table:table-cell table:number-columns-repeated="1020"/>
        </table:table-row>
        <table:table-row>
          <table:table-cell table:style-name="ce0" office:value-type="string">
            <text:p>もし本当に天の使いにょち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they can really uncover the secrets behind
the Powew of—</text:p>
          </table:table-cell>
          <table:table-cell table:number-columns-repeated="1020"/>
        </table:table-row>
        <table:table-row>
          <table:table-cell table:style-name="ce0" office:value-type="string">
            <text:p>か、噛んでないわよ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, I did not bite my tongue!!</text:p>
          </table:table-cell>
          <table:table-cell table:number-columns-repeated="1020"/>
        </table:table-row>
        <table:table-row>
          <table:table-cell table:style-name="ce0" office:value-type="string">
            <text:p>（もっと早めにトイレ行かないとだめかも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 might need to be more proactive about going
to the bathroom...)</text:p>
          </table:table-cell>
          <table:table-cell table:number-columns-repeated="1020"/>
        </table:table-row>
        <table:table-row>
          <table:table-cell table:style-name="ce0" office:value-type="string">
            <text:p>煉絶の姫君に勝つためには、やっぱり
少しずつ精進するしかないの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we're going to beat the Duchess of Hellfire,
we're really going to have to be diligent
about this.</text:p>
          </table:table-cell>
          <table:table-cell table:number-columns-repeated="1020"/>
        </table:table-row>
        <table:table-row>
          <table:table-cell table:style-name="ce0" office:value-type="string">
            <text:p>やるからには、しっかりやる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low and steady wins the race!</text:p>
          </table:table-cell>
          <table:table-cell table:number-columns-repeated="1020"/>
        </table:table-row>
        <table:table-row>
          <table:table-cell table:style-name="ce0" office:value-type="string">
            <text:p>だ、だめっ、もうだめ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 can't...!!</text:p>
          </table:table-cell>
          <table:table-cell table:number-columns-repeated="1020"/>
        </table:table-row>
        <table:table-row>
          <table:table-cell table:style-name="ce0" office:value-type="string">
            <text:p>も・・・っ、もれ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w... wet myself!!</text:p>
          </table:table-cell>
          <table:table-cell table:number-columns-repeated="1020"/>
        </table:table-row>
        <table:table-row>
          <table:table-cell table:style-name="ce0" office:value-type="string">
            <text:p>ぁ、あ、は、はやく・・・しないと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h-hurry... or else...!</text:p>
          </table:table-cell>
          <table:table-cell table:number-columns-repeated="1020"/>
        </table:table-row>
        <table:table-row>
          <table:table-cell table:style-name="ce0" office:value-type="string">
            <text:p>さ、早乙女っ！！　ねえ、トイレ・・・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-Saotome!! Hey, I need to go...!!</text:p>
          </table:table-cell>
          <table:table-cell table:number-columns-repeated="1020"/>
        </table:table-row>
        <table:table-row>
          <table:table-cell table:style-name="ce0" office:value-type="string">
            <text:p>ちょっともう我慢できないの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really wait anymore...!!</text:p>
          </table:table-cell>
          <table:table-cell table:number-columns-repeated="1020"/>
        </table:table-row>
        <table:table-row>
          <table:table-cell table:style-name="ce0" office:value-type="string">
            <text:p>そんな・・・こんなとこじゃムリよ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 way... not on your life!</text:p>
          </table:table-cell>
          <table:table-cell table:number-columns-repeated="1020"/>
        </table:table-row>
        <table:table-row>
          <table:table-cell table:style-name="ce0" office:value-type="string">
            <text:p>そろそろトイレ寄ってほしいんだけど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about time we stopped by a bathroom...!</text:p>
          </table:table-cell>
          <table:table-cell table:number-columns-repeated="1020"/>
        </table:table-row>
        <table:table-row>
          <table:table-cell table:style-name="ce0" office:value-type="string">
            <text:p>あたしにだって、我慢の限界があるんだから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es, even I have my limits!</text:p>
          </table:table-cell>
          <table:table-cell table:number-columns-repeated="1020"/>
        </table:table-row>
        <table:table-row>
          <table:table-cell table:style-name="ce0" office:value-type="string">
            <text:p>ちょ、あんたねえ！！　なんでそんなに
デリカシー無いのよ！！　ばか！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—Unbelievable!! How can one person be so
tactless?!! Dummy!!</text:p>
          </table:table-cell>
          <table:table-cell table:number-columns-repeated="1020"/>
        </table:table-row>
        <table:table-row>
          <table:table-cell table:style-name="ce0" office:value-type="string">
            <text:p>っ！！　あんたって本当サイテーね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h!! You really are lousy, aren't you!!</text:p>
          </table:table-cell>
          <table:table-cell table:number-columns-repeated="1020"/>
        </table:table-row>
        <table:table-row>
          <table:table-cell table:style-name="ce0" office:value-type="string">
            <text:p>ねえ、と、トイレ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b-bathroom...</text:p>
          </table:table-cell>
          <table:table-cell table:number-columns-repeated="1020"/>
        </table:table-row>
        <table:table-row>
          <table:table-cell table:style-name="ce0" office:value-type="string">
            <text:p>早乙女、ちょっと休憩しない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can we take a short break?</text:p>
          </table:table-cell>
          <table:table-cell table:number-columns-repeated="1020"/>
        </table:table-row>
        <table:table-row>
          <table:table-cell table:style-name="ce0" office:value-type="string">
            <text:p>べ、別に疲れたわけじゃない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really that tired, or anything...</text:p>
          </table:table-cell>
          <table:table-cell table:number-columns-repeated="1020"/>
        </table:table-row>
        <table:table-row>
          <table:table-cell table:style-name="ce0" office:value-type="string">
            <text:p>・・・もうっ、察しなさいよ・・・！！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Goodness me, would you show some
consideration...!!</text:p>
          </table:table-cell>
          <table:table-cell table:number-columns-repeated="1020"/>
        </table:table-row>
        <table:table-row>
          <table:table-cell table:style-name="ce0" office:value-type="string">
            <text:p>あ、あんたが全然トイレ行かせてくれない
から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is your fault for not letting me go to
the bathroom...!</text:p>
          </table:table-cell>
          <table:table-cell table:number-columns-repeated="1020"/>
        </table:table-row>
        <table:table-row>
          <table:table-cell table:style-name="ce0" office:value-type="string">
            <text:p>（トイレ・・・行きたくなってきたわ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d rather like to... go to the toilet, now...)</text:p>
          </table:table-cell>
          <table:table-cell table:number-columns-repeated="1020"/>
        </table:table-row>
        <table:table-row>
          <table:table-cell table:style-name="ce0" office:value-type="string">
            <text:p>（もう少ししたら寄ってもらおうかしら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Maybe we'll get to take a rest stop soon...)</text:p>
          </table:table-cell>
          <table:table-cell table:number-columns-repeated="1020"/>
        </table:table-row>
        <table:table-row>
          <table:table-cell table:style-name="ce0" office:value-type="string">
            <text:p>それにしても、煉絶の姫君があんなに小さな
子供だったなんて思わなかった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ut seriously, who would've thought that the
Duchess of Hellfire was a small child like that...?</text:p>
          </table:table-cell>
          <table:table-cell table:number-columns-repeated="1020"/>
        </table:table-row>
        <table:table-row>
          <table:table-cell table:style-name="ce0" office:value-type="string">
            <text:p>でも、油断しちゃだめよね。　相手は魔族
なんだし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n so, we can't be careless. We're up against
demons, of all things.</text:p>
          </table:table-cell>
          <table:table-cell table:number-columns-repeated="1020"/>
        </table:table-row>
        <table:table-row>
          <table:table-cell table:style-name="ce0" office:value-type="string">
            <text:p>確か、カラットって名乗ったっけ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I remember rightly, didn't she call herself
Carat?</text:p>
          </table:table-cell>
          <table:table-cell table:number-columns-repeated="1020"/>
        </table:table-row>
        <table:table-row>
          <table:table-cell table:style-name="ce0" office:value-type="string">
            <text:p>まだまだああいう強い魔物をいっぱい持ってる
のかし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e might have lots more powerful demon
allies where that came from...</text:p>
          </table:table-cell>
          <table:table-cell table:number-columns-repeated="1020"/>
        </table:table-row>
        <table:table-row>
          <table:table-cell table:style-name="ce0" office:value-type="string">
            <text:p>敵のアジトって、侵入者迎撃用のトラップとか
ありそうよ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enemy's secret lair must have an
assortment of fiendish traps lying in wait...</text:p>
          </table:table-cell>
          <table:table-cell table:number-columns-repeated="1020"/>
        </table:table-row>
        <table:table-row>
          <table:table-cell table:style-name="ce0" office:value-type="string">
            <text:p>べべ、べ別にビビってなんかないしっ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-I'm not scared, or anything!!</text:p>
          </table:table-cell>
          <table:table-cell table:number-columns-repeated="1020"/>
        </table:table-row>
        <table:table-row>
          <table:table-cell table:style-name="ce0" office:value-type="string">
            <text:p>早乙女、これからあたし達が乗り込むのは
かつて世界を危機に陥れた魔族の拠点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, what we're about to step into is
the former base of the demons who want to
reign over the world.</text:p>
          </table:table-cell>
          <table:table-cell table:number-columns-repeated="1020"/>
        </table:table-row>
        <table:table-row>
          <table:table-cell table:style-name="ce0" office:value-type="string">
            <text:p>準備はしっかり整えてお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make absolutely sure we're ready before
we go.</text:p>
          </table:table-cell>
          <table:table-cell table:number-columns-repeated="1020"/>
        </table:table-row>
        <table:table-row>
          <table:table-cell table:style-name="ce0" office:value-type="string">
            <text:p>まあ、あたし達の目的は調査だし、煉絶の姫君
ってのがどれほど強いか分からないし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be fair, our job was only to conduct an
investigation. On top of that, we have no idea
how powerful the Duchess of Hellfire really is.</text:p>
          </table:table-cell>
          <table:table-cell table:number-columns-repeated="1020"/>
        </table:table-row>
        <table:table-row>
          <table:table-cell table:style-name="ce0" office:value-type="string">
            <text:p>ヘタに戦闘になっちゃっても危険かもしれな
かったし、一時撤退はいい判断だったと思う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might be too risky to carelessly challenge
her, so I think retreating is the best choice.</text:p>
          </table:table-cell>
          <table:table-cell table:number-columns-repeated="1020"/>
        </table:table-row>
        <table:table-row>
          <table:table-cell table:style-name="ce0" office:value-type="string">
            <text:p>早乙女。　はむこが、その・・・やっちゃったのは
本当に仕方がなかったんだか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. What, erm... happened with Hamuko
really isn't her fault...</text:p>
          </table:table-cell>
          <table:table-cell table:number-columns-repeated="1020"/>
        </table:table-row>
        <table:table-row>
          <table:table-cell table:style-name="ce0" office:value-type="string">
            <text:p>お願いだから、忘れてあげて・・・ね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going to ask you to please forget it...
okay?</text:p>
          </table:table-cell>
          <table:table-cell table:number-columns-repeated="1020"/>
        </table:table-row>
        <table:table-row>
          <table:table-cell table:style-name="ce0" office:value-type="string">
            <text:p>救助も無事に成功したし、能力の解放もうまく
いったみたいだし、順調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t only did we manage to complete our rescue
mission, but we even unleashed our hidden
talents. Things are looking up.</text:p>
          </table:table-cell>
          <table:table-cell table:number-columns-repeated="1020"/>
        </table:table-row>
        <table:table-row>
          <table:table-cell table:style-name="ce0" office:value-type="string">
            <text:p>でも雪原調査はきっと危険よ。気を引き締めて
い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being said, the snowfields are sure to be
treacherous. We should brace ourselves.</text:p>
          </table:table-cell>
          <table:table-cell table:number-columns-repeated="1020"/>
        </table:table-row>
        <table:table-row>
          <table:table-cell table:style-name="ce0" office:value-type="string">
            <text:p>極寒の洞窟で遭難だなんて、一刻の猶予も
無いじゃない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re's someone stranded inside that
extremely cold cave. We don't have a moment
to waste...!</text:p>
          </table:table-cell>
          <table:table-cell table:number-columns-repeated="1020"/>
        </table:table-row>
        <table:table-row>
          <table:table-cell table:style-name="ce0" office:value-type="string">
            <text:p>急ぐわよ、早乙女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hurry, Saotome!</text:p>
          </table:table-cell>
          <table:table-cell table:number-columns-repeated="1020"/>
        </table:table-row>
        <table:table-row>
          <table:table-cell table:style-name="ce0" office:value-type="string">
            <text:p>あ、ぁあ・・・ト、トイレ・・・行きたい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h... I-I want to... go to the toilet!!</text:p>
          </table:table-cell>
          <table:table-cell table:number-columns-repeated="1020"/>
        </table:table-row>
        <table:table-row>
          <table:table-cell table:style-name="ce0" office:value-type="string">
            <text:p>もう・・・が、我慢できないの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... h-hold it anymore!!</text:p>
          </table:table-cell>
          <table:table-cell table:number-columns-repeated="1020"/>
        </table:table-row>
        <table:table-row>
          <table:table-cell table:style-name="ce0" office:value-type="string">
            <text:p>ごめんっ、す、すぐ戻る・・・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sorry, I, I'll be right back...!!</text:p>
          </table:table-cell>
          <table:table-cell table:number-columns-repeated="1020"/>
        </table:table-row>
        <table:table-row>
          <table:table-cell table:style-name="ce0" office:value-type="string">
            <text:p>早乙女・・・っ！　ト、トイレ・・・まだなの？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! C-Can we... visit the toilets yet?</text:p>
          </table:table-cell>
          <table:table-cell table:number-columns-repeated="1020"/>
        </table:table-row>
        <table:table-row>
          <table:table-cell table:style-name="ce0" office:value-type="string">
            <text:p>早くしないと・・・やばそうなんだけど・・・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we don't hurry... it'll be really bad...!</text:p>
          </table:table-cell>
          <table:table-cell table:number-columns-repeated="1020"/>
        </table:table-row>
        <table:table-row>
          <table:table-cell table:style-name="ce0" office:value-type="string">
            <text:p>う・・・っ、も、もう駄目・・・！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... It-It's no good...!!</text:p>
          </table:table-cell>
          <table:table-cell table:number-columns-repeated="1020"/>
        </table:table-row>
        <table:table-row>
          <table:table-cell table:style-name="ce0" office:value-type="string">
            <text:p>い、いやよ！！　ちゃんとトイレに行きたいの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! way!! I want to use a toilet!!</text:p>
          </table:table-cell>
          <table:table-cell table:number-columns-repeated="1020"/>
        </table:table-row>
        <table:table-row>
          <table:table-cell table:style-name="ce0" office:value-type="string">
            <text:p>ねえ、ちょっと・・・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 to me...!</text:p>
          </table:table-cell>
          <table:table-cell table:number-columns-repeated="1020"/>
        </table:table-row>
        <table:table-row>
          <table:table-cell table:style-name="ce0" office:value-type="string">
            <text:p>いい加減トイレ行かせなさいよ・・・！
け、けっこう・・・その・・・我慢してるから・・・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et on with it and let me use the bathroom...!
I'm r-really... you know... holding it...!</text:p>
          </table:table-cell>
          <table:table-cell table:number-columns-repeated="1020"/>
        </table:table-row>
        <table:table-row>
          <table:table-cell table:style-name="ce0" office:value-type="string">
            <text:p>（どうしよう・・・またトイレ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at now... I need to go to the toilet again...)</text:p>
          </table:table-cell>
          <table:table-cell table:number-columns-repeated="1020"/>
        </table:table-row>
        <table:table-row>
          <table:table-cell table:style-name="ce0" office:value-type="string">
            <text:p>ねえ、早乙女・・・その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Saotome... so...</text:p>
          </table:table-cell>
          <table:table-cell table:number-columns-repeated="1020"/>
        </table:table-row>
        <table:table-row>
          <table:table-cell table:style-name="ce0" office:value-type="string">
            <text:p>す、少しトイレに行きたいから・・・そのうち寄って
くれる・・・？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sort of need to use the bathroom... can we
swing by the toilets sometime soon...?</text:p>
          </table:table-cell>
          <table:table-cell table:number-columns-repeated="1020"/>
        </table:table-row>
        <table:table-row>
          <table:table-cell table:style-name="ce0" office:value-type="string">
            <text:p>ばか！　今はこっち見ないでよっ！！</text:p>
          </table:table-cell>
          <table:table-cell table:style-name="ce0" office:value-type="string">
            <text:p>Chat – L3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diot! Don't look at me right now!!</text:p>
          </table:table-cell>
          <table:table-cell table:number-columns-repeated="1020"/>
        </table:table-row>
        <table:table-row>
          <table:table-cell table:style-name="ce0" office:value-type="string">
            <text:p>早乙女。　先を急ぐのもいいけど、適度な
休憩も必要だからね？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 It's great that we're making quick
progress, but it's important to take plenty of
breaks, don't you think?</text:p>
          </table:table-cell>
          <table:table-cell table:number-columns-repeated="1020"/>
        </table:table-row>
        <table:table-row>
          <table:table-cell table:style-name="ce0" office:value-type="string">
            <text:p>わ、分かってるなら別にいいわよ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already knew that? Then, that's fine...</text:p>
          </table:table-cell>
          <table:table-cell table:number-columns-repeated="1020"/>
        </table:table-row>
        <table:table-row>
          <table:table-cell table:style-name="ce0" office:value-type="string">
            <text:p>雪景色って奇麗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winter scenery is so beautiful...</text:p>
          </table:table-cell>
          <table:table-cell table:number-columns-repeated="1020"/>
        </table:table-row>
        <table:table-row>
          <table:table-cell table:style-name="ce0" office:value-type="string">
            <text:p>はっ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h—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あたしが雪に見とれちゃ
悪いのっ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Is there something wrong with me
admiring the snow?!</text:p>
          </table:table-cell>
          <table:table-cell table:number-columns-repeated="1020"/>
        </table:table-row>
        <table:table-row>
          <table:table-cell table:style-name="ce0" office:value-type="string">
            <text:p>雪は降ってないみたいね。　よかっ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doesn't look like it's snowing. Thank goodness.</text:p>
          </table:table-cell>
          <table:table-cell table:number-columns-repeated="1020"/>
        </table:table-row>
        <table:table-row>
          <table:table-cell table:style-name="ce0" office:value-type="string">
            <text:p>・・・にしても、これだけ雪が積もるくらいの
低気温なのに、この薄着でも大丈夫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But even though it's so cold that snow is piled
up, I'm absolutely fine in just my uniform...</text:p>
          </table:table-cell>
          <table:table-cell table:number-columns-repeated="1020"/>
        </table:table-row>
        <table:table-row>
          <table:table-cell table:style-name="ce0" office:value-type="string">
            <text:p>これも熾天少女の力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 this the power of a Heavenly Maiden?</text:p>
          </table:table-cell>
          <table:table-cell table:number-columns-repeated="1020"/>
        </table:table-row>
        <table:table-row>
          <table:table-cell table:style-name="ce0" office:value-type="string">
            <text:p>雪原で起きた発光現象って、どの程度の規模
だった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light phenomenon that happened in the
snowfields... I wonder how big it was?</text:p>
          </table:table-cell>
          <table:table-cell table:number-columns-repeated="1020"/>
        </table:table-row>
        <table:table-row>
          <table:table-cell table:style-name="ce0" office:value-type="string">
            <text:p>住民に被害とか出てなければいいんだ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it didn't hurt any of the nearby people.</text:p>
          </table:table-cell>
          <table:table-cell table:number-columns-repeated="1020"/>
        </table:table-row>
        <table:table-row>
          <table:table-cell table:style-name="ce0" office:value-type="string">
            <text:p>煉絶の姫君が発した邪悪な波動が、先代の
熾天少女さんの力を奪ったのかしら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if the previous Heavenly Maiden's
powers were sapped away by the Duchess...?</text:p>
          </table:table-cell>
          <table:table-cell table:number-columns-repeated="1020"/>
        </table:table-row>
        <table:table-row>
          <table:table-cell table:style-name="ce0" office:value-type="string">
            <text:p>無事でいてくれればいいん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she's all right...</text:p>
          </table:table-cell>
          <table:table-cell table:number-columns-repeated="1020"/>
        </table:table-row>
        <table:table-row>
          <table:table-cell table:style-name="ce0" office:value-type="string">
            <text:p>まさか、ひめまで熾天少女だったなんて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can't believe that even Hime turned out to
be a Heavenly Maiden.</text:p>
          </table:table-cell>
          <table:table-cell table:number-columns-repeated="1020"/>
        </table:table-row>
        <table:table-row>
          <table:table-cell table:style-name="ce0" office:value-type="string">
            <text:p>なによ早乙女、女の子ばっかに囲まれて
うれしそうじゃない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must be so happy, Saotome. You're
surrounded by an all-female cast.</text:p>
          </table:table-cell>
          <table:table-cell table:number-columns-repeated="1020"/>
        </table:table-row>
        <table:table-row>
          <table:table-cell table:style-name="ce0" office:value-type="string">
            <text:p>“少女”だから、仕方ないんだろうけど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suppose it's only natural that every
“Maiden” would be a girl...</text:p>
          </table:table-cell>
          <table:table-cell table:number-columns-repeated="1020"/>
        </table:table-row>
        <table:table-row>
          <table:table-cell table:style-name="ce0" office:value-type="string">
            <text:p>だ、だめっ！　もう・・・もれ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too late! I'm already... starting to
leak!!</text:p>
          </table:table-cell>
          <table:table-cell table:number-columns-repeated="1020"/>
        </table:table-row>
        <table:table-row>
          <table:table-cell table:style-name="ce0" office:value-type="string">
            <text:p>ほんとにもう、げ、限界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absolutely at m-my limit!!</text:p>
          </table:table-cell>
          <table:table-cell table:number-columns-repeated="1020"/>
        </table:table-row>
        <table:table-row>
          <table:table-cell table:style-name="ce0" office:value-type="string">
            <text:p>ぅあっ、でちゃうっ、でちゃ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it's coming out, it's coming out!!</text:p>
          </table:table-cell>
          <table:table-cell table:number-columns-repeated="1020"/>
        </table:table-row>
        <table:table-row>
          <table:table-cell table:style-name="ce0" office:value-type="string">
            <text:p>ねえ、そ、そろそろトイレ行かせてよ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-let me go to the bathroom already!</text:p>
          </table:table-cell>
          <table:table-cell table:number-columns-repeated="1020"/>
        </table:table-row>
        <table:table-row>
          <table:table-cell table:style-name="ce0" office:value-type="string">
            <text:p>最後にトイレ行ってから、どれだけ経つと
思ってんの！？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o you have any idea how long it's been
since I last went?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な、なによ・・・！　非常事態なんだ
からね・・・っ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gh... wh-what...?! Fine, but only because
it's an emergency...!</text:p>
          </table:table-cell>
          <table:table-cell table:number-columns-repeated="1020"/>
        </table:table-row>
        <table:table-row>
          <table:table-cell table:style-name="ce0" office:value-type="string">
            <text:p>だ、だから！　トイレに行かせてって言ってる
でしょ！！　どこにトイレなんてあるのよ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trying to tell you, take me to a
bathroom!! There must be one around
here somewhere!!</text:p>
          </table:table-cell>
          <table:table-cell table:number-columns-repeated="1020"/>
        </table:table-row>
        <table:table-row>
          <table:table-cell table:style-name="ce0" office:value-type="string">
            <text:p>早乙女、ちょっと・・・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listen...</text:p>
          </table:table-cell>
          <table:table-cell table:number-columns-repeated="1020"/>
        </table:table-row>
        <table:table-row>
          <table:table-cell table:style-name="ce0" office:value-type="string">
            <text:p>その、トイレ休憩とか・・・し、しない？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m, can't we... take a toilet break or
something?</text:p>
          </table:table-cell>
          <table:table-cell table:number-columns-repeated="1020"/>
        </table:table-row>
        <table:table-row>
          <table:table-cell table:style-name="ce0" office:value-type="string">
            <text:p>こ、このヘンタイ！！　馬鹿言わないで！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pervert!! Don't say something so
foolish!!</text:p>
          </table:table-cell>
          <table:table-cell table:number-columns-repeated="1020"/>
        </table:table-row>
        <table:table-row>
          <table:table-cell table:style-name="ce0" office:value-type="string">
            <text:p>（トイレ・・・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... go to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えっと・・・近くにトイレは・・・）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mm... any nearby bathrooms...?)</text:p>
          </table:table-cell>
          <table:table-cell table:number-columns-repeated="1020"/>
        </table:table-row>
        <table:table-row>
          <table:table-cell table:style-name="ce0" office:value-type="string">
            <text:p>（そろそろ辛くなってきたわ・・・早くトイレ
　行きたい・・・）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t's starting to get more difficult... I want
to hurry up and pee...)</text:p>
          </table:table-cell>
          <table:table-cell table:number-columns-repeated="1020"/>
        </table:table-row>
        <table:table-row>
          <table:table-cell table:style-name="ce0" office:value-type="string">
            <text:p>もういや・・・夢だったらいいのに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h, no... please let this all be a bad
dream...</text:p>
          </table:table-cell>
          <table:table-cell table:number-columns-repeated="1020"/>
        </table:table-row>
        <table:table-row>
          <table:table-cell table:style-name="ce0" office:value-type="string">
            <text:p>（少しトイレに行きたいかも・・・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m starting to feel like I need to go to
the bathroom, just a little...)</text:p>
          </table:table-cell>
          <table:table-cell table:number-columns-repeated="1020"/>
        </table:table-row>
        <table:table-row>
          <table:table-cell table:style-name="ce0" office:value-type="string">
            <text:p>（まあ、この程度なら問題無いわね。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Oh well, this small amount shouldn't be
a problem.)</text:p>
          </table:table-cell>
          <table:table-cell table:number-columns-repeated="1020"/>
        </table:table-row>
        <table:table-row>
          <table:table-cell table:style-name="ce0" office:value-type="string">
            <text:p>あたし、地図だけはどうしても読めない
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aps are the one thing I just can't read...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あたしにだって苦手なものくらい
あるわよ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Even I have my weak points...!</text:p>
          </table:table-cell>
          <table:table-cell table:number-columns-repeated="1020"/>
        </table:table-row>
        <table:table-row>
          <table:table-cell table:style-name="ce0" office:value-type="string">
            <text:p>姫様の声、とってもいい声だっ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Princess has such a beautiful voice...</text:p>
          </table:table-cell>
          <table:table-cell table:number-columns-repeated="1020"/>
        </table:table-row>
        <table:table-row>
          <table:table-cell table:style-name="ce0" office:value-type="string">
            <text:p>・・・やっぱり、早乙女もああいう声が好き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I bet you like that kind of voice too, right,
Saotome...?</text:p>
          </table:table-cell>
          <table:table-cell table:number-columns-repeated="1020"/>
        </table:table-row>
        <table:table-row>
          <table:table-cell table:style-name="ce0" office:value-type="string">
            <text:p>あ、ううん。　何でもないわ、忘れ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h, no. It's nothing, ignore me...</text:p>
          </table:table-cell>
          <table:table-cell table:number-columns-repeated="1020"/>
        </table:table-row>
        <table:table-row>
          <table:table-cell table:style-name="ce0" office:value-type="string">
            <text:p>ま、なるようになるでしょ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t is what it is.</text:p>
          </table:table-cell>
          <table:table-cell table:number-columns-repeated="1020"/>
        </table:table-row>
        <table:table-row>
          <table:table-cell table:style-name="ce0" office:value-type="string">
            <text:p>今まで通り、普通に振る舞えばいいの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just keep on going as we have been.</text:p>
          </table:table-cell>
          <table:table-cell table:number-columns-repeated="1020"/>
        </table:table-row>
        <table:table-row>
          <table:table-cell table:style-name="ce0" office:value-type="string">
            <text:p>あんたの戦闘指示って、けっこう的確で
助かるわ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our combat instructions are quite precise,
thank goodness.</text:p>
          </table:table-cell>
          <table:table-cell table:number-columns-repeated="1020"/>
        </table:table-row>
        <table:table-row>
          <table:table-cell table:style-name="ce0" office:value-type="string">
            <text:p>早乙女って、もしかして将棋とか得意なの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would you happen to be good
at Shogi?</text:p>
          </table:table-cell>
          <table:table-cell table:number-columns-repeated="1020"/>
        </table:table-row>
        <table:table-row>
          <table:table-cell table:style-name="ce0" office:value-type="string">
            <text:p>ぅっく・・・！　もうだめ・・・もれちゃう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! It's no use... it's coming out...!</text:p>
          </table:table-cell>
          <table:table-cell table:number-columns-repeated="1020"/>
        </table:table-row>
        <table:table-row>
          <table:table-cell table:style-name="ce0" office:value-type="string">
            <text:p>お願い、トイレ・・・あったら入らせて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lease, if there's a toilet here... let me go
in!!</text:p>
          </table:table-cell>
          <table:table-cell table:number-columns-repeated="1020"/>
        </table:table-row>
        <table:table-row>
          <table:table-cell table:style-name="ce0" office:value-type="string">
            <text:p>どこかっ、も、物陰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mewhere, i-in the shade...!!</text:p>
          </table:table-cell>
          <table:table-cell table:number-columns-repeated="1020"/>
        </table:table-row>
        <table:table-row>
          <table:table-cell table:style-name="ce0" office:value-type="string">
            <text:p>（あぁ・・・っ、トイレ・・・！　トイレ行きたい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Aahh... toilet...! I wanna use the toilet...!)</text:p>
          </table:table-cell>
          <table:table-cell table:number-columns-repeated="1020"/>
        </table:table-row>
        <table:table-row>
          <table:table-cell table:style-name="ce0" office:value-type="string">
            <text:p>（ト、トイレ見つけたら借りようかしら？
　だめ・・・よね・・・？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f we do find a toilet, should I use it?
Definitely not... right...?)</text:p>
          </table:table-cell>
          <table:table-cell table:number-columns-repeated="1020"/>
        </table:table-row>
        <table:table-row>
          <table:table-cell table:style-name="ce0" office:value-type="string">
            <text:p>もぅ・・・っ！　するわよ、その辺で！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ine...! I'm going over there!</text:p>
          </table:table-cell>
          <table:table-cell table:number-columns-repeated="1020"/>
        </table:table-row>
        <table:table-row>
          <table:table-cell table:style-name="ce0" office:value-type="string">
            <text:p>そ、それしか方法無いんでしょ・・・っ！</text:p>
          </table:table-cell>
          <table:table-cell table:style-name="ce0" office:value-type="string">
            <text:p>Outdoor pee (wet)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there's no other option...!</text:p>
          </table:table-cell>
          <table:table-cell table:number-columns-repeated="1020"/>
        </table:table-row>
        <table:table-row>
          <table:table-cell table:style-name="ce0" office:value-type="string">
            <text:p>い、いいわよっ！　我慢・・・するか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fine! I'll just... put up with it!</text:p>
          </table:table-cell>
          <table:table-cell table:number-columns-repeated="1020"/>
        </table:table-row>
        <table:table-row>
          <table:table-cell table:style-name="ce0" office:value-type="string">
            <text:p>（ト・・・トイレ行きたくなっちゃった・・・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... I need to go to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でも、こんなところにトイレを使うわけにも
いかないし・・・我慢するしかないわね・・・）</text:p>
          </table:table-cell>
          <table:table-cell table:style-name="ce0" office:value-type="string">
            <text:p>Chat - L5 B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's no way I could use a toilet in a
place like this... I'll just have to hold it...)</text:p>
          </table:table-cell>
          <table:table-cell table:number-columns-repeated="1020"/>
        </table:table-row>
        <table:table-row>
          <table:table-cell table:style-name="ce0" office:value-type="string">
            <text:p>そそ、それは気遣いって言わないの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-That's none of your business!!</text:p>
          </table:table-cell>
          <table:table-cell table:number-columns-repeated="1020"/>
        </table:table-row>
        <table:table-row>
          <table:table-cell table:style-name="ce0" office:value-type="string">
            <text:p>（でも、こんなところのトイレを使うわけにも
いかないし・・・我慢するしかないわね・・・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's no way I could use the toilet in a
place like this... I'll just have to hold it...)</text:p>
          </table:table-cell>
          <table:table-cell table:number-columns-repeated="1020"/>
        </table:table-row>
        <table:table-row>
          <table:table-cell table:style-name="ce0" office:value-type="string">
            <text:p>・・・え？　な、なんでもないわよ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Eh? I-It's nothing at all, really!</text:p>
          </table:table-cell>
          <table:table-cell table:number-columns-repeated="1020"/>
        </table:table-row>
        <table:table-row>
          <table:table-cell table:style-name="ce0" office:value-type="string">
            <text:p>これはしょうがない・・・でしょ？　あたしの
せいじゃないんだから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's nothing I could've done... got it? So,
it's not really my fault...!</text:p>
          </table:table-cell>
          <table:table-cell table:number-columns-repeated="1020"/>
        </table:table-row>
        <table:table-row>
          <table:table-cell table:style-name="ce0" office:value-type="string">
            <text:p>（そう言えば、シャルシャルさんもきっと牢屋に
閉じ込められっ放しよ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Come to think of it, Sharusharu-san must have
been left locked up in a cell this whole time...)</text:p>
          </table:table-cell>
          <table:table-cell table:number-columns-repeated="1020"/>
        </table:table-row>
        <table:table-row>
          <table:table-cell table:style-name="ce0" office:value-type="string">
            <text:p>（我慢、してるんじゃないかしら？
　かわいそうに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wonder if she's getting desperate? Poor
thing...)</text:p>
          </table:table-cell>
          <table:table-cell table:number-columns-repeated="1020"/>
        </table:table-row>
        <table:table-row>
          <table:table-cell table:style-name="ce0" office:value-type="string">
            <text:p>盗賊団のやつら・・・許さないんだから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ose damn bandits... I'll never forgive them!</text:p>
          </table:table-cell>
          <table:table-cell table:number-columns-repeated="1020"/>
        </table:table-row>
        <table:table-row>
          <table:table-cell table:style-name="ce0" office:value-type="string">
            <text:p>早乙女、あんたもクラスメイトに言いふらしたり
したら蹴るからね！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nd Saotome, if you say anything to our
classmates, I'll kick you!!</text:p>
          </table:table-cell>
          <table:table-cell table:number-columns-repeated="1020"/>
        </table:table-row>
        <table:table-row>
          <table:table-cell table:style-name="ce0" office:value-type="string">
            <text:p>もも、もう無理ぃっ！　だめ、我慢できない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can't! I can't hold it for another second!</text:p>
          </table:table-cell>
          <table:table-cell table:number-columns-repeated="1020"/>
        </table:table-row>
        <table:table-row>
          <table:table-cell table:style-name="ce0" office:value-type="string">
            <text:p>ほんとに・・・っ、限界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really is... my limit...!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さ、早乙女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 S-Saotome...!</text:p>
          </table:table-cell>
          <table:table-cell table:number-columns-repeated="1020"/>
        </table:table-row>
        <table:table-row>
          <table:table-cell table:style-name="ce0" office:value-type="string">
            <text:p>あたし、ちょっと・・・が、我慢できなくなりそう
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think... I can h-hold it any longer,
so...!</text:p>
          </table:table-cell>
          <table:table-cell table:number-columns-repeated="1020"/>
        </table:table-row>
        <table:table-row>
          <table:table-cell table:style-name="ce0" office:value-type="string">
            <text:p>あ、あのさ、もうちょっと女の子に対して気を
遣ってもいいんじゃないの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, don't you think you should be a bit
more considerate of us girls?</text:p>
          </table:table-cell>
          <table:table-cell table:number-columns-repeated="1020"/>
        </table:table-row>
        <table:table-row>
          <table:table-cell table:style-name="ce0" office:value-type="string">
            <text:p>その・・・た、例えば・・・トイレ・・・とか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mean... for example... you know... bathroom
breaks, and such...</text:p>
          </table:table-cell>
          <table:table-cell table:number-columns-repeated="1020"/>
        </table:table-row>
        <table:table-row>
          <table:table-cell table:style-name="ce0" office:value-type="string">
            <text:p>今すぐってわけじゃないんだけど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 doesn't have to be right this second or
anything, but...</text:p>
          </table:table-cell>
          <table:table-cell table:number-columns-repeated="1020"/>
        </table:table-row>
        <table:table-row>
          <table:table-cell table:style-name="ce0" office:value-type="string">
            <text:p>そのうちトイレに寄ってもらえない・・・？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t some point, could we stop by a bathroom?</text:p>
          </table:table-cell>
          <table:table-cell table:number-columns-repeated="1020"/>
        </table:table-row>
        <table:table-row>
          <table:table-cell table:style-name="ce0" office:value-type="string">
            <text:p>ね、ねえ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...</text:p>
          </table:table-cell>
          <table:table-cell table:number-columns-repeated="1020"/>
        </table:table-row>
        <table:table-row>
          <table:table-cell table:style-name="ce0" office:value-type="string">
            <text:p>ぐす・・・っ、これは・・・そ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sniff*... This... th-that is...</text:p>
          </table:table-cell>
          <table:table-cell table:number-columns-repeated="1020"/>
        </table:table-row>
        <table:table-row>
          <table:table-cell table:style-name="ce0" office:value-type="string">
            <text:p>疲れたなら、ちょっと休憩すれば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're getting tired, then how about we
take a break?</text:p>
          </table:table-cell>
          <table:table-cell table:number-columns-repeated="1020"/>
        </table:table-row>
        <table:table-row>
          <table:table-cell table:style-name="ce0" office:value-type="string">
            <text:p>元気なら・・・別にいいけど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're fine... then never mind.</text:p>
          </table:table-cell>
          <table:table-cell table:number-columns-repeated="1020"/>
        </table:table-row>
        <table:table-row>
          <table:table-cell table:style-name="ce0" office:value-type="string">
            <text:p>ともっちが無事でほっとしたわ。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lad that Tomocchi's okay.</text:p>
          </table:table-cell>
          <table:table-cell table:number-columns-repeated="1020"/>
        </table:table-row>
        <table:table-row>
          <table:table-cell table:style-name="ce0" office:value-type="string">
            <text:p>あとは、シャルシャルさんに何事もなければ
いいんだけど・・・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ut I hope that nothing's happened to
Sharusharu-san, either...</text:p>
          </table:table-cell>
          <table:table-cell table:number-columns-repeated="1020"/>
        </table:table-row>
        <table:table-row>
          <table:table-cell table:style-name="ce0" office:value-type="string">
            <text:p>ともっちにシャルシャルさん、無事でいるかしら
・・・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mocchi, Sharusharu-san... will you two be
all right...?</text:p>
          </table:table-cell>
          <table:table-cell table:number-columns-repeated="1020"/>
        </table:table-row>
        <table:table-row>
          <table:table-cell table:style-name="ce0" office:value-type="string">
            <text:p>ひどい目にあってなければいいけど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ope they're not in a bad way...</text:p>
          </table:table-cell>
          <table:table-cell table:number-columns-repeated="1020"/>
        </table:table-row>
        <table:table-row>
          <table:table-cell table:style-name="ce0" office:value-type="string">
            <text:p>あたしたちが、伝承に語られる熾天少女だ
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think we're the Heavenly Maidens of
legend...</text:p>
          </table:table-cell>
          <table:table-cell table:number-columns-repeated="1020"/>
        </table:table-row>
        <table:table-row>
          <table:table-cell table:style-name="ce0" office:value-type="string">
            <text:p>というか、ここがあたしたちの居た世界と
別の世界だなんて、いまだに信じたくな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r rather, I can't still believe that this is
some kind of “other world” from ours.</text:p>
          </table:table-cell>
          <table:table-cell table:number-columns-repeated="1020"/>
        </table:table-row>
        <table:table-row>
          <table:table-cell table:style-name="ce0" office:value-type="string">
            <text:p>なに？　あたし？　別に怒ってない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? Me? I'm not mad, or anything...</text:p>
          </table:table-cell>
          <table:table-cell table:number-columns-repeated="1020"/>
        </table:table-row>
        <table:table-row>
          <table:table-cell table:style-name="ce0" office:value-type="string">
            <text:p>あんた、シャルシャルさんにイイとこ見せようと
ずいぶん頑張ってなかった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seemed like you were trying hard to
impress Sharu, right?</text:p>
          </table:table-cell>
          <table:table-cell table:number-columns-repeated="1020"/>
        </table:table-row>
        <table:table-row>
          <table:table-cell table:style-name="ce0" office:value-type="string">
            <text:p>べ、別にだからどうってわけじゃないわ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t's not like it's a big deal, though...</text:p>
          </table:table-cell>
          <table:table-cell table:number-columns-repeated="1020"/>
        </table:table-row>
        <table:table-row>
          <table:table-cell table:style-name="ce0" office:value-type="string">
            <text:p>ねえ早乙女。　港町であたしと会ったとき、
あんた、はむこと一緒にいた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Saotome. When we met up in the
port town, weren't you alone with Hamuko?</text:p>
          </table:table-cell>
          <table:table-cell table:number-columns-repeated="1020"/>
        </table:table-row>
        <table:table-row>
          <table:table-cell table:style-name="ce0" office:value-type="string">
            <text:p>ずっと2人で行動してたの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as it just the two of you for all that time?</text:p>
          </table:table-cell>
          <table:table-cell table:number-columns-repeated="1020"/>
        </table:table-row>
        <table:table-row>
          <table:table-cell table:style-name="ce0" office:value-type="string">
            <text:p>ま、まさかあんた、はむこにヘンなこととか
してないでしょうね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-Wait, you didn't do anything weird to
Hamuko, did you...?!</text:p>
          </table:table-cell>
          <table:table-cell table:number-columns-repeated="1020"/>
        </table:table-row>
        <table:table-row>
          <table:table-cell table:style-name="ce0" office:value-type="string">
            <text:p>もぅだめ・・・もぅだめ・・・もぅだめ・・・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Can't hold it... can't hold it... can't hold
it...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済ませてくるからっ！
ここで待ってなさいよ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going to go take care of it! You'd
better wait for me...!!</text:p>
          </table:table-cell>
          <table:table-cell table:number-columns-repeated="1020"/>
        </table:table-row>
        <table:table-row>
          <table:table-cell table:style-name="ce0" office:value-type="string">
            <text:p>（ヤバい・・・っ　すごくオシッコしたい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This is bad... I'm dying to pee!)</text:p>
          </table:table-cell>
          <table:table-cell table:number-columns-repeated="1020"/>
        </table:table-row>
        <table:table-row>
          <table:table-cell table:style-name="ce0" office:value-type="string">
            <text:p>（早く・・・トイレ行かないと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... go to the toilet, and soon!)</text:p>
          </table:table-cell>
          <table:table-cell table:number-columns-repeated="1020"/>
        </table:table-row>
        <table:table-row>
          <table:table-cell table:style-name="ce0" office:value-type="string">
            <text:p>の、のぞかないって約束するなら・・・行って
あげてもいいけど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f you promise not to peek... I suppose it's
fine if I do this for you...!</text:p>
          </table:table-cell>
          <table:table-cell table:number-columns-repeated="1020"/>
        </table:table-row>
        <table:table-row>
          <table:table-cell table:style-name="ce0" office:value-type="string">
            <text:p>そ、そ、それほど切羽詰まってないから・・・っ
大丈夫・・・よ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m not that full to bursting... I'm...
fine...!!</text:p>
          </table:table-cell>
          <table:table-cell table:number-columns-repeated="1020"/>
        </table:table-row>
        <table:table-row>
          <table:table-cell table:style-name="ce0" office:value-type="string">
            <text:p>ね・・・トイレ行かせてもらえない・・・？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would you let me use the bathroom...?</text:p>
          </table:table-cell>
          <table:table-cell table:number-columns-repeated="1020"/>
        </table:table-row>
        <table:table-row>
          <table:table-cell table:style-name="ce0" office:value-type="string">
            <text:p>や、やめてよ！　そんな話し・・・っ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h-Shut up! What a thing to say...!</text:p>
          </table:table-cell>
          <table:table-cell table:number-columns-repeated="1020"/>
        </table:table-row>
        <table:table-row>
          <table:table-cell table:style-name="ce0" office:value-type="string">
            <text:p>ね、ねえ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... umm...</text:p>
          </table:table-cell>
          <table:table-cell table:number-columns-repeated="1020"/>
        </table:table-row>
        <table:table-row>
          <table:table-cell table:style-name="ce0" office:value-type="string">
            <text:p>無理にってわけじゃないけど、トイレ・・・
寄ってもらえると助かるわね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not really desperate, but... it would help
if we stopped by a bathroom...</text:p>
          </table:table-cell>
          <table:table-cell table:number-columns-repeated="1020"/>
        </table:table-row>
        <table:table-row>
          <table:table-cell table:style-name="ce0" office:value-type="string">
            <text:p>あ、あんたねえ！　女の子に対して言っていい
事と悪い事があんでしょ！！　ばか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hy you! There are things you can and
can't say to a lady!! Dummy!!</text:p>
          </table:table-cell>
          <table:table-cell table:number-columns-repeated="1020"/>
        </table:table-row>
        <table:table-row>
          <table:table-cell table:style-name="ce0" office:value-type="string">
            <text:p>ねえ・・・ちょっとトイレに行きたいんだけど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I'd rather like to go to the bathroom...</text:p>
          </table:table-cell>
          <table:table-cell table:number-columns-repeated="1020"/>
        </table:table-row>
        <table:table-row>
          <table:table-cell table:style-name="ce0" office:value-type="string">
            <text:p>早乙女・・・あ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umm...</text:p>
          </table:table-cell>
          <table:table-cell table:number-columns-repeated="1020"/>
        </table:table-row>
        <table:table-row>
          <table:table-cell table:style-name="ce0" office:value-type="string">
            <text:p>や、やっぱ何でもない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t's nothing, after all...</text:p>
          </table:table-cell>
          <table:table-cell table:number-columns-repeated="1020"/>
        </table:table-row>
        <table:table-row>
          <table:table-cell table:style-name="ce0" office:value-type="string">
            <text:p>あ、あたしのせいじゃないわよ！
単純に、我慢できなかっただけなの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my fault!
I simply couldn't hold it, that's all!!</text:p>
          </table:table-cell>
          <table:table-cell table:number-columns-repeated="1020"/>
        </table:table-row>
        <table:table-row>
          <table:table-cell table:style-name="ce0" office:value-type="string">
            <text:p>な、何よ！　ただ周りの景色を見てた
だけじゃない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I was just admiring the
scenery!</text:p>
          </table:table-cell>
          <table:table-cell table:number-columns-repeated="1020"/>
        </table:table-row>
        <table:table-row>
          <table:table-cell table:style-name="ce0" office:value-type="string">
            <text:p>あんた、そんなもやしみたいな体で山なんか
歩いて大丈夫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going to be okay, hiking through the
mountain with a gangly body like that?</text:p>
          </table:table-cell>
          <table:table-cell table:number-columns-repeated="1020"/>
        </table:table-row>
        <table:table-row>
          <table:table-cell table:style-name="ce0" office:value-type="string">
            <text:p>別に・・・心配なんかしてるわけじゃないけど、
もし倒れたりしたら、まあ、どうしようかなっ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... not like I'm worried or anything, but I
wouldn't know what to do if you collapsed...</text:p>
          </table:table-cell>
          <table:table-cell table:number-columns-repeated="1020"/>
        </table:table-row>
        <table:table-row>
          <table:table-cell table:style-name="ce0" office:value-type="string">
            <text:p>だから、その・・・
め、迷惑かけないようにしなさいって話よ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it's just...
I'm telling you not to cause me any trouble!</text:p>
          </table:table-cell>
          <table:table-cell table:number-columns-repeated="1020"/>
        </table:table-row>
        <table:table-row>
          <table:table-cell table:style-name="ce0" office:value-type="string">
            <text:p>ねえ、早乙女って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um, Saotome...</text:p>
          </table:table-cell>
          <table:table-cell table:number-columns-repeated="1020"/>
        </table:table-row>
        <table:table-row>
          <table:table-cell table:style-name="ce0" office:value-type="string">
            <text:p>なんで常夏のこと“はむこ”って呼んでん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 do you call Tokonatsu, “Hamuko”?</text:p>
          </table:table-cell>
          <table:table-cell table:number-columns-repeated="1020"/>
        </table:table-row>
        <table:table-row>
          <table:table-cell table:style-name="ce0" office:value-type="string">
            <text:p>はあ！？　ち、違うわよ！　別にあたしのことも
にゃんこって呼んでほしいわけじゃなくて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ah?! Th-That's not it! It's not like I want you
to call me Nyanko, or anything!!</text:p>
          </table:table-cell>
          <table:table-cell table:number-columns-repeated="1020"/>
        </table:table-row>
        <table:table-row>
          <table:table-cell table:style-name="ce0" office:value-type="string">
            <text:p>はむこに対して馴れ馴れしいっていうか、
遠慮が無いっていう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just think you're getting a little too familiar
with Hamuko...</text:p>
          </table:table-cell>
          <table:table-cell table:number-columns-repeated="1020"/>
        </table:table-row>
        <table:table-row>
          <table:table-cell table:style-name="ce0" office:value-type="string">
            <text:p>まあ、はむこも嫌がってないみたいだから
別にいいんだけど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guess it's fine, seeing as she doesn't
seem to dislike you...!</text:p>
          </table:table-cell>
          <table:table-cell table:number-columns-repeated="1020"/>
        </table:table-row>
        <table:table-row>
          <table:table-cell table:style-name="ce0" office:value-type="string">
            <text:p>ふ・・・ぅ・・・っ！　と、トイレ・・・行きたい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... uuh...! Need the... t-toilet...!</text:p>
          </table:table-cell>
          <table:table-cell table:number-columns-repeated="1020"/>
        </table:table-row>
        <table:table-row>
          <table:table-cell table:style-name="ce0" office:value-type="string">
            <text:p>ぜ・・・絶対のぞかないでよねっ！！</text:p>
          </table:table-cell>
          <table:table-cell table:style-name="ce0" office:value-type="string">
            <text:p>Outdoor pee - L7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... don't you dare peek, got it?!!</text:p>
          </table:table-cell>
          <table:table-cell table:number-columns-repeated="1020"/>
        </table:table-row>
        <table:table-row>
          <table:table-cell table:style-name="ce0" office:value-type="string">
            <text:p>く・・・で、でも・・・っ！！　こんな・・・っ！</text:p>
          </table:table-cell>
          <table:table-cell table:style-name="ce0" office:value-type="string">
            <text:p>Outdoor pee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 b-but...!! Here's...!</text:p>
          </table:table-cell>
          <table:table-cell table:number-columns-repeated="1020"/>
        </table:table-row>
        <table:table-row>
          <table:table-cell table:style-name="ce0" office:value-type="string">
            <text:p>はぅっ！　ぁ・・・っ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u! Ah...</text:p>
          </table:table-cell>
          <table:table-cell table:number-columns-repeated="1020"/>
        </table:table-row>
        <table:table-row>
          <table:table-cell table:style-name="ce0" office:value-type="string">
            <text:p>ねぇ、ちょっと・・・っ！　トイレに行きたいん
だけど・・・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...! I need to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ひ・・・非常事態なんだから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it's an emergency...!</text:p>
          </table:table-cell>
          <table:table-cell table:number-columns-repeated="1020"/>
        </table:table-row>
        <table:table-row>
          <table:table-cell table:style-name="ce0" office:value-type="string">
            <text:p>な、なんでこんなとこで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y should I have to go here?!</text:p>
          </table:table-cell>
          <table:table-cell table:number-columns-repeated="1020"/>
        </table:table-row>
        <table:table-row>
          <table:table-cell table:style-name="ce0" office:value-type="string">
            <text:p>ここでするくらいなら・・・が、ガマンするわよ
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... I'd rather
h-hold it in...!!</text:p>
          </table:table-cell>
          <table:table-cell table:number-columns-repeated="1020"/>
        </table:table-row>
        <table:table-row>
          <table:table-cell table:style-name="ce0" office:value-type="string">
            <text:p>早乙女・・・トイレ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bathroom...</text:p>
          </table:table-cell>
          <table:table-cell table:number-columns-repeated="1020"/>
        </table:table-row>
        <table:table-row>
          <table:table-cell table:style-name="ce0" office:value-type="string">
            <text:p>い、いやよ・・・こんなとこで・・・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-Absolutely not... not here...!</text:p>
          </table:table-cell>
          <table:table-cell table:number-columns-repeated="1020"/>
        </table:table-row>
        <table:table-row>
          <table:table-cell table:style-name="ce0" office:value-type="string">
            <text:p>ねえ、そ、そろそろ休憩しない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a-are we going to take a break
anytime soon...?</text:p>
          </table:table-cell>
          <table:table-cell table:number-columns-repeated="1020"/>
        </table:table-row>
        <table:table-row>
          <table:table-cell table:style-name="ce0" office:value-type="string">
            <text:p>トイレにも・・・行っておきたいし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n I can... go to the bathroom, as well...</text:p>
          </table:table-cell>
          <table:table-cell table:number-columns-repeated="1020"/>
        </table:table-row>
        <table:table-row>
          <table:table-cell table:style-name="ce0" office:value-type="string">
            <text:p>はあ！？　な、なにバカ言ってんのよあんた！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hh?! D-Don't be ridiculous!!</text:p>
          </table:table-cell>
          <table:table-cell table:number-columns-repeated="1020"/>
        </table:table-row>
        <table:table-row>
          <table:table-cell table:style-name="ce0" office:value-type="string">
            <text:p>蹴るわよ！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ant me to kick you?!</text:p>
          </table:table-cell>
          <table:table-cell table:number-columns-repeated="1020"/>
        </table:table-row>
        <table:table-row>
          <table:table-cell table:style-name="ce0" office:value-type="string">
            <text:p>な、なんでもないわ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hing...</text:p>
          </table:table-cell>
          <table:table-cell table:number-columns-repeated="1020"/>
        </table:table-row>
        <table:table-row>
          <table:table-cell table:style-name="ce0" office:value-type="string">
            <text:p>（そわ・・・そわ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fidget*... *fidget*...</text:p>
          </table:table-cell>
          <table:table-cell table:number-columns-repeated="1020"/>
        </table:table-row>
        <table:table-row>
          <table:table-cell table:style-name="ce0" office:value-type="string">
            <text:p>え？　別に焦ってるわけじゃないわよ！
あ、あの子のために急がなくちゃって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I'm not losing my cool, or anything!
W-We have to hurry to save that girl...!</text:p>
          </table:table-cell>
          <table:table-cell table:number-columns-repeated="1020"/>
        </table:table-row>
        <table:table-row>
          <table:table-cell table:style-name="ce0" office:value-type="string">
            <text:p>こ、こっち見ないで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ook at me...!</text:p>
          </table:table-cell>
          <table:table-cell table:number-columns-repeated="1020"/>
        </table:table-row>
        <table:table-row>
          <table:table-cell table:style-name="ce0" office:value-type="string">
            <text:p>え？　あたし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Me?</text:p>
          </table:table-cell>
          <table:table-cell table:number-columns-repeated="1020"/>
        </table:table-row>
        <table:table-row>
          <table:table-cell table:style-name="ce0" office:value-type="string">
            <text:p>べ、別にぼーっとなんかしてないわよ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spacing out, or anything!</text:p>
          </table:table-cell>
          <table:table-cell table:number-columns-repeated="1020"/>
        </table:table-row>
        <table:table-row>
          <table:table-cell table:style-name="ce0" office:value-type="string">
            <text:p>ま、少しはあんたのこと見直し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y opinion of you has improved, slightly.</text:p>
          </table:table-cell>
          <table:table-cell table:number-columns-repeated="1020"/>
        </table:table-row>
        <table:table-row>
          <table:table-cell table:style-name="ce0" office:value-type="string">
            <text:p>で、でも、だからって調子に乗らないでよ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 say that, but don't get too excited!</text:p>
          </table:table-cell>
          <table:table-cell table:number-columns-repeated="1020"/>
        </table:table-row>
        <table:table-row>
          <table:table-cell table:style-name="ce0" office:value-type="string">
            <text:p>早乙女、あんたがリーダー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you're the leader, Saotome?</text:p>
          </table:table-cell>
          <table:table-cell table:number-columns-repeated="1020"/>
        </table:table-row>
        <table:table-row>
          <table:table-cell table:style-name="ce0" office:value-type="string">
            <text:p>ちゃんと務まるんでしょう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sure you're up to it...?</text:p>
          </table:table-cell>
          <table:table-cell table:number-columns-repeated="1020"/>
        </table:table-row>
        <table:table-row>
          <table:table-cell table:style-name="ce0" office:value-type="string">
            <text:p>一応信じてあげるけど、危なくなったら
あんた置いて逃げるから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guess I can put my trust in you, but you
have to run if it gets too dangerous, okay?!</text:p>
          </table:table-cell>
          <table:table-cell table:number-columns-repeated="1020"/>
        </table:table-row>
        <table:table-row>
          <table:table-cell table:style-name="ce0" office:value-type="string">
            <text:p>オシッコ、オ、オシッコぉっ！！　もれちゃうぅ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うあそこがひくひくして・・・力が入らない
よ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でしないと、で、出ちゃう・・・ほんとに
でちゃうう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野しょんを許可し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let her pee outside</text:p>
          </table:table-cell>
          <table:table-cell table:number-columns-repeated="1020"/>
        </table:table-row>
        <table:table-row>
          <table:table-cell table:style-name="ce0" office:value-type="string">
            <text:p>野しょんを許可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et her pee outside</text:p>
          </table:table-cell>
          <table:table-cell table:number-columns-repeated="1020"/>
        </table:table-row>
        <table:table-row>
          <table:table-cell table:style-name="ce0" office:value-type="string">
            <text:p>だめ、ど、どうしてもガマン・・・でき、なぃ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れちゃうっ、出ちゃうっ、オシッコおぉ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！！　トイレに行きたいんだってば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でもらしちゃってもいいの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ていうか、むしろここで野ションしちゃっても
いいな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、よくないことだってのは分かってるけどっ！
ガマンできないよぉ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だよね！　このままじゃガマンできないし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ぅ～～！　トイレ、トイレ！！　はやく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があんまり長くオシッコガマンできないの
知ってるでしょ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せ、背に腹は代えられない・・・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ー、のど渇いたよぉ～！　もうフラフラなんだ
けど・・・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—, I'm dyin' of thirst over here〜! Can I
get somethin' to drink before I keel over...?!</text:p>
          </table:table-cell>
          <table:table-cell table:number-columns-repeated="1020"/>
        </table:table-row>
        <table:table-row>
          <table:table-cell table:style-name="ce0" office:value-type="string">
            <text:p>ねえ、トイレまだ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遠いんだったら、ちょっと急ごうよ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んなに見られたら、あたしだって
恥ずかしい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に行きたいひとー！　はー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・・・？　あたしだけ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よいよラストダンジョーン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最後まで元気よく行くぞー！！
突き進め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灼熱の洞窟の後は、極寒の森か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か、風邪ひきそ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う死神との戦いはこりごり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って、速いし痛いし怖いし、気がついたら
すっごいダメージ受けてる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ぱ南部は暑いね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制服、脱ぎたくなっちゃう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っと、イケナイ想像させちゃったかな～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結局、白カラット用に作った“干渉剤”、
まだ使う機会ない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急に白カラットが現れても、使うの忘れ
ちゃいそう・・・ｗｗ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シッコ・・・でちゃう・・・っ、だめ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ぱ・・・ぱんつ・・・ぬれちゃうよ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あっ！　も、もぅげんかいっ！！　そこで
してくる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って、も、もぉほんとに・・・もれちゃうよぉ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っ！　あっ！！　出るっ！！　あ、あっち
行ってて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れちゃう！！　ねえ、ガマンできない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オシッコでパンパン・・・っ！　トイレ
行かせて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れか・・・この辺で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で！？　だ、大丈夫だよここなら！　ね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ばいやばい、もうオシッコやばいって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行こ？　ね？　お願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きれば野ションはしたくないんだけど
な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行きたくなっちゃった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wanna go to the toilet now...</text:p>
          </table:table-cell>
          <table:table-cell table:number-columns-repeated="1020"/>
        </table:table-row>
        <table:table-row>
          <table:table-cell table:style-name="ce0" office:value-type="string">
            <text:p>どこかで一度休憩入れようよ？　ガマンは
体に良くないでしょ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今回は油断したの！　ほんとはガマン
できたんだも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うーん・・・ちょっぴりトイレ行きたいかな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ま、いっか。　まだぜんぜん平気だし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にしてもあの死神の強さ、反則だ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って動きが見えないんだもん！　気が
ついたら体中がすっごい痛いし、もう何が
起きたのが全然分かんなかった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ねえ、霊峰ってなに？　普通の山と
どう違う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“霊”が付くくらいだから心霊スポットな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あ、そう考えるとイヤだ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ぱりゼリーちゃんの魅力は世界最強だ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ってラスボスにも効くんじゃない？
最強チートアイテムじゃ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ーし！！　あとはレリグ・イアスをゼリーちゃん
の魅力でメロメロにしておびき寄せるだけだ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丈夫大丈夫！　ゼリーちゃんこんなに
かわいいんだから、絶対うまくいく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ゼリーちゃん連れてくるのはいいけど、言葉
分かる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に、ゼリーちゃんが嫌がったら無理に
連れていくわけにもいかないよ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は蛾とか全然平気だよ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むしろ好きだ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って、よく見ると頭や体がふわふわの毛で
モッコモコなんだもん！　かわいいよ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、はむちゃん・・・ちょっとは手加減して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乙女くん、軟膏とか持ってない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ー！　これが榴鉱石かあ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綺麗な石だね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装置の材料になっちゃうのが残念だなー。
余ったら、少し分けてもらおっかな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突然ですが、ここでともちゃんクーーイズ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連続で入れるとすっごく気持ちイイ穴があって、
やるにはカタい棒とタマが必要です。
これなーんだ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！　答えはビリヤードでした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っと～？　いったいなんて答えるつもり
だったのかな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ダスプ沼だっけ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んなところなのかな？　やっぱ底なし沼とか
ある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これ笑い事じゃない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、さ、最終警告・・・っ！！　ともちゃんの・・・
にょ、にょうい・・・が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-E-Emergency alert...!! Tomo-chan's... p-pee
levels... are!!</text:p>
          </table:table-cell>
          <table:table-cell table:number-columns-repeated="1020"/>
        </table:table-row>
        <table:table-row>
          <table:table-cell table:style-name="ce0" office:value-type="string">
            <text:p>もぅ・・・げ、げんかい・・・で、す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y're... a-at critical... levels!!</text:p>
          </table:table-cell>
          <table:table-cell table:number-columns-repeated="1020"/>
        </table:table-row>
        <table:table-row>
          <table:table-cell table:style-name="ce0" office:value-type="string">
            <text:p>だめ、ぉ、おしっこ・・・っ！　もう、ここで
させて・・・っ！！　おねがい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gh, I'm aboutta p-pee...! C'mon, let me go right
here...!! Pleeease!!</text:p>
          </table:table-cell>
          <table:table-cell table:number-columns-repeated="1020"/>
        </table:table-row>
        <table:table-row>
          <table:table-cell table:style-name="ce0" office:value-type="string">
            <text:p>ほんとに、でちゃぅ・・・っ、うそじゃないのに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really gonna leak... I-I'm not kidding!!</text:p>
          </table:table-cell>
          <table:table-cell table:number-columns-repeated="1020"/>
        </table:table-row>
        <table:table-row>
          <table:table-cell table:style-name="ce0" office:value-type="string">
            <text:p>は、はいすいを・・・かいしっ、しますっ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-Commencing... drainage!!</text:p>
          </table:table-cell>
          <table:table-cell table:number-columns-repeated="1020"/>
        </table:table-row>
        <table:table-row>
          <table:table-cell table:style-name="ce0" office:value-type="string">
            <text:p>け、警告を繰り返します・・・っ！　ともちゃんの
尿意が限界です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-Repeat...! Tomo-chan's bladder is at its limit!</text:p>
          </table:table-cell>
          <table:table-cell table:number-columns-repeated="1020"/>
        </table:table-row>
        <table:table-row>
          <table:table-cell table:style-name="ce0" office:value-type="string">
            <text:p>早急に排水措置を講じてください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lease prepare fluid drainage equipment
immediately!!</text:p>
          </table:table-cell>
          <table:table-cell table:number-columns-repeated="1020"/>
        </table:table-row>
        <table:table-row>
          <table:table-cell table:style-name="ce0" office:value-type="string">
            <text:p>なんなら、こ、ここで緊急退避という手段も・・・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necessary, w-we can engage emergency
evacuation procedure right here...</text:p>
          </table:table-cell>
          <table:table-cell table:number-columns-repeated="1020"/>
        </table:table-row>
        <table:table-row>
          <table:table-cell table:style-name="ce0" office:value-type="string">
            <text:p>じ、事態は急を要する状況なんです・・・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ese circumstances require an urgent
response...!!</text:p>
          </table:table-cell>
          <table:table-cell table:number-columns-repeated="1020"/>
        </table:table-row>
        <table:table-row>
          <table:table-cell table:style-name="ce0" office:value-type="string">
            <text:p>きょ、協力に感謝します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-We th-thank you for your cooperatiooon!!</text:p>
          </table:table-cell>
          <table:table-cell table:number-columns-repeated="1020"/>
        </table:table-row>
        <table:table-row>
          <table:table-cell table:style-name="ce0" office:value-type="string">
            <text:p>け、警告！！　ともちゃんの尿意が危険水域に
達しました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ellow warnin'!! Tomo-chan's desperation has
reached dangerous levels!!</text:p>
          </table:table-cell>
          <table:table-cell table:number-columns-repeated="1020"/>
        </table:table-row>
        <table:table-row>
          <table:table-cell table:style-name="ce0" office:value-type="string">
            <text:p>緊急退避も考慮に入れて、すみやかに
尿意解消の措置を講じてください！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lease consider immediate evacuation of the
area, and prepare equipment for the swift
reduction of bladder fluid-levels!!</text:p>
          </table:table-cell>
          <table:table-cell table:number-columns-repeated="1020"/>
        </table:table-row>
        <table:table-row>
          <table:table-cell table:style-name="ce0" office:value-type="string">
            <text:p>緊急退避要請を受諾します！　排水の間、
危険ですので近隣住民の方は近くに寄らない
よう、お願いします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mergency evacuation order has been received!
Notice to all nearby residents: please stay well
clear of the flood zone throughout the drainage
procedure!!</text:p>
          </table:table-cell>
          <table:table-cell table:number-columns-repeated="1020"/>
        </table:table-row>
        <table:table-row>
          <table:table-cell table:style-name="ce0" office:value-type="string">
            <text:p>続報！　ともちゃんの尿意増幅を確認・・・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reakin' news! We have confirmation of
Tomo-chan's growin' need to pee...!</text:p>
          </table:table-cell>
          <table:table-cell table:number-columns-repeated="1020"/>
        </table:table-row>
        <table:table-row>
          <table:table-cell table:style-name="ce0" office:value-type="string">
            <text:p>近隣にトイレを発見した方は、すみやかに
報告ねがいます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lease report all bathroom sightings to the
relevant authorities without delay...!</text:p>
          </table:table-cell>
          <table:table-cell table:number-columns-repeated="1020"/>
        </table:table-row>
        <table:table-row>
          <table:table-cell table:style-name="ce0" office:value-type="string">
            <text:p>学校では、おもらしなんかしたこと無いのに・・・
信じてくれる？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nd I never once peed myself in school,
either... you believe me, right?</text:p>
          </table:table-cell>
          <table:table-cell table:number-columns-repeated="1020"/>
        </table:table-row>
        <table:table-row>
          <table:table-cell table:style-name="ce0" office:value-type="string">
            <text:p>速報！　ともちゃんに微尿警報！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ews flash! Tomo-chan pee warning!</text:p>
          </table:table-cell>
          <table:table-cell table:number-columns-repeated="1020"/>
        </table:table-row>
        <table:table-row>
          <table:table-cell table:style-name="ce0" office:value-type="string">
            <text:p>早めのトイレ対策を推奨します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ecommendin' the prompt formulation of a
bathroom strategy!</text:p>
          </table:table-cell>
          <table:table-cell table:number-columns-repeated="1020"/>
        </table:table-row>
        <table:table-row>
          <table:table-cell table:style-name="ce0" office:value-type="string">
            <text:p>事件が絶えないね。　まあ、敵勢力が3つも
あれば仕方ないのか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？　青カラットと白カラットは協力してるから、
今は赤カラットと青白カラット2つの敵勢力に
なる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あどっちでもいいか！　どうせ全部
やっつけるんだし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すがに騎士団長だけあって、タフだ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普段、どんなトレーニングしてる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おっと、想像したらヨダレ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し！！　あたしも何かのアイドルやる！！
決めた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だね～、あたしのトレードマークと言えば
ツインテ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“ツインテ☆アイドル”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ーん・・・なんかフツーだ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にしても、あっついね～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日陰にいても水辺にいても、どこにいても
暑いから参っちゃう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のエッチボイス『あぁあんっ////』が
頭から離れない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・・・忘れてください・・・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の秘密のメモってさ、あたしが
盗賊団に誘拐された時に生徒手帳を落とした
方法とおんなじだよ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ぱあたしの機転ってすごくない！？
ね？　ね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名探偵ひめちゃんの推理によれば、大陸南部の
どこかに青白カラットの隠れ家があるんだよ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ccordin' to great detective Hime-chan's theory,
Blue-White Carat's hideout is somewhere in the
Southlands, huh?</text:p>
          </table:table-cell>
          <table:table-cell table:number-columns-repeated="1020"/>
        </table:table-row>
        <table:table-row>
          <table:table-cell table:style-name="ce0" office:value-type="string">
            <text:p>ぷぷぷぷ！　自分で言っててなんだけど、
青白カラットって、なんか不健康そうだよね！
うへへ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Pupupupu! Now that I've said it out loud,
doesn't a Blue-White Carat sound kinda anemic?
Uheheh!</text:p>
          </table:table-cell>
          <table:table-cell table:number-columns-repeated="1020"/>
        </table:table-row>
        <table:table-row>
          <table:table-cell table:style-name="ce0" office:value-type="string">
            <text:p>オッシーも、犬くらい小さければペットに
したいんだけどな～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Ossie was more dog-sized, I'd totally want
her as my pet〜.</text:p>
          </table:table-cell>
          <table:table-cell table:number-columns-repeated="1020"/>
        </table:table-row>
        <table:table-row>
          <table:table-cell table:style-name="ce0" office:value-type="string">
            <text:p>犬くらい小さくて、毛がもふもふしてて、
飼い主の言うことをちゃんと聞くいい子だったら
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she was dog-sized, and had fluffy fur, and
she was a good, obedient girl...</text:p>
          </table:table-cell>
          <table:table-cell table:number-columns-repeated="1020"/>
        </table:table-row>
        <table:table-row>
          <table:table-cell table:style-name="ce0" office:value-type="string">
            <text:p>あれ？　じゃあ犬でよく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h? Ain't that just a dog?</text:p>
          </table:table-cell>
          <table:table-cell table:number-columns-repeated="1020"/>
        </table:table-row>
        <table:table-row>
          <table:table-cell table:style-name="ce0" office:value-type="string">
            <text:p>たこちゃんの持ってる銃、かっこいい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ako-chan's gun is so cool, huh?!</text:p>
          </table:table-cell>
          <table:table-cell table:number-columns-repeated="1020"/>
        </table:table-row>
        <table:table-row>
          <table:table-cell table:style-name="ce0" office:value-type="string">
            <text:p>でも、お願いしても撃たせてもらえなかったよ。
あたしって、危なっかしいイメージだから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ut, she wouldn't let me use it no matter
how much I asked. What, does she think I'm
too dangerous or somethin'?</text:p>
          </table:table-cell>
          <table:table-cell table:number-columns-repeated="1020"/>
        </table:table-row>
        <table:table-row>
          <table:table-cell table:style-name="ce0" office:value-type="string">
            <text:p>これがほんとの“無鉄砲”なんちゃって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a know, I really think she jumped the “gun”
on that judgement...</text:p>
          </table:table-cell>
          <table:table-cell table:number-columns-repeated="1020"/>
        </table:table-row>
        <table:table-row>
          <table:table-cell table:style-name="ce0" office:value-type="string">
            <text:p>赤カラットの四天王、4人とも全部やっつけた
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finally put the last of Red Carat's Four
Hellish Kings in the ground!</text:p>
          </table:table-cell>
          <table:table-cell table:number-columns-repeated="1020"/>
        </table:table-row>
        <table:table-row>
          <table:table-cell table:style-name="ce0" office:value-type="string">
            <text:p>側近のほうも、簡単に倒せるといいんだけど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d sure be great if we could defeat her friends
so easily...</text:p>
          </table:table-cell>
          <table:table-cell table:number-columns-repeated="1020"/>
        </table:table-row>
        <table:table-row>
          <table:table-cell table:style-name="ce0" office:value-type="string">
            <text:p>ふ・・・あぁっ、やだ、もぉ・・・オシッコ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... aah, no more... pee... nh!!</text:p>
          </table:table-cell>
          <table:table-cell table:number-columns-repeated="1020"/>
        </table:table-row>
        <table:table-row>
          <table:table-cell table:style-name="ce0" office:value-type="string">
            <text:p>オシッコが・・・で、でる・・・もぉ出ちゃう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pee'll... come out... it's coming out...!!</text:p>
          </table:table-cell>
          <table:table-cell table:number-columns-repeated="1020"/>
        </table:table-row>
        <table:table-row>
          <table:table-cell table:style-name="ce0" office:value-type="string">
            <text:p>お願い・・・さ、させて・・・ここでっ！！</text:p>
          </table:table-cell>
          <table:table-cell table:style-name="ce0" office:value-type="string">
            <text:p>Outdoor pee (asking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g you... l-let me go... here!!</text:p>
          </table:table-cell>
          <table:table-cell table:number-columns-repeated="1020"/>
        </table:table-row>
        <table:table-row>
          <table:table-cell table:style-name="ce0" office:value-type="string">
            <text:p>そんなこと・・・言っても・・・っ！！　で、
出ちゃうってば・・・ぁ・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ven if you... say that...!! I'm tellin' ya...
I'll pee...ee...!!</text:p>
          </table:table-cell>
          <table:table-cell table:number-columns-repeated="1020"/>
        </table:table-row>
        <table:table-row>
          <table:table-cell table:style-name="ce0" office:value-type="string">
            <text:p>も、もっちゃうもっちゃうううぅぅーーー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'm-peeeing-I'm-peeeeeeeeiiing!!!</text:p>
          </table:table-cell>
          <table:table-cell table:number-columns-repeated="1020"/>
        </table:table-row>
        <table:table-row>
          <table:table-cell table:style-name="ce0" office:value-type="string">
            <text:p>み、見てよ！　もうこんなに膀胱パンパン
なの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! My bladder's already bulging outta
my tummy!!</text:p>
          </table:table-cell>
          <table:table-cell table:number-columns-repeated="1020"/>
        </table:table-row>
        <table:table-row>
          <table:table-cell table:style-name="ce0" office:value-type="string">
            <text:p>我慢限界だよぉ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can't hold it any mooore!!</text:p>
          </table:table-cell>
          <table:table-cell table:number-columns-repeated="1020"/>
        </table:table-row>
        <table:table-row>
          <table:table-cell table:style-name="ce0" office:value-type="string">
            <text:p>近くにトイレなさそうだし、ちょっと、そこで・・・！</text:p>
          </table:table-cell>
          <table:table-cell table:style-name="ce0" office:value-type="string">
            <text:p>Outdoor pee (asking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re are no toilets nearby, so just let me go
over there...!</text:p>
          </table:table-cell>
          <table:table-cell table:number-columns-repeated="1020"/>
        </table:table-row>
        <table:table-row>
          <table:table-cell table:style-name="ce0" office:value-type="string">
            <text:p>こ、これ以上我慢できないってばぁ・・・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ellin' ya, I can't hold it anymore...!!</text:p>
          </table:table-cell>
          <table:table-cell table:number-columns-repeated="1020"/>
        </table:table-row>
        <table:table-row>
          <table:table-cell table:style-name="ce0" office:value-type="string">
            <text:p>生理現象だからしょうがないよね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tally natural, so I can't help it, ya
know!!</text:p>
          </table:table-cell>
          <table:table-cell table:number-columns-repeated="1020"/>
        </table:table-row>
        <table:table-row>
          <table:table-cell table:style-name="ce0" office:value-type="string">
            <text:p>ねえ、もうオシッコ我慢するのキツい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can't hold my pee much longer!</text:p>
          </table:table-cell>
          <table:table-cell table:number-columns-repeated="1020"/>
        </table:table-row>
        <table:table-row>
          <table:table-cell table:style-name="ce0" office:value-type="string">
            <text:p>このままじゃチビっちゃう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'll pee myself...!</text:p>
          </table:table-cell>
          <table:table-cell table:number-columns-repeated="1020"/>
        </table:table-row>
        <table:table-row>
          <table:table-cell table:style-name="ce0" office:value-type="string">
            <text:p>今回は仕方ないけど、こういうのはあんまり
好きじゃないなぁ・・・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just this once, 'kay? I don't really like
doing this kinda thing...</text:p>
          </table:table-cell>
          <table:table-cell table:number-columns-repeated="1020"/>
        </table:table-row>
        <table:table-row>
          <table:table-cell table:style-name="ce0" office:value-type="string">
            <text:p>できれば早めに・・・済ませたい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can... I'd like to take care of it pretty
soon...</text:p>
          </table:table-cell>
          <table:table-cell table:number-columns-repeated="1020"/>
        </table:table-row>
        <table:table-row>
          <table:table-cell table:style-name="ce0" office:value-type="string">
            <text:p>つ、次はきっと最後まで我慢するもん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d-definitely hold it in 'til the end, next
time!!</text:p>
          </table:table-cell>
          <table:table-cell table:number-columns-repeated="1020"/>
        </table:table-row>
        <table:table-row>
          <table:table-cell table:style-name="ce0" office:value-type="string">
            <text:p>ここいらで、ちょっと休憩とシャレ込もうよ！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uys, let's stop here and chat!</text:p>
          </table:table-cell>
          <table:table-cell table:number-columns-repeated="1020"/>
        </table:table-row>
        <table:table-row>
          <table:table-cell table:style-name="ce0" office:value-type="string">
            <text:p>・・・だ、だめ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-Guys?</text:p>
          </table:table-cell>
          <table:table-cell table:number-columns-repeated="1020"/>
        </table:table-row>
        <table:table-row>
          <table:table-cell table:style-name="ce0" office:value-type="string">
            <text:p>オンドレラ邸の中、なんかお化け屋敷みたいで
ちょっと苦手かも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inside of Ondrera Manor kinda reminds me
of a haunted house...</text:p>
          </table:table-cell>
          <table:table-cell table:number-columns-repeated="1020"/>
        </table:table-row>
        <table:table-row>
          <table:table-cell table:style-name="ce0" office:value-type="string">
            <text:p>もし本当にお化けが出たら、逃げるか気絶する
から、あとはヨロシク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a spooky monster or somethin' really pops
out, I might run away or just straight up
pass out!! You'll hafta go on without me,
'kay?!</text:p>
          </table:table-cell>
          <table:table-cell table:number-columns-repeated="1020"/>
        </table:table-row>
        <table:table-row>
          <table:table-cell table:style-name="ce0" office:value-type="string">
            <text:p>騎士団長さんが言ってた「ホールから先へ
進めない」ってセリフが気になるよ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m kinda bothered by what the Commander
said about not bein' able to go forward
through the halls...</text:p>
          </table:table-cell>
          <table:table-cell table:number-columns-repeated="1020"/>
        </table:table-row>
        <table:table-row>
          <table:table-cell table:style-name="ce0" office:value-type="string">
            <text:p>ものすっごいツルツルの上り坂で、足が
滑っちゃうとか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as it just super slippery and uphill, so
they kept slidin' back down...?</text:p>
          </table:table-cell>
          <table:table-cell table:number-columns-repeated="1020"/>
        </table:table-row>
        <table:table-row>
          <table:table-cell table:style-name="ce0" office:value-type="string">
            <text:p>あたしとひめちゃんの馴れ初め、気になるの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owdja like to hear about my and
Hime-chan's budding romance?</text:p>
          </table:table-cell>
          <table:table-cell table:number-columns-repeated="1020"/>
        </table:table-row>
        <table:table-row>
          <table:table-cell table:style-name="ce0" office:value-type="string">
            <text:p>どうしよっかな～？　チョコレートパフェ
おごってくれたら、話してあげよっかな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mmm, what do I want in return〜? Get me a
chocolate parfait, and maybe I'll tell ya〜.</text:p>
          </table:table-cell>
          <table:table-cell table:number-columns-repeated="1020"/>
        </table:table-row>
        <table:table-row>
          <table:table-cell table:style-name="ce0" office:value-type="string">
            <text:p>水鉄砲持ってくればよかったな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n, I wish I had a water pistol to bring
into the hot springs〜!</text:p>
          </table:table-cell>
          <table:table-cell table:number-columns-repeated="1020"/>
        </table:table-row>
        <table:table-row>
          <table:table-cell table:style-name="ce0" office:value-type="string">
            <text:p>みんなでサバイバル・イン・オンセンやりたかった
な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anted to play Hot Springs Royale with
everyone〜!</text:p>
          </table:table-cell>
          <table:table-cell table:number-columns-repeated="1020"/>
        </table:table-row>
        <table:table-row>
          <table:table-cell table:style-name="ce0" office:value-type="string">
            <text:p>温泉、男女混浴じゃなかった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ooks like the hot springs ain't mixed bathing,
after all...</text:p>
          </table:table-cell>
          <table:table-cell table:number-columns-repeated="1020"/>
        </table:table-row>
        <table:table-row>
          <table:table-cell table:style-name="ce0" office:value-type="string">
            <text:p>しょうがない、イメージで脳内保管しよう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uess I'll just have to use my imagination...</text:p>
          </table:table-cell>
          <table:table-cell table:number-columns-repeated="1020"/>
        </table:table-row>
        <table:table-row>
          <table:table-cell table:style-name="ce0" office:value-type="string">
            <text:p>温泉でのマナー３カ条といえば、
１．まず体をよく洗う
２．タオルを浴槽に入れない
３．ええと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three golden rules of bathing:
1. Wash yourself off,
2. Don't bring your towel in,
3. Uhhh...</text:p>
          </table:table-cell>
          <table:table-cell table:number-columns-repeated="1020"/>
        </table:table-row>
        <table:table-row>
          <table:table-cell table:style-name="ce0" office:value-type="string">
            <text:p>あれ？　３つ目って何だっけ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h? What was the third one, again?</text:p>
          </table:table-cell>
          <table:table-cell table:number-columns-repeated="1020"/>
        </table:table-row>
        <table:table-row>
          <table:table-cell table:style-name="ce0" office:value-type="string">
            <text:p>先に言っておくけど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emme tell ya in advance!!</text:p>
          </table:table-cell>
          <table:table-cell table:number-columns-repeated="1020"/>
        </table:table-row>
        <table:table-row>
          <table:table-cell table:style-name="ce0" office:value-type="string">
            <text:p>あたし、温泉は混浴以外認めないから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ixed hot springs are the only ones for me!!!</text:p>
          </table:table-cell>
          <table:table-cell table:number-columns-repeated="1020"/>
        </table:table-row>
        <table:table-row>
          <table:table-cell table:style-name="ce0" office:value-type="string">
            <text:p>（ただしイケメンに限る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But only with hot guys.)</text:p>
          </table:table-cell>
          <table:table-cell table:number-columns-repeated="1020"/>
        </table:table-row>
        <table:table-row>
          <table:table-cell table:style-name="ce0" office:value-type="string">
            <text:p>運も実力のうちだよ！　隕石だって
あたし達の味方だもん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uck is part of skill, too! That would make the
meteorite our ally!</text:p>
          </table:table-cell>
          <table:table-cell table:number-columns-repeated="1020"/>
        </table:table-row>
        <table:table-row>
          <table:table-cell table:style-name="ce0" office:value-type="string">
            <text:p>この調子で、何もかも運だけで勝っちゃったり
して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t this rate, I bet we just keep winnin' with the
power of luck!</text:p>
          </table:table-cell>
          <table:table-cell table:number-columns-repeated="1020"/>
        </table:table-row>
        <table:table-row>
          <table:table-cell table:style-name="ce0" office:value-type="string">
            <text:p>なんか、そういうマンガあった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I think I've read a manga with that kinda
plot!</text:p>
          </table:table-cell>
          <table:table-cell table:number-columns-repeated="1020"/>
        </table:table-row>
        <table:table-row>
          <table:table-cell table:style-name="ce0" office:value-type="string">
            <text:p>ねえねえ、電力ジェネレーター室に落ちてきた
でっかいモノって何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whaddya think that huge thing that
crashed into the generator room is?</text:p>
          </table:table-cell>
          <table:table-cell table:number-columns-repeated="1020"/>
        </table:table-row>
        <table:table-row>
          <table:table-cell table:style-name="ce0" office:value-type="string">
            <text:p>隕石かな？　割ったら宇宙人入ってるかな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 meteor? What if there's aliens inside?!</text:p>
          </table:table-cell>
          <table:table-cell table:number-columns-repeated="1020"/>
        </table:table-row>
        <table:table-row>
          <table:table-cell table:style-name="ce0" office:value-type="string">
            <text:p>き、気のせい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-Is it just my imagination, or...</text:p>
          </table:table-cell>
          <table:table-cell table:number-columns-repeated="1020"/>
        </table:table-row>
        <table:table-row>
          <table:table-cell table:style-name="ce0" office:value-type="string">
            <text:p>みんな、あたしの方を見て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s everyone lookin' at me...?</text:p>
          </table:table-cell>
          <table:table-cell table:number-columns-repeated="1020"/>
        </table:table-row>
        <table:table-row>
          <table:table-cell table:style-name="ce0" office:value-type="string">
            <text:p>側近たちと戦うことになっちゃうのかなぁ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we'll have to rumble with those
tough aides...</text:p>
          </table:table-cell>
          <table:table-cell table:number-columns-repeated="1020"/>
        </table:table-row>
        <table:table-row>
          <table:table-cell table:style-name="ce0" office:value-type="string">
            <text:p>話を聞く限りだと、勝てる気がしないんだけど
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more I hear about 'em, the less I wanna
see 'em...</text:p>
          </table:table-cell>
          <table:table-cell table:number-columns-repeated="1020"/>
        </table:table-row>
        <table:table-row>
          <table:table-cell table:style-name="ce0" office:value-type="string">
            <text:p>無理っむりっ！！　もう無理出ちゃうっ！！
ぁああっ、あ、もう・・・っ！！　あ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can't, I caaan't!! No, I'm gonna blooow!!
Aaagh, ah, noo...!! Hah!</text:p>
          </table:table-cell>
          <table:table-cell table:number-columns-repeated="1020"/>
        </table:table-row>
        <table:table-row>
          <table:table-cell table:style-name="ce0" office:value-type="string">
            <text:p>お願いっ、む、向こう・・・行って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' ya, j-just go... over there,
somewhere...!!</text:p>
          </table:table-cell>
          <table:table-cell table:number-columns-repeated="1020"/>
        </table:table-row>
        <table:table-row>
          <table:table-cell table:style-name="ce0" office:value-type="string">
            <text:p>が、我慢できないって・・・言ってるのにぃ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 won'tcha listen... I-I can't hold it
anymore...!!</text:p>
          </table:table-cell>
          <table:table-cell table:number-columns-repeated="1020"/>
        </table:table-row>
        <table:table-row>
          <table:table-cell table:style-name="ce0" office:value-type="string">
            <text:p>はやくっ！！　はやくさせて！！　はやくぅうっ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ick!! Quickly, let me go!! Hurry uuuup!</text:p>
          </table:table-cell>
          <table:table-cell table:number-columns-repeated="1020"/>
        </table:table-row>
        <table:table-row>
          <table:table-cell table:style-name="ce0" office:value-type="string">
            <text:p>ねえ、なんでトイレ行かせてくれないの！？
ずっと我慢してるのに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why won'tcha let me go potty?! I've really
been holdin' it, here!!</text:p>
          </table:table-cell>
          <table:table-cell table:number-columns-repeated="1020"/>
        </table:table-row>
        <table:table-row>
          <table:table-cell table:style-name="ce0" office:value-type="string">
            <text:p>もう・・・そ、その辺でしてきちゃうよっ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eez... h-how 'bout I just go somewhere
'round here?!</text:p>
          </table:table-cell>
          <table:table-cell table:number-columns-repeated="1020"/>
        </table:table-row>
        <table:table-row>
          <table:table-cell table:style-name="ce0" office:value-type="string">
            <text:p>じゃ、じゃあトイレ行かせてよぉ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-Fine, then let me use a toilet, would ya?!</text:p>
          </table:table-cell>
          <table:table-cell table:number-columns-repeated="1020"/>
        </table:table-row>
        <table:table-row>
          <table:table-cell table:style-name="ce0" office:value-type="string">
            <text:p>あ、あたしだって・・・外でするの恥ずかしいん
だから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-Even I get embarrassed... going pee
outdoors, I mean!!</text:p>
          </table:table-cell>
          <table:table-cell table:number-columns-repeated="1020"/>
        </table:table-row>
        <table:table-row>
          <table:table-cell table:style-name="ce0" office:value-type="string">
            <text:p>やばいやばい！　もうオシッコやばいん
だってば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rap, this is bad! For real, I seriously gotta
go pee!!</text:p>
          </table:table-cell>
          <table:table-cell table:number-columns-repeated="1020"/>
        </table:table-row>
        <table:table-row>
          <table:table-cell table:style-name="ce0" office:value-type="string">
            <text:p>あんま余裕無いんだけどっ！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in't really got time to lose, y'know!!</text:p>
          </table:table-cell>
          <table:table-cell table:number-columns-repeated="1020"/>
        </table:table-row>
        <table:table-row>
          <table:table-cell table:style-name="ce0" office:value-type="string">
            <text:p>えー・・・？　し、したいけど・・・待っててくれる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uuuh...? W-Well yeah, I wanna go, but...
would ya wait for me?</text:p>
          </table:table-cell>
          <table:table-cell table:number-columns-repeated="1020"/>
        </table:table-row>
        <table:table-row>
          <table:table-cell table:style-name="ce0" office:value-type="string">
            <text:p>じゃあ、ちょっと行ってくるね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 'kay, just gimme a sec...!</text:p>
          </table:table-cell>
          <table:table-cell table:number-columns-repeated="1020"/>
        </table:table-row>
        <table:table-row>
          <table:table-cell table:style-name="ce0" office:value-type="string">
            <text:p>トイレ行きたい・・・ねえ、トイレ・・・だめ？</text:p>
          </table:table-cell>
          <table:table-cell table:style-name="ce0" office:value-type="string">
            <text:p>Chat - L4 (From other s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otta pee... hey, you gonna let me go...?</text:p>
          </table:table-cell>
          <table:table-cell table:number-columns-repeated="1020"/>
        </table:table-row>
        <table:table-row>
          <table:table-cell table:style-name="ce0" office:value-type="string">
            <text:p>（あー・・・オシッコしたい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Ah, maaaan... I gotta pee...)</text:p>
          </table:table-cell>
          <table:table-cell table:number-columns-repeated="1020"/>
        </table:table-row>
        <table:table-row>
          <table:table-cell table:style-name="ce0" office:value-type="string">
            <text:p>（はやくトイレ休憩にならないかなぁ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I sure hope we take a potty break, soon...)</text:p>
          </table:table-cell>
          <table:table-cell table:number-columns-repeated="1020"/>
        </table:table-row>
        <table:table-row>
          <table:table-cell table:style-name="ce0" office:value-type="string">
            <text:p>あの・・・ご、ごめん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hhh... s-sorry...</text:p>
          </table:table-cell>
          <table:table-cell table:number-columns-repeated="1020"/>
        </table:table-row>
        <table:table-row>
          <table:table-cell table:style-name="ce0" office:value-type="string">
            <text:p>謝るから許してよ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pologized, so forgive me...?</text:p>
          </table:table-cell>
          <table:table-cell table:number-columns-repeated="1020"/>
        </table:table-row>
        <table:table-row>
          <table:table-cell table:style-name="ce0" office:value-type="string">
            <text:p>みんな、トイレ行きたくない？　大丈夫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you guys, no one needs to go to the
bathroom, right? All good?</text:p>
          </table:table-cell>
          <table:table-cell table:number-columns-repeated="1020"/>
        </table:table-row>
        <table:table-row>
          <table:table-cell table:style-name="ce0" office:value-type="string">
            <text:p>ちなみに、あたし行きたいんだけど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ya haven't guessed, I kinda do...</text:p>
          </table:table-cell>
          <table:table-cell table:number-columns-repeated="1020"/>
        </table:table-row>
        <table:table-row>
          <table:table-cell table:style-name="ce0" office:value-type="string">
            <text:p>それにしても、カラットの側近たちって
ものすごく強いらしい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 sounds like Carat's posse are super-duper
tough.</text:p>
          </table:table-cell>
          <table:table-cell table:number-columns-repeated="1020"/>
        </table:table-row>
        <table:table-row>
          <table:table-cell table:style-name="ce0" office:value-type="string">
            <text:p>まあ、それ以上にあたし達が強くなっちゃえば
問題ないけど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l, whatever. It's no biggie, we just gotta
be even tougher!!</text:p>
          </table:table-cell>
          <table:table-cell table:number-columns-repeated="1020"/>
        </table:table-row>
        <table:table-row>
          <table:table-cell table:style-name="ce0" office:value-type="string">
            <text:p>さっきの砂嵐、すごかった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sandstorm just before was crazy, huh〜?</text:p>
          </table:table-cell>
          <table:table-cell table:number-columns-repeated="1020"/>
        </table:table-row>
        <table:table-row>
          <table:table-cell table:style-name="ce0" office:value-type="string">
            <text:p>大自然の前では、人間は無力なんだねぇ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mans really are powerless against nature...</text:p>
          </table:table-cell>
          <table:table-cell table:number-columns-repeated="1020"/>
        </table:table-row>
        <table:table-row>
          <table:table-cell table:style-name="ce0" office:value-type="string">
            <text:p>ふえええ・・・こりゃしっかり水分補給して
おかないと、すぐ干からびちゃいそう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Fuweeeeeh... I feel like I'll shrivel up if I
don't keep drinkin'...</text:p>
          </table:table-cell>
          <table:table-cell table:number-columns-repeated="1020"/>
        </table:table-row>
        <table:table-row>
          <table:table-cell table:style-name="ce0" office:value-type="string">
            <text:p>早乙女くん、どこかに日傘売ってたら
買って～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Saotome-kun, go an' buy me a parasol,
wouldya〜!!</text:p>
          </table:table-cell>
          <table:table-cell table:number-columns-repeated="1020"/>
        </table:table-row>
        <table:table-row>
          <table:table-cell table:style-name="ce0" office:value-type="string">
            <text:p>うへぇ、あっつい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o-ee, it sure is boilin'〜!</text:p>
          </table:table-cell>
          <table:table-cell table:number-columns-repeated="1020"/>
        </table:table-row>
        <table:table-row>
          <table:table-cell table:style-name="ce0" office:value-type="string">
            <text:p>はやいとこ蜃気楼の谷の場所知ってる人
探して、涼しいとこ行こうよ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et's hurry up and figure out where the
Valley of Mirages is so we can go find
somewhere a little cooler〜!</text:p>
          </table:table-cell>
          <table:table-cell table:number-columns-repeated="1020"/>
        </table:table-row>
        <table:table-row>
          <table:table-cell table:style-name="ce0" office:value-type="string">
            <text:p>青い髪のカラット、「ライバルを邪魔してやる～」
とか言ってたけど、そんなことしたって完全に
ひとりよがりだよ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blue-haired Carat said somethin' about
gettin' in the way of her rival. In my opinion,
that's a pretty self-satisfied thing to say...</text:p>
          </table:table-cell>
          <table:table-cell table:number-columns-repeated="1020"/>
        </table:table-row>
        <table:table-row>
          <table:table-cell table:style-name="ce0" office:value-type="string">
            <text:p>あ、ねえねえ！　前から思ってたんだけど、
“ひとりよがり”って言葉・・・
なんかちょっとエッチじゃ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hey, hey! I was just thinkin', that word,
“self-satisfying”...
Sounds pretty lewd, don'tcha think?</text:p>
          </table:table-cell>
          <table:table-cell table:number-columns-repeated="1020"/>
        </table:table-row>
        <table:table-row>
          <table:table-cell table:style-name="ce0" office:value-type="string">
            <text:p>もし、飲めばどんな人でも熾天少女になれる
薬が開発されたらさ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magine if they made a drug that could
turn anyone into a Heavenly Maiden!</text:p>
          </table:table-cell>
          <table:table-cell table:number-columns-repeated="1020"/>
        </table:table-row>
        <table:table-row>
          <table:table-cell table:style-name="ce0" office:value-type="string">
            <text:p>早乙女くん少女デビューできちゃう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could make your own debut as a
maiden, Saotome-kun!</text:p>
          </table:table-cell>
          <table:table-cell table:number-columns-repeated="1020"/>
        </table:table-row>
        <table:table-row>
          <table:table-cell table:style-name="ce0" office:value-type="string">
            <text:p>どんな服を着せちゃおっかな～？
ふふふ・・・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kinda outfit would I dress ya up in,
I wonder〜? Fufufu...!</text:p>
          </table:table-cell>
          <table:table-cell table:number-columns-repeated="1020"/>
        </table:table-row>
        <table:table-row>
          <table:table-cell table:style-name="ce0" office:value-type="string">
            <text:p>熾力研究、ちゃんと完成してる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they're done with the Seraphia
research yet?</text:p>
          </table:table-cell>
          <table:table-cell table:number-columns-repeated="1020"/>
        </table:table-row>
        <table:table-row>
          <table:table-cell table:style-name="ce0" office:value-type="string">
            <text:p>もしまだ途中だったら、みんなで手伝っちゃう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hey're still in the middle of it, how 'bout we
all pitch in and help out?</text:p>
          </table:table-cell>
          <table:table-cell table:number-columns-repeated="1020"/>
        </table:table-row>
        <table:table-row>
          <table:table-cell table:style-name="ce0" office:value-type="string">
            <text:p>あたしは足引っ張りそうだから、おとなしく
してよっかな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d just get in the way, so I think I'll sit back and
watch...</text:p>
          </table:table-cell>
          <table:table-cell table:number-columns-repeated="1020"/>
        </table:table-row>
        <table:table-row>
          <table:table-cell table:style-name="ce0" office:value-type="string">
            <text:p>今度こそ、お城へ戻れる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ll make it back to the castle this time
without any rude interruptions, for sure!</text:p>
          </table:table-cell>
          <table:table-cell table:number-columns-repeated="1020"/>
        </table:table-row>
        <table:table-row>
          <table:table-cell table:style-name="ce0" office:value-type="string">
            <text:p>四天王を一人撃破するたびに、特別ボーナス
みたいなの出ないかなぁ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 might even get a special bonus every time
we take down one'a those Hellish Kings〜!</text:p>
          </table:table-cell>
          <table:table-cell table:number-columns-repeated="1020"/>
        </table:table-row>
        <table:table-row>
          <table:table-cell table:style-name="ce0" office:value-type="string">
            <text:p>もう、だめ・・・っ！　オシッコ・・・もれそう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gh, no good...! I'm gonna... pee my panties!</text:p>
          </table:table-cell>
          <table:table-cell table:number-columns-repeated="1020"/>
        </table:table-row>
        <table:table-row>
          <table:table-cell table:style-name="ce0" office:value-type="string">
            <text:p>お花摘み行ってくるね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ait here while I go “pick some flowers”!!</text:p>
          </table:table-cell>
          <table:table-cell table:number-columns-repeated="1020"/>
        </table:table-row>
        <table:table-row>
          <table:table-cell table:style-name="ce0" office:value-type="string">
            <text:p>で、でもっ！　でもぉ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-But! But!!!</text:p>
          </table:table-cell>
          <table:table-cell table:number-columns-repeated="1020"/>
        </table:table-row>
        <table:table-row>
          <table:table-cell table:style-name="ce0" office:value-type="string">
            <text:p>これにて失礼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Scuse me!!</text:p>
          </table:table-cell>
          <table:table-cell table:number-columns-repeated="1020"/>
        </table:table-row>
        <table:table-row>
          <table:table-cell table:style-name="ce0" office:value-type="string">
            <text:p>あ、あの！　これは、いよいよ・・・ぴ、ぴんち
かも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! I'm in a bit of a b-bind... and it's gettin'
worse!!</text:p>
          </table:table-cell>
          <table:table-cell table:number-columns-repeated="1020"/>
        </table:table-row>
        <table:table-row>
          <table:table-cell table:style-name="ce0" office:value-type="string">
            <text:p>マジで・・・オシッコしたい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or real... I gotta pee...!</text:p>
          </table:table-cell>
          <table:table-cell table:number-columns-repeated="1020"/>
        </table:table-row>
        <table:table-row>
          <table:table-cell table:style-name="ce0" office:value-type="string">
            <text:p>なんか、ゴメンね！　少し待っててね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owe ya one! Wait here, 'kay?</text:p>
          </table:table-cell>
          <table:table-cell table:number-columns-repeated="1020"/>
        </table:table-row>
        <table:table-row>
          <table:table-cell table:style-name="ce0" office:value-type="string">
            <text:p>（オシッコ・・・ちょっとキツくなってきちゃった
　なぁ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I've... gotta go pee real bad...)</text:p>
          </table:table-cell>
          <table:table-cell table:number-columns-repeated="1020"/>
        </table:table-row>
        <table:table-row>
          <table:table-cell table:style-name="ce0" office:value-type="string">
            <text:p>（だ、大丈夫だよね？　そのうち出られるよね？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I-I'll be fine, won't I? We'll get outta here
soon, right?)</text:p>
          </table:table-cell>
          <table:table-cell table:number-columns-repeated="1020"/>
        </table:table-row>
        <table:table-row>
          <table:table-cell table:style-name="ce0" office:value-type="string">
            <text:p>悲報、ともちゃんオシッコしたくなる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ad news, Tomo-chan needs to go pee...</text:p>
          </table:table-cell>
          <table:table-cell table:number-columns-repeated="1020"/>
        </table:table-row>
        <table:table-row>
          <table:table-cell table:style-name="ce0" office:value-type="string">
            <text:p>いや、まだ余裕あるから平気だけど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ell, I guess I can wait a little...</text:p>
          </table:table-cell>
          <table:table-cell table:number-columns-repeated="1020"/>
        </table:table-row>
        <table:table-row>
          <table:table-cell table:style-name="ce0" office:value-type="string">
            <text:p>ね、ねえ、これ大丈夫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-Hey, I've got a bad feelin' about this...</text:p>
          </table:table-cell>
          <table:table-cell table:number-columns-repeated="1020"/>
        </table:table-row>
        <table:table-row>
          <table:table-cell table:style-name="ce0" office:value-type="string">
            <text:p>閉じ込められたままで誰も助けに来ないって
パターンだったらヤバく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got a nasty habit of gettin' ourselves
stuck with no one to save us for just a little
too long...</text:p>
          </table:table-cell>
          <table:table-cell table:number-columns-repeated="1020"/>
        </table:table-row>
        <table:table-row>
          <table:table-cell table:style-name="ce0" office:value-type="string">
            <text:p>四天王にも年齢みたいなのがあるっぽい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Do ya think Hellish Kings have ages?</text:p>
          </table:table-cell>
          <table:table-cell table:number-columns-repeated="1020"/>
        </table:table-row>
        <table:table-row>
          <table:table-cell table:style-name="ce0" office:value-type="string">
            <text:p>もしかして性別もあ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they have sexes, too?</text:p>
          </table:table-cell>
          <table:table-cell table:number-columns-repeated="1020"/>
        </table:table-row>
        <table:table-row>
          <table:table-cell table:style-name="ce0" office:value-type="string">
            <text:p>性別があるってことは・・・つまりそういうこと
だよね・・・？　えへへ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hey do, then... that means they can...
y'know...? Eheheh...</text:p>
          </table:table-cell>
          <table:table-cell table:number-columns-repeated="1020"/>
        </table:table-row>
        <table:table-row>
          <table:table-cell table:style-name="ce0" office:value-type="string">
            <text:p>敵の四天王って、やっぱテストとかで
選抜され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think maybe those Hellish King guys are
picked out usin' some kinda test?</text:p>
          </table:table-cell>
          <table:table-cell table:number-columns-repeated="1020"/>
        </table:table-row>
        <table:table-row>
          <table:table-cell table:style-name="ce0" office:value-type="string">
            <text:p>あと少し成績が足りなかったヤツとか、
次期四天王みたいな感じで予備軍がいたりして
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nd the ones who just barely miss makin'
the cut get sent out as spares, or somethin'...</text:p>
          </table:table-cell>
          <table:table-cell table:number-columns-repeated="1020"/>
        </table:table-row>
        <table:table-row>
          <table:table-cell table:style-name="ce0" office:value-type="string">
            <text:p>大阪のおばちゃんって、何で髪を紫に染め
たがるんだろうね？</text:p>
          </table:table-cell>
          <table:table-cell table:style-name="ce0" office:value-type="string">
            <text:p>Meme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t feel when no scientist christmas cake
gf〜.</text:p>
          </table:table-cell>
          <table:table-cell table:number-columns-repeated="1020"/>
        </table:table-row>
        <table:table-row>
          <table:table-cell table:style-name="ce0" office:value-type="string">
            <text:p>あ、今の状況とはぜんぜん関係ない話だから
忘れていいよ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, never mind. That's got nothin' to do with
anythin'! ♪</text:p>
          </table:table-cell>
          <table:table-cell table:number-columns-repeated="1020"/>
        </table:table-row>
        <table:table-row>
          <table:table-cell table:style-name="ce0" office:value-type="string">
            <text:p>で、る・・・でちゃう・・・っ、はぁ・・・はぁ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go... gonna come out... haah... haah...!</text:p>
          </table:table-cell>
          <table:table-cell table:number-columns-repeated="1020"/>
        </table:table-row>
        <table:table-row>
          <table:table-cell table:style-name="ce0" office:value-type="string">
            <text:p>オシッコ・・・げんかい・・・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otta... pee... ee...!!</text:p>
          </table:table-cell>
          <table:table-cell table:number-columns-repeated="1020"/>
        </table:table-row>
        <table:table-row>
          <table:table-cell table:style-name="ce0" office:value-type="string">
            <text:p>もう、こ、ここで・・・させて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-Just let me go here... I can't wait!!</text:p>
          </table:table-cell>
          <table:table-cell table:number-columns-repeated="1020"/>
        </table:table-row>
        <table:table-row>
          <table:table-cell table:style-name="ce0" office:value-type="string">
            <text:p>だめ、ほんとに・・・っ、だめ、なのぉ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or real, I can't... hold it anymore...!!</text:p>
          </table:table-cell>
          <table:table-cell table:number-columns-repeated="1020"/>
        </table:table-row>
        <table:table-row>
          <table:table-cell table:style-name="ce0" office:value-type="string">
            <text:p>ああああーーっ、出ちゃうううぅぅ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aaahhh——, it's leakin' out!!!</text:p>
          </table:table-cell>
          <table:table-cell table:number-columns-repeated="1020"/>
        </table:table-row>
        <table:table-row>
          <table:table-cell table:style-name="ce0" office:value-type="string">
            <text:p>だ、だめ・・・っ　オシッコしたくて限界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t good... I gotta pee so bad!!</text:p>
          </table:table-cell>
          <table:table-cell table:number-columns-repeated="1020"/>
        </table:table-row>
        <table:table-row>
          <table:table-cell table:style-name="ce0" office:value-type="string">
            <text:p>このままじゃもっちゃうよおぉ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otally gonna wet my panties at this raaate!!</text:p>
          </table:table-cell>
          <table:table-cell table:number-columns-repeated="1020"/>
        </table:table-row>
        <table:table-row>
          <table:table-cell table:style-name="ce0" office:value-type="string">
            <text:p>もうだめ、ちょ、ちょっといいかなっ！？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'mon, g-give me a second to myself?!</text:p>
          </table:table-cell>
          <table:table-cell table:number-columns-repeated="1020"/>
        </table:table-row>
        <table:table-row>
          <table:table-cell table:style-name="ce0" office:value-type="string">
            <text:p>そんなぁ！　出ちゃうよっ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way! I'm gonna make a puddle!</text:p>
          </table:table-cell>
          <table:table-cell table:number-columns-repeated="1020"/>
        </table:table-row>
        <table:table-row>
          <table:table-cell table:style-name="ce0" office:value-type="string">
            <text:p>うん、すぐ戻るね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ice, I'll come straight back!!</text:p>
          </table:table-cell>
          <table:table-cell table:number-columns-repeated="1020"/>
        </table:table-row>
        <table:table-row>
          <table:table-cell table:style-name="ce0" office:value-type="string">
            <text:p>ど、どっかトイレ見つけたら行こうよ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et's go look for a toilet somewhere 'round
here!!</text:p>
          </table:table-cell>
          <table:table-cell table:number-columns-repeated="1020"/>
        </table:table-row>
        <table:table-row>
          <table:table-cell table:style-name="ce0" office:value-type="string">
            <text:p>ああぁ、はやくオシッコしたいぃ・・・！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ghhh, I wanna take a pee, already...!!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なぁ・・・もう・・・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s like I ain't got a choice... geez...</text:p>
          </table:table-cell>
          <table:table-cell table:number-columns-repeated="1020"/>
        </table:table-row>
        <table:table-row>
          <table:table-cell table:style-name="ce0" office:value-type="string">
            <text:p>ほ、ほんとはイヤだけど・・・まあ、しょうがない
かな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don't really wanna, but... ah, well...</text:p>
          </table:table-cell>
          <table:table-cell table:number-columns-repeated="1020"/>
        </table:table-row>
        <table:table-row>
          <table:table-cell table:style-name="ce0" office:value-type="string">
            <text:p>も、もれちゃった・・・。　けっこう頑張って
我慢したんだよ・・・？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peed myself... I put up a good fight
though, see...?</text:p>
          </table:table-cell>
          <table:table-cell table:number-columns-repeated="1020"/>
        </table:table-row>
        <table:table-row>
          <table:table-cell table:style-name="ce0" office:value-type="string">
            <text:p>あー、悪いんだけどさ、トイレ行きたくなって
きちゃったんだけど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ps, I kinda need to go potty. My bad...</text:p>
          </table:table-cell>
          <table:table-cell table:number-columns-repeated="1020"/>
        </table:table-row>
        <table:table-row>
          <table:table-cell table:style-name="ce0" office:value-type="string">
            <text:p>他の四天王ってどんなヤツな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are the other three Hellish Kings like,
d'ya think?</text:p>
          </table:table-cell>
          <table:table-cell table:number-columns-repeated="1020"/>
        </table:table-row>
        <table:table-row>
          <table:table-cell table:style-name="ce0" office:value-type="string">
            <text:p>あたしの予想だと、めっちゃテンション高いの
とか、常に敬語使うヤツとか、そういうのが
いると思うん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reckon there's a super intense one, and
maybe another one who uses polite language,
or somethin'!</text:p>
          </table:table-cell>
          <table:table-cell table:number-columns-repeated="1020"/>
        </table:table-row>
        <table:table-row>
          <table:table-cell table:style-name="ce0" office:value-type="string">
            <text:p>なんだろう？　な～んか恥ずかしいハプニング
のニオイがするんだよね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's this? There's the smell of some kinda
embarrassing situation in the air〜...</text:p>
          </table:table-cell>
          <table:table-cell table:number-columns-repeated="1020"/>
        </table:table-row>
        <table:table-row>
          <table:table-cell table:style-name="ce0" office:value-type="string">
            <text:p>だんだん、戦う相手が強くなってくる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ur enemies just keep gettin' stronger and
stronger...</text:p>
          </table:table-cell>
          <table:table-cell table:number-columns-repeated="1020"/>
        </table:table-row>
        <table:table-row>
          <table:table-cell table:style-name="ce0" office:value-type="string">
            <text:p>ま、その分こっちも強くなっていけばいいん
だけど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p, I guess we'll just have to get stronger
too!</text:p>
          </table:table-cell>
          <table:table-cell table:number-columns-repeated="1020"/>
        </table:table-row>
        <table:table-row>
          <table:table-cell table:style-name="ce0" office:value-type="string">
            <text:p>ねえねえ！　城下町あたりで、あたし達の
オリジナルグッズとか出したら結構儲かりそう
じゃ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I just had a great idea! How 'bout we
start sellin' our own original merch over in the
castle town?</text:p>
          </table:table-cell>
          <table:table-cell table:number-columns-repeated="1020"/>
        </table:table-row>
        <table:table-row>
          <table:table-cell table:style-name="ce0" office:value-type="string">
            <text:p>手始めに魔除けハンカチとか、あと破魔ジュース
とかどうかな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 can start with handkerchiefs that ward away
evil spirits, and exorcism juice, and stuff like
that! We'll be rollin' in it!</text:p>
          </table:table-cell>
          <table:table-cell table:number-columns-repeated="1020"/>
        </table:table-row>
        <table:table-row>
          <table:table-cell table:style-name="ce0" office:value-type="string">
            <text:p>港の北にある公道を道なりに進めば、炭鉱の
ある山に辿り着くんだよ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, we've gotta take the road north from
the port 'til we get to the mountain where the
coal mines are, huh?</text:p>
          </table:table-cell>
          <table:table-cell table:number-columns-repeated="1020"/>
        </table:table-row>
        <table:table-row>
          <table:table-cell table:style-name="ce0" office:value-type="string">
            <text:p>あ！　あたしが目的地ガイドするのって
新鮮でしょ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ah! Wouldya look at that, I've turned into
a genuine guide!</text:p>
          </table:table-cell>
          <table:table-cell table:number-columns-repeated="1020"/>
        </table:table-row>
        <table:table-row>
          <table:table-cell table:style-name="ce0" office:value-type="string">
            <text:p>ねえねえ！　炭鉱で取れる上質な鉱石って
どんなんだと思う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! What kind of ores do ya think there
are in those mines?!</text:p>
          </table:table-cell>
          <table:table-cell table:number-columns-repeated="1020"/>
        </table:table-row>
        <table:table-row>
          <table:table-cell table:style-name="ce0" office:value-type="string">
            <text:p>宝石の原石とかだったら、一個くらい持って
帰ってもいいよね！？　ね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we find any raw gemstones or anythin', can
we take one home?! Please?!</text:p>
          </table:table-cell>
          <table:table-cell table:number-columns-repeated="1020"/>
        </table:table-row>
        <table:table-row>
          <table:table-cell table:style-name="ce0" office:value-type="string">
            <text:p>ねえ、念のために神社でお祓いとかしてもらった
ほうがいい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maybe we should go drop by a shrine and
get a purification, or somethin'?</text:p>
          </table:table-cell>
          <table:table-cell table:number-columns-repeated="1020"/>
        </table:table-row>
        <table:table-row>
          <table:table-cell table:style-name="ce0" office:value-type="string">
            <text:p>あ・・・。　こっちの世界に神社とか無いか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... there aren't any Shinto shrines in this
world, are there...?</text:p>
          </table:table-cell>
          <table:table-cell table:number-columns-repeated="1020"/>
        </table:table-row>
        <table:table-row>
          <table:table-cell table:style-name="ce0" office:value-type="string">
            <text:p>ぁあ、あっ、も、も、もぅ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ah, ah, I-I-I'm...!!</text:p>
          </table:table-cell>
          <table:table-cell table:number-columns-repeated="1020"/>
        </table:table-row>
        <table:table-row>
          <table:table-cell table:style-name="ce0" office:value-type="string">
            <text:p>もぅ・・・む、むり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... g-gonnaaa...!!</text:p>
          </table:table-cell>
          <table:table-cell table:number-columns-repeated="1020"/>
        </table:table-row>
        <table:table-row>
          <table:table-cell table:style-name="ce0" office:value-type="string">
            <text:p>ぜ、絶対に・・・近くにいてねっ！　絶対だよ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'd better not... come over here! Pinkie
swear!</text:p>
          </table:table-cell>
          <table:table-cell table:number-columns-repeated="1020"/>
        </table:table-row>
        <table:table-row>
          <table:table-cell table:style-name="ce0" office:value-type="string">
            <text:p>はうぅ・・・っ！　もっちゃう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uu...! I'm gonna pee my panties...!</text:p>
          </table:table-cell>
          <table:table-cell table:number-columns-repeated="1020"/>
        </table:table-row>
        <table:table-row>
          <table:table-cell table:style-name="ce0" office:value-type="string">
            <text:p>も、もう・・・ちびりそうだ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t's... already drippin' ooout!</text:p>
          </table:table-cell>
          <table:table-cell table:number-columns-repeated="1020"/>
        </table:table-row>
        <table:table-row>
          <table:table-cell table:style-name="ce0" office:value-type="string">
            <text:p>む、無理！　無理無理ぃ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pe! Nowaynowaynoway!</text:p>
          </table:table-cell>
          <table:table-cell table:number-columns-repeated="1020"/>
        </table:table-row>
        <table:table-row>
          <table:table-cell table:style-name="ce0" office:value-type="string">
            <text:p>ゆ、幽霊が出るんだよ！？　一人にしちゃ
やだぁ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-What if a ghost pops out?! No way I'm
goin' on my own!!</text:p>
          </table:table-cell>
          <table:table-cell table:number-columns-repeated="1020"/>
        </table:table-row>
        <table:table-row>
          <table:table-cell table:style-name="ce0" office:value-type="string">
            <text:p>オシッコしたいっ！　でも、トイレ怖い・・・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otta peeee! But I'm too scared to go to the
bathroom...!</text:p>
          </table:table-cell>
          <table:table-cell table:number-columns-repeated="1020"/>
        </table:table-row>
        <table:table-row>
          <table:table-cell table:style-name="ce0" office:value-type="string">
            <text:p>でも・・・でもオシッコ・・・っ！　うぅ～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... I gotta pee...! Uuuu〜!</text:p>
          </table:table-cell>
          <table:table-cell table:number-columns-repeated="1020"/>
        </table:table-row>
        <table:table-row>
          <table:table-cell table:style-name="ce0" office:value-type="string">
            <text:p>や、やだよぉ！　こ、怖いもん・・・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way! I-I-I'm scared...!</text:p>
          </table:table-cell>
          <table:table-cell table:number-columns-repeated="1020"/>
        </table:table-row>
        <table:table-row>
          <table:table-cell table:style-name="ce0" office:value-type="string">
            <text:p>トイレに行きたいけど・・・こ、こわいよぉ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go to the toilet, but... I-I'm too scared...</text:p>
          </table:table-cell>
          <table:table-cell table:number-columns-repeated="1020"/>
        </table:table-row>
        <table:table-row>
          <table:table-cell table:style-name="ce0" office:value-type="string">
            <text:p>あうう・・・どうしよう・・・オシッコ・・・っ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uuu... what do I do... gotta pee...!</text:p>
          </table:table-cell>
          <table:table-cell table:number-columns-repeated="1020"/>
        </table:table-row>
        <table:table-row>
          <table:table-cell table:style-name="ce0" office:value-type="string">
            <text:p>ぜ、全部幽霊のせいなんだから・・・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is all that stupid ghost's fault...!!</text:p>
          </table:table-cell>
          <table:table-cell table:number-columns-repeated="1020"/>
        </table:table-row>
        <table:table-row>
          <table:table-cell table:style-name="ce0" office:value-type="string">
            <text:p>ま、またトイレ行きたくなってきちゃった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an, I gotta go pee again already...</text:p>
          </table:table-cell>
          <table:table-cell table:number-columns-repeated="1020"/>
        </table:table-row>
        <table:table-row>
          <table:table-cell table:style-name="ce0" office:value-type="string">
            <text:p>やだなぁ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is is the worst...</text:p>
          </table:table-cell>
          <table:table-cell table:number-columns-repeated="1020"/>
        </table:table-row>
        <table:table-row>
          <table:table-cell table:style-name="ce0" office:value-type="string">
            <text:p>ほ、ほんとに出たの！　白いワンピースの
女の子の幽霊が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re really was ghost of a girl in a white
one-piece dress! I'm serious!!</text:p>
          </table:table-cell>
          <table:table-cell table:number-columns-repeated="1020"/>
        </table:table-row>
        <table:table-row>
          <table:table-cell table:style-name="ce0" office:value-type="string">
            <text:p>お・・・追っかけてきたらどうしよう・・・っ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... What if she's followin' us...?!</text:p>
          </table:table-cell>
          <table:table-cell table:number-columns-repeated="1020"/>
        </table:table-row>
        <table:table-row>
          <table:table-cell table:style-name="ce0" office:value-type="string">
            <text:p>も、もれちゃった・・・けっこう頑張って
我慢したんだよ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-I peed myself... I put up a good fight
though, y'know...?</text:p>
          </table:table-cell>
          <table:table-cell table:number-columns-repeated="1020"/>
        </table:table-row>
        <table:table-row>
          <table:table-cell table:style-name="ce0" office:value-type="string">
            <text:p>このパーティに船酔いしやすい人がいなくて
よかった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nk God none of us get seasick that easy!</text:p>
          </table:table-cell>
          <table:table-cell table:number-columns-repeated="1020"/>
        </table:table-row>
        <table:table-row>
          <table:table-cell table:style-name="ce0" office:value-type="string">
            <text:p>あたしは特に乗り物に強いし！　ジェット
コースターとか余裕だよ！　えっへん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m great with stuff like this, just sayin'!
Roller coasters? No problem!</text:p>
          </table:table-cell>
          <table:table-cell table:number-columns-repeated="1020"/>
        </table:table-row>
        <table:table-row>
          <table:table-cell table:style-name="ce0" office:value-type="string">
            <text:p>館長さんの言うとおり、熾力をドドドドド！って
出せたらおもしろいのに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just like the Chief said, it'd be much
more interestin' if our powers could come
out with a DODODODODO!</text:p>
          </table:table-cell>
          <table:table-cell table:number-columns-repeated="1020"/>
        </table:table-row>
        <table:table-row>
          <table:table-cell table:style-name="ce0" office:value-type="string">
            <text:p>やってみたら意外と出るかも？　ドドドドドド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it'll work if I try hard enough?
DODODODODODO!!</text:p>
          </table:table-cell>
          <table:table-cell table:number-columns-repeated="1020"/>
        </table:table-row>
        <table:table-row>
          <table:table-cell table:style-name="ce0" office:value-type="string">
            <text:p>天の使いの力を、科学で解明かあ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Can ya really explain the Power of the Angels
with science...?</text:p>
          </table:table-cell>
          <table:table-cell table:number-columns-repeated="1020"/>
        </table:table-row>
        <table:table-row>
          <table:table-cell table:style-name="ce0" office:value-type="string">
            <text:p>なんか難しい話になってきたら、早乙女くん
ヨロシク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p, I'll leave the difficult words to you,
Reguma-kun!</text:p>
          </table:table-cell>
          <table:table-cell table:number-columns-repeated="1020"/>
        </table:table-row>
        <table:table-row>
          <table:table-cell table:style-name="ce0" office:value-type="string">
            <text:p>話題に困ったときに天気の話をするのは王道
だけどさ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alkin' about the weather is what you do when
you're out of conversation topics...</text:p>
          </table:table-cell>
          <table:table-cell table:number-columns-repeated="1020"/>
        </table:table-row>
        <table:table-row>
          <table:table-cell table:style-name="ce0" office:value-type="string">
            <text:p>天気の無い宇宙空間で会話のネタに困ったら
どうする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what you talk about when the
conversation runs out in outer space?</text:p>
          </table:table-cell>
          <table:table-cell table:number-columns-repeated="1020"/>
        </table:table-row>
        <table:table-row>
          <table:table-cell table:style-name="ce0" office:value-type="string">
            <text:p>ねえねえ聞いてよ！　すっごいヘンな虫
見つけたんだ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listen to this! I found this suuuper
weird-lookin' bug!</text:p>
          </table:table-cell>
          <table:table-cell table:number-columns-repeated="1020"/>
        </table:table-row>
        <table:table-row>
          <table:table-cell table:style-name="ce0" office:value-type="string">
            <text:p>石をどかしたら、しっぽの先が扇子みたいな
形したナメクジがバックしながら這ってたの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en I shifted this one rock, there was a slug
with a tail like a hand-fan crawling underneath!</text:p>
          </table:table-cell>
          <table:table-cell table:number-columns-repeated="1020"/>
        </table:table-row>
        <table:table-row>
          <table:table-cell table:style-name="ce0" office:value-type="string">
            <text:p>へ？　コウガイビル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uh? What's a hammerhead worm...?</text:p>
          </table:table-cell>
          <table:table-cell table:number-columns-repeated="1020"/>
        </table:table-row>
        <table:table-row>
          <table:table-cell table:style-name="ce0" office:value-type="string">
            <text:p>何事もなく船旅終了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ooks like we made it through the boat
journey without incident!</text:p>
          </table:table-cell>
          <table:table-cell table:number-columns-repeated="1020"/>
        </table:table-row>
        <table:table-row>
          <table:table-cell table:style-name="ce0" office:value-type="string">
            <text:p>（ちょっぴりハプニングを期待してたのって、
　あたしだけかな？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Am I the only one who was kinda waitin'
for something to happen?)</text:p>
          </table:table-cell>
          <table:table-cell table:number-columns-repeated="1020"/>
        </table:table-row>
        <table:table-row>
          <table:table-cell table:style-name="ce0" office:value-type="string">
            <text:p>でちゃう、でちゃうっ、でちゃううぅ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comin' it's comin' it's comin'!!</text:p>
          </table:table-cell>
          <table:table-cell table:number-columns-repeated="1020"/>
        </table:table-row>
        <table:table-row>
          <table:table-cell table:style-name="ce0" office:value-type="string">
            <text:p>オシッコでちゃうっ、でちゃう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comin' out, my pee's comin' out!!</text:p>
          </table:table-cell>
          <table:table-cell table:number-columns-repeated="1020"/>
        </table:table-row>
        <table:table-row>
          <table:table-cell table:style-name="ce0" office:value-type="string">
            <text:p>も、もう限界なのっ、そこでさせて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at my limit, just let me go over there!!</text:p>
          </table:table-cell>
          <table:table-cell table:number-columns-repeated="1020"/>
        </table:table-row>
        <table:table-row>
          <table:table-cell table:style-name="ce0" office:value-type="string">
            <text:p>そ、そんなこと・・・言ったってぇ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're so... horrible...!!</text:p>
          </table:table-cell>
          <table:table-cell table:number-columns-repeated="1020"/>
        </table:table-row>
        <table:table-row>
          <table:table-cell table:style-name="ce0" office:value-type="string">
            <text:p>～～～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～～～!!!</text:p>
          </table:table-cell>
          <table:table-cell table:number-columns-repeated="1020"/>
        </table:table-row>
        <table:table-row>
          <table:table-cell table:style-name="ce0" office:value-type="string">
            <text:p>あぁ、ど、どうしよ・・・も、もう我慢できないよ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wh-what am I gonna... I-I can't take it
anymore!</text:p>
          </table:table-cell>
          <table:table-cell table:number-columns-repeated="1020"/>
        </table:table-row>
        <table:table-row>
          <table:table-cell table:style-name="ce0" office:value-type="string">
            <text:p>もう無理、出ちゃうぅ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o late, I'm gonna pee myself!!</text:p>
          </table:table-cell>
          <table:table-cell table:number-columns-repeated="1020"/>
        </table:table-row>
        <table:table-row>
          <table:table-cell table:style-name="ce0" office:value-type="string">
            <text:p>ごめん、そ、その辺でやってきちゃうから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bad, I-I'll just go right over there!</text:p>
          </table:table-cell>
          <table:table-cell table:number-columns-repeated="1020"/>
        </table:table-row>
        <table:table-row>
          <table:table-cell table:style-name="ce0" office:value-type="string">
            <text:p>危ないのは分かるけど、で、でも・・・っ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et that it's risky, b-but...!</text:p>
          </table:table-cell>
          <table:table-cell table:number-columns-repeated="1020"/>
        </table:table-row>
        <table:table-row>
          <table:table-cell table:style-name="ce0" office:value-type="string">
            <text:p>み、見ちゃダメだからねっ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lookin'!</text:p>
          </table:table-cell>
          <table:table-cell table:number-columns-repeated="1020"/>
        </table:table-row>
        <table:table-row>
          <table:table-cell table:style-name="ce0" office:value-type="string">
            <text:p>オシッコ行きたいっ、ねえ、ちょっと行かせて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go pee! Hey, let me go pee!</text:p>
          </table:table-cell>
          <table:table-cell table:number-columns-repeated="1020"/>
        </table:table-row>
        <table:table-row>
          <table:table-cell table:style-name="ce0" office:value-type="string">
            <text:p>うぅ～・・・ねえ、はやくぅ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～... heyyy, quickly!</text:p>
          </table:table-cell>
          <table:table-cell table:number-columns-repeated="1020"/>
        </table:table-row>
        <table:table-row>
          <table:table-cell table:style-name="ce0" office:value-type="string">
            <text:p>早乙女くん、近くにトイレあったら寄ってよぉ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aotome-kun, let's hit up the nearest bathroom!</text:p>
          </table:table-cell>
          <table:table-cell table:number-columns-repeated="1020"/>
        </table:table-row>
        <table:table-row>
          <table:table-cell table:style-name="ce0" office:value-type="string">
            <text:p>さっきから我慢してるんだけど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ve been holdin' it in this whole time, y'see...!</text:p>
          </table:table-cell>
          <table:table-cell table:number-columns-repeated="1020"/>
        </table:table-row>
        <table:table-row>
          <table:table-cell table:style-name="ce0" office:value-type="string">
            <text:p>うぅ・・・最初は温かかったけど、どんどん寒く
なっちゃう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it was kinda warm at first, but now it's
gettin' colder and colder...</text:p>
          </table:table-cell>
          <table:table-cell table:number-columns-repeated="1020"/>
        </table:table-row>
        <table:table-row>
          <table:table-cell table:style-name="ce0" office:value-type="string">
            <text:p>ねえ、トイレ行かない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to the toilet?</text:p>
          </table:table-cell>
          <table:table-cell table:number-columns-repeated="1020"/>
        </table:table-row>
        <table:table-row>
          <table:table-cell table:style-name="ce0" office:value-type="string">
            <text:p>あたし、ちょっぴり催してきちゃった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startin' to hear the call of nature...</text:p>
          </table:table-cell>
          <table:table-cell table:number-columns-repeated="1020"/>
        </table:table-row>
        <table:table-row>
          <table:table-cell table:style-name="ce0" office:value-type="string">
            <text:p>船のトイレ、ちゃんと直ってる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they've fixed up the toilet on the
ship?</text:p>
          </table:table-cell>
          <table:table-cell table:number-columns-repeated="1020"/>
        </table:table-row>
        <table:table-row>
          <table:table-cell table:style-name="ce0" office:value-type="string">
            <text:p>またオシッコ我慢地獄はいや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don't want another pee-holdin' catastrophe!</text:p>
          </table:table-cell>
          <table:table-cell table:number-columns-repeated="1020"/>
        </table:table-row>
        <table:table-row>
          <table:table-cell table:style-name="ce0" office:value-type="string">
            <text:p>さっきのカニ、ゆでたら食べられ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crab we just beat up... I wonder if you
could boil it up and serve with butter?</text:p>
          </table:table-cell>
          <table:table-cell table:number-columns-repeated="1020"/>
        </table:table-row>
        <table:table-row>
          <table:table-cell table:style-name="ce0" office:value-type="string">
            <text:p>大味でおいしくなさそうだけど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 didn't exactly look tasty, though!</text:p>
          </table:table-cell>
          <table:table-cell table:number-columns-repeated="1020"/>
        </table:table-row>
        <table:table-row>
          <table:table-cell table:style-name="ce0" office:value-type="string">
            <text:p>ねえ、そう言えば魔族ってどんな外見なの
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whaddya think a demonic being
actually looks like?</text:p>
          </table:table-cell>
          <table:table-cell table:number-columns-repeated="1020"/>
        </table:table-row>
        <table:table-row>
          <table:table-cell table:style-name="ce0" office:value-type="string">
            <text:p>普通にあたし達と同じ見た目だったり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they just look like us people?</text:p>
          </table:table-cell>
          <table:table-cell table:number-columns-repeated="1020"/>
        </table:table-row>
        <table:table-row>
          <table:table-cell table:style-name="ce0" office:value-type="string">
            <text:p>それとも身長3メートルを超える巨人だったり
して！　・・・まさか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r maybe, they're ten-foot tall giants!
...Nah, no way.</text:p>
          </table:table-cell>
          <table:table-cell table:number-columns-repeated="1020"/>
        </table:table-row>
        <table:table-row>
          <table:table-cell table:style-name="ce0" office:value-type="string">
            <text:p>あれだね！　ついにラスボスと対面できる
かも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re it is! We're about to face off with the
final boss!</text:p>
          </table:table-cell>
          <table:table-cell table:number-columns-repeated="1020"/>
        </table:table-row>
        <table:table-row>
          <table:table-cell table:style-name="ce0" office:value-type="string">
            <text:p>なんか“姫君”って聞くと超ナイスバディな
イメージだよ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ith a title like “Duchess”, it sounds like she
probably has a real nice bod!!</text:p>
          </table:table-cell>
          <table:table-cell table:number-columns-repeated="1020"/>
        </table:table-row>
        <table:table-row>
          <table:table-cell table:style-name="ce0" office:value-type="string">
            <text:p>・・・え、そうでも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You don't think so?</text:p>
          </table:table-cell>
          <table:table-cell table:number-columns-repeated="1020"/>
        </table:table-row>
        <table:table-row>
          <table:table-cell table:style-name="ce0" office:value-type="string">
            <text:p>て言うかさ、こんだけ寒いんじゃさすがの煉絶の
姫君も凍えちゃって、どっかで遭難してるんじゃ
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ve been thinkin', it's so cold that even
the Duchess of Hellfire must be chilled to the
bone.</text:p>
          </table:table-cell>
          <table:table-cell table:number-columns-repeated="1020"/>
        </table:table-row>
        <table:table-row>
          <table:table-cell table:style-name="ce0" office:value-type="string">
            <text:p>・・・それはそれで、ちょっと可哀そうかも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I might even feel a bit sorry for her,
y'know...?</text:p>
          </table:table-cell>
          <table:table-cell table:number-columns-repeated="1020"/>
        </table:table-row>
        <table:table-row>
          <table:table-cell table:style-name="ce0" office:value-type="string">
            <text:p>それにしても寒いね～！　さすが北部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, it's real frosty around here, isn't it～!
That's the Northlands for ya!</text:p>
          </table:table-cell>
          <table:table-cell table:number-columns-repeated="1020"/>
        </table:table-row>
        <table:table-row>
          <table:table-cell table:style-name="ce0" office:value-type="string">
            <text:p>こんだけ寒いと、バナナで釘が打てちゃうんじゃ
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n this cold, I bet you could hammer a nail
with a banana!</text:p>
          </table:table-cell>
          <table:table-cell table:number-columns-repeated="1020"/>
        </table:table-row>
        <table:table-row>
          <table:table-cell table:style-name="ce0" office:value-type="string">
            <text:p>うへへ・・・かたぁいバナナで、ね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heheh... with a hard banana, eh? ♪</text:p>
          </table:table-cell>
          <table:table-cell table:number-columns-repeated="1020"/>
        </table:table-row>
        <table:table-row>
          <table:table-cell table:style-name="ce0" office:value-type="string">
            <text:p>ビオラちゃん、なかなかかわいい人だった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Viola-chan was a pretty nice lady!</text:p>
          </table:table-cell>
          <table:table-cell table:number-columns-repeated="1020"/>
        </table:table-row>
        <table:table-row>
          <table:table-cell table:style-name="ce0" office:value-type="string">
            <text:p>でもちょっとはしゃぎすぎかな？　もう少し
落ち着きを持ったほうがいいと思わ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ut, she mighta been a little too hyperactive?
Maybe she oughta settle down a bit.</text:p>
          </table:table-cell>
          <table:table-cell table:number-columns-repeated="1020"/>
        </table:table-row>
        <table:table-row>
          <table:table-cell table:style-name="ce0" office:value-type="string">
            <text:p>・・・あれ？　なんでそんな冷たい目であたしを
見てるの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What? Why're you glarin' at me like that...?</text:p>
          </table:table-cell>
          <table:table-cell table:number-columns-repeated="1020"/>
        </table:table-row>
        <table:table-row>
          <table:table-cell table:style-name="ce0" office:value-type="string">
            <text:p>はぁ～～、寒いね～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aaa～～, it sure is chilly～～!</text:p>
          </table:table-cell>
          <table:table-cell table:number-columns-repeated="1020"/>
        </table:table-row>
        <table:table-row>
          <table:table-cell table:style-name="ce0" office:value-type="string">
            <text:p>女の子はお腹を冷やさないように気を
つけなきゃ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got to be careful! Girls can't afford to
let their tummies get too cold!</text:p>
          </table:table-cell>
          <table:table-cell table:number-columns-repeated="1020"/>
        </table:table-row>
        <table:table-row>
          <table:table-cell table:style-name="ce0" office:value-type="string">
            <text:p>はぁ、はぁ・・・っ！　ぅ・・・だ・・・だめ・・・かもっ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h, haah...! Uh... it's... n... no use!</text:p>
          </table:table-cell>
          <table:table-cell table:number-columns-repeated="1020"/>
        </table:table-row>
        <table:table-row>
          <table:table-cell table:style-name="ce0" office:value-type="string">
            <text:p>もぅ・・・げ、げんかいぃ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about to... p-pee my panties...!!</text:p>
          </table:table-cell>
          <table:table-cell table:number-columns-repeated="1020"/>
        </table:table-row>
        <table:table-row>
          <table:table-cell table:style-name="ce0" office:value-type="string">
            <text:p>お願いだから、そ、そのへんで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' ya, l-let me go somewhere nearby...!!</text:p>
          </table:table-cell>
          <table:table-cell table:number-columns-repeated="1020"/>
        </table:table-row>
        <table:table-row>
          <table:table-cell table:style-name="ce0" office:value-type="string">
            <text:p>ううっ、い、いじわる・・・しないでぇ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, y-you... bully!!</text:p>
          </table:table-cell>
          <table:table-cell table:number-columns-repeated="1020"/>
        </table:table-row>
        <table:table-row>
          <table:table-cell table:style-name="ce0" office:value-type="string">
            <text:p>うっく、もうちょっと・・・ガ、ガマ・・・ン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Kuh, just a few more... s-steps...!!</text:p>
          </table:table-cell>
          <table:table-cell table:number-columns-repeated="1020"/>
        </table:table-row>
        <table:table-row>
          <table:table-cell table:style-name="ce0" office:value-type="string">
            <text:p>オシッコ・・・！　オシッコ・・・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...! Pee...!</text:p>
          </table:table-cell>
          <table:table-cell table:number-columns-repeated="1020"/>
        </table:table-row>
        <table:table-row>
          <table:table-cell table:style-name="ce0" office:value-type="string">
            <text:p>も、もうお腹キツキツだよ！！　うぅ・・・っ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tummy feels all tight!! Uuuh...</text:p>
          </table:table-cell>
          <table:table-cell table:number-columns-repeated="1020"/>
        </table:table-row>
        <table:table-row>
          <table:table-cell table:style-name="ce0" office:value-type="string">
            <text:p>ね、その辺で出してきちゃっていい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make pee somewhere over there?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で、でもぉ・・・っ！</text:p>
          </table:table-cell>
          <table:table-cell table:style-name="ce0" office:value-type="string">
            <text:p>Outdoor pee (refused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... b-but, but...!</text:p>
          </table:table-cell>
          <table:table-cell table:number-columns-repeated="1020"/>
        </table:table-row>
        <table:table-row>
          <table:table-cell table:style-name="ce0" office:value-type="string">
            <text:p>あ、ありがと！　すぐしてきちゃうね！！</text:p>
          </table:table-cell>
          <table:table-cell table:style-name="ce0" office:value-type="string">
            <text:p>Outdoor pee (allowed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nks! BRB!!</text:p>
          </table:table-cell>
          <table:table-cell table:number-columns-repeated="1020"/>
        </table:table-row>
        <table:table-row>
          <table:table-cell table:style-name="ce0" office:value-type="string">
            <text:p>うぅ、オシッコしたいよぉ・・・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, I gotta peeee...!!</text:p>
          </table:table-cell>
          <table:table-cell table:number-columns-repeated="1020"/>
        </table:table-row>
        <table:table-row>
          <table:table-cell table:style-name="ce0" office:value-type="string">
            <text:p>は、はやくトイレしないとヤバいよぉ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don't get to a toilet quick, we'll have a
natural disaster on our hands!!</text:p>
          </table:table-cell>
          <table:table-cell table:number-columns-repeated="1020"/>
        </table:table-row>
        <table:table-row>
          <table:table-cell table:style-name="ce0" office:value-type="string">
            <text:p>うん、じゃあちょっと待っててね・・・！</text:p>
          </table:table-cell>
          <table:table-cell table:style-name="ce0" office:value-type="string">
            <text:p>Outdoor pee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hen wait right here...!</text:p>
          </table:table-cell>
          <table:table-cell table:number-columns-repeated="1020"/>
        </table:table-row>
        <table:table-row>
          <table:table-cell table:style-name="ce0" office:value-type="string">
            <text:p>ね、トイレ行きたいよ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wanna go potty...!</text:p>
          </table:table-cell>
          <table:table-cell table:number-columns-repeated="1020"/>
        </table:table-row>
        <table:table-row>
          <table:table-cell table:style-name="ce0" office:value-type="string">
            <text:p>少し飲み過ぎちゃったのかな？　ご、ごめんね。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mighta drank a little too much? M-My bad.</text:p>
          </table:table-cell>
          <table:table-cell table:number-columns-repeated="1020"/>
        </table:table-row>
        <table:table-row>
          <table:table-cell table:style-name="ce0" office:value-type="string">
            <text:p>ご、ごめん・・・やっちゃった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I made a mess...</text:p>
          </table:table-cell>
          <table:table-cell table:number-columns-repeated="1020"/>
        </table:table-row>
        <table:table-row>
          <table:table-cell table:style-name="ce0" office:value-type="string">
            <text:p>ちょっとだけトイレ行きたいなぁ・・・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need the toilet just a teensy bit...</text:p>
          </table:table-cell>
          <table:table-cell table:number-columns-repeated="1020"/>
        </table:table-row>
        <table:table-row>
          <table:table-cell table:style-name="ce0" office:value-type="string">
            <text:p>まだ大丈夫だけど・・・そのうち、ね？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od for now, but... soon, 'kay?</text:p>
          </table:table-cell>
          <table:table-cell table:number-columns-repeated="1020"/>
        </table:table-row>
        <table:table-row>
          <table:table-cell table:style-name="ce0" office:value-type="string">
            <text:p>自治警団長かぁ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Commander of the Self-Defense Union,
huh～...?</text:p>
          </table:table-cell>
          <table:table-cell table:number-columns-repeated="1020"/>
        </table:table-row>
        <table:table-row>
          <table:table-cell table:style-name="ce0" office:value-type="string">
            <text:p>お城の騎士団長さんみたいにシブメン
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he's as much of a dreamboat as
the Knight Commander?</text:p>
          </table:table-cell>
          <table:table-cell table:number-columns-repeated="1020"/>
        </table:table-row>
        <table:table-row>
          <table:table-cell table:style-name="ce0" office:value-type="string">
            <text:p>引き締まった肉体美にはじける汗・・・っ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ith a lean, toned body... *sweat*</text:p>
          </table:table-cell>
          <table:table-cell table:number-columns-repeated="1020"/>
        </table:table-row>
        <table:table-row>
          <table:table-cell table:style-name="ce0" office:value-type="string">
            <text:p>えへ・・・えへへっ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heh... eheheh!</text:p>
          </table:table-cell>
          <table:table-cell table:number-columns-repeated="1020"/>
        </table:table-row>
        <table:table-row>
          <table:table-cell table:style-name="ce0" office:value-type="string">
            <text:p>ねえねえ！　時間があったら雪合戦しようよ！
あと、かまくらも作ろ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! If we have time I wanna have a
snowball fight! And make a snowman, too!!</text:p>
          </table:table-cell>
          <table:table-cell table:number-columns-repeated="1020"/>
        </table:table-row>
        <table:table-row>
          <table:table-cell table:style-name="ce0" office:value-type="string">
            <text:p>や・・・やだな、冗談だってば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... Nah, I'm just kiddin', really...</text:p>
          </table:table-cell>
          <table:table-cell table:number-columns-repeated="1020"/>
        </table:table-row>
        <table:table-row>
          <table:table-cell table:style-name="ce0" office:value-type="string">
            <text:p>ねえねえ、先代さんからもらった能力って、何
な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whaddya think that talent we got from
Predecessor-san is?</text:p>
          </table:table-cell>
          <table:table-cell table:number-columns-repeated="1020"/>
        </table:table-row>
        <table:table-row>
          <table:table-cell table:style-name="ce0" office:value-type="string">
            <text:p>あーもう、気になるー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h man—, I wanna find out already—!!</text:p>
          </table:table-cell>
          <table:table-cell table:number-columns-repeated="1020"/>
        </table:table-row>
        <table:table-row>
          <table:table-cell table:style-name="ce0" office:value-type="string">
            <text:p>先代さん、声だけで姿が見えないんだ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heard Predecessor-san's voice, but we
ain't seen what she looks like.</text:p>
          </table:table-cell>
          <table:table-cell table:number-columns-repeated="1020"/>
        </table:table-row>
        <table:table-row>
          <table:table-cell table:style-name="ce0" office:value-type="string">
            <text:p>声から想像すると、めっちゃ美人っぽいのに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oin' from her voice, though, I bet she's
super pretty!</text:p>
          </table:table-cell>
          <table:table-cell table:number-columns-repeated="1020"/>
        </table:table-row>
        <table:table-row>
          <table:table-cell table:style-name="ce0" office:value-type="string">
            <text:p>ひめちゃんも加わって、にぎやかにぎやか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so lively now that Hime-chan's joined in!</text:p>
          </table:table-cell>
          <table:table-cell table:number-columns-repeated="1020"/>
        </table:table-row>
        <table:table-row>
          <table:table-cell table:style-name="ce0" office:value-type="string">
            <text:p>あ、一応言っておくけど、ひめちゃんはあんまり
おしゃべりしない子だから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but let me tell ya—Hime-chan ain't much
of a talker!</text:p>
          </table:table-cell>
          <table:table-cell table:number-columns-repeated="1020"/>
        </table:table-row>
        <table:table-row>
          <table:table-cell table:style-name="ce0" office:value-type="string">
            <text:p>おとなしいからって、強引にアプローチしちゃ
NGだぞ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he's the quiet type, so make sure ya don't
come on to her too strong～!</text:p>
          </table:table-cell>
          <table:table-cell table:number-columns-repeated="1020"/>
        </table:table-row>
        <table:table-row>
          <table:table-cell table:style-name="ce0" office:value-type="string">
            <text:p>ああ、あっ、もっちゃう！！　もっ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ah, it's gonna leak!! I'm leaking!!</text:p>
          </table:table-cell>
          <table:table-cell table:number-columns-repeated="1020"/>
        </table:table-row>
        <table:table-row>
          <table:table-cell table:style-name="ce0" office:value-type="string">
            <text:p>ガ、ガマンできない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can't hold it!!</text:p>
          </table:table-cell>
          <table:table-cell table:number-columns-repeated="1020"/>
        </table:table-row>
        <table:table-row>
          <table:table-cell table:style-name="ce0" office:value-type="string">
            <text:p>もうだめっ、そ、そこでオシッコさせて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、ちがうの！！　ほんとにもうダメなのぉっ！！</text:p>
          </table:table-cell>
          <table:table-cell table:style-name="ce0" office:value-type="string">
            <text:p>Outdoor pee (refused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 don't get it!! I really can't hold it
anymooore!!</text:p>
          </table:table-cell>
          <table:table-cell table:number-columns-repeated="1020"/>
        </table:table-row>
        <table:table-row>
          <table:table-cell table:style-name="ce0" office:value-type="string">
            <text:p>あーっ！で、で、でちゃうぅ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—! H-H-Here it comes!!</text:p>
          </table:table-cell>
          <table:table-cell table:number-columns-repeated="1020"/>
        </table:table-row>
        <table:table-row>
          <table:table-cell table:style-name="ce0" office:value-type="string">
            <text:p>さ、早乙女くんっ！　あたし、オ、オシッコ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aotome-kun! I g-gotta pee!!</text:p>
          </table:table-cell>
          <table:table-cell table:number-columns-repeated="1020"/>
        </table:table-row>
        <table:table-row>
          <table:table-cell table:style-name="ce0" office:value-type="string">
            <text:p>も、もう膀胱パンパンだよ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bladder's bulgin' out!!</text:p>
          </table:table-cell>
          <table:table-cell table:number-columns-repeated="1020"/>
        </table:table-row>
        <table:table-row>
          <table:table-cell table:style-name="ce0" office:value-type="string">
            <text:p>ちょっとそこでしてきてもいい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な・・・で、でちゃうよぉっ！！</text:p>
          </table:table-cell>
          <table:table-cell table:style-name="ce0" office:value-type="string">
            <text:p>Outdoor pee (refused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'mon... I-I'll really leak!!</text:p>
          </table:table-cell>
          <table:table-cell table:number-columns-repeated="1020"/>
        </table:table-row>
        <table:table-row>
          <table:table-cell table:style-name="ce0" office:value-type="string">
            <text:p>い、1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ll be done in just a minute!!</text:p>
          </table:table-cell>
          <table:table-cell table:number-columns-repeated="1020"/>
        </table:table-row>
        <table:table-row>
          <table:table-cell table:style-name="ce0" office:value-type="string">
            <text:p>い、一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ll be done in just a minute!!</text:p>
          </table:table-cell>
          <table:table-cell table:number-columns-repeated="1020"/>
        </table:table-row>
        <table:table-row>
          <table:table-cell table:style-name="ce0" office:value-type="string">
            <text:p>ね、ねえ！　ちょっともうムリ！　トイレっ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! It's almost too much! Toilet!!</text:p>
          </table:table-cell>
          <table:table-cell table:number-columns-repeated="1020"/>
        </table:table-row>
        <table:table-row>
          <table:table-cell table:style-name="ce0" office:value-type="string">
            <text:p>このままじゃもれちゃうかも・・・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t's gonna come out whether I like
it or not...!!</text:p>
          </table:table-cell>
          <table:table-cell table:number-columns-repeated="1020"/>
        </table:table-row>
        <table:table-row>
          <table:table-cell table:style-name="ce0" office:value-type="string">
            <text:p>りょ、りょーかい！　ちょっと待っててね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-Roger that! Wait here, okay?</text:p>
          </table:table-cell>
          <table:table-cell table:number-columns-repeated="1020"/>
        </table:table-row>
        <table:table-row>
          <table:table-cell table:style-name="ce0" office:value-type="string">
            <text:p>トイレ・・・トイレ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... toilet...!</text:p>
          </table:table-cell>
          <table:table-cell table:number-columns-repeated="1020"/>
        </table:table-row>
        <table:table-row>
          <table:table-cell table:style-name="ce0" office:value-type="string">
            <text:p>早くトイレ～・・・！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ickly, a toilet～...!</text:p>
          </table:table-cell>
          <table:table-cell table:number-columns-repeated="1020"/>
        </table:table-row>
        <table:table-row>
          <table:table-cell table:style-name="ce0" office:value-type="string">
            <text:p>えと・・・こ、これはまあ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rr... it-it's like this, uhhm...</text:p>
          </table:table-cell>
          <table:table-cell table:number-columns-repeated="1020"/>
        </table:table-row>
        <table:table-row>
          <table:table-cell table:style-name="ce0" office:value-type="string">
            <text:p>ねえ早乙女くん～、あたしトイレに行きたく
なっちゃったんだけど・・・</text:p>
          </table:table-cell>
          <table:table-cell table:style-name="ce0" office:value-type="string">
            <text:p>Cha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 Saotome-kun～, I kinda have to go to
the little girls' room...</text:p>
          </table:table-cell>
          <table:table-cell table:number-columns-repeated="1020"/>
        </table:table-row>
        <table:table-row>
          <table:table-cell table:style-name="ce0" office:value-type="string">
            <text:p>地下道と言えば、暗くてヌルヌル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 dark, slimy tunnel!</text:p>
          </table:table-cell>
          <table:table-cell table:number-columns-repeated="1020"/>
        </table:table-row>
        <table:table-row>
          <table:table-cell table:style-name="ce0" office:value-type="string">
            <text:p>なんか、ヘンな想像しちゃわ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ain't havin' any weird thoughts, are ya...?</text:p>
          </table:table-cell>
          <table:table-cell table:number-columns-repeated="1020"/>
        </table:table-row>
        <table:table-row>
          <table:table-cell table:style-name="ce0" office:value-type="string">
            <text:p>昨日のパーティ料理、おいしかった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grub at last night's party was so tasty～!</text:p>
          </table:table-cell>
          <table:table-cell table:number-columns-repeated="1020"/>
        </table:table-row>
        <table:table-row>
          <table:table-cell table:style-name="ce0" office:value-type="string">
            <text:p>何ていう食べ物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kind of food was it, I wonder?</text:p>
          </table:table-cell>
          <table:table-cell table:number-columns-repeated="1020"/>
        </table:table-row>
        <table:table-row>
          <table:table-cell table:style-name="ce0" office:value-type="string">
            <text:p>ま、おいしければ何でもいっか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 well, if it's yummy, it's yummy～!</text:p>
          </table:table-cell>
          <table:table-cell table:number-columns-repeated="1020"/>
        </table:table-row>
        <table:table-row>
          <table:table-cell table:style-name="ce0" office:value-type="string">
            <text:p>お城、確か町の北側にあるんだっけ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castle was at the top of town, wasn't it?</text:p>
          </table:table-cell>
          <table:table-cell table:number-columns-repeated="1020"/>
        </table:table-row>
        <table:table-row>
          <table:table-cell table:style-name="ce0" office:value-type="string">
            <text:p>いったい、どんなおもてなしが待ってるん
だろうね？　ｼﾞｭﾙﾘ・・・</text:p>
          </table:table-cell>
          <table:table-cell table:style-name="ce0" office:value-type="string">
            <text:p>https://smalltext.io/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onder what kinda refreshments they have
waitin' for us? *slurp*...</text:p>
          </table:table-cell>
          <table:table-cell table:number-columns-repeated="1020"/>
        </table:table-row>
        <table:table-row>
          <table:table-cell table:style-name="ce0" office:value-type="string">
            <text:p>さっきのカッコいい人、騎士団で一番エラい
人なんでしょ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t cool guy just now, ain't he supposed to be
the leader of their whole army?</text:p>
          </table:table-cell>
          <table:table-cell table:number-columns-repeated="1020"/>
        </table:table-row>
        <table:table-row>
          <table:table-cell table:style-name="ce0" office:value-type="string">
            <text:p>サインとかお願いしたらくれるかな～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 think he'd give me his autograph～?</text:p>
          </table:table-cell>
          <table:table-cell table:number-columns-repeated="1020"/>
        </table:table-row>
        <table:table-row>
          <table:table-cell table:style-name="ce0" office:value-type="string">
            <text:p>ああ、あ、あ！　もぅムリぃ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ah, ah! I'm gonna blow!!</text:p>
          </table:table-cell>
          <table:table-cell table:number-columns-repeated="1020"/>
        </table:table-row>
        <table:table-row>
          <table:table-cell table:style-name="ce0" office:value-type="string">
            <text:p>そ、そこの隅っこでしちゃうから、見張ってて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tand watch for me, I'm gonna go do it
over in that corner!!</text:p>
          </table:table-cell>
          <table:table-cell table:number-columns-repeated="1020"/>
        </table:table-row>
        <table:table-row>
          <table:table-cell table:style-name="ce0" office:value-type="string">
            <text:p>そんなっ！　もうオシッコもっちゃうよぉっ！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w could you?! I'm just about to pee myself!!</text:p>
          </table:table-cell>
          <table:table-cell table:number-columns-repeated="1020"/>
        </table:table-row>
        <table:table-row>
          <table:table-cell table:style-name="ce0" office:value-type="string">
            <text:p>あ、あ、ありがとっ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-Thanks!</text:p>
          </table:table-cell>
          <table:table-cell table:number-columns-repeated="1020"/>
        </table:table-row>
        <table:table-row>
          <table:table-cell table:style-name="ce0" office:value-type="string">
            <text:p>こ、これ、ホントにやばいかも・・・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really in danger now...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ね、ちょっと見張りお願いしてもいい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... hey, can you just stand guard for me
for a 'sec?</text:p>
          </table:table-cell>
          <table:table-cell table:number-columns-repeated="1020"/>
        </table:table-row>
        <table:table-row>
          <table:table-cell table:style-name="ce0" office:value-type="string">
            <text:p>き、危険なのは分かるけどさぁ！
あたし、もぅ・・・っ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know it's dangerous 'n all! But, I'm
really gonna...</text:p>
          </table:table-cell>
          <table:table-cell table:number-columns-repeated="1020"/>
        </table:table-row>
        <table:table-row>
          <table:table-cell table:style-name="ce0" office:value-type="string">
            <text:p>ごめん、すぐ終わらせるね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sorry, I'll finish up fast!</text:p>
          </table:table-cell>
          <table:table-cell table:number-columns-repeated="1020"/>
        </table:table-row>
        <table:table-row>
          <table:table-cell table:style-name="ce0" office:value-type="string">
            <text:p>や、やば・・・すっごいオシッコしたい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h no... I gotta pee super bad...!</text:p>
          </table:table-cell>
          <table:table-cell table:number-columns-repeated="1020"/>
        </table:table-row>
        <table:table-row>
          <table:table-cell table:style-name="ce0" office:value-type="string">
            <text:p>トイレ・・・どこ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... where are ya...?</text:p>
          </table:table-cell>
          <table:table-cell table:number-columns-repeated="1020"/>
        </table:table-row>
        <table:table-row>
          <table:table-cell table:style-name="ce0" office:value-type="string">
            <text:p>うう・・・や、やっぱそうなるよね・・・？</text:p>
          </table:table-cell>
          <table:table-cell table:style-name="ce0" office:value-type="string">
            <text:p>Telling her to pee outside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h... s-so that's what it's come to, huh...?</text:p>
          </table:table-cell>
          <table:table-cell table:number-columns-repeated="1020"/>
        </table:table-row>
        <table:table-row>
          <table:table-cell table:style-name="ce0" office:value-type="string">
            <text:p>じゃ、ちょっとタイム！</text:p>
          </table:table-cell>
          <table:table-cell table:style-name="ce0" office:value-type="string">
            <text:p>Telling her to pee outside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ime-out!</text:p>
          </table:table-cell>
          <table:table-cell table:number-columns-repeated="1020"/>
        </table:table-row>
        <table:table-row>
          <table:table-cell table:style-name="ce0" office:value-type="string">
            <text:p>またトイレ行きたくなっちゃった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feel like I hafta pee again...</text:p>
          </table:table-cell>
          <table:table-cell table:number-columns-repeated="1020"/>
        </table:table-row>
        <table:table-row>
          <table:table-cell table:style-name="ce0" office:value-type="string">
            <text:p>ま、まだガマンできる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all right for now, but...</text:p>
          </table:table-cell>
          <table:table-cell table:number-columns-repeated="1020"/>
        </table:table-row>
        <table:table-row>
          <table:table-cell table:style-name="ce0" office:value-type="string">
            <text:p>あ～・・・トイレ行きたい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～... I wanna go pee...</text:p>
          </table:table-cell>
          <table:table-cell table:number-columns-repeated="1020"/>
        </table:table-row>
        <table:table-row>
          <table:table-cell table:style-name="ce0" office:value-type="string">
            <text:p>どっかにトイレ無いかなぁ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re's gotta be a toilet 'round here, right...?</text:p>
          </table:table-cell>
          <table:table-cell table:number-columns-repeated="1020"/>
        </table:table-row>
        <table:table-row>
          <table:table-cell table:style-name="ce0" office:value-type="string">
            <text:p>た、たまにはこういうこともあるよ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sorta thing just happens every once in
a while...</text:p>
          </table:table-cell>
          <table:table-cell table:number-columns-repeated="1020"/>
        </table:table-row>
        <table:table-row>
          <table:table-cell table:style-name="ce0" office:value-type="string">
            <text:p>あはは、トイレ行きたくなってきちゃった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aha, I need to go to the toilet, now.</text:p>
          </table:table-cell>
          <table:table-cell table:number-columns-repeated="1020"/>
        </table:table-row>
        <table:table-row>
          <table:table-cell table:style-name="ce0" office:value-type="string">
            <text:p>でも、ここじゃガマンだよね～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 I can still hold it, for sure～.</text:p>
          </table:table-cell>
          <table:table-cell table:number-columns-repeated="1020"/>
        </table:table-row>
        <table:table-row>
          <table:table-cell table:style-name="ce0" office:value-type="string">
            <text:p>ねえねえ、ここの盗賊たちって、なにげに
イケメン率高いと思わない？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hey, don'tcha think a lotta these bandits
are actually kinda hot?</text:p>
          </table:table-cell>
          <table:table-cell table:number-columns-repeated="1020"/>
        </table:table-row>
        <table:table-row>
          <table:table-cell table:style-name="ce0" office:value-type="string">
            <text:p>あと、適度に引き締まった筋肉！　いいよね～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nd they have just the right amount of
muscle, too! Nice～!</text:p>
          </table:table-cell>
          <table:table-cell table:number-columns-repeated="1020"/>
        </table:table-row>
        <table:table-row>
          <table:table-cell table:style-name="ce0" office:value-type="string">
            <text:p>も、げんかいっ！　だめ、でちゃう、オシッコ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more! No, my pee—it's all gonna come out!!</text:p>
          </table:table-cell>
          <table:table-cell table:number-columns-repeated="1020"/>
        </table:table-row>
        <table:table-row>
          <table:table-cell table:style-name="ce0" office:value-type="string">
            <text:p>ちょっと待っててっ、してきちゃうから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ait for me, I'm gonna do it right over there!!</text:p>
          </table:table-cell>
          <table:table-cell table:number-columns-repeated="1020"/>
        </table:table-row>
        <table:table-row>
          <table:table-cell table:style-name="ce0" office:value-type="string">
            <text:p>なんでぇっ！　さ、させて・・・お願いぃ・・・っ！！</text:p>
          </table:table-cell>
          <table:table-cell table:style-name="ce0" office:value-type="string">
            <text:p>Outside pee (refused)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yy?! L-Let me do it... pleeease...!!</text:p>
          </table:table-cell>
          <table:table-cell table:number-columns-repeated="1020"/>
        </table:table-row>
        <table:table-row>
          <table:table-cell table:style-name="ce0" office:value-type="string">
            <text:p>あ、ああ、は・・・はやくぅ・・・っ！！</text:p>
          </table:table-cell>
          <table:table-cell table:style-name="ce0" office:value-type="string">
            <text:p>Outside pee (allowed)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ah, qu... quickly...!!</text:p>
          </table:table-cell>
          <table:table-cell table:number-columns-repeated="1020"/>
        </table:table-row>
        <table:table-row>
          <table:table-cell table:style-name="ce0" office:value-type="string">
            <text:p>あ、あたし・・・オシッコ・・・したいんだけど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... wanna... go pee!!</text:p>
          </table:table-cell>
          <table:table-cell table:number-columns-repeated="1020"/>
        </table:table-row>
        <table:table-row>
          <table:table-cell table:style-name="ce0" office:value-type="string">
            <text:p>もも、もう限界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-I'm gonna explode!!</text:p>
          </table:table-cell>
          <table:table-cell table:number-columns-repeated="1020"/>
        </table:table-row>
        <table:table-row>
          <table:table-cell table:style-name="ce0" office:value-type="string">
            <text:p>その辺でしてくるから、待ってて！！</text:p>
          </table:table-cell>
          <table:table-cell table:style-name="ce0" office:value-type="string">
            <text:p>Chat - L6 C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wait a sec while I go over there!!</text:p>
          </table:table-cell>
          <table:table-cell table:number-columns-repeated="1020"/>
        </table:table-row>
        <table:table-row>
          <table:table-cell table:style-name="ce0" office:value-type="string">
            <text:p>え！　で、でも・・・！</text:p>
          </table:table-cell>
          <table:table-cell table:style-name="ce0" office:value-type="string">
            <text:p>Outside pee (refused)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a?! B-But...!</text:p>
          </table:table-cell>
          <table:table-cell table:number-columns-repeated="1020"/>
        </table:table-row>
        <table:table-row>
          <table:table-cell table:style-name="ce0" office:value-type="string">
            <text:p>ちょちょっと済ませてくるから！！</text:p>
          </table:table-cell>
          <table:table-cell table:style-name="ce0" office:value-type="string">
            <text:p>Outside pee (allowed)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be done in no time!!</text:p>
          </table:table-cell>
          <table:table-cell table:number-columns-repeated="1020"/>
        </table:table-row>
        <table:table-row>
          <table:table-cell table:style-name="ce0" office:value-type="string">
            <text:p>ト、トイレ！　ねえ、もうガマンできないよ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C'mon, I can't hold it any more!</text:p>
          </table:table-cell>
          <table:table-cell table:number-columns-repeated="1020"/>
        </table:table-row>
        <table:table-row>
          <table:table-cell table:style-name="ce0" office:value-type="string">
            <text:p>ごめん、トイレ行きたいんだけど・・・。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but I gotta use the toilet...</text:p>
          </table:table-cell>
          <table:table-cell table:number-columns-repeated="1020"/>
        </table:table-row>
        <table:table-row>
          <table:table-cell table:style-name="ce0" office:value-type="string">
            <text:p>みんなも行きたいよね？　ね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veryone else has to go too, right? Right?</text:p>
          </table:table-cell>
          <table:table-cell table:number-columns-repeated="1020"/>
        </table:table-row>
        <table:table-row>
          <table:table-cell table:style-name="ce0" office:value-type="string">
            <text:p>ふ、普段はちゃんとガマンできるんだよ？
今回は、ちょっと・・・油断しちゃったかな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rmally I can hold it in, y'know? Today
was... I guess I was just caught a little
off-guard...</text:p>
          </table:table-cell>
          <table:table-cell table:number-columns-repeated="1020"/>
        </table:table-row>
        <table:table-row>
          <table:table-cell table:style-name="ce0" office:value-type="string">
            <text:p>ちょっぴりトイレに行きたくなってきたな～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feel like I have to go, just a
liiittle～.</text:p>
          </table:table-cell>
          <table:table-cell table:number-columns-repeated="1020"/>
        </table:table-row>
        <table:table-row>
          <table:table-cell table:style-name="ce0" office:value-type="string">
            <text:p>トイレがあったら寄ってこうね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's stop by a bathroom if we find one, 'kay?</text:p>
          </table:table-cell>
          <table:table-cell table:number-columns-repeated="1020"/>
        </table:table-row>
        <table:table-row>
          <table:table-cell table:style-name="ce0" office:value-type="string">
            <text:p>んーと、早乙女くんがパーティリーダーって
ことでいいのかな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m, so Saotome-kun's the party leader?</text:p>
          </table:table-cell>
          <table:table-cell table:number-columns-repeated="1020"/>
        </table:table-row>
        <table:table-row>
          <table:table-cell table:style-name="ce0" office:value-type="string">
            <text:p>完全にハーレム状態だね～！　うれしい？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've got yourself a complete harem～!
Aren't you lucky?</text:p>
          </table:table-cell>
          <table:table-cell table:number-columns-repeated="1020"/>
        </table:table-row>
        <table:table-row>
          <table:table-cell table:style-name="ce0" office:value-type="string">
            <text:p>（くねくねっ、もじもじっ、きゅううぅぅ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うぅぅ・・・っ！　も、もぅ・・・だめ・・・ぇ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あぁっ！　すみ、ませんっ！　も、もう限界
ですぅ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手洗い・・・っ、お手洗い・・・っ、お手洗い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・・・お、おしっこ・・・したい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え、そ、その！！　あの、ええと・・・だ、だ、
大丈夫・・・です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どうしよう・・・お手洗いに行きたくて・・・
　もじもじしちゃう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じっとしてるの辛いよぉ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ゃいっ！？！　な、な、なんですかっ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の・・・すみません・・・</text:p>
          </table:table-cell>
          <table:table-cell table:style-name="ce0" office:value-type="string">
            <text:p>After outdoor pee - L6 A Komu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 sorry...</text:p>
          </table:table-cell>
          <table:table-cell table:number-columns-repeated="1020"/>
        </table:table-row>
        <table:table-row>
          <table:table-cell table:style-name="ce0" office:value-type="string">
            <text:p>何か飲み物とかもらえると、うれし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uld be very grateful if I could have
something to drink...</text:p>
          </table:table-cell>
          <table:table-cell table:number-columns-repeated="1020"/>
        </table:table-row>
        <table:table-row>
          <table:table-cell table:style-name="ce0" office:value-type="string">
            <text:p>うぅ・・・すみません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近づくと、におうから・・・は、離れて歩きます・・・
ぐすん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、すみません・・・あの・・・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ゅ、休憩は・・・まだ先・・・です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さっきお手洗いに寄っておけばよかったかも
　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し・・・したくなってきちゃった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正直、とっても怖いで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みなさんと一緒なら、これまでのように
うまく行ける・・・そんな気がします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空玉って、最後に自爆するんです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もし爆破の衝撃でも門が壊れなかったら
どうしましょう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一応、ハンマーみたいなのを持っていった
ほうが良いでしょう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にも体が4つあれば、あんなふうに強く
なれるんでしょう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そうしたら、制服を4着そろえないと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マ、マ、マグマに落ちないように、足元に
気をつけないと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落ちたらヤケドしちゃいます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空のひずみを安定させる“時空玉”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ったいどういう構造なんでしょう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、私・・・も、もぅ、お手洗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以上・・・が、我慢・・・でき・・・ません・・・っ！
ぅああっ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しっこっ！！　もう・・・でちゃうぅ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じもじ・・・っ、もじもじ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、さ・・・早乙女さん・・・っ////
あの・・・あの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・・・そ、そういうこと言わないでください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・・・ごめんなさい・・・私・・・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休憩が・・・したいです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わわわわわっ！！　そ、そうじゃなくて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わあぁぁん・・・ごめんなさい！　も、もう
しません・・・ちゃんと我慢しますから・・・
許してくださいぃ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・・・い、言いにくいんで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・・・お、お手洗いに・・・行きたくなって
しまいまし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いえ・・・なんで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言えば、山の頂上にあった赤カラットの
隠れ家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肝心の赤カラット本人がいませんでした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お出かけ中だったんでしょう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が作ってくれた干渉剤、注射器に
入って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つまり、これをどうにかして白カラットに注入
しないと効果を発揮しないんです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ぱり問題はそこですよ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・・・服にも鱗粉が付いちゃいまし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とでお洗濯しない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・・・私も・・・私もゼリーちゃんとお話し
してみたいな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ずうず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結局のところ、ゼリーちゃんって何者なんで
しょう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人でも魔物でもない、不思議な生き物です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遺跡って、何のためにあったものなんでしょう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昔の人々が、何かの儀式に使ったり、神仏を
祭ったりしていたのでしょう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みません、あまりこういうことに詳しくなく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・・・私、その・・・つい・・・あまりにも、その
かわいすぎて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、恥ずかしいところを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石重くないですか？　大丈夫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疲れたら言ってくださいね？　台車を探して
きますから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いえば、赤カラット達ってどうなったんで
しょう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から何もアクションを起こしてきてないよう
ですし、ちょっと気がかりです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、いろいろな物を作れてすごい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にも発明の才能があれば、もっとみなさんの
お役に立てるの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ぅ・・・だめ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 I can't...</text:p>
          </table:table-cell>
          <table:table-cell table:number-columns-repeated="1020"/>
        </table:table-row>
        <table:table-row>
          <table:table-cell table:style-name="ce0" office:value-type="string">
            <text:p>はぁ・・・はぁ・・・っ、も、もれちゃう・・・おしっこ・・・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ah... haah... ngh, I'm going to... p-pee myself...</text:p>
          </table:table-cell>
          <table:table-cell table:number-columns-repeated="1020"/>
        </table:table-row>
        <table:table-row>
          <table:table-cell table:style-name="ce0" office:value-type="string">
            <text:p>ううぅぅっ！！！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Oooooooh!!! ////</text:p>
          </table:table-cell>
          <table:table-cell table:number-columns-repeated="1020"/>
        </table:table-row>
        <table:table-row>
          <table:table-cell table:style-name="ce0" office:value-type="string">
            <text:p>（お手洗い行きたい・・・っ、お手洗い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The restroom... I want to go to the restroom...!)</text:p>
          </table:table-cell>
          <table:table-cell table:number-columns-repeated="1020"/>
        </table:table-row>
        <table:table-row>
          <table:table-cell table:style-name="ce0" office:value-type="string">
            <text:p>（どうしよう、もう、我慢が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hat should I do, I can't hold it anymore...!)</text:p>
          </table:table-cell>
          <table:table-cell table:number-columns-repeated="1020"/>
        </table:table-row>
        <table:table-row>
          <table:table-cell table:style-name="ce0" office:value-type="string">
            <text:p>だ、大丈夫ですっ！　大丈夫じゃないけど、
だいじょうぶ・・・です・・・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okay! Well, I'm not okay, but I'm... O. K...!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あ、あ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u-umm...</text:p>
          </table:table-cell>
          <table:table-cell table:number-columns-repeated="1020"/>
        </table:table-row>
        <table:table-row>
          <table:table-cell table:style-name="ce0" office:value-type="string">
            <text:p>どこかに、その・・・お、お手洗いは・・・っ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s there, well... a r-restroom anywhere...? ////</text:p>
          </table:table-cell>
          <table:table-cell table:number-columns-repeated="1020"/>
        </table:table-row>
        <table:table-row>
          <table:table-cell table:style-name="ce0" office:value-type="string">
            <text:p>それは、お、お、お手洗いじゃありません・・・っ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-That isn't a restroom...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ひっく、ぐすん・・・っ////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Oooh... *hic*, *sob*... ////</text:p>
          </table:table-cell>
          <table:table-cell table:number-columns-repeated="1020"/>
        </table:table-row>
        <table:table-row>
          <table:table-cell table:style-name="ce0" office:value-type="string">
            <text:p>早乙女さん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aotome-san... umm...</text:p>
          </table:table-cell>
          <table:table-cell table:number-columns-repeated="1020"/>
        </table:table-row>
        <table:table-row>
          <table:table-cell table:style-name="ce0" office:value-type="string">
            <text:p>もし、近くに休憩できる場所があったら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f there is anywhere nearby where we could
perhaps take a break, then, umm...</text:p>
          </table:table-cell>
          <table:table-cell table:number-columns-repeated="1020"/>
        </table:table-row>
        <table:table-row>
          <table:table-cell table:style-name="ce0" office:value-type="string">
            <text:p>（ちょっと休憩したい・・・かも・・・）</text:p>
          </table:table-cell>
          <table:table-cell table:style-name="ce0" office:value-type="string">
            <text:p>Cha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ould like to take a break... maybe...)</text:p>
          </table:table-cell>
          <table:table-cell table:number-columns-repeated="1020"/>
        </table:table-row>
        <table:table-row>
          <table:table-cell table:style-name="ce0" office:value-type="string">
            <text:p>今のところ、赤カラットは沈黙を守っていま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騒ぎに乗じて、奇襲をかけてくるんじゃ
ないかと、ちょっと心配で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そ、そういえば、ジャングルの隠れ家に潜入
　したとき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通路の奥でしちゃったおしっこ・・・い、今頃
　誰かに見つかっちゃったかな・・・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わわわわ・・・っ/////　片付けてくれば
　よかったぁっ！/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空気が重い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暑い地域に適応した魔物には、きっと冷気が
有効だと思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？　でも、温度変化に強いってことは
低温にも強いのかな？
わかんなくなってきちゃいまし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よく考えてみれば、私・・・大勢の男の人の
　前で、素っ裸で行動してたんだ・・・/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うわああぁぁ・・・/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ぇっくし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ぅ・・・太陽がまぶしくて、くしゃみ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！？　わ、わ、私、またぼーっとしてました！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h?! W-W-Was I really spacing out again?!</text:p>
          </table:table-cell>
          <table:table-cell table:number-columns-repeated="1020"/>
        </table:table-row>
        <table:table-row>
          <table:table-cell table:style-name="ce0" office:value-type="string">
            <text:p>ううぅ・・・気を抜くと、どうしてもぼーっとしちゃう
悪い癖なんです・・・ごめんなさい・・・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uuu... for some reason, I have a bad habit of
losing focus and daydreaming... I'm sorry... ////</text:p>
          </table:table-cell>
          <table:table-cell table:number-columns-repeated="1020"/>
        </table:table-row>
        <table:table-row>
          <table:table-cell table:style-name="ce0" office:value-type="string">
            <text:p>ああ・・・オッシー、かわいかったなぁ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aaah... Ossie was so cuuute...</text:p>
          </table:table-cell>
          <table:table-cell table:number-columns-repeated="1020"/>
        </table:table-row>
        <table:table-row>
          <table:table-cell table:style-name="ce0" office:value-type="string">
            <text:p>ゴハンは何を食べるのかな？　水草かな？
お魚かな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nder what she likes to eat? Water plants?
Fish?</text:p>
          </table:table-cell>
          <table:table-cell table:number-columns-repeated="1020"/>
        </table:table-row>
        <table:table-row>
          <table:table-cell table:style-name="ce0" office:value-type="string">
            <text:p>え！？　こ、声に出てました！？
ひいいぃぃ//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h?! W-Was I speaking out loud?!
Eeeeeeep! //////</text:p>
          </table:table-cell>
          <table:table-cell table:number-columns-repeated="1020"/>
        </table:table-row>
        <table:table-row>
          <table:table-cell table:style-name="ce0" office:value-type="string">
            <text:p>そう言えば、オッシーを見つけることができたと
して、どうやって鱗を取ればいいん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just thought of something... once we've
found Ossie, how are we supposed to get one
of its scales?</text:p>
          </table:table-cell>
          <table:table-cell table:number-columns-repeated="1020"/>
        </table:table-row>
        <table:table-row>
          <table:table-cell table:style-name="ce0" office:value-type="string">
            <text:p>え、えっと！　手荒なことはしちゃだめですよ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-Umm! No violence allowed, all right?</text:p>
          </table:table-cell>
          <table:table-cell table:number-columns-repeated="1020"/>
        </table:table-row>
        <table:table-row>
          <table:table-cell table:style-name="ce0" office:value-type="string">
            <text:p>さっきの四天王、“熾力の源は精神力”って
言ってました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believe one of the Hellish Kings just earlier
said something like “the source of the Heavenly
Maiden's power is their spirit”, or something.</text:p>
          </table:table-cell>
          <table:table-cell table:number-columns-repeated="1020"/>
        </table:table-row>
        <table:table-row>
          <table:table-cell table:style-name="ce0" office:value-type="string">
            <text:p>あながち間違ってはいないと思いますけど、
あの作戦は、ちょっとどうかと思い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think he was necessarily wrong, but
I wasn't very impressed by their tactics...</text:p>
          </table:table-cell>
          <table:table-cell table:number-columns-repeated="1020"/>
        </table:table-row>
        <table:table-row>
          <table:table-cell table:style-name="ce0" office:value-type="string">
            <text:p>ぉしっこ・・・お、しっこ・・・ぅぅぅ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ee... pee... uuuh...!</text:p>
          </table:table-cell>
          <table:table-cell table:number-columns-repeated="1020"/>
        </table:table-row>
        <table:table-row>
          <table:table-cell table:style-name="ce0" office:value-type="string">
            <text:p>た、たすけ・・・て・・・ぇ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-Help... mee...ee!!</text:p>
          </table:table-cell>
          <table:table-cell table:number-columns-repeated="1020"/>
        </table:table-row>
        <table:table-row>
          <table:table-cell table:style-name="ce0" office:value-type="string">
            <text:p>み、み、見ないでぇぇっ！！//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-D-Don't looook!! //////</text:p>
          </table:table-cell>
          <table:table-cell table:number-columns-repeated="1020"/>
        </table:table-row>
        <table:table-row>
          <table:table-cell table:style-name="ce0" office:value-type="string">
            <text:p>は、・・・ぁぅ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h... aau..</text:p>
          </table:table-cell>
          <table:table-cell table:number-columns-repeated="1020"/>
        </table:table-row>
        <table:table-row>
          <table:table-cell table:style-name="ce0" office:value-type="string">
            <text:p>あの、そのっ、あの・・・私・・・あ、あの・・・っ/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hh, umm... I... u-um... ////</text:p>
          </table:table-cell>
          <table:table-cell table:number-columns-repeated="1020"/>
        </table:table-row>
        <table:table-row>
          <table:table-cell table:style-name="ce0" office:value-type="string">
            <text:p>ま、ま、まだ何も言ってません・・・っ！！/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, I haven't said anything...!! /////</text:p>
          </table:table-cell>
          <table:table-cell table:number-columns-repeated="1020"/>
        </table:table-row>
        <table:table-row>
          <table:table-cell table:style-name="ce0" office:value-type="string">
            <text:p>（がんばれ、私・・・！！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Keep fighting, Hime...!!)</text:p>
          </table:table-cell>
          <table:table-cell table:number-columns-repeated="1020"/>
        </table:table-row>
        <table:table-row>
          <table:table-cell table:style-name="ce0" office:value-type="string">
            <text:p>（きっと、もうすぐお手洗いに・・・！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e'll definitely find a restroom sometime
soon...!)</text:p>
          </table:table-cell>
          <table:table-cell table:number-columns-repeated="1020"/>
        </table:table-row>
        <table:table-row>
          <table:table-cell table:style-name="ce0" office:value-type="string">
            <text:p>ひゃぁう！！　な、な、な、何のことですかっ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yaau!! Wh-Wh-What are you saying?!</text:p>
          </table:table-cell>
          <table:table-cell table:number-columns-repeated="1020"/>
        </table:table-row>
        <table:table-row>
          <table:table-cell table:style-name="ce0" office:value-type="string">
            <text:p>（パンツが張り付いて・・・気持ちわるいよぉ・・・）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My panties are sticking to me... it feels so
gross...)</text:p>
          </table:table-cell>
          <table:table-cell table:number-columns-repeated="1020"/>
        </table:table-row>
        <table:table-row>
          <table:table-cell table:style-name="ce0" office:value-type="string">
            <text:p>お手洗い・・・（ボソッ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Restroom... *mumble* *mumble*</text:p>
          </table:table-cell>
          <table:table-cell table:number-columns-repeated="1020"/>
        </table:table-row>
        <table:table-row>
          <table:table-cell table:style-name="ce0" office:value-type="string">
            <text:p>・・・はっ！　な、な、なんでもないですっ/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Ah! N-N-Nothing! /////</text:p>
          </table:table-cell>
          <table:table-cell table:number-columns-repeated="1020"/>
        </table:table-row>
        <table:table-row>
          <table:table-cell table:style-name="ce0" office:value-type="string">
            <text:p>（お手洗いがあったら寄ってほしいけど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 would be nice to stop by a restroom,
if there's one nearby...)</text:p>
          </table:table-cell>
          <table:table-cell table:number-columns-repeated="1020"/>
        </table:table-row>
        <table:table-row>
          <table:table-cell table:style-name="ce0" office:value-type="string">
            <text:p>（自分から言うの、恥ずかしいなぁ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's too embarrassing for me to be the one to
say it, though...)</text:p>
          </table:table-cell>
          <table:table-cell table:number-columns-repeated="1020"/>
        </table:table-row>
        <table:table-row>
          <table:table-cell table:style-name="ce0" office:value-type="string">
            <text:p>お屋敷のどこかに、誘拐された子供が
いるん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missing child is somewhere in the mansion,
isn't she?</text:p>
          </table:table-cell>
          <table:table-cell table:number-columns-repeated="1020"/>
        </table:table-row>
        <table:table-row>
          <table:table-cell table:style-name="ce0" office:value-type="string">
            <text:p>もしかしたら誘拐犯と一緒かもしれません。
注意して進みましょう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kidnapper might be with her, too. Let's
be extra careful...!</text:p>
          </table:table-cell>
          <table:table-cell table:number-columns-repeated="1020"/>
        </table:table-row>
        <table:table-row>
          <table:table-cell table:style-name="ce0" office:value-type="string">
            <text:p>とりあえず、怪しい屋敷の中を調べて
みましょう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First of all, I think we should go and
investigate inside that creepy mansion.</text:p>
          </table:table-cell>
          <table:table-cell table:number-columns-repeated="1020"/>
        </table:table-row>
        <table:table-row>
          <table:table-cell table:style-name="ce0" office:value-type="string">
            <text:p>何か分かるかもしれません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might learn something important.</text:p>
          </table:table-cell>
          <table:table-cell table:number-columns-repeated="1020"/>
        </table:table-row>
        <table:table-row>
          <table:table-cell table:style-name="ce0" office:value-type="string">
            <text:p>お城に戻って、今後の行動について
話し合う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going back to the castle to discuss
our strategy, aren't we?</text:p>
          </table:table-cell>
          <table:table-cell table:number-columns-repeated="1020"/>
        </table:table-row>
        <table:table-row>
          <table:table-cell table:style-name="ce0" office:value-type="string">
            <text:p>（なんか、いつもこの流れの途中で
　事件が起こるような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Somehow, it feels like something always goes
wrong at times like these...)</text:p>
          </table:table-cell>
          <table:table-cell table:number-columns-repeated="1020"/>
        </table:table-row>
        <table:table-row>
          <table:table-cell table:style-name="ce0" office:value-type="string">
            <text:p>（うちの家系はシャワー派だから、お風呂って
こういう時じゃないと滅多に入らないんだよね。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We only have a shower at home, so I don't
often get a chance to use a bath like this.)</text:p>
          </table:table-cell>
          <table:table-cell table:number-columns-repeated="1020"/>
        </table:table-row>
        <table:table-row>
          <table:table-cell table:style-name="ce0" office:value-type="string">
            <text:p>そう言えば・・・私たちの世界とこちらの
世界で、お風呂の入り方のマナーが違ってたり
しない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ow that I think about it... I wonder if bathing
manners are the same in this world as in our
world?</text:p>
          </table:table-cell>
          <table:table-cell table:number-columns-repeated="1020"/>
        </table:table-row>
        <table:table-row>
          <table:table-cell table:style-name="ce0" office:value-type="string">
            <text:p>だ、大丈夫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-We'll be fine, won't we?</text:p>
          </table:table-cell>
          <table:table-cell table:number-columns-repeated="1020"/>
        </table:table-row>
        <table:table-row>
          <table:table-cell table:style-name="ce0" office:value-type="string">
            <text:p>温泉で疲れを癒せる、って思った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Just imagining the rest and relaxation we'll
get from the hot springs...</text:p>
          </table:table-cell>
          <table:table-cell table:number-columns-repeated="1020"/>
        </table:table-row>
        <table:table-row>
          <table:table-cell table:style-name="ce0" office:value-type="string">
            <text:p>なんだか急に疲れてきたように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My legs are already starting to give.</text:p>
          </table:table-cell>
          <table:table-cell table:number-columns-repeated="1020"/>
        </table:table-row>
        <table:table-row>
          <table:table-cell table:style-name="ce0" office:value-type="string">
            <text:p>今まで、こんなにあちこち歩き回った事なんて
ありませんでしたか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never walked around so much in my entire
life...</text:p>
          </table:table-cell>
          <table:table-cell table:number-columns-repeated="1020"/>
        </table:table-row>
        <table:table-row>
          <table:table-cell table:style-name="ce0" office:value-type="string">
            <text:p>あんまり熱いのは苦手ですけど、温泉は
大好き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do very well with heat, but I do love
going to hot springs.</text:p>
          </table:table-cell>
          <table:table-cell table:number-columns-repeated="1020"/>
        </table:table-row>
        <table:table-row>
          <table:table-cell table:style-name="ce0" office:value-type="string">
            <text:p>あと、温泉の後のコーヒー牛乳は
外せませんよね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nd don't forget the coffee milk, afterwards...!</text:p>
          </table:table-cell>
          <table:table-cell table:number-columns-repeated="1020"/>
        </table:table-row>
        <table:table-row>
          <table:table-cell table:style-name="ce0" office:value-type="string">
            <text:p>あの・・・すごくどうでもいい事なんです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mm... I know it's nothing, but...</text:p>
          </table:table-cell>
          <table:table-cell table:number-columns-repeated="1020"/>
        </table:table-row>
        <table:table-row>
          <table:table-cell table:style-name="ce0" office:value-type="string">
            <text:p>普通、あれだけ大きな隕石だったら、もっと
すごい衝撃でこのあたり一面クレーターに
なってると思うんです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sually, I think a meteorite of that size would
land with much more impact and turn this whole
area into a crater...</text:p>
          </table:table-cell>
          <table:table-cell table:number-columns-repeated="1020"/>
        </table:table-row>
        <table:table-row>
          <table:table-cell table:style-name="ce0" office:value-type="string">
            <text:p>あ！　わ、忘れてください！　すみません本当に
どうでもいい話で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! P-Please forget what I said! I'm sorry for
saying something so pointless...!</text:p>
          </table:table-cell>
          <table:table-cell table:number-columns-repeated="1020"/>
        </table:table-row>
        <table:table-row>
          <table:table-cell table:style-name="ce0" office:value-type="string">
            <text:p>館長さん、頼れるいい人だと思ってました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thought the Chief was a good and reliable
person...</text:p>
          </table:table-cell>
          <table:table-cell table:number-columns-repeated="1020"/>
        </table:table-row>
        <table:table-row>
          <table:table-cell table:style-name="ce0" office:value-type="string">
            <text:p>でも、最初から私たちを利用していたん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ut she was using us from the very start...</text:p>
          </table:table-cell>
          <table:table-cell table:number-columns-repeated="1020"/>
        </table:table-row>
        <table:table-row>
          <table:table-cell table:style-name="ce0" office:value-type="string">
            <text:p>（目を合わせてくれない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Avoid all eye contact...)</text:p>
          </table:table-cell>
          <table:table-cell table:number-columns-repeated="1020"/>
        </table:table-row>
        <table:table-row>
          <table:table-cell table:style-name="ce0" office:value-type="string">
            <text:p>また熾力研究、間に合いませんでした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facing another difficult situation, and
the research still isn't done...</text:p>
          </table:table-cell>
          <table:table-cell table:number-columns-repeated="1020"/>
        </table:table-row>
        <table:table-row>
          <table:table-cell table:style-name="ce0" office:value-type="string">
            <text:p>い、いえ！　決して館長さんを責めている
わけでは・・・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-No, that's not it! It's not like I blame the
Chief...!!</text:p>
          </table:table-cell>
          <table:table-cell table:number-columns-repeated="1020"/>
        </table:table-row>
        <table:table-row>
          <table:table-cell table:style-name="ce0" office:value-type="string">
            <text:p>（もう・・・っ、だ、だめ・・・かも・・・っ！！）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oo... I-I might just be... at my breaking
point...!!)</text:p>
          </table:table-cell>
          <table:table-cell table:number-columns-repeated="1020"/>
        </table:table-row>
        <table:table-row>
          <table:table-cell table:style-name="ce0" office:value-type="string">
            <text:p>（もれちゃうっ、おしっこが・・・っ、もれ・・・ちゃう
　・・・っ！！）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'm going to wet myself... going to... pee my
panties...!!)</text:p>
          </table:table-cell>
          <table:table-cell table:number-columns-repeated="1020"/>
        </table:table-row>
        <table:table-row>
          <table:table-cell table:style-name="ce0" office:value-type="string">
            <text:p>はぁぅっ！　あ、あ、ぁ、あっぁぁ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aahh! Hah, hah, ah, aaaaaah!!</text:p>
          </table:table-cell>
          <table:table-cell table:number-columns-repeated="1020"/>
        </table:table-row>
        <table:table-row>
          <table:table-cell table:style-name="ce0" office:value-type="string">
            <text:p>（お手洗い・・・っ　お手洗い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Restroom... restroom...!)</text:p>
          </table:table-cell>
          <table:table-cell table:number-columns-repeated="1020"/>
        </table:table-row>
        <table:table-row>
          <table:table-cell table:style-name="ce0" office:value-type="string">
            <text:p>（どこか、お手洗いぃ・・・っ！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hy on earth are there no restrooooms...!!)</text:p>
          </table:table-cell>
          <table:table-cell table:number-columns-repeated="1020"/>
        </table:table-row>
        <table:table-row>
          <table:table-cell table:style-name="ce0" office:value-type="string">
            <text:p>ま、まだ・・・少しなら・・・我慢できますっ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 can still... endure it... for just a little
longer... ////</text:p>
          </table:table-cell>
          <table:table-cell table:number-columns-repeated="1020"/>
        </table:table-row>
        <table:table-row>
          <table:table-cell table:style-name="ce0" office:value-type="string">
            <text:p>じ、実は私・・・さっきから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-To be honest, I... for a while, now... umm...</text:p>
          </table:table-cell>
          <table:table-cell table:number-columns-repeated="1020"/>
        </table:table-row>
        <table:table-row>
          <table:table-cell table:style-name="ce0" office:value-type="string">
            <text:p>・・・がまん・・・してまして・・・だから・・・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I've been... holding it in... so... ////</text:p>
          </table:table-cell>
          <table:table-cell table:number-columns-repeated="1020"/>
        </table:table-row>
        <table:table-row>
          <table:table-cell table:style-name="ce0" office:value-type="string">
            <text:p>いえ、べつに、そこまで我慢できないわけでは
・・・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o, it's certainly not that bad... I can be
patient...!!</text:p>
          </table:table-cell>
          <table:table-cell table:number-columns-repeated="1020"/>
        </table:table-row>
        <table:table-row>
          <table:table-cell table:style-name="ce0" office:value-type="string">
            <text:p>ち、ちがうんです・・・っ！　普段は、こんな、
粗相なんて・・・っ////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, this isn't...! I don't normally have
accidents like this... ////</text:p>
          </table:table-cell>
          <table:table-cell table:number-columns-repeated="1020"/>
        </table:table-row>
        <table:table-row>
          <table:table-cell table:style-name="ce0" office:value-type="string">
            <text:p>早乙女さん・・・あ、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 Saotome-san...?</text:p>
          </table:table-cell>
          <table:table-cell table:number-columns-repeated="1020"/>
        </table:table-row>
        <table:table-row>
          <table:table-cell table:style-name="ce0" office:value-type="string">
            <text:p>（もじもじ・・・////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wiggle* *wiggle*... ////</text:p>
          </table:table-cell>
          <table:table-cell table:number-columns-repeated="1020"/>
        </table:table-row>
        <table:table-row>
          <table:table-cell table:style-name="ce0" office:value-type="string">
            <text:p>（どこか・・・お手洗いないかしら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onder if there's a... a restroom anywhere
nearby...)</text:p>
          </table:table-cell>
          <table:table-cell table:number-columns-repeated="1020"/>
        </table:table-row>
        <table:table-row>
          <table:table-cell table:style-name="ce0" office:value-type="string">
            <text:p>（もしあれば、休憩する流れになるといい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f so, then it would be nice to take a short
breather...)</text:p>
          </table:table-cell>
          <table:table-cell table:number-columns-repeated="1020"/>
        </table:table-row>
        <table:table-row>
          <table:table-cell table:style-name="ce0" office:value-type="string">
            <text:p>こむさんが後方から援護射撃してくれるのは
すごくありがたいんです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very grateful to Komu-san for opting to
provide us with cover fire from behind, but...</text:p>
          </table:table-cell>
          <table:table-cell table:number-columns-repeated="1020"/>
        </table:table-row>
        <table:table-row>
          <table:table-cell table:style-name="ce0" office:value-type="string">
            <text:p>間違えて私たちに当たったりしないか、
ちょっぴり不安だったりし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lso a little anxious that she might
accidentally hit one of us, instead...</text:p>
          </table:table-cell>
          <table:table-cell table:number-columns-repeated="1020"/>
        </table:table-row>
        <table:table-row>
          <table:table-cell table:style-name="ce0" office:value-type="string">
            <text:p>この谷底なら、日光が遮られて涼しい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very cool down here in the shade of the
valley.</text:p>
          </table:table-cell>
          <table:table-cell table:number-columns-repeated="1020"/>
        </table:table-row>
        <table:table-row>
          <table:table-cell table:style-name="ce0" office:value-type="string">
            <text:p>も、もちろんいつまでもここにいるわけには
いきません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O-Of course, that doesn't mean we can stay
here forever...</text:p>
          </table:table-cell>
          <table:table-cell table:number-columns-repeated="1020"/>
        </table:table-row>
        <table:table-row>
          <table:table-cell table:style-name="ce0" office:value-type="string">
            <text:p>あ、暑くて大変ですけど・・・頑張って
蜃気楼の谷を見つけましょう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t's so awfully hot... let's do our best to
find the Valley of Mirages...</text:p>
          </table:table-cell>
          <table:table-cell table:number-columns-repeated="1020"/>
        </table:table-row>
        <table:table-row>
          <table:table-cell table:style-name="ce0" office:value-type="string">
            <text:p>私も・・・努力しますぅ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ll... do my best, too...</text:p>
          </table:table-cell>
          <table:table-cell table:number-columns-repeated="1020"/>
        </table:table-row>
        <table:table-row>
          <table:table-cell table:style-name="ce0" office:value-type="string">
            <text:p>に、日光が・・・まぶしいです・・・！
（おろおろ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-The sunlight is... so bright...!
(&gt;_&lt;)</text:p>
          </table:table-cell>
          <table:table-cell table:number-columns-repeated="1020"/>
        </table:table-row>
        <table:table-row>
          <table:table-cell table:style-name="ce0" office:value-type="string">
            <text:p>大陸の南部へ行くためには、途中にある
“サンライズ大橋”を渡る必要があるん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going to need to cross the “Great
Sunrise Bridge” if we want to reach the
Southlands, right?</text:p>
          </table:table-cell>
          <table:table-cell table:number-columns-repeated="1020"/>
        </table:table-row>
        <table:table-row>
          <table:table-cell table:style-name="ce0" office:value-type="string">
            <text:p>地図にも載ってますので、確認しながら
目指しましょう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even marked down on our map, so
I think we should keep a close eye on
it as we go.</text:p>
          </table:table-cell>
          <table:table-cell table:number-columns-repeated="1020"/>
        </table:table-row>
        <table:table-row>
          <table:table-cell table:style-name="ce0" office:value-type="string">
            <text:p>未知の力を研究するって、すごく大変だと
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Researching a completely unknown force
like Seraphia sounds terribly difficult.</text:p>
          </table:table-cell>
          <table:table-cell table:number-columns-repeated="1020"/>
        </table:table-row>
        <table:table-row>
          <table:table-cell table:style-name="ce0" office:value-type="string">
            <text:p>もし私たちが熾力の研究を任せられたとしたら、
何から手をつけていいのかさっぱり分かりま
せん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the research was left up to us, I don't
think I would have any idea where to
start...</text:p>
          </table:table-cell>
          <table:table-cell table:number-columns-repeated="1020"/>
        </table:table-row>
        <table:table-row>
          <table:table-cell table:style-name="ce0" office:value-type="string">
            <text:p>さっきお城で戦った男の子、小さいのに
すごく戦い慣れしてました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young boy we battled against back at
the castle seemed awfully used to fighting
despite being so small...</text:p>
          </table:table-cell>
          <table:table-cell table:number-columns-repeated="1020"/>
        </table:table-row>
        <table:table-row>
          <table:table-cell table:style-name="ce0" office:value-type="string">
            <text:p>魔界って怖いところ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demon world must be a terrifying place...</text:p>
          </table:table-cell>
          <table:table-cell table:number-columns-repeated="1020"/>
        </table:table-row>
        <table:table-row>
          <table:table-cell table:style-name="ce0" office:value-type="string">
            <text:p>あの・・・私の気のせいかもしれませんが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mm... it might be just my imagination, but...</text:p>
          </table:table-cell>
          <table:table-cell table:number-columns-repeated="1020"/>
        </table:table-row>
        <table:table-row>
          <table:table-cell table:style-name="ce0" office:value-type="string">
            <text:p>やっぱり盗賊団たちの体から、わずかに魔力の
ような力を感じたん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believe I could feel a slight hint of Magic
emanating from the bodies of those bandits.</text:p>
          </table:table-cell>
          <table:table-cell table:number-columns-repeated="1020"/>
        </table:table-row>
        <table:table-row>
          <table:table-cell table:style-name="ce0" office:value-type="string">
            <text:p>でも相手は人間ですし、そんなはずは無い
ですよ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ut they're human, so that couldn't possibly be
the case...</text:p>
          </table:table-cell>
          <table:table-cell table:number-columns-repeated="1020"/>
        </table:table-row>
        <table:table-row>
          <table:table-cell table:style-name="ce0" office:value-type="string">
            <text:p>す・・・っ、すみま・・せん、私・・・も、もぅ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o... Sor... rry, I... I-I'm...</text:p>
          </table:table-cell>
          <table:table-cell table:number-columns-repeated="1020"/>
        </table:table-row>
        <table:table-row>
          <table:table-cell table:style-name="ce0" office:value-type="string">
            <text:p>限界で・・す・・・っ！！////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t my li... imit...!! ////</text:p>
          </table:table-cell>
          <table:table-cell table:number-columns-repeated="1020"/>
        </table:table-row>
        <table:table-row>
          <table:table-cell table:style-name="ce0" office:value-type="string">
            <text:p>み、耳・・・っ　ふさいでて・・・くださ・・・っ、ぁあ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-Pl... please, cover your... ea—aaagh!</text:p>
          </table:table-cell>
          <table:table-cell table:number-columns-repeated="1020"/>
        </table:table-row>
        <table:table-row>
          <table:table-cell table:style-name="ce0" office:value-type="string">
            <text:p>（ここにお手洗いが無いのは分かってる・・・っ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Of course, there won't be any restrooms in a
place like this, but...)</text:p>
          </table:table-cell>
          <table:table-cell table:number-columns-repeated="1020"/>
        </table:table-row>
        <table:table-row>
          <table:table-cell table:style-name="ce0" office:value-type="string">
            <text:p>（分かってるけど、も、もう我慢が・・・できない
　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...But I can't b-bear it... anymore...!)</text:p>
          </table:table-cell>
          <table:table-cell table:number-columns-repeated="1020"/>
        </table:table-row>
        <table:table-row>
          <table:table-cell table:style-name="ce0" office:value-type="string">
            <text:p>（ふるふるっ！）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*shudder*!)</text:p>
          </table:table-cell>
          <table:table-cell table:number-columns-repeated="1020"/>
        </table:table-row>
        <table:table-row>
          <table:table-cell table:style-name="ce0" office:value-type="string">
            <text:p>（そ、そんなあからさまに言われたら・・・い、
　行けないよぉ・・・っ！////）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-I can't do it... n-not when you put it so
plainly...! ////)</text:p>
          </table:table-cell>
          <table:table-cell table:number-columns-repeated="1020"/>
        </table:table-row>
        <table:table-row>
          <table:table-cell table:style-name="ce0" office:value-type="string">
            <text:p>（あうぅ・・・お手洗い・・・お手洗い・・・っ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Auuh... restroom... restroom...)</text:p>
          </table:table-cell>
          <table:table-cell table:number-columns-repeated="1020"/>
        </table:table-row>
        <table:table-row>
          <table:table-cell table:style-name="ce0" office:value-type="string">
            <text:p>（はやく・・・はやく・・・っ！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Quickly... quickly...!)</text:p>
          </table:table-cell>
          <table:table-cell table:number-columns-repeated="1020"/>
        </table:table-row>
        <table:table-row>
          <table:table-cell table:style-name="ce0" office:value-type="string">
            <text:p>ふ、えぁ！　な、な、何も言ってませんよ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Fuwah! I-I-I didn't say anything!!</text:p>
          </table:table-cell>
          <table:table-cell table:number-columns-repeated="1020"/>
        </table:table-row>
        <table:table-row>
          <table:table-cell table:style-name="ce0" office:value-type="string">
            <text:p>（お、お手洗いに行きたいけど、言ったところで
　どうにもならないし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-I do need to visit the restroom, but not
nearly enough to say it out loud...)</text:p>
          </table:table-cell>
          <table:table-cell table:number-columns-repeated="1020"/>
        </table:table-row>
        <table:table-row>
          <table:table-cell table:style-name="ce0" office:value-type="string">
            <text:p>（我慢・・しなくちゃ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'll... just have to put up with it...)</text:p>
          </table:table-cell>
          <table:table-cell table:number-columns-repeated="1020"/>
        </table:table-row>
        <table:table-row>
          <table:table-cell table:style-name="ce0" office:value-type="string">
            <text:p>（あたりまえだけど、ここから出られなくちゃ
　お手洗いに行けないんだよね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 goes without saying, but I won't be able to
use the restroom until we escape from here...)</text:p>
          </table:table-cell>
          <table:table-cell table:number-columns-repeated="1020"/>
        </table:table-row>
        <table:table-row>
          <table:table-cell table:style-name="ce0" office:value-type="string">
            <text:p>あの怪しい人たちから魔力を感じていた時点で
もっと慎重になるべきでした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Oh, I wish I'd said something after I felt
a Magical presence coming from those
suspicious men.</text:p>
          </table:table-cell>
          <table:table-cell table:number-columns-repeated="1020"/>
        </table:table-row>
        <table:table-row>
          <table:table-cell table:style-name="ce0" office:value-type="string">
            <text:p>ごめんなさい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</text:p>
          </table:table-cell>
          <table:table-cell table:number-columns-repeated="1020"/>
        </table:table-row>
        <table:table-row>
          <table:table-cell table:style-name="ce0" office:value-type="string">
            <text:p>東部と西部にそれぞれ四天王がいたという
ことは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ince we've found two of the Hellish Kings
in the east and the west, then...</text:p>
          </table:table-cell>
          <table:table-cell table:number-columns-repeated="1020"/>
        </table:table-row>
        <table:table-row>
          <table:table-cell table:style-name="ce0" office:value-type="string">
            <text:p>残りの2体は北部と南部にいる可能性が
高いと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think we might be able to find the last two
in the north and south.</text:p>
          </table:table-cell>
          <table:table-cell table:number-columns-repeated="1020"/>
        </table:table-row>
        <table:table-row>
          <table:table-cell table:style-name="ce0" office:value-type="string">
            <text:p>・・・あ、でも北部には敵の本拠地があるから、
残りの2体は中央部と南部にいるかもです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...Ah, but since the enemy already have their
base in the north, would that mean we'll find
them in the center and south, instead...?</text:p>
          </table:table-cell>
          <table:table-cell table:number-columns-repeated="1020"/>
        </table:table-row>
        <table:table-row>
          <table:table-cell table:style-name="ce0" office:value-type="string">
            <text:p>私たちがこっちで過ごしている間、向こうの
世界の時間も同じように進んでいるとしたら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ave you ever wondered whether time's
passing in our world while we're here in
this one?</text:p>
          </table:table-cell>
          <table:table-cell table:number-columns-repeated="1020"/>
        </table:table-row>
        <table:table-row>
          <table:table-cell table:style-name="ce0" office:value-type="string">
            <text:p>きっとみんな、心配してるでしょう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veryone must be so worried...</text:p>
          </table:table-cell>
          <table:table-cell table:number-columns-repeated="1020"/>
        </table:table-row>
        <table:table-row>
          <table:table-cell table:style-name="ce0" office:value-type="string">
            <text:p>今回はたまたま、四天王の暴虐の場に
私たちが遭遇しましたから、事は収まりました
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just so happened to interrupt that awful
Hellish King's rampage before anyone got
hurt this time, but...</text:p>
          </table:table-cell>
          <table:table-cell table:number-columns-repeated="1020"/>
        </table:table-row>
        <table:table-row>
          <table:table-cell table:style-name="ce0" office:value-type="string">
            <text:p>私たちの手の届かないところで人々が襲われて
しまったら、大変なことになってしま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if someone gets attacked somewhere
out of our reach next time?</text:p>
          </table:table-cell>
          <table:table-cell table:number-columns-repeated="1020"/>
        </table:table-row>
        <table:table-row>
          <table:table-cell table:style-name="ce0" office:value-type="string">
            <text:p>館長さんには、できるだけ研究を急いで
ほしい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d like to help the Laboratory Chief's research
go as quickly as possible.</text:p>
          </table:table-cell>
          <table:table-cell table:number-columns-repeated="1020"/>
        </table:table-row>
        <table:table-row>
          <table:table-cell table:style-name="ce0" office:value-type="string">
            <text:p>さ、さお・・・とめ・・・さん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ao... tome...-san!!</text:p>
          </table:table-cell>
          <table:table-cell table:number-columns-repeated="1020"/>
        </table:table-row>
        <table:table-row>
          <table:table-cell table:style-name="ce0" office:value-type="string">
            <text:p>ぁぁあ、あぁ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h, aagh...!!</text:p>
          </table:table-cell>
          <table:table-cell table:number-columns-repeated="1020"/>
        </table:table-row>
        <table:table-row>
          <table:table-cell table:style-name="ce0" office:value-type="string">
            <text:p>ごめんなさい、ごめんなさい！ごめんなさい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so sorry, I'm so sorry! I'm so sorryyy!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っ、私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 I, uhh...!</text:p>
          </table:table-cell>
          <table:table-cell table:number-columns-repeated="1020"/>
        </table:table-row>
        <table:table-row>
          <table:table-cell table:style-name="ce0" office:value-type="string">
            <text:p>まだ・・・我慢しないと、だ、だめですか・・・っ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o I... um, must I continue to h-hold it in...?!</text:p>
          </table:table-cell>
          <table:table-cell table:number-columns-repeated="1020"/>
        </table:table-row>
        <table:table-row>
          <table:table-cell table:style-name="ce0" office:value-type="string">
            <text:p>そんなの、い、いけないことですよぉ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at's n-not an appropriate thing to do...!</text:p>
          </table:table-cell>
          <table:table-cell table:number-columns-repeated="1020"/>
        </table:table-row>
        <table:table-row>
          <table:table-cell table:style-name="ce0" office:value-type="string">
            <text:p>すみません、私・・・あ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xcuse me, I... actually...</text:p>
          </table:table-cell>
          <table:table-cell table:number-columns-repeated="1020"/>
        </table:table-row>
        <table:table-row>
          <table:table-cell table:style-name="ce0" office:value-type="string">
            <text:p>おて・・・きゅ、休憩がしたくて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need the re— umm, I need a break...!</text:p>
          </table:table-cell>
          <table:table-cell table:number-columns-repeated="1020"/>
        </table:table-row>
        <table:table-row>
          <table:table-cell table:style-name="ce0" office:value-type="string">
            <text:p>そ、そんなの・・・っ、そんなの・・・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t's... that's...!!</text:p>
          </table:table-cell>
          <table:table-cell table:number-columns-repeated="1020"/>
        </table:table-row>
        <table:table-row>
          <table:table-cell table:style-name="ce0" office:value-type="string">
            <text:p>だ、だめ、こっち向かないでください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! Don't look over this way...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無理を承知でお願い
したいのですが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 don't want to ask too much,
but...</text:p>
          </table:table-cell>
          <table:table-cell table:number-columns-repeated="1020"/>
        </table:table-row>
        <table:table-row>
          <table:table-cell table:style-name="ce0" office:value-type="string">
            <text:p>できれば・・・その・・・お、お手あｒ（ごにょごにょ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f it's okay... umm... I'd like to use the restr...
*mutter* *mutter*</text:p>
          </table:table-cell>
          <table:table-cell table:number-columns-repeated="1020"/>
        </table:table-row>
        <table:table-row>
          <table:table-cell table:style-name="ce0" office:value-type="string">
            <text:p>その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</text:p>
          </table:table-cell>
          <table:table-cell table:number-columns-repeated="1020"/>
        </table:table-row>
        <table:table-row>
          <table:table-cell table:style-name="ce0" office:value-type="string">
            <text:p>がしゃこうべの牙を、熾力研究館の館長さんの
ところに持ち帰る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taking Gashkull's tusk back to the
Seraphia laboratory, aren't we?</text:p>
          </table:table-cell>
          <table:table-cell table:number-columns-repeated="1020"/>
        </table:table-row>
        <table:table-row>
          <table:table-cell table:style-name="ce0" office:value-type="string">
            <text:p>これで熾力を強力にする研究が成功すれば
うれしい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would be nice if this helps them with their
Seraphia research.</text:p>
          </table:table-cell>
          <table:table-cell table:number-columns-repeated="1020"/>
        </table:table-row>
        <table:table-row>
          <table:table-cell table:style-name="ce0" office:value-type="string">
            <text:p>ほ、ほんとに何もなかったですよぉ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-Nothing happened at all... I swear...!</text:p>
          </table:table-cell>
          <table:table-cell table:number-columns-repeated="1020"/>
        </table:table-row>
        <table:table-row>
          <table:table-cell table:style-name="ce0" office:value-type="string">
            <text:p>これが、がしゃこうべの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is is Gashkull's tusk...</text:p>
          </table:table-cell>
          <table:table-cell table:number-columns-repeated="1020"/>
        </table:table-row>
        <table:table-row>
          <table:table-cell table:style-name="ce0" office:value-type="string">
            <text:p>確かに、すごい魔力がびりびり伝わってき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seems to be positively trembling with Magical
power.</text:p>
          </table:table-cell>
          <table:table-cell table:number-columns-repeated="1020"/>
        </table:table-row>
        <table:table-row>
          <table:table-cell table:style-name="ce0" office:value-type="string">
            <text:p>そういえば、熾天少女って私たち4人で全部
なん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been wondering, do the four of us make
up all of the Heavenly Maidens?</text:p>
          </table:table-cell>
          <table:table-cell table:number-columns-repeated="1020"/>
        </table:table-row>
        <table:table-row>
          <table:table-cell table:style-name="ce0" office:value-type="string">
            <text:p>このまま旅を続けていれば、5人、6人と
増えていくの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we keep going, might we encounter a fifth or
sixth Heavenly Maiden, or even more?</text:p>
          </table:table-cell>
          <table:table-cell table:number-columns-repeated="1020"/>
        </table:table-row>
        <table:table-row>
          <table:table-cell table:style-name="ce0" office:value-type="string">
            <text:p>いっぱいいた方が安心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more the better, I think.</text:p>
          </table:table-cell>
          <table:table-cell table:number-columns-repeated="1020"/>
        </table:table-row>
        <table:table-row>
          <table:table-cell table:style-name="ce0" office:value-type="string">
            <text:p>炭鉱ってすごく深いイメージがあるんですけど、
道に迷わないようにしないといけません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lready starting to picture what the coal
mines will look like, but I think we should take
care not to get lost on the way there, first.</text:p>
          </table:table-cell>
          <table:table-cell table:number-columns-repeated="1020"/>
        </table:table-row>
        <table:table-row>
          <table:table-cell table:style-name="ce0" office:value-type="string">
            <text:p>村長さん、とってもうれしそうでした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Headman looked really pleased, didn't he?</text:p>
          </table:table-cell>
          <table:table-cell table:number-columns-repeated="1020"/>
        </table:table-row>
        <table:table-row>
          <table:table-cell table:style-name="ce0" office:value-type="string">
            <text:p>きっと、私たちに心から期待してるんだと
思い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e must hoping for our success from the
bottom of his heart...</text:p>
          </table:table-cell>
          <table:table-cell table:number-columns-repeated="1020"/>
        </table:table-row>
        <table:table-row>
          <table:table-cell table:style-name="ce0" office:value-type="string">
            <text:p>じ、自分で言っておきながら・・・緊張して
きました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-Saying it out loud like that... I'm starting to
get rather nervous...!</text:p>
          </table:table-cell>
          <table:table-cell table:number-columns-repeated="1020"/>
        </table:table-row>
        <table:table-row>
          <table:table-cell table:style-name="ce0" office:value-type="string">
            <text:p>東部って、もしかしたら日本の文化にかなり
近いのではないでしょうか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wondering if this continent has a culture not
unlike Japan's.</text:p>
          </table:table-cell>
          <table:table-cell table:number-columns-repeated="1020"/>
        </table:table-row>
        <table:table-row>
          <table:table-cell table:style-name="ce0" office:value-type="string">
            <text:p>じ、実はちょっと・・・お醤油が恋しくて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-Actually... I'm starting to get a craving for
soy sauce...</text:p>
          </table:table-cell>
          <table:table-cell table:number-columns-repeated="1020"/>
        </table:table-row>
        <table:table-row>
          <table:table-cell table:style-name="ce0" office:value-type="string">
            <text:p>うあぁ・・・っ、で、でちゃ・・・ぅ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waaah... I-I'm going... to...!</text:p>
          </table:table-cell>
          <table:table-cell table:number-columns-repeated="1020"/>
        </table:table-row>
        <table:table-row>
          <table:table-cell table:style-name="ce0" office:value-type="string">
            <text:p>だめ・・・もぅ・・・我慢がぁ・・・っ////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o... I can't... hold it... ////</text:p>
          </table:table-cell>
          <table:table-cell table:number-columns-repeated="1020"/>
        </table:table-row>
        <table:table-row>
          <table:table-cell table:style-name="ce0" office:value-type="string">
            <text:p>み、耳をっ！　耳をふさいでくださいぃっ/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our ears! Please, cover your eeears! ////</text:p>
          </table:table-cell>
          <table:table-cell table:number-columns-repeated="1020"/>
        </table:table-row>
        <table:table-row>
          <table:table-cell table:style-name="ce0" office:value-type="string">
            <text:p>（おしっこが・・・っ、し、し・・・したい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have to... p-p... pee...!)</text:p>
          </table:table-cell>
          <table:table-cell table:number-columns-repeated="1020"/>
        </table:table-row>
        <table:table-row>
          <table:table-cell table:style-name="ce0" office:value-type="string">
            <text:p>（どこか・・・できるところ・・・っ////　うぅ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eed... somewhere... to go... oooh! ////)</text:p>
          </table:table-cell>
          <table:table-cell table:number-columns-repeated="1020"/>
        </table:table-row>
        <table:table-row>
          <table:table-cell table:style-name="ce0" office:value-type="string">
            <text:p>ま、まだ！　まだ大丈夫ですぅ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, I'm still quite all right!!</text:p>
          </table:table-cell>
          <table:table-cell table:number-columns-repeated="1020"/>
        </table:table-row>
        <table:table-row>
          <table:table-cell table:style-name="ce0" office:value-type="string">
            <text:p>あの・・・じ、実は、その・・・そ、相談が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a-actually, I, uhh... I have something
to ask...</text:p>
          </table:table-cell>
          <table:table-cell table:number-columns-repeated="1020"/>
        </table:table-row>
        <table:table-row>
          <table:table-cell table:style-name="ce0" office:value-type="string">
            <text:p>お、ぉ・・・ぉ・・・ぉ手洗ぃのこと・・・なんですけど
・・・っ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t... it... it's about finding... a restroom... ////</text:p>
          </table:table-cell>
          <table:table-cell table:number-columns-repeated="1020"/>
        </table:table-row>
        <table:table-row>
          <table:table-cell table:style-name="ce0" office:value-type="string">
            <text:p>い、いえ！　そ、そういう話じゃなくて・・・っ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! Y-You shouldn't say thing like that... ////</text:p>
          </table:table-cell>
          <table:table-cell table:number-columns-repeated="1020"/>
        </table:table-row>
        <table:table-row>
          <table:table-cell table:style-name="ce0" office:value-type="string">
            <text:p>こんな・・・大変な状況なのに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... in such a pitiful state, but...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っ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sorry...!</text:p>
          </table:table-cell>
          <table:table-cell table:number-columns-repeated="1020"/>
        </table:table-row>
        <table:table-row>
          <table:table-cell table:style-name="ce0" office:value-type="string">
            <text:p>（きょろきょろ・・・そわそわ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glance* *glance*... *rub* *rub*...</text:p>
          </table:table-cell>
          <table:table-cell table:number-columns-repeated="1020"/>
        </table:table-row>
        <table:table-row>
          <table:table-cell table:style-name="ce0" office:value-type="string">
            <text:p>（もじもじもじ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wiggle* *wiggle* *wiggle*...</text:p>
          </table:table-cell>
          <table:table-cell table:number-columns-repeated="1020"/>
        </table:table-row>
        <table:table-row>
          <table:table-cell table:style-name="ce0" office:value-type="string">
            <text:p>あの・・・ひ、ひとつ気になることが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th-there's one thing that's been
bothering me...</text:p>
          </table:table-cell>
          <table:table-cell table:number-columns-repeated="1020"/>
        </table:table-row>
        <table:table-row>
          <table:table-cell table:style-name="ce0" office:value-type="string">
            <text:p>このまま幽霊船に閉じ込められ続けたら・・・
私たち、どうやって、その・・・////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While we're trapped on this phantom ship...
where are we meant to, umm, you know... ////</text:p>
          </table:table-cell>
          <table:table-cell table:number-columns-repeated="1020"/>
        </table:table-row>
        <table:table-row>
          <table:table-cell table:style-name="ce0" office:value-type="string">
            <text:p>以前、とある偉大な教授が言っていました。
「超常現象の一端はプラズマで説明がつく」と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re's a famous professor who once said,
“paranormal activity can be explained partly
by plasma”.</text:p>
          </table:table-cell>
          <table:table-cell table:number-columns-repeated="1020"/>
        </table:table-row>
        <table:table-row>
          <table:table-cell table:style-name="ce0" office:value-type="string">
            <text:p>今は全力でその説を信じた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Right now, I'm trying wholeheartedly to believe
in that theory...</text:p>
          </table:table-cell>
          <table:table-cell table:number-columns-repeated="1020"/>
        </table:table-row>
        <table:table-row>
          <table:table-cell table:style-name="ce0" office:value-type="string">
            <text:p>この世界には大掛かりな建設機械なんて
無いのに、どうやってこんな立派な船を
組み立てるんでしょう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been wondering how they managed to
make a splendid ship like this, considering
there's no heavy machinery in this world...</text:p>
          </table:table-cell>
          <table:table-cell table:number-columns-repeated="1020"/>
        </table:table-row>
        <table:table-row>
          <table:table-cell table:style-name="ce0" office:value-type="string">
            <text:p>助手のルミィさんの言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can't stop thinking about what the Chief's
assistant, Lumii, said...</text:p>
          </table:table-cell>
          <table:table-cell table:number-columns-repeated="1020"/>
        </table:table-row>
        <table:table-row>
          <table:table-cell table:style-name="ce0" office:value-type="string">
            <text:p>ちょっと気になります。　どういう意味なんで
しょうか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do you think she meant...?</text:p>
          </table:table-cell>
          <table:table-cell table:number-columns-repeated="1020"/>
        </table:table-row>
        <table:table-row>
          <table:table-cell table:style-name="ce0" office:value-type="string">
            <text:p>今さらですけど、煉絶の姫君に付き従っている
はずの側近はどこにいるんでしょう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know it's a little late to ask, but I wonder
where the Duchess' companions are?</text:p>
          </table:table-cell>
          <table:table-cell table:number-columns-repeated="1020"/>
        </table:table-row>
        <table:table-row>
          <table:table-cell table:style-name="ce0" office:value-type="string">
            <text:p>拠点の最深部では見かけませんでしたし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didn't see them in the base, at least...</text:p>
          </table:table-cell>
          <table:table-cell table:number-columns-repeated="1020"/>
        </table:table-row>
        <table:table-row>
          <table:table-cell table:style-name="ce0" office:value-type="string">
            <text:p>研究って、いったいどんな方法でやってるん
でしょうね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nder what kind of studies they do in that
research facility...?</text:p>
          </table:table-cell>
          <table:table-cell table:number-columns-repeated="1020"/>
        </table:table-row>
        <table:table-row>
          <table:table-cell table:style-name="ce0" office:value-type="string">
            <text:p>ちょっぴり楽しみ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 little curious.</text:p>
          </table:table-cell>
          <table:table-cell table:number-columns-repeated="1020"/>
        </table:table-row>
        <table:table-row>
          <table:table-cell table:style-name="ce0" office:value-type="string">
            <text:p>（そう言えば、神官さんは北部に残ってるけど、
　加護の儀式はどうなったんだろう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just thought of something... if the priest is
in the Northlands, then who's taking care of
the Blessing Ritual...?)</text:p>
          </table:table-cell>
          <table:table-cell table:number-columns-repeated="1020"/>
        </table:table-row>
        <table:table-row>
          <table:table-cell table:style-name="ce0" office:value-type="string">
            <text:p>え！？　わ、私・・・ぼーっとしてました・・・！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uh?! W-Was... was I was spacing out...?!</text:p>
          </table:table-cell>
          <table:table-cell table:number-columns-repeated="1020"/>
        </table:table-row>
        <table:table-row>
          <table:table-cell table:style-name="ce0" office:value-type="string">
            <text:p>すみません・・・・よ、よく言われます・・・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
...i-is something I say too often... ////</text:p>
          </table:table-cell>
          <table:table-cell table:number-columns-repeated="1020"/>
        </table:table-row>
        <table:table-row>
          <table:table-cell table:style-name="ce0" office:value-type="string">
            <text:p>ぅ・・・っ、も、もぅ・・・私・・・もう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I-I... I can't!</text:p>
          </table:table-cell>
          <table:table-cell table:number-columns-repeated="1020"/>
        </table:table-row>
        <table:table-row>
          <table:table-cell table:style-name="ce0" office:value-type="string">
            <text:p>だ、だめ・・・ですぅ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 can't... hold it in...!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っ！　い、い、行って
きます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! I-I-I'll be right back...!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っ、その、私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'm sorry... that is, I...!</text:p>
          </table:table-cell>
          <table:table-cell table:number-columns-repeated="1020"/>
        </table:table-row>
        <table:table-row>
          <table:table-cell table:style-name="ce0" office:value-type="string">
            <text:p>あの、お手洗い・・・行きたく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I'd like to go... to the restroom...!</text:p>
          </table:table-cell>
          <table:table-cell table:number-columns-repeated="1020"/>
        </table:table-row>
        <table:table-row>
          <table:table-cell table:style-name="ce0" office:value-type="string">
            <text:p>い、いやですよぉっ！　そんな・・・こんな
ところで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F-Forget it! That's... in a place like this...!</text:p>
          </table:table-cell>
          <table:table-cell table:number-columns-repeated="1020"/>
        </table:table-row>
        <table:table-row>
          <table:table-cell table:style-name="ce0" office:value-type="string">
            <text:p>す、す、すみません・・・あの・・・あ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-Excuse me... uhm... uhm...</text:p>
          </table:table-cell>
          <table:table-cell table:number-columns-repeated="1020"/>
        </table:table-row>
        <table:table-row>
          <table:table-cell table:style-name="ce0" office:value-type="string">
            <text:p>その・・・お、お・・・お手洗い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, I... I need the restroom...</text:p>
          </table:table-cell>
          <table:table-cell table:number-columns-repeated="1020"/>
        </table:table-row>
        <table:table-row>
          <table:table-cell table:style-name="ce0" office:value-type="string">
            <text:p>ななななな、なな、な、何言ってるんですかっ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Wh-Wh-Wh-W-Wha-What are you saying?!</text:p>
          </table:table-cell>
          <table:table-cell table:number-columns-repeated="1020"/>
        </table:table-row>
        <table:table-row>
          <table:table-cell table:style-name="ce0" office:value-type="string">
            <text:p>うぅ・・・は、早く着替えないと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u... I-I need to get changed, quickly...</text:p>
          </table:table-cell>
          <table:table-cell table:number-columns-repeated="1020"/>
        </table:table-row>
        <table:table-row>
          <table:table-cell table:style-name="ce0" office:value-type="string">
            <text:p>え？　あ、いえ、その・・・なんでも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hh? Ah, no, umm... nothing...</text:p>
          </table:table-cell>
          <table:table-cell table:number-columns-repeated="1020"/>
        </table:table-row>
        <table:table-row>
          <table:table-cell table:style-name="ce0" office:value-type="string">
            <text:p>も、もしよければ、その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f I may, um...</text:p>
          </table:table-cell>
          <table:table-cell table:number-columns-repeated="1020"/>
        </table:table-row>
        <table:table-row>
          <table:table-cell table:style-name="ce0" office:value-type="string">
            <text:p>休憩を挟んでもらえるとうれしいです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t would be nice if we could stop and take a
moment's rest...</text:p>
          </table:table-cell>
          <table:table-cell table:number-columns-repeated="1020"/>
        </table:table-row>
        <table:table-row>
          <table:table-cell table:style-name="ce0" office:value-type="string">
            <text:p>やっと暖かい中央部に戻れますね・・・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finally going back to the warmth
and sunshine of the Midlands... hoh...</text:p>
          </table:table-cell>
          <table:table-cell table:number-columns-repeated="1020"/>
        </table:table-row>
        <table:table-row>
          <table:table-cell table:style-name="ce0" office:value-type="string">
            <text:p>あの小さな女の子が煉絶の姫君だとしたら、
魔族というのは、みんなすごく強いん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Duchess of Hellfire turned out to be a
small girl like that. Everyone must be really
powerful in the demon world.</text:p>
          </table:table-cell>
          <table:table-cell table:number-columns-repeated="1020"/>
        </table:table-row>
        <table:table-row>
          <table:table-cell table:style-name="ce0" office:value-type="string">
            <text:p>こ、怖いけど・・・頑張らなくちゃ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m a little scared, but... I have to do my
best...!</text:p>
          </table:table-cell>
          <table:table-cell table:number-columns-repeated="1020"/>
        </table:table-row>
        <table:table-row>
          <table:table-cell table:style-name="ce0" office:value-type="string">
            <text:p>私、早乙女さんの戦闘指示・・・信じてますから
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-Saotome-san... I'll trust in your battle
strategy to get us through alive...!</text:p>
          </table:table-cell>
          <table:table-cell table:number-columns-repeated="1020"/>
        </table:table-row>
        <table:table-row>
          <table:table-cell table:style-name="ce0" office:value-type="string">
            <text:p>煉絶の姫君って人、ものすごく強そう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is Duchess of Hellfire person sounds really
strong...</text:p>
          </table:table-cell>
          <table:table-cell table:number-columns-repeated="1020"/>
        </table:table-row>
        <table:table-row>
          <table:table-cell table:style-name="ce0" office:value-type="string">
            <text:p>勝てそうになかったら、逃げたほうがいいと
思い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it starts to look like we can't win, we should
probably be ready to run...</text:p>
          </table:table-cell>
          <table:table-cell table:number-columns-repeated="1020"/>
        </table:table-row>
        <table:table-row>
          <table:table-cell table:style-name="ce0" office:value-type="string">
            <text:p>ごめんなさい・・・。　私、寒いのは苦手で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 I'm not good at dealing with the
cold...</text:p>
          </table:table-cell>
          <table:table-cell table:number-columns-repeated="1020"/>
        </table:table-row>
        <table:table-row>
          <table:table-cell table:style-name="ce0" office:value-type="string">
            <text:p>も、もっと運動して体を鍛えないとダメですよね
・・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ll have to do more exercise and raise my
tolerance...</text:p>
          </table:table-cell>
          <table:table-cell table:number-columns-repeated="1020"/>
        </table:table-row>
        <table:table-row>
          <table:table-cell table:style-name="ce0" office:value-type="string">
            <text:p>ビオラさんの言うとおり、吹雪が強まった時は
動かずにじっとしていた方がいいと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Just like Viola-san said, I think we should stay
still whenever the blizzard picks up.</text:p>
          </table:table-cell>
          <table:table-cell table:number-columns-repeated="1020"/>
        </table:table-row>
        <table:table-row>
          <table:table-cell table:style-name="ce0" office:value-type="string">
            <text:p>もう遭難するのはイヤ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want another incident...</text:p>
          </table:table-cell>
          <table:table-cell table:number-columns-repeated="1020"/>
        </table:table-row>
        <table:table-row>
          <table:table-cell table:style-name="ce0" office:value-type="string">
            <text:p>北の赤い光の柱が、もし本当に煉絶の姫君の
復活の証だった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pillar of red light could have been a sign
of the Duchess of Hellfire's activity...</text:p>
          </table:table-cell>
          <table:table-cell table:number-columns-repeated="1020"/>
        </table:table-row>
        <table:table-row>
          <table:table-cell table:style-name="ce0" office:value-type="string">
            <text:p>こ、怖いけど・・・頑張ります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m somewhat scared, but... I'll try my best...!</text:p>
          </table:table-cell>
          <table:table-cell table:number-columns-repeated="1020"/>
        </table:table-row>
        <table:table-row>
          <table:table-cell table:style-name="ce0" office:value-type="string">
            <text:p>洞窟の魔物が凶暴化してるって言って
ましたけど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y were talking about how the monsters in
the cave had gotten so ferocious, but...</text:p>
          </table:table-cell>
          <table:table-cell table:number-columns-repeated="1020"/>
        </table:table-row>
        <table:table-row>
          <table:table-cell table:style-name="ce0" office:value-type="string">
            <text:p>赤い光の柱と何か関係があるんで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does that have to do with the pillar of
red light...?</text:p>
          </table:table-cell>
          <table:table-cell table:number-columns-repeated="1020"/>
        </table:table-row>
        <table:table-row>
          <table:table-cell table:style-name="ce0" office:value-type="string">
            <text:p>ふ・・・はぁ・・・っ　あぁ、あ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u... haa... aaah, ah...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ぃ・・・おお、お手洗いにぃ・・・っ
行きたいんです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sorry... I-I-I need to... I need to use
the restroom!!</text:p>
          </table:table-cell>
          <table:table-cell table:number-columns-repeated="1020"/>
        </table:table-row>
        <table:table-row>
          <table:table-cell table:style-name="ce0" office:value-type="string">
            <text:p>ほんとに・・・ご、ごめん・・・なさいっ！！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really... really... s-sorry!!</text:p>
          </table:table-cell>
          <table:table-cell table:number-columns-repeated="1020"/>
        </table:table-row>
        <table:table-row>
          <table:table-cell table:style-name="ce0" office:value-type="string">
            <text:p>ぅ・・・ぁ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... agh...</text:p>
          </table:table-cell>
          <table:table-cell table:number-columns-repeated="1020"/>
        </table:table-row>
        <table:table-row>
          <table:table-cell table:style-name="ce0" office:value-type="string">
            <text:p>さ、さ、早乙女さん・・・わ、私・・・その・・・っ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-Saotome-san... I-I... that is... ///</text:p>
          </table:table-cell>
          <table:table-cell table:number-columns-repeated="1020"/>
        </table:table-row>
        <table:table-row>
          <table:table-cell table:style-name="ce0" office:value-type="string">
            <text:p>そそ、そ、そんなこと・・・っ！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-There, There's no way I could...!!</text:p>
          </table:table-cell>
          <table:table-cell table:number-columns-repeated="1020"/>
        </table:table-row>
        <table:table-row>
          <table:table-cell table:style-name="ce0" office:value-type="string">
            <text:p>できませんよぉ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o something like that!!</text:p>
          </table:table-cell>
          <table:table-cell table:number-columns-repeated="1020"/>
        </table:table-row>
        <table:table-row>
          <table:table-cell table:style-name="ce0" office:value-type="string">
            <text:p>・・・え・・・え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Eh... eh?</text:p>
          </table:table-cell>
          <table:table-cell table:number-columns-repeated="1020"/>
        </table:table-row>
        <table:table-row>
          <table:table-cell table:style-name="ce0" office:value-type="string">
            <text:p>あの、い、今・・・何て・・・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wh-what did you... just...?</text:p>
          </table:table-cell>
          <table:table-cell table:number-columns-repeated="1020"/>
        </table:table-row>
        <table:table-row>
          <table:table-cell table:style-name="ce0" office:value-type="string">
            <text:p>ご、ご、ごめんなさい・・・ごめんなさい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-I'm sorry... I'm sorry...!</text:p>
          </table:table-cell>
          <table:table-cell table:number-columns-repeated="1020"/>
        </table:table-row>
        <table:table-row>
          <table:table-cell table:style-name="ce0" office:value-type="string">
            <text:p>すみません、な、なんでもないです・・・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evermind, i-it's nothing...!</text:p>
          </table:table-cell>
          <table:table-cell table:number-columns-repeated="1020"/>
        </table:table-row>
        <table:table-row>
          <table:table-cell table:style-name="ce0" office:value-type="string">
            <text:p>目的地までは、その・・・かなり
遠いんでしたっけ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ow, umm... about how far do we have left...?</text:p>
          </table:table-cell>
          <table:table-cell table:number-columns-repeated="1020"/>
        </table:table-row>
        <table:table-row>
          <table:table-cell table:style-name="ce0" office:value-type="string">
            <text:p>（途中休憩とか、あるの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onder if there are any rest stops or
anything...)</text:p>
          </table:table-cell>
          <table:table-cell table:number-columns-repeated="1020"/>
        </table:table-row>
        <table:table-row>
          <table:table-cell table:style-name="ce0" office:value-type="string">
            <text:p>いろんな組織があって、いろんな責任者が
いるん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o many organizations, and so many leaders...</text:p>
          </table:table-cell>
          <table:table-cell table:number-columns-repeated="1020"/>
        </table:table-row>
        <table:table-row>
          <table:table-cell table:style-name="ce0" office:value-type="string">
            <text:p>トップに立つのって、すごく大変そう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must be very difficult at the top...</text:p>
          </table:table-cell>
          <table:table-cell table:number-columns-repeated="1020"/>
        </table:table-row>
        <table:table-row>
          <table:table-cell table:style-name="ce0" office:value-type="string">
            <text:p>寒いと指が動かなくなって、辛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so cold that I can't even move my fingers...</text:p>
          </table:table-cell>
          <table:table-cell table:number-columns-repeated="1020"/>
        </table:table-row>
        <table:table-row>
          <table:table-cell table:style-name="ce0" office:value-type="string">
            <text:p>あ、でも気になるほどじゃないので、大丈夫
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, but it's not so bad that you need to worry
about me. I'm fine!</text:p>
          </table:table-cell>
          <table:table-cell table:number-columns-repeated="1020"/>
        </table:table-row>
        <table:table-row>
          <table:table-cell table:style-name="ce0" office:value-type="string">
            <text:p>港町ってことは海が見える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it's a port town, you must be able to see the
ocean, right?</text:p>
          </table:table-cell>
          <table:table-cell table:number-columns-repeated="1020"/>
        </table:table-row>
        <table:table-row>
          <table:table-cell table:style-name="ce0" office:value-type="string">
            <text:p>私、波の音が大好きなんですよ。　ちょっと
楽しみ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love the sound of the waves, so I'm looking
forward to visiting.</text:p>
          </table:table-cell>
          <table:table-cell table:number-columns-repeated="1020"/>
        </table:table-row>
        <table:table-row>
          <table:table-cell table:style-name="ce0" office:value-type="string">
            <text:p>（お城の姫さまって、どんな人なんだろう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wonder what kind of person the Princess
is...?)</text:p>
          </table:table-cell>
          <table:table-cell table:number-columns-repeated="1020"/>
        </table:table-row>
        <table:table-row>
          <table:table-cell table:style-name="ce0" office:value-type="string">
            <text:p>こ、これからよろしくお願いし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 look forward to working with you.</text:p>
          </table:table-cell>
          <table:table-cell table:number-columns-repeated="1020"/>
        </table:table-row>
        <table:table-row>
          <table:table-cell table:style-name="ce0" office:value-type="string">
            <text:p>できるだけ足を引っ張らないように・・・が、
がんばります・・・！</text:p>
          </table:table-cell>
          <table:table-cell table:style-name="ce0"/>
          <table:table-cell table:style-name="ce0"/>
          <table:table-cell table:style-name="ce0" office:value-type="string">
            <text:p>I don't want to slow you down, so... I'll do
my best...!</text:p>
          </table:table-cell>
          <table:table-cell table:number-columns-repeated="1020"/>
        </table:table-row>
        <table:table-row>
          <table:table-cell table:style-name="ce0" office:value-type="string">
            <text:p>うあぁ、あ、あのぉっ、わた、私・・・っ、お、
おしっこ・・・し、したくて、もぅ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ぅ我慢、で、できま・・・せん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、走ったら、で・・・でちゃ、ぅぅ・・・っ！！
んあぁぁ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、トイレに行きたいですっ！　もう余裕・・・
あんまり・・・無い、です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みません、こんな時に・・・っ！　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・・・っ、そ、そうですよね・・・前もって
済ませておかなかった私が悪いんです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行ってきます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乙女さん、実は私・・・そ、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・・・トイレに行きたいんですけど・・・
だ、だめでしょう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いやいや！　いくら何でも、それはちょっと
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と、何と言いますか、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休憩を取るなら、ついでにトイレにも
寄っていいでしょう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きれば早めに衣類を洗たくさせて
ください・・・ごめんなさい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誰かがトイレに寄ったら、私も便乗して
　寄らせてもらおうかな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ヴィスティもブロンシュも、一筋縄では
いかない相手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私たちが力を合わせれば必ず勝てま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と言っても、先代の熾天少女であるノア様が
見込んだ皆さんなんですから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白カラットと遭遇しても、ルミィさんが作って
くれた干渉剤があれば安心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だ、相手も黙って喰らってはくれないでしょう
から、できるだけ不意打ちで干渉剤を打ちこみ
ましょ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、またあの死神と戦うことになったら勝算は
ありません・・・可能な限り戦いは避けま
しょう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あ、頑張ってイオンマテルを探し出し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煉獄洞には多くの魔物が住み着いていますが、
ボスクラスの強力な個体はいないはず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はず、です。　たぶ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煉獄洞と言えば、大陸南部の中でもトップ
クラスに危険な場所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ちこちにマグマが噴き出していて、魔物も
強力なもの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って、攻略する前から弱気になっていては
だめですよね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しっこ・・・でちゃいます・・・もう・・・もう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、だめ・・・もれちゃうぅ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い、行ってきます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ぅ・・・っ（もじもじそわそ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どうしよう・・・が、我慢できなくなってきた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すよね・・・ここから戻るの、時間
かかりますもんね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の・・・トイレ・・・まだでしょう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きから、行きたいの我慢して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え！？　そんな・・・こんなところでなん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みません、今さらの話で申し訳ないん
で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・・・トイレ・・・寄ってもらえたらな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これじゃ精霊王失格ですよね・・・
ひっ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しまった・・・トイレ行っておけばよかったかな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でも、私のためにみなさんを引きとめるのも
　悪いし、少し様子を見よう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界門についての知識は、ぜんぜん
ありません、ごめんな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本当に魔界と人間界をつなぐゲートだと
したら、すぐに対策を取らないと危険です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世界にある山々の中でも、霊峰天土と
言えばトップクラスの高度を誇る山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あまりの高さに、昔の人々は“天に空いた
穴からこぼれおちた土がつもってできた”と
言い伝えられているほど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あ、2つの材料を持ってユーリャ教会の
研究室へ急ぎ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で敵の動向を探れる装置が完成する
はず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ッシーの鳴き声は解析できなかったけど
ゼリーちゃんの言語は解析できたということは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ぱりゼリーちゃんは、ヒトに近い高度な
コミュニケーション能力を持っているという
ことです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リグ・イアスは、魔物の中でも幻と言われる
ほど珍しい存在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当初は、見ることさえ難しいと思っていましたが
こんなに簡単に見つかるなんて、運がいい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き逃げていった魔物がレリグ・イアスで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鱗粉を手に入れるためにも、どうにかして
追い詰めましょ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春風さんがみなさんを目覚めさせてくれな
かったら、今も萌えもだえて地面を転げまわって
いたかもしれ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感謝しないと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危険種族のいる森は、木々の密度が高くて
道がわかりにくいので、迷わないように注意
しないといけません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きれば通りたくない場所のひとつで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榴鉱石は、紫色で金属質な輝きをしている
鉱物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力と敏感に反応しますので、ルミィさんの
言うとおり、うまく加工できれば魔力の発生
地点を特定する装置を作れるかもしれ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？　危険種族について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ですね。　実は心当たりが無いわけでは
ないのです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というか、ある意味危険と言うべきか・・・
すみません、うまく説明できない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、ぁ・・・ぅっ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Hah, agh... uuu...</text:p>
          </table:table-cell>
          <table:table-cell table:number-columns-repeated="1020"/>
        </table:table-row>
        <table:table-row>
          <table:table-cell table:style-name="ce0" office:value-type="string">
            <text:p>トイレ・・・っ、トイレ・・・っ、ぁああ・・・トイレ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oilet... toilet... aaaagh... toilet!!</text:p>
          </table:table-cell>
          <table:table-cell table:number-columns-repeated="1020"/>
        </table:table-row>
        <table:table-row>
          <table:table-cell table:style-name="ce0" office:value-type="string">
            <text:p>も、もぅ・・・っ、限界ですぅっ！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can't... bear it any longeeer!!!</text:p>
          </table:table-cell>
          <table:table-cell table:number-columns-repeated="1020"/>
        </table:table-row>
        <table:table-row>
          <table:table-cell table:style-name="ce0" office:value-type="string">
            <text:p>お願いです、トイレに・・・っ！　トイレに行かせて
ください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begging you...! Please let me go to the
toilet!</text:p>
          </table:table-cell>
          <table:table-cell table:number-columns-repeated="1020"/>
        </table:table-row>
        <table:table-row>
          <table:table-cell table:style-name="ce0" office:value-type="string">
            <text:p>ほんとに、もう、我慢できないんです・・・/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truly cannot hold on any longer... ////</text:p>
          </table:table-cell>
          <table:table-cell table:number-columns-repeated="1020"/>
        </table:table-row>
        <table:table-row>
          <table:table-cell table:style-name="ce0" office:value-type="string">
            <text:p>ううう・・・っ、わ、わかりました・・・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ooh... v-very well...</text:p>
          </table:table-cell>
          <table:table-cell table:number-columns-repeated="1020"/>
        </table:table-row>
        <table:table-row>
          <table:table-cell table:style-name="ce0" office:value-type="string">
            <text:p>絶対にこっちこないでくださいね・・・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 do not come near me under any
circumstances... ////</text:p>
          </table:table-cell>
          <table:table-cell table:number-columns-repeated="1020"/>
        </table:table-row>
        <table:table-row>
          <table:table-cell table:style-name="ce0" office:value-type="string">
            <text:p>すみません、トイレ・・・そろそろ・・・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 forgive me, but soon... the bathroom...!</text:p>
          </table:table-cell>
          <table:table-cell table:number-columns-repeated="1020"/>
        </table:table-row>
        <table:table-row>
          <table:table-cell table:style-name="ce0" office:value-type="string">
            <text:p>トイレに行きたいです・・・っ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really would like to go to the toilet... ////</text:p>
          </table:table-cell>
          <table:table-cell table:number-columns-repeated="1020"/>
        </table:table-row>
        <table:table-row>
          <table:table-cell table:style-name="ce0" office:value-type="string">
            <text:p>そ、それは、そのっ、は、恥ずかしくて無理です
・・・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-That would be much too embarrassing for
me to even consider... ////</text:p>
          </table:table-cell>
          <table:table-cell table:number-columns-repeated="1020"/>
        </table:table-row>
        <table:table-row>
          <table:table-cell table:style-name="ce0" office:value-type="string">
            <text:p>あの・・・進行の邪魔をするつもりは無いん
ですけど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... I do not wish to hold everyone back,
but...</text:p>
          </table:table-cell>
          <table:table-cell table:number-columns-repeated="1020"/>
        </table:table-row>
        <table:table-row>
          <table:table-cell table:style-name="ce0" office:value-type="string">
            <text:p>もしトイレが近くにあったら、寄ってもらいたい
です・・・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would be very grateful if we could find some
nearby facilities to stop by... ////</text:p>
          </table:table-cell>
          <table:table-cell table:number-columns-repeated="1020"/>
        </table:table-row>
        <table:table-row>
          <table:table-cell table:style-name="ce0" office:value-type="string">
            <text:p>が、がんばって我慢したんですけど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did my very best to hold it in...</text:p>
          </table:table-cell>
          <table:table-cell table:number-columns-repeated="1020"/>
        </table:table-row>
        <table:table-row>
          <table:table-cell table:style-name="ce0" office:value-type="string">
            <text:p>ごめんなさい、ダメでした・・・っ////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very sorry, but I failed... ////</text:p>
          </table:table-cell>
          <table:table-cell table:number-columns-repeated="1020"/>
        </table:table-row>
        <table:table-row>
          <table:table-cell table:style-name="ce0" office:value-type="string">
            <text:p>（少し・・・少しだけ、トイレに行きたいかも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... I think I might need to visit the little
Spirit Queen's room... just slightly...)</text:p>
          </table:table-cell>
          <table:table-cell table:number-columns-repeated="1020"/>
        </table:table-row>
        <table:table-row>
          <table:table-cell table:style-name="ce0" office:value-type="string">
            <text:p>（でも言いだしづらいし・・・もうちょっと我慢
　しよう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But I am a little embarrassed to say so... I
think I shall hold it just a bit longer...)</text:p>
          </table:table-cell>
          <table:table-cell table:number-columns-repeated="1020"/>
        </table:table-row>
        <table:table-row>
          <table:table-cell table:style-name="ce0" office:value-type="string">
            <text:p>熾天宮は、熾力の起源となった聖なる神殿
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一説には、神が熾天使に命じて造らせたと
言われるほど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としてでも守りましょ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ユーリャ教会の内部なら、先代の熾天少女
だったノア様の力が働いていて、並大抵の
魔物では近づけないはず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だ、ヴィスティやブロンシュクラスの魔族と
なると、完全に進入を拒むことは難しいかも
しれ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さか、“破邪の光”があのような女性のこと
だったとは知りませんで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箱の中で眠りについていた様子を見る限り、
私のように精霊に近い存在なのかも
しれません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金字塔の内部は、侵入者を拒むために
様々な罠が設置されているはず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慎重に進みましょ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金字塔に行くには、まず蜃気楼の谷にある
隠し通路を通らないといけ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が眠っていた祭壇を目指しましょ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ジャングルは木々が生い茂って道が
分かりづらいので、進むには注意が必要
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敵としては、その地形を有利に利用した隠れ家
と言えるでしょう。　なかなか考えました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陸南部の地形なら、ある程度把握して
いますので、何かあったら聞いてください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know a thing or two about the geography of
the Southlands, so please do not hesitate to
ask me any questions.</text:p>
          </table:table-cell>
          <table:table-cell table:number-columns-repeated="1020"/>
        </table:table-row>
        <table:table-row>
          <table:table-cell table:style-name="ce0" office:value-type="string">
            <text:p>ちなみに、特産品はスパイス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By the way, the region specializes in spices.</text:p>
          </table:table-cell>
          <table:table-cell table:number-columns-repeated="1020"/>
        </table:table-row>
        <table:table-row>
          <table:table-cell table:style-name="ce0" office:value-type="string">
            <text:p>あ、すみません。　今のはどうでもいい情報
でしたね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h, please excuse me. That was useless trivia
for such a grave situation, was it not...</text:p>
          </table:table-cell>
          <table:table-cell table:number-columns-repeated="1020"/>
        </table:table-row>
        <table:table-row>
          <table:table-cell table:style-name="ce0" office:value-type="string">
            <text:p>長く生きていますが、古代竜族を生で見たのは
初めてで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For as long as I have lived, I have never once
seen an ancient wyvern until now!</text:p>
          </table:table-cell>
          <table:table-cell table:number-columns-repeated="1020"/>
        </table:table-row>
        <table:table-row>
          <table:table-cell table:style-name="ce0" office:value-type="string">
            <text:p>人も精霊も、日々勉強ですね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Human or Spirit, everyone learns new things
all the time!</text:p>
          </table:table-cell>
          <table:table-cell table:number-columns-repeated="1020"/>
        </table:table-row>
        <table:table-row>
          <table:table-cell table:style-name="ce0" office:value-type="string">
            <text:p>一口に銃と言っても、長距離用、中距離用、
近距離用、制圧用、防衛用などいろいろ種類が
あるんですよ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Not to go into too much detail, there are
many sorts of firearms: long-range, medium-
range, short-range, suppressive, defensive,
and so on.</text:p>
          </table:table-cell>
          <table:table-cell table:number-columns-repeated="1020"/>
        </table:table-row>
        <table:table-row>
          <table:table-cell table:style-name="ce0" office:value-type="string">
            <text:p>たこやきさんが持ってるイオンガンは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s for Takoyaki-san's ion gun...</text:p>
          </table:table-cell>
          <table:table-cell table:number-columns-repeated="1020"/>
        </table:table-row>
        <table:table-row>
          <table:table-cell table:style-name="ce0" office:value-type="string">
            <text:p>あんまり連射はできないようですし、
オートエイム機能が付いている上に
弾速もすごく速いようですから、長距離用の
ハンドガンという珍しいタイプ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does not support rapid-fire, but it has
an auto-aim functionality, as well as a high
muzzle velocity, making it the rather rare
long-range handgun-type.</text:p>
          </table:table-cell>
          <table:table-cell table:number-columns-repeated="1020"/>
        </table:table-row>
        <table:table-row>
          <table:table-cell table:style-name="ce0" office:value-type="string">
            <text:p>今後の活動方針・・・いったいどうなるんで
しょうね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is strategy meeting coming up... I wonder
how it will turn out?</text:p>
          </table:table-cell>
          <table:table-cell table:number-columns-repeated="1020"/>
        </table:table-row>
        <table:table-row>
          <table:table-cell table:style-name="ce0" office:value-type="string">
            <text:p>これまでのように、地道に敵戦力を少しずつ
削っていくしかないと思うんですけど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think we are doing quite fine, slowly
chipping away at the enemy forces, as it is...</text:p>
          </table:table-cell>
          <table:table-cell table:number-columns-repeated="1020"/>
        </table:table-row>
        <table:table-row>
          <table:table-cell table:style-name="ce0" office:value-type="string">
            <text:p>む、むり、むりです・・・ぁ、もぉ・・・だ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-Oh, oh no... ah, no, I'm about to... lose it...</text:p>
          </table:table-cell>
          <table:table-cell table:number-columns-repeated="1020"/>
        </table:table-row>
        <table:table-row>
          <table:table-cell table:style-name="ce0" office:value-type="string">
            <text:p>でちゃぅ・・・おしっこ・・・っ、もぉで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t's coming out... I... I'm gonna peeee
myseeeelf!!</text:p>
          </table:table-cell>
          <table:table-cell table:number-columns-repeated="1020"/>
        </table:table-row>
        <table:table-row>
          <table:table-cell table:style-name="ce0" office:value-type="string">
            <text:p>ああぁぁ、だ、だめぇえ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aaaahh, n-nooooooo!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っ、あの、私・・・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umm, I...</text:p>
          </table:table-cell>
          <table:table-cell table:number-columns-repeated="1020"/>
        </table:table-row>
        <table:table-row>
          <table:table-cell table:style-name="ce0" office:value-type="string">
            <text:p>ト、トイレ・・・もう、限界で・・・だから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cannot... hold it any more... so, please...!</text:p>
          </table:table-cell>
          <table:table-cell table:number-columns-repeated="1020"/>
        </table:table-row>
        <table:table-row>
          <table:table-cell table:style-name="ce0" office:value-type="string">
            <text:p>うう・・・っ、じゃ、じゃあ・・・あの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uh... w-well then... um...</text:p>
          </table:table-cell>
          <table:table-cell table:number-columns-repeated="1020"/>
        </table:table-row>
        <table:table-row>
          <table:table-cell table:style-name="ce0" office:value-type="string">
            <text:p>少し、待っててください・・・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 wait here for a minute... ////</text:p>
          </table:table-cell>
          <table:table-cell table:number-columns-repeated="1020"/>
        </table:table-row>
        <table:table-row>
          <table:table-cell table:style-name="ce0" office:value-type="string">
            <text:p>あの・・・そ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... uhhm...</text:p>
          </table:table-cell>
          <table:table-cell table:number-columns-repeated="1020"/>
        </table:table-row>
        <table:table-row>
          <table:table-cell table:style-name="ce0" office:value-type="string">
            <text:p>こ、この近くに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s there a... umm...</text:p>
          </table:table-cell>
          <table:table-cell table:number-columns-repeated="1020"/>
        </table:table-row>
        <table:table-row>
          <table:table-cell table:style-name="ce0" office:value-type="string">
            <text:p>ト、ト、トイレ・・・ありませんか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 t-t-toilet... around here...?</text:p>
          </table:table-cell>
          <table:table-cell table:number-columns-repeated="1020"/>
        </table:table-row>
        <table:table-row>
          <table:table-cell table:style-name="ce0" office:value-type="string">
            <text:p>え、え・・・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h...?!</text:p>
          </table:table-cell>
          <table:table-cell table:number-columns-repeated="1020"/>
        </table:table-row>
        <table:table-row>
          <table:table-cell table:style-name="ce0" office:value-type="string">
            <text:p>だ、だ、だめですよ、そんなの・・・っ////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-I could not do something like that...! ////</text:p>
          </table:table-cell>
          <table:table-cell table:number-columns-repeated="1020"/>
        </table:table-row>
        <table:table-row>
          <table:table-cell table:style-name="ce0" office:value-type="string">
            <text:p>え、ええ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uhh... umm...</text:p>
          </table:table-cell>
          <table:table-cell table:number-columns-repeated="1020"/>
        </table:table-row>
        <table:table-row>
          <table:table-cell table:style-name="ce0" office:value-type="string">
            <text:p>次の休憩って、いつ頃の予定ですか・・・？
（そわそわ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hen do you think we will be taking our next
break? *wiggle*...</text:p>
          </table:table-cell>
          <table:table-cell table:number-columns-repeated="1020"/>
        </table:table-row>
        <table:table-row>
          <table:table-cell table:style-name="ce0" office:value-type="string">
            <text:p>そ、その・・・あの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m... uhhm...</text:p>
          </table:table-cell>
          <table:table-cell table:number-columns-repeated="1020"/>
        </table:table-row>
        <table:table-row>
          <table:table-cell table:style-name="ce0" office:value-type="string">
            <text:p>あんまり・・・見ないでください・・・っ////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... do not look at me... ////</text:p>
          </table:table-cell>
          <table:table-cell table:number-columns-repeated="1020"/>
        </table:table-row>
        <table:table-row>
          <table:table-cell table:style-name="ce0" office:value-type="string">
            <text:p>（す、少しだけ・・・トイレ・・・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need... the toilet... just a little...)</text:p>
          </table:table-cell>
          <table:table-cell table:number-columns-repeated="1020"/>
        </table:table-row>
        <table:table-row>
          <table:table-cell table:style-name="ce0" office:value-type="string">
            <text:p>（休憩にならない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aybe we could take a break...)</text:p>
          </table:table-cell>
          <table:table-cell table:number-columns-repeated="1020"/>
        </table:table-row>
        <table:table-row>
          <table:table-cell table:style-name="ce0" office:value-type="string">
            <text:p>宇宙の技術って、すごいんですね・・・！
私には、もはや魔法にしか見えません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lien technology is truly spectacular, is it
not...?! It looks like Magic to me.</text:p>
          </table:table-cell>
          <table:table-cell table:number-columns-repeated="1020"/>
        </table:table-row>
        <table:table-row>
          <table:table-cell table:style-name="ce0" office:value-type="string">
            <text:p>あ、今のは何だか精霊王らしくない
発言でしたね・・・えへへ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h, I may have just said something inappropriate
for the Spirit Queen to say... eheheh...</text:p>
          </table:table-cell>
          <table:table-cell table:number-columns-repeated="1020"/>
        </table:table-row>
        <table:table-row>
          <table:table-cell table:style-name="ce0" office:value-type="string">
            <text:p>仮に、今回の誘拐（？）事件が赤か青の
どちらかのカラットの仕業だったとして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f, assuming this kidnapping (?) incident was
the work of either the Red or Blue Carat...</text:p>
          </table:table-cell>
          <table:table-cell table:number-columns-repeated="1020"/>
        </table:table-row>
        <table:table-row>
          <table:table-cell table:style-name="ce0" office:value-type="string">
            <text:p>その子を誘拐してどうするつもりなんでしょうか
・・・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hat do you suppose they plan to do with a
young child...?</text:p>
          </table:table-cell>
          <table:table-cell table:number-columns-repeated="1020"/>
        </table:table-row>
        <table:table-row>
          <table:table-cell table:style-name="ce0" office:value-type="string">
            <text:p>私が入ったぬるめのお湯は、みなさんが
入った浴場の隣にありました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cooler bath I got into was right next
door to the regular baths.</text:p>
          </table:table-cell>
          <table:table-cell table:number-columns-repeated="1020"/>
        </table:table-row>
        <table:table-row>
          <table:table-cell table:style-name="ce0" office:value-type="string">
            <text:p>で、みなさんの所から、あの宇宙人さんの
声が聞こえてきたんですけど・・・
気のせいじゃないですよね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thought I heard that alien's voice coming
from where everyone else was... was it just
my imagination, perhaps?</text:p>
          </table:table-cell>
          <table:table-cell table:number-columns-repeated="1020"/>
        </table:table-row>
        <table:table-row>
          <table:table-cell table:style-name="ce0" office:value-type="string">
            <text:p>これで無事、温泉が復活するはず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Hopefully, the hot springs will now be back
in action.</text:p>
          </table:table-cell>
          <table:table-cell table:number-columns-repeated="1020"/>
        </table:table-row>
        <table:table-row>
          <table:table-cell table:style-name="ce0" office:value-type="string">
            <text:p>秘湯施設へ戻って、確認しましょう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us return to the Secret Springs
establishment to check.</text:p>
          </table:table-cell>
          <table:table-cell table:number-columns-repeated="1020"/>
        </table:table-row>
        <table:table-row>
          <table:table-cell table:style-name="ce0" office:value-type="string">
            <text:p>“吸割の滝”といえば、けっこう有名な観光
スポット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Silfurfoss Waterfall is a very popular
sightseeing location.</text:p>
          </table:table-cell>
          <table:table-cell table:number-columns-repeated="1020"/>
        </table:table-row>
        <table:table-row>
          <table:table-cell table:style-name="ce0" office:value-type="string">
            <text:p>でも、その地下洞窟の奥に温泉の湧き出し口が
あるなんて知りませんでした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lthough, I had no idea that the hot springs got
its water supply from an underground cavern
behind the waterfall.</text:p>
          </table:table-cell>
          <table:table-cell table:number-columns-repeated="1020"/>
        </table:table-row>
        <table:table-row>
          <table:table-cell table:style-name="ce0" office:value-type="string">
            <text:p>秘湯なら、イズモ村に入ってから西の方へ
向かえばいいはず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am certain that the Secret Springs were just
west of Izumo village.</text:p>
          </table:table-cell>
          <table:table-cell table:number-columns-repeated="1020"/>
        </table:table-row>
        <table:table-row>
          <table:table-cell table:style-name="ce0" office:value-type="string">
            <text:p>実際に行くのは初めてなので、どんな所かは
分かりませんが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is my first time actually visiting, so I do
not know what it will actually be like.</text:p>
          </table:table-cell>
          <table:table-cell table:number-columns-repeated="1020"/>
        </table:table-row>
        <table:table-row>
          <table:table-cell table:style-name="ce0" office:value-type="string">
            <text:p>東部の秘湯、話には聞いたことがありますけど、
実際に行くのは初めて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have heard stories of the Secret Springs in
the east, but this is my first time visiting.</text:p>
          </table:table-cell>
          <table:table-cell table:number-columns-repeated="1020"/>
        </table:table-row>
        <table:table-row>
          <table:table-cell table:style-name="ce0" office:value-type="string">
            <text:p>せっかくですから、思いっきり楽しんでください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f we are going, then I will enjoy myself to the
fullest!</text:p>
          </table:table-cell>
          <table:table-cell table:number-columns-repeated="1020"/>
        </table:table-row>
        <table:table-row>
          <table:table-cell table:style-name="ce0" office:value-type="string">
            <text:p>私、なんと言いますか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How do I say this...?</text:p>
          </table:table-cell>
          <table:table-cell table:number-columns-repeated="1020"/>
        </table:table-row>
        <table:table-row>
          <table:table-cell table:style-name="ce0" office:value-type="string">
            <text:p>館長さんのような、掴みどころのない性格の
方って、どうも苦手でして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am simply very bad at dealing with
vague-minded people like that laboratory chief...</text:p>
          </table:table-cell>
          <table:table-cell table:number-columns-repeated="1020"/>
        </table:table-row>
        <table:table-row>
          <table:table-cell table:style-name="ce0" office:value-type="string">
            <text:p>人間が魔力を扱えるようにする研究なんて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o think she was researching humankind's
ability to use Magic...</text:p>
          </table:table-cell>
          <table:table-cell table:number-columns-repeated="1020"/>
        </table:table-row>
        <table:table-row>
          <table:table-cell table:style-name="ce0" office:value-type="string">
            <text:p>それを成功させて、どうするつもりなんでしょうか
・・・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hat do you think she was really planning to do
with that knowledge if she succeeded...?</text:p>
          </table:table-cell>
          <table:table-cell table:number-columns-repeated="1020"/>
        </table:table-row>
        <table:table-row>
          <table:table-cell table:style-name="ce0" office:value-type="string">
            <text:p>み、みなさん・・・頑張ってください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E-Everyone... do your best...!</text:p>
          </table:table-cell>
          <table:table-cell table:number-columns-repeated="1020"/>
        </table:table-row>
        <table:table-row>
          <table:table-cell table:style-name="ce0" office:value-type="string">
            <text:p>（今回ばかりは、熾力持ってなくて良かったぁ！）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(For once, I am so glad that I do not possess
an ounce of Seraphia!)</text:p>
          </table:table-cell>
          <table:table-cell table:number-columns-repeated="1020"/>
        </table:table-row>
        <table:table-row>
          <table:table-cell table:style-name="ce0" office:value-type="string">
            <text:p>どうやら、お知り合いの方がピンチのよう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sounds like an acquaintance of yours is in
big trouble.</text:p>
          </table:table-cell>
          <table:table-cell table:number-columns-repeated="1020"/>
        </table:table-row>
        <table:table-row>
          <table:table-cell table:style-name="ce0" office:value-type="string">
            <text:p>助けに行きましょう！　私も力をお貸ししま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us go and save her! I will lend you my
power, as well!</text:p>
          </table:table-cell>
          <table:table-cell table:number-columns-repeated="1020"/>
        </table:table-row>
        <table:table-row>
          <table:table-cell table:style-name="ce0" office:value-type="string">
            <text:p>改めて、よろしくお願いしま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look forward to supporting you as much as
I can.</text:p>
          </table:table-cell>
          <table:table-cell table:number-columns-repeated="1020"/>
        </table:table-row>
        <table:table-row>
          <table:table-cell table:style-name="ce0" office:value-type="string">
            <text:p>カラットや側近のことで何か気になることが
あれば、いつでも聞いてください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Please feel free to ask me any questions you
have about Carat and her allies, anytime.</text:p>
          </table:table-cell>
          <table:table-cell table:number-columns-repeated="1020"/>
        </table:table-row>
        <table:table-row>
          <table:table-cell table:style-name="ce0" office:value-type="string">
            <text:p>・・・知らないことや、忘れちゃったことも
ありますけど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...Although, I cannot promise that I will know
the answer...
Or that I have not forgotten it...</text:p>
          </table:table-cell>
          <table:table-cell table:number-columns-repeated="1020"/>
        </table:table-row>
        <table:table-row>
          <table:table-cell table:style-name="ce0" office:value-type="string">
            <text:p>レ、レグマぁっ！　もうおしっこが出ちゃうっ！！
どうしても我慢できないヨォォ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っ！！！　あーーっ！！！　無理、
無理・・・限界だヨォーーッ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ぎゅってしながら・・・あ、あの物陰まで・・・
が・・・がまん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、なあ・・・！　いくらワタシが優秀でも
我慢の限界があるネー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しっこ、本当にもう満タンでやばいヨ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せ、生理現象だから仕方ないネ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ー！　トイレに行かせてほしいヨー！！
もしかして、わざと我慢させて、おもしろがって
いるのカー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はヘンタイだナ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、やっぱりレグマはヘンタイだ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、おしっこ・・・もらしちゃったヨ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ゃんと我慢できなくて、ごめんナ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あなあ、みんなトイレに行きたくないの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、膀胱小さいのかナー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アレー？　この辺にトイレって無かった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ったら行ってくるから、教えてほしい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戦いが終わったら、ワタシ、お姉ちゃんに
会いに行くんダ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ンー？　今のセリフ、そんなに変カー？
何で言っちゃダメなんダ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ーー！！　背中がかゆい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ー！！　かいテーー！！　もっと左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6個そろえば、時空玉もスターシップも
充分動かせるエネルギーになる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もし万が一、足りなかったらどうするカ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いいカ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やしい岩石を見つけたら、すぐにバイザーで
チェックだ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イオンクラスターエネルギーを検出すると、
対象に青いリングが出て知らせてくれる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回も、ワタシのディテクションバイザーが
役に立ちそうだ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感謝するがいい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ぅ・・・歩けないヨォ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我慢・・・できない・・・ぁ、だめ・・・出そう・・・
出ちゃう・・・ヨ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ぁぁっ、ち、力を抜いたら・・・もれちゃうヨォっ！
はやく・・・はやく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れそうだヨー・・・っ！！　ずっとずっと
我慢してて、もう限界ネ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こか・・・トイレ・・・トイレ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いいヨー・・・ここがトイレの中だと思えば
いいんだナ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ろそろ我慢の限界が近いヨー・・・！
トイレ行かせてほしい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前にトイレ行ってからずいぶん時間たってる
ヨ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・・・それはその・・・遠慮したいんだナ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は出すつもりなんてなかったヨー・・・
おしっこが勝手に出てきちゃったのが悪い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しっこ行きたい・・・トイレどこヨ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くしないと銃の命中精度に影響出てくる
ネ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トイレに行きたくなってきたヨ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かのついでにでも、トイレに寄りたい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界門を壊すなら、ワタシに任せて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撃って壊すのは、一番得意だ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直すのは苦手だ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霊峰カー！　いっぱい資源が眠ってそうだ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あなあ、白カラットをやっつけるついでに、
イオンマテルも探さない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発展途上惑星を冒険するのって、おもしろい
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統括局に知られたら処罰されちゃうけどナ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ゼリーちゃんが来たからには、もう安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物をキュートなワナにはめる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ゼリーちゃん連れていくことになったら、
ワタシが抱っこしていく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ぷにぷにした感触、忘れられないネ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宇宙にも、アレにそっくりな生き物がいるヨ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“アディゴーン”っていうんだけど、ワタシは
苦手だナ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バルカド遺跡カー、どんなところなんダ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迷路みたいなのかナー？　それともバリアや
重力フィールドで進めない系かナー？
楽しみだナ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汗かいたヨー！！　シャワー浴びたい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ンー？　どうしたんダ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に銃の撃ち方を教えてほしいの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なの、握ってトリガーを引くだけだヨー！
ハエトリグサにだってできる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あなあ、もうみんな覚えてないかもしれない
けど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第一級イオンマテルを探すことも忘れないで
ほしいナ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・・・で、でちゃうヨォ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t... I-It's coming Ooout...</text:p>
          </table:table-cell>
          <table:table-cell table:number-columns-repeated="1020"/>
        </table:table-row>
        <table:table-row>
          <table:table-cell table:style-name="ce0" office:value-type="string">
            <text:p>もう、ほんとに・・・ワタシ・・・我慢の、限界・・・
だ、ヨォ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... I'm really... at my... absolute Limiiit...!!</text:p>
          </table:table-cell>
          <table:table-cell table:number-columns-repeated="1020"/>
        </table:table-row>
        <table:table-row>
          <table:table-cell table:style-name="ce0" office:value-type="string">
            <text:p>の、のぞいたらダメだヨーっ！？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N-No peeking, O-Okaaay?!</text:p>
          </table:table-cell>
          <table:table-cell table:number-columns-repeated="1020"/>
        </table:table-row>
        <table:table-row>
          <table:table-cell table:style-name="ce0" office:value-type="string">
            <text:p>おしっこ・・・もれちゃうヨォ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gonna... pee Myseeelf!!</text:p>
          </table:table-cell>
          <table:table-cell table:number-columns-repeated="1020"/>
        </table:table-row>
        <table:table-row>
          <table:table-cell table:style-name="ce0" office:value-type="string">
            <text:p>ワタシもう我慢できないヨーー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can't hold it Anymooooore!!</text:p>
          </table:table-cell>
          <table:table-cell table:number-columns-repeated="1020"/>
        </table:table-row>
        <table:table-row>
          <table:table-cell table:style-name="ce0" office:value-type="string">
            <text:p>ト、トイレが無いんじゃ仕方ないネ・・・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-There are no toilets around here, so I guess
there's no helping Iiit...!</text:p>
          </table:table-cell>
          <table:table-cell table:number-columns-repeated="1020"/>
        </table:table-row>
        <table:table-row>
          <table:table-cell table:style-name="ce0" office:value-type="string">
            <text:p>ちょっと待っててほしいヨー・・・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Wait here for just a Minuuute... ////</text:p>
          </table:table-cell>
          <table:table-cell table:number-columns-repeated="1020"/>
        </table:table-row>
        <table:table-row>
          <table:table-cell table:style-name="ce0" office:value-type="string">
            <text:p>うううー、おしっこがしたいヨー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Uuuu, I wanna go Peeee...!</text:p>
          </table:table-cell>
          <table:table-cell table:number-columns-repeated="1020"/>
        </table:table-row>
        <table:table-row>
          <table:table-cell table:style-name="ce0" office:value-type="string">
            <text:p>早くトイレに行かせてほしいネー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urry up and let me go to the toilet,
Alreadyyy...!</text:p>
          </table:table-cell>
          <table:table-cell table:number-columns-repeated="1020"/>
        </table:table-row>
        <table:table-row>
          <table:table-cell table:style-name="ce0" office:value-type="string">
            <text:p>こ、ここでカー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R-Right Heeere?</text:p>
          </table:table-cell>
          <table:table-cell table:number-columns-repeated="1020"/>
        </table:table-row>
        <table:table-row>
          <table:table-cell table:style-name="ce0" office:value-type="string">
            <text:p>うう・・・それは恥ずかしいヨー・・・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Uuu... that's too Embarrassiiing...</text:p>
          </table:table-cell>
          <table:table-cell table:number-columns-repeated="1020"/>
        </table:table-row>
        <table:table-row>
          <table:table-cell table:style-name="ce0" office:value-type="string">
            <text:p>頑張って我慢したのに・・・情けないネー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held it in as best I could... I'm so Pathetiiic...</text:p>
          </table:table-cell>
          <table:table-cell table:number-columns-repeated="1020"/>
        </table:table-row>
        <table:table-row>
          <table:table-cell table:style-name="ce0" office:value-type="string">
            <text:p>なあなあ、トイレはまだなのカー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ey, hey, can I go to the toilet Yeeet?</text:p>
          </table:table-cell>
          <table:table-cell table:number-columns-repeated="1020"/>
        </table:table-row>
        <table:table-row>
          <table:table-cell table:style-name="ce0" office:value-type="string">
            <text:p>ワタシ、けっこう前から我慢してるヨー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ve been holding it in for quite a while Nooow...</text:p>
          </table:table-cell>
          <table:table-cell table:number-columns-repeated="1020"/>
        </table:table-row>
        <table:table-row>
          <table:table-cell table:style-name="ce0" office:value-type="string">
            <text:p>トイレ行きたくなってきたナー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ve gotta go to the bathroom all of a Suddeeen.</text:p>
          </table:table-cell>
          <table:table-cell table:number-columns-repeated="1020"/>
        </table:table-row>
        <table:table-row>
          <table:table-cell table:style-name="ce0" office:value-type="string">
            <text:p>やっぱりスーツの機能が無いと不便ネー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My suit being broken is really inconvenient,
Huuuh.</text:p>
          </table:table-cell>
          <table:table-cell table:number-columns-repeated="1020"/>
        </table:table-row>
        <table:table-row>
          <table:table-cell table:style-name="ce0" office:value-type="string">
            <text:p>この星って、いつもこんなに慌ただしく事件が
起こってるの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統率取れてないんだナ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教会って、未開惑星の文化に多い、宗教関係の
建物のこと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の星では、お守りとかお祈りとか、そういう
抽象的なモノはほとんど無いから興味ある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あなあなあ！！　さっきのホータイ女、
なんで箱の中に住んでるんダー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で体にホータイ巻いてるんダー？？
服を買うお金がないのカー？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呪いに掛かってなくても、この娘の声は
　耳に響く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探索だナ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謎解きの準備はバッチリだヨー！！
どーんと任せるがいいネ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ぁん・・・っ！　み・・・耳元で大声・・・出さないで
くださ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あなあ、体中がビンカンになるって、どういう
ことダ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神経が研ぎ澄まされて、戦いやすくなるんじゃ
ない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とで青カラットに頼んで、ワタシも掛けてもらう
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あなあ、そろそろワタシのこと、たこやきって
呼ぶのやめない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銀カラットとか、イオンカラットとか、そういうので
いいヨ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だめカー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陸南部って、暑いんだよナ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The Southlands are gonna be hot, aren't Theeey?</text:p>
          </table:table-cell>
          <table:table-cell table:number-columns-repeated="1020"/>
        </table:table-row>
        <table:table-row>
          <table:table-cell table:style-name="ce0" office:value-type="string">
            <text:p>スーツの分解消滅機能が壊れてるから、汗を
かいたらお風呂に入らないといけないネー。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Since my suit's decomposition module is busted,
I'm gonna get all sweaty and need a bath, I
Gueeess.</text:p>
          </table:table-cell>
          <table:table-cell table:number-columns-repeated="1020"/>
        </table:table-row>
        <table:table-row>
          <table:table-cell table:style-name="ce0" office:value-type="string">
            <text:p>ワタシの活躍、見たカー！？　オッシーと
通じ合うことができたのは、ワタシのおかげ
だ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Did ya Seeee?! We were able to communicate
with Ossie, and it's all thanks to Meeee!!</text:p>
          </table:table-cell>
          <table:table-cell table:number-columns-repeated="1020"/>
        </table:table-row>
        <table:table-row>
          <table:table-cell table:style-name="ce0" office:value-type="string">
            <text:p>レグマもオッシーと会話したい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ey, Reguma, do you wanna know how to talk
to Ossie, Toooo?</text:p>
          </table:table-cell>
          <table:table-cell table:number-columns-repeated="1020"/>
        </table:table-row>
        <table:table-row>
          <table:table-cell table:style-name="ce0" office:value-type="string">
            <text:p>じゃあこうだヨー！　こう！　もっと口を、
きゅーーって、こうするんだ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atch Closelyyy! Like Thiiis! You gotta go
“kyuuuuuu” with your Mouuuth!</text:p>
          </table:table-cell>
          <table:table-cell table:number-columns-repeated="1020"/>
        </table:table-row>
        <table:table-row>
          <table:table-cell table:style-name="ce0" office:value-type="string">
            <text:p>みんなよろしくネ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 look forward to working with Everyooone!</text:p>
          </table:table-cell>
          <table:table-cell table:number-columns-repeated="1020"/>
        </table:table-row>
        <table:table-row>
          <table:table-cell table:style-name="ce0" office:value-type="string">
            <text:p>戦闘では、ばんばん撃っちゃうから期待してて
欲しいんだナ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'll be gunning enemies down left and right,
just you Waaait!</text:p>
          </table:table-cell>
          <table:table-cell table:number-columns-repeated="1020"/>
        </table:table-row>
        <table:table-row>
          <table:table-cell table:style-name="ce0" office:value-type="string">
            <text:p>店員
「代金は\V[672]レンになりまーす！」</text:p>
          </table:table-cell>
          <table:table-cell table:style-name="ce0"/>
          <table:table-cell table:style-name="ce0"/>
          <table:table-cell table:style-name="ce0" office:value-type="string">
            <text:p>Store Clerk
“That will be \V[672] ren, please—!”</text:p>
          </table:table-cell>
          <table:table-cell table:number-columns-repeated="1020"/>
        </table:table-row>
        <table:table-row>
          <table:table-cell table:style-name="ce0" office:value-type="string">
            <text:p>回復してもら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tore</text:p>
          </table:table-cell>
          <table:table-cell table:number-columns-repeated="1020"/>
        </table:table-row>
        <table:table-row>
          <table:table-cell table:style-name="ce0" office:value-type="string">
            <text:p>店員
「ではでは・・・ほいや～！」</text:p>
          </table:table-cell>
          <table:table-cell table:style-name="ce0"/>
          <table:table-cell table:style-name="ce0"/>
          <table:table-cell table:style-name="ce0" office:value-type="string">
            <text:p>Store Clerk
“Very well... hoiya～!”</text:p>
          </table:table-cell>
          <table:table-cell table:number-columns-repeated="1020"/>
        </table:table-row>
        <table:table-row>
          <table:table-cell table:style-name="ce0" office:value-type="string">
            <text:p>全員のHPが回復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veryone's HP has been restored!</text:p>
          </table:table-cell>
          <table:table-cell table:number-columns-repeated="1020"/>
        </table:table-row>
        <table:table-row>
          <table:table-cell table:style-name="ce0" office:value-type="string">
            <text:p>店員
「残念ながらお金が足りませーん・・・。」</text:p>
          </table:table-cell>
          <table:table-cell table:style-name="ce0"/>
          <table:table-cell table:style-name="ce0"/>
          <table:table-cell table:style-name="ce0" office:value-type="string">
            <text:p>Store Clerk
“I'm afraid you don't have enough money—.”</text:p>
          </table:table-cell>
          <table:table-cell table:number-columns-repeated="1020"/>
        </table:table-row>
        <table:table-row>
          <table:table-cell table:style-name="ce0" office:value-type="string">
            <text:p>店員
「そーですかー。　またのお越しをー！」</text:p>
          </table:table-cell>
          <table:table-cell table:style-name="ce0"/>
          <table:table-cell table:style-name="ce0"/>
          <table:table-cell table:style-name="ce0" office:value-type="string">
            <text:p>Store Clerk
“Is that right—. Well, please come again—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あー、そうそう！　お買い物の前に、お客さんに
　オイシイ話があるんですよー！」</text:p>
          </table:table-cell>
          <table:table-cell table:style-name="ce0"/>
          <table:table-cell table:style-name="ce0"/>
          <table:table-cell table:style-name="ce0" office:value-type="string">
            <text:p>Store Clerk
“Ah—, that's right! Before you browse my
wares, I have a totally tasty story for you—!”</text:p>
          </table:table-cell>
          <table:table-cell table:number-columns-repeated="1020"/>
        </table:table-row>
        <table:table-row>
          <table:table-cell table:style-name="ce0" office:value-type="string">
            <text:p>店員さん
「今回の盗賊騒動で、船の往来がストップした
　ことは知ってますよねー？」</text:p>
          </table:table-cell>
          <table:table-cell table:style-name="ce0"/>
          <table:table-cell table:style-name="ce0"/>
          <table:table-cell table:style-name="ce0" office:value-type="string">
            <text:p>Store Clerk
“You know how all the ships stopped, when
there was all that fuss with the thieves—?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いやーそりゃ参りましたよー！　こちとら
　商売人は物流が生命線ですからねー。」</text:p>
          </table:table-cell>
          <table:table-cell table:style-name="ce0"/>
          <table:table-cell table:style-name="ce0"/>
          <table:table-cell table:style-name="ce0" office:value-type="string">
            <text:p>Store Clerk
“Phew, that was a real trouble—! For us
merchants, trading is our lifeline—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で、改めて実感したんです。　モノを買って
　くれるお客様、モノを運んでくれる運送業者の
　みさなまの大切さをですー！」</text:p>
          </table:table-cell>
          <table:table-cell table:style-name="ce0"/>
          <table:table-cell table:style-name="ce0"/>
          <table:table-cell table:style-name="ce0" office:value-type="string">
            <text:p>Store Clerk
“So, we realised. Our customers and the
delivery people who supply us with our wares
are all very important to us—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そこで今回、感謝の気持ちを込めて導入した
　お買い物システム、その名も
　“ありがとポイント”！」</text:p>
          </table:table-cell>
          <table:table-cell table:style-name="ce0"/>
          <table:table-cell table:style-name="ce0"/>
          <table:table-cell table:style-name="ce0" office:value-type="string">
            <text:p>Store Clerk
“As a show of gratitude, we are introducing
our new loyalty scheme, 'thank-you points'!”</text:p>
          </table:table-cell>
          <table:table-cell table:number-columns-repeated="1020"/>
        </table:table-row>
        <table:table-row>
          <table:table-cell table:style-name="ce0" office:value-type="string">
            <text:p>店員さん
「要はポイントカードみたいなモノですねー。」</text:p>
          </table:table-cell>
          <table:table-cell table:style-name="ce0"/>
          <table:table-cell table:style-name="ce0"/>
          <table:table-cell table:style-name="ce0" office:value-type="string">
            <text:p>Store Clerk
“Basically, it's just like any old point-card
system—.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お買い物してもらうごとに、商品の値段に応じて
　ありがとゲージが溜まっていきます。」</text:p>
          </table:table-cell>
          <table:table-cell table:style-name="ce0"/>
          <table:table-cell table:style-name="ce0"/>
          <table:table-cell table:style-name="ce0" office:value-type="string">
            <text:p>Store Clerk
“Whenever you buy one of our items, it'll fill
the thank-you gauge according to the item's
price.”</text:p>
          </table:table-cell>
          <table:table-cell table:number-columns-repeated="1020"/>
        </table:table-row>
        <table:table-row>
          <table:table-cell table:style-name="ce0" office:value-type="string">
            <text:p>店員さん
「ゲージがいっぱいになったら、なんとステキな
　プレゼントが！」</text:p>
          </table:table-cell>
          <table:table-cell table:style-name="ce0"/>
          <table:table-cell table:style-name="ce0"/>
          <table:table-cell table:style-name="ce0" office:value-type="string">
            <text:p>Store Clerk
“If you fill the gauge all the way up, what a
wonderful present you'll get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どうですー？　イイお話ですよねー！」</text:p>
          </table:table-cell>
          <table:table-cell table:style-name="ce0"/>
          <table:table-cell table:style-name="ce0"/>
          <table:table-cell table:style-name="ce0" office:value-type="string">
            <text:p>Store Clerk
“How about it—? That was a good story, no—?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それでは早速、ごゆっくりお買い物を
　どうぞー！」</text:p>
          </table:table-cell>
          <table:table-cell table:style-name="ce0"/>
          <table:table-cell table:style-name="ce0"/>
          <table:table-cell table:style-name="ce0" office:value-type="string">
            <text:p>Store Clerk
“Then without further ado, please take your
time and browse our stock—!”</text:p>
          </table:table-cell>
          <table:table-cell table:number-columns-repeated="1020"/>
        </table:table-row>
        <table:table-row>
          <table:table-cell table:style-name="ce0" office:value-type="string">
            <text:p>雑貨屋や行商人からは、お金（レン）を払って
アイテムを買う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buy items from general store clerks
and merchants in exchange for money (ren).</text:p>
          </table:table-cell>
          <table:table-cell table:number-columns-repeated="1020"/>
        </table:table-row>
        <table:table-row>
          <table:table-cell table:style-name="ce0" office:value-type="string">
            <text:p>左側の「商品リスト」から欲しいアイテムを
選択して、【C】キーで購入できます。</text:p>
          </table:table-cell>
          <table:table-cell table:style-name="ce0"/>
          <table:table-cell table:style-name="ce0"/>
          <table:table-cell table:style-name="ce0" office:value-type="string">
            <text:p>Select what you want from the Item List on
the left side, and press 【C】 to purchase.</text:p>
          </table:table-cell>
          <table:table-cell table:number-columns-repeated="1020"/>
        </table:table-row>
        <table:table-row>
          <table:table-cell table:style-name="ce0" office:value-type="string">
            <text:p>お金が足りなかったり、所持アイテムが
いっぱいの状態では買えません。</text:p>
          </table:table-cell>
          <table:table-cell table:style-name="ce0"/>
          <table:table-cell table:style-name="ce0"/>
          <table:table-cell table:style-name="ce0" office:value-type="string">
            <text:p>You can't buy items if you don't have enough
money for it, or your inventory is full.</text:p>
          </table:table-cell>
          <table:table-cell table:number-columns-repeated="1020"/>
        </table:table-row>
        <table:table-row>
          <table:table-cell table:style-name="ce0" office:value-type="string">
            <text:p>また、店のアイテムを買うことはできても、
自分の持っているアイテムを売ることは
できません。　所持アイテムを減らすには
使うか捨てるか、なので注意しましょう。</text:p>
          </table:table-cell>
          <table:table-cell table:style-name="ce0"/>
          <table:table-cell table:style-name="ce0"/>
          <table:table-cell table:style-name="ce0" office:value-type="string">
            <text:p>Also, while you can buy items from shops, you
cannot sell the items you have. To free up
inventory space, you must either use or
discard items, so be careful.</text:p>
          </table:table-cell>
          <table:table-cell table:number-columns-repeated="1020"/>
        </table:table-row>
        <table:table-row>
          <table:table-cell table:style-name="ce0" office:value-type="string">
            <text:p>店員
「それ以上持てないみたいですよー？」</text:p>
          </table:table-cell>
          <table:table-cell table:style-name="ce0"/>
          <table:table-cell table:style-name="ce0"/>
          <table:table-cell table:style-name="ce0" office:value-type="string">
            <text:p>Store Clerk
“You can't seem to carry any more, see—?”</text:p>
          </table:table-cell>
          <table:table-cell table:number-columns-repeated="1020"/>
        </table:table-row>
        <table:table-row>
          <table:table-cell table:style-name="ce0" office:value-type="string">
            <text:p>店員
「残念ですが、お金がたりませんねー。」</text:p>
          </table:table-cell>
          <table:table-cell table:style-name="ce0"/>
          <table:table-cell table:style-name="ce0"/>
          <table:table-cell table:style-name="ce0" office:value-type="string">
            <text:p>Store Clerk
“Unfortunately, it seems you don't have
enough money—.”</text:p>
          </table:table-cell>
          <table:table-cell table:number-columns-repeated="1020"/>
        </table:table-row>
        <table:table-row>
          <table:table-cell table:style-name="ce0" office:value-type="string">
            <text:p>店員さん
「わあぁーい！！　いっぱいお買い物して
　いただいて、感謝感激ですー！！」</text:p>
          </table:table-cell>
          <table:table-cell table:style-name="ce0"/>
          <table:table-cell table:style-name="ce0"/>
          <table:table-cell table:style-name="ce0" office:value-type="string">
            <text:p>Store Clerk
“Wahoo!! I am so terribly grateful for your
generous patronage—!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ご覧のとおり、ありがとゲージがMAXに
　なりましたので、【A】キーを押して景品
　を選んでくださいですー！」</text:p>
          </table:table-cell>
          <table:table-cell table:style-name="ce0"/>
          <table:table-cell table:style-name="ce0"/>
          <table:table-cell table:style-name="ce0" office:value-type="string">
            <text:p>Store Clerk
“As you can see, the thank-you gauge has
MAXed out—! Please press the 【A】 key and
choose a freebie—!”</text:p>
          </table:table-cell>
          <table:table-cell table:number-columns-repeated="1020"/>
        </table:table-row>
        <table:table-row>
          <table:table-cell table:style-name="ce0" office:value-type="string">
            <text:p>店員さん「景品を選んでくださーい！」</text:p>
          </table:table-cell>
          <table:table-cell table:style-name="ce0"/>
          <table:table-cell table:style-name="ce0"/>
          <table:table-cell table:style-name="ce0" office:value-type="string">
            <text:p>Store Clerk “Please, pick whatever you like—!”</text:p>
          </table:table-cell>
          <table:table-cell table:number-columns-repeated="1020"/>
        </table:table-row>
        <table:table-row>
          <table:table-cell table:style-name="ce0" office:value-type="string">
            <text:p>珠欠片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rb Fragment ×1</text:p>
          </table:table-cell>
          <table:table-cell table:number-columns-repeated="1020"/>
        </table:table-row>
        <table:table-row>
          <table:table-cell table:style-name="ce0" office:value-type="string">
            <text:p>ドーピングアイテム×2　（ランダム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ping Item ×2 (Random)</text:p>
          </table:table-cell>
          <table:table-cell table:number-columns-repeated="1020"/>
        </table:table-row>
        <table:table-row>
          <table:table-cell table:style-name="ce0" office:value-type="string">
            <text:p>利尿剤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uretic ×1</text:p>
          </table:table-cell>
          <table:table-cell table:number-columns-repeated="1020"/>
        </table:table-row>
        <table:table-row>
          <table:table-cell table:style-name="ce0" office:value-type="string">
            <text:p>3つの珠欠片が1つになり、【霊珠】と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ree orb fragments came together and
became a 【Spirit Orb】!</text:p>
          </table:table-cell>
          <table:table-cell table:number-columns-repeated="1020"/>
        </table:table-row>
        <table:table-row>
          <table:table-cell table:style-name="ce0" office:value-type="string">
            <text:p>店員さん
「あー残念、持ち物がいっぱいですよー？」</text:p>
          </table:table-cell>
          <table:table-cell table:style-name="ce0"/>
          <table:table-cell table:style-name="ce0"/>
          <table:table-cell table:style-name="ce0" office:value-type="string">
            <text:p>Store Clerk
“Aw, too bad. You don't have the space for it,
see—?”</text:p>
          </table:table-cell>
          <table:table-cell table:number-columns-repeated="1020"/>
        </table:table-row>
        <table:table-row>
          <table:table-cell table:style-name="ce0" office:value-type="string">
            <text:p>（次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Next page)</text:p>
          </table:table-cell>
          <table:table-cell table:number-columns-repeated="1020"/>
        </table:table-row>
        <table:table-row>
          <table:table-cell table:style-name="ce0" office:value-type="string">
            <text:p>店員
「またどうぞー。」</text:p>
          </table:table-cell>
          <table:table-cell table:style-name="ce0"/>
          <table:table-cell table:style-name="ce0"/>
          <table:table-cell table:style-name="ce0" office:value-type="string">
            <text:p>Store Clerk
“Until next time—.”</text:p>
          </table:table-cell>
          <table:table-cell table:number-columns-repeated="1020"/>
        </table:table-row>
        <table:table-row>
          <table:table-cell table:style-name="ce0" office:value-type="string">
            <text:p>こ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</text:p>
          </table:table-cell>
          <table:table-cell table:number-columns-repeated="1020"/>
        </table:table-row>
        <table:table-row>
          <table:table-cell table:style-name="ce0" office:value-type="string">
            <text:p>たこやき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</text:p>
          </table:table-cell>
          <table:table-cell table:number-columns-repeated="1020"/>
        </table:table-row>
        <table:table-row>
          <table:table-cell table:style-name="ce0" office:value-type="string">
            <text:p>（前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Previous page)</text:p>
          </table:table-cell>
          <table:table-cell table:number-columns-repeated="1020"/>
        </table:table-row>
        <table:table-row>
          <table:table-cell table:style-name="ce0" office:value-type="string">
            <text:p>店員
「えーっと・・・先にお手洗いを済ませて
　おいては？」</text:p>
          </table:table-cell>
          <table:table-cell table:style-name="ce0"/>
          <table:table-cell table:style-name="ce0"/>
          <table:table-cell table:style-name="ce0" office:value-type="string">
            <text:p>Store Clerk
“Uuuuh... maybe you should visit the
restrooms first—?”</text:p>
          </table:table-cell>
          <table:table-cell table:number-columns-repeated="1020"/>
        </table:table-row>
        <table:table-row>
          <table:table-cell table:style-name="ce0" office:value-type="string">
            <text:p>店員
「あららー、派手にやっちゃいましたねー。」</text:p>
          </table:table-cell>
          <table:table-cell table:style-name="ce0"/>
          <table:table-cell table:style-name="ce0"/>
          <table:table-cell table:style-name="ce0" office:value-type="string">
            <text:p>Store Clerk
“Oh dear, what a spectacular mess you've
made—.”</text:p>
          </table:table-cell>
          <table:table-cell table:number-columns-repeated="1020"/>
        </table:table-row>
        <table:table-row>
          <table:table-cell table:style-name="ce0" office:value-type="string">
            <text:p>クリーニング代金は\V[702]レンになりまーす。」</text:p>
          </table:table-cell>
          <table:table-cell table:style-name="ce0"/>
          <table:table-cell table:style-name="ce0"/>
          <table:table-cell table:style-name="ce0" office:value-type="string">
            <text:p>The laundry fee will be \V[702] ren, please—.”</text:p>
          </table:table-cell>
          <table:table-cell table:number-columns-repeated="1020"/>
        </table:table-row>
        <table:table-row>
          <table:table-cell table:style-name="ce0" office:value-type="string">
            <text:p>店員
「はーい！　それでは、しばしお時間
　いただきますねー。」</text:p>
          </table:table-cell>
          <table:table-cell table:style-name="ce0"/>
          <table:table-cell table:style-name="ce0"/>
          <table:table-cell table:style-name="ce0" office:value-type="string">
            <text:p>Store Clerk
“Great—! In that case, please wait just a little
while—.”</text:p>
          </table:table-cell>
          <table:table-cell table:number-columns-repeated="1020"/>
        </table:table-row>
        <table:table-row>
          <table:table-cell table:style-name="ce0" office:value-type="string">
            <text:p>店員
「お待たせしましたー！　きれいになりましたよ
　ー！」</text:p>
          </table:table-cell>
          <table:table-cell table:style-name="ce0"/>
          <table:table-cell table:style-name="ce0"/>
          <table:table-cell table:style-name="ce0" office:value-type="string">
            <text:p>Store Clerk
“Thank you for waiting—! Your clothes are now
fresh and clean—!”</text:p>
          </table:table-cell>
          <table:table-cell table:number-columns-repeated="1020"/>
        </table:table-row>
        <table:table-row>
          <table:table-cell table:style-name="ce0" office:value-type="string">
            <text:p>店員
「残念ですが、お金が足りないですねー。」</text:p>
          </table:table-cell>
          <table:table-cell table:style-name="ce0"/>
          <table:table-cell table:style-name="ce0"/>
          <table:table-cell table:style-name="ce0" office:value-type="string">
            <text:p>Store Clerk
“Unfortunately, you don't seem to have
enough money—.”</text:p>
          </table:table-cell>
          <table:table-cell table:number-columns-repeated="1020"/>
        </table:table-row>
        <table:table-row>
          <table:table-cell table:style-name="ce0" office:value-type="string">
            <text:p>店員
「おや、そのままじゃ風邪ひいちゃいますよー？」</text:p>
          </table:table-cell>
          <table:table-cell table:style-name="ce0"/>
          <table:table-cell table:style-name="ce0"/>
          <table:table-cell table:style-name="ce0" office:value-type="string">
            <text:p>Store Clerk
“My, my, you'll catch a cold like that, you
know—?”</text:p>
          </table:table-cell>
          <table:table-cell table:number-columns-repeated="1020"/>
        </table:table-row>
        <table:table-row>
          <table:table-cell table:style-name="ce0" office:value-type="string">
            <text:p>店員
「おや、その方についてはクリーニングの
　必要はなさそうですねー。」</text:p>
          </table:table-cell>
          <table:table-cell table:style-name="ce0"/>
          <table:table-cell table:style-name="ce0"/>
          <table:table-cell table:style-name="ce0" office:value-type="string">
            <text:p>Store Clerk
“Oh? It doesn't look like this young lady needs
any clothing cleaned—.”</text:p>
          </table:table-cell>
          <table:table-cell table:number-columns-repeated="1020"/>
        </table:table-row>
        <table:table-row>
          <table:table-cell table:style-name="ce0" office:value-type="string">
            <text:p>んっ、あ、ぁ・・・っ！　だ・・・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ah, aah...! N... no...!!</text:p>
          </table:table-cell>
          <table:table-cell table:number-columns-repeated="1020"/>
        </table:table-row>
        <table:table-row>
          <table:table-cell table:style-name="ce0" office:value-type="string">
            <text:p>はぅっ！　もぉ・・・限・・・っ界ぃ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! I'm at... my... limit!!</text:p>
          </table:table-cell>
          <table:table-cell table:number-columns-repeated="1020"/>
        </table:table-row>
        <table:table-row>
          <table:table-cell table:style-name="ce0" office:value-type="string">
            <text:p>あ、ぁあっ、だめ・・・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h, no... noo...!!</text:p>
          </table:table-cell>
          <table:table-cell table:number-columns-repeated="1020"/>
        </table:table-row>
        <table:table-row>
          <table:table-cell table:style-name="ce0" office:value-type="string">
            <text:p>ふえぇ・・・っ　が、我慢できなかった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eeh... I, I couldn't hold iiit...!</text:p>
          </table:table-cell>
          <table:table-cell table:number-columns-repeated="1020"/>
        </table:table-row>
        <table:table-row>
          <table:table-cell table:style-name="ce0" office:value-type="string">
            <text:p>うう・・・ぐすっ・・・。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*sniff*...</text:p>
          </table:table-cell>
          <table:table-cell table:number-columns-repeated="1020"/>
        </table:table-row>
        <table:table-row>
          <table:table-cell table:style-name="ce0" office:value-type="string">
            <text:p>お・・・お漏らし・・・しちゃった・・・っ！
ふえ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totally... wet myself...! Fweehh...!</text:p>
          </table:table-cell>
          <table:table-cell table:number-columns-repeated="1020"/>
        </table:table-row>
        <table:table-row>
          <table:table-cell table:style-name="ce0" office:value-type="string">
            <text:p>はむ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outdoor scene?</text:p>
          </table:table-cell>
          <table:table-cell table:number-columns-repeated="1020"/>
        </table:table-row>
        <table:table-row>
          <table:table-cell table:style-name="ce0" office:value-type="string">
            <text:p>見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</text:p>
          </table:table-cell>
          <table:table-cell table:number-columns-repeated="1020"/>
        </table:table-row>
        <table:table-row>
          <table:table-cell table:style-name="ce0" office:value-type="string">
            <text:p>見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watch</text:p>
          </table:table-cell>
          <table:table-cell table:number-columns-repeated="1020"/>
        </table:table-row>
        <table:table-row>
          <table:table-cell table:style-name="ce0" office:value-type="string">
            <text:p>その・・・お、お待たせ・・・</text:p>
          </table:table-cell>
          <table:table-cell table:style-name="ce0" office:value-type="string">
            <text:p>After outdoor pee - L5 (&amp; 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m... th-thanks for waiting...</text:p>
          </table:table-cell>
          <table:table-cell table:number-columns-repeated="1020"/>
        </table:table-row>
        <table:table-row>
          <table:table-cell table:style-name="ce0" office:value-type="string">
            <text:p>ふーっ・・・その・・・お、お待たせ・・・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hew... um... th-thanks for waiting...</text:p>
          </table:table-cell>
          <table:table-cell table:number-columns-repeated="1020"/>
        </table:table-row>
        <table:table-row>
          <table:table-cell table:style-name="ce0" office:value-type="string">
            <text:p>使用可能なスキルを覚えていない！</text:p>
          </table:table-cell>
          <table:table-cell table:style-name="ce0" office:value-type="string">
            <text:p>No skills available in battle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ven't learned any usable skills!</text:p>
          </table:table-cell>
          <table:table-cell table:number-columns-repeated="1020"/>
        </table:table-row>
        <table:table-row>
          <table:table-cell table:style-name="ce0" office:value-type="string">
            <text:p>い・・・行くわよ・・・</text:p>
          </table:table-cell>
          <table:table-cell table:style-name="ce0" office:value-type="string">
            <text:p>After toile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... Let's get going...</text:p>
          </table:table-cell>
          <table:table-cell table:number-columns-repeated="1020"/>
        </table:table-row>
        <table:table-row>
          <table:table-cell table:style-name="ce0" office:value-type="string">
            <text:p>済んだわよ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ll done.</text:p>
          </table:table-cell>
          <table:table-cell table:number-columns-repeated="1020"/>
        </table:table-row>
        <table:table-row>
          <table:table-cell table:style-name="ce0" office:value-type="string">
            <text:p>はい、お待たせ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rry to keep you waiting.</text:p>
          </table:table-cell>
          <table:table-cell table:number-columns-repeated="1020"/>
        </table:table-row>
        <table:table-row>
          <table:table-cell table:style-name="ce0" office:value-type="string">
            <text:p>終わったわよ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done.</text:p>
          </table:table-cell>
          <table:table-cell table:number-columns-repeated="1020"/>
        </table:table-row>
        <table:table-row>
          <table:table-cell table:style-name="ce0" office:value-type="string">
            <text:p>じ、じろじろ見ないでよ・・・っ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stare at me like that...!</text:p>
          </table:table-cell>
          <table:table-cell table:number-columns-repeated="1020"/>
        </table:table-row>
        <table:table-row>
          <table:table-cell table:style-name="ce0" office:value-type="string">
            <text:p>（ほ・・・っ）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oh...)</text:p>
          </table:table-cell>
          <table:table-cell table:number-columns-repeated="1020"/>
        </table:table-row>
        <table:table-row>
          <table:table-cell table:style-name="ce0" office:value-type="string">
            <text:p>お、お待たせ・・・っ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back...!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別に切羽つまってたわけじゃ
ないから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 It's not like I was so full that I was
about to explode, or anything...!</text:p>
          </table:table-cell>
          <table:table-cell table:number-columns-repeated="1020"/>
        </table:table-row>
        <table:table-row>
          <table:table-cell table:style-name="ce0" office:value-type="string">
            <text:p>な、なに見てんのよ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 are you looking at...?!</text:p>
          </table:table-cell>
          <table:table-cell table:number-columns-repeated="1020"/>
        </table:table-row>
        <table:table-row>
          <table:table-cell table:style-name="ce0" office:value-type="string">
            <text:p>ほ、ほら、終わったわよ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ook, I'm finished...!</text:p>
          </table:table-cell>
          <table:table-cell table:number-columns-repeated="1020"/>
        </table:table-row>
        <table:table-row>
          <table:table-cell table:style-name="ce0" office:value-type="string">
            <text:p>し、仕方ないでしょ！　危なかったんだから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 else was I supposed to do?! It was a
really close call!</text:p>
          </table:table-cell>
          <table:table-cell table:number-columns-repeated="1020"/>
        </table:table-row>
        <table:table-row>
          <table:table-cell table:style-name="ce0" office:value-type="string">
            <text:p>そ、そんなに見ないでよ・・・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's no need to stare...!</text:p>
          </table:table-cell>
          <table:table-cell table:number-columns-repeated="1020"/>
        </table:table-row>
        <table:table-row>
          <table:table-cell table:style-name="ce0" office:value-type="string">
            <text:p>も、文句あるのっ？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, you have something to say?</text:p>
          </table:table-cell>
          <table:table-cell table:number-columns-repeated="1020"/>
        </table:table-row>
        <table:table-row>
          <table:table-cell table:style-name="ce0" office:value-type="string">
            <text:p>うっ・・・あ、ぁ・・・・っ、だ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 ah, aa... I... I can't...!!</text:p>
          </table:table-cell>
          <table:table-cell table:number-columns-repeated="1020"/>
        </table:table-row>
        <table:table-row>
          <table:table-cell table:style-name="ce0" office:value-type="string">
            <text:p>ん・・・っ、はぁっ！　も、もぅ・・・でち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... haah! I-It's... all coming...!</text:p>
          </table:table-cell>
          <table:table-cell table:number-columns-repeated="1020"/>
        </table:table-row>
        <table:table-row>
          <table:table-cell table:style-name="ce0" office:value-type="string">
            <text:p>あ、ぁ、あ・・・んっ！　あっち・・・向いてぇ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aa...aaah! Look... away...!</text:p>
          </table:table-cell>
          <table:table-cell table:number-columns-repeated="1020"/>
        </table:table-row>
        <table:table-row>
          <table:table-cell table:style-name="ce0" office:value-type="string">
            <text:p>ば・・ばか・・・っ！　見るなぁ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...! Don't look...!</text:p>
          </table:table-cell>
          <table:table-cell table:number-columns-repeated="1020"/>
        </table:table-row>
        <table:table-row>
          <table:table-cell table:style-name="ce0" office:value-type="string">
            <text:p>だ、だって・・・っ、だって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because... you know...!</text:p>
          </table:table-cell>
          <table:table-cell table:number-columns-repeated="1020"/>
        </table:table-row>
        <table:table-row>
          <table:table-cell table:style-name="ce0" office:value-type="string">
            <text:p>こ・・・こんなの・・・うそ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... This can't be... happening...!</text:p>
          </table:table-cell>
          <table:table-cell table:number-columns-repeated="1020"/>
        </table:table-row>
        <table:table-row>
          <table:table-cell table:style-name="ce0" office:value-type="string">
            <text:p>にゃん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outdoor scene?</text:p>
          </table:table-cell>
          <table:table-cell table:number-columns-repeated="1020"/>
        </table:table-row>
        <table:table-row>
          <table:table-cell table:style-name="ce0" office:value-type="string">
            <text:p>・・・い、行くわよ。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L-Let's go.</text:p>
          </table:table-cell>
          <table:table-cell table:number-columns-repeated="1020"/>
        </table:table-row>
        <table:table-row>
          <table:table-cell table:style-name="ce0" office:value-type="string">
            <text:p>何よ・・・っ！　し、仕方なかったんだからねっ！</text:p>
          </table:table-cell>
          <table:table-cell table:style-name="ce0" office:value-type="string">
            <text:p>After 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t...?! I-I didn't have a choice, did I?!</text:p>
          </table:table-cell>
          <table:table-cell table:number-columns-repeated="1020"/>
        </table:table-row>
        <table:table-row>
          <table:table-cell table:style-name="ce0" office:value-type="string">
            <text:p>おトイレはもういいから・・・はやく着替えたいよ
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need to go... I wanna get changed,
and soon...</text:p>
          </table:table-cell>
          <table:table-cell table:number-columns-repeated="1020"/>
        </table:table-row>
        <table:table-row>
          <table:table-cell table:style-name="ce0" office:value-type="string">
            <text:p>今はおトイレよりも・・・服をなんとかしたいん
だけど・・・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More importantly... I want to do something
about my clothes...</text:p>
          </table:table-cell>
          <table:table-cell table:number-columns-repeated="1020"/>
        </table:table-row>
        <table:table-row>
          <table:table-cell table:style-name="ce0" office:value-type="string">
            <text:p>着替える前に、ちょっとおトイレ済ませて
来るね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efore I get changed, let me just use the
toilet first...</text:p>
          </table:table-cell>
          <table:table-cell table:number-columns-repeated="1020"/>
        </table:table-row>
        <table:table-row>
          <table:table-cell table:style-name="ce0" office:value-type="string">
            <text:p>ごめん、ちょっとおトイレ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go...</text:p>
          </table:table-cell>
          <table:table-cell table:number-columns-repeated="1020"/>
        </table:table-row>
        <table:table-row>
          <table:table-cell table:style-name="ce0" office:value-type="string">
            <text:p>お、おトイレさせて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-Let me use the toilet...!</text:p>
          </table:table-cell>
          <table:table-cell table:number-columns-repeated="1020"/>
        </table:table-row>
        <table:table-row>
          <table:table-cell table:style-name="ce0" office:value-type="string">
            <text:p>ごめん、さ、先におトイレ行かせて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l-let me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お、おトイレぇ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... uh, b-bathrooom!!</text:p>
          </table:table-cell>
          <table:table-cell table:number-columns-repeated="1020"/>
        </table:table-row>
        <table:table-row>
          <table:table-cell table:style-name="ce0" office:value-type="string">
            <text:p>え？　おトイレは別に大丈夫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I don't really need the bathroom.</text:p>
          </table:table-cell>
          <table:table-cell table:number-columns-repeated="1020"/>
        </table:table-row>
        <table:table-row>
          <table:table-cell table:style-name="ce0" office:value-type="string">
            <text:p>今は行きたくないから、平気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okay, I don't want to go right now.</text:p>
          </table:table-cell>
          <table:table-cell table:number-columns-repeated="1020"/>
        </table:table-row>
        <table:table-row>
          <table:table-cell table:style-name="ce0" office:value-type="string">
            <text:p>わたしなら全然平気だから、心配しないで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't worry about me, I'm totally fine.</text:p>
          </table:table-cell>
          <table:table-cell table:number-columns-repeated="1020"/>
        </table:table-row>
        <table:table-row>
          <table:table-cell table:style-name="ce0" office:value-type="string">
            <text:p>別に行きたくないけど・・・
一応行っておこうかな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really need to go... but I guess I'll go
anyway.</text:p>
          </table:table-cell>
          <table:table-cell table:number-columns-repeated="1020"/>
        </table:table-row>
        <table:table-row>
          <table:table-cell table:style-name="ce0" office:value-type="string">
            <text:p>念のためおトイレ済ませておく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gonna use the bathroom, just in case.</text:p>
          </table:table-cell>
          <table:table-cell table:number-columns-repeated="1020"/>
        </table:table-row>
        <table:table-row>
          <table:table-cell table:style-name="ce0" office:value-type="string">
            <text:p>そうだね。　今のうちに行っておこうかな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okay. I might as well go, as I'm here...</text:p>
          </table:table-cell>
          <table:table-cell table:number-columns-repeated="1020"/>
        </table:table-row>
        <table:table-row>
          <table:table-cell table:style-name="ce0" office:value-type="string">
            <text:p>あ、わたしちょっとおトイレ行って来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, I'm just gonna go to the bathroom, okay?</text:p>
          </table:table-cell>
          <table:table-cell table:number-columns-repeated="1020"/>
        </table:table-row>
        <table:table-row>
          <table:table-cell table:style-name="ce0" office:value-type="string">
            <text:p>おトイレ行って来るから、ちょっと待ってて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nna go to the bathroom. Wait
here a moment, okay?</text:p>
          </table:table-cell>
          <table:table-cell table:number-columns-repeated="1020"/>
        </table:table-row>
        <table:table-row>
          <table:table-cell table:style-name="ce0" office:value-type="string">
            <text:p>ちょっとおトイレ済ませておく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ing to visit the toilet for a sec.</text:p>
          </table:table-cell>
          <table:table-cell table:number-columns-repeated="1020"/>
        </table:table-row>
        <table:table-row>
          <table:table-cell table:style-name="ce0" office:value-type="string">
            <text:p>わたし、ちょっとおトイレ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a minute. Bathroom...</text:p>
          </table:table-cell>
          <table:table-cell table:number-columns-repeated="1020"/>
        </table:table-row>
        <table:table-row>
          <table:table-cell table:style-name="ce0" office:value-type="string">
            <text:p>ごめん、おトイレ行って来る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use the bathroom...</text:p>
          </table:table-cell>
          <table:table-cell table:number-columns-repeated="1020"/>
        </table:table-row>
        <table:table-row>
          <table:table-cell table:style-name="ce0" office:value-type="string">
            <text:p>あの、ちょっと待ってて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wait here a second!</text:p>
          </table:table-cell>
          <table:table-cell table:number-columns-repeated="1020"/>
        </table:table-row>
        <table:table-row>
          <table:table-cell table:style-name="ce0" office:value-type="string">
            <text:p>おトイレ、おトイレ・・・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, toilet...!</text:p>
          </table:table-cell>
          <table:table-cell table:number-columns-repeated="1020"/>
        </table:table-row>
        <table:table-row>
          <table:table-cell table:style-name="ce0" office:value-type="string">
            <text:p>お、おトイレ行くから、ちょっと待ってて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just going to the toilet, so wait here a
sec!</text:p>
          </table:table-cell>
          <table:table-cell table:number-columns-repeated="1020"/>
        </table:table-row>
        <table:table-row>
          <table:table-cell table:style-name="ce0" office:value-type="string">
            <text:p>ほっ・・・間に合った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oh... made it...</text:p>
          </table:table-cell>
          <table:table-cell table:number-columns-repeated="1020"/>
        </table:table-row>
        <table:table-row>
          <table:table-cell table:style-name="ce0" office:value-type="string">
            <text:p>わ、わたしっ、おトイレっ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going to the toilet!!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いの・・・っ！　待ってて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use the toilet...! Wait here!!</text:p>
          </table:table-cell>
          <table:table-cell table:number-columns-repeated="1020"/>
        </table:table-row>
        <table:table-row>
          <table:table-cell table:style-name="ce0" office:value-type="string">
            <text:p>（うぅ・・・っ　おトイレ、もうちょっと・・・っ！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Uu... bathroom, almost there...!)</text:p>
          </table:table-cell>
          <table:table-cell table:number-columns-repeated="1020"/>
        </table:table-row>
        <table:table-row>
          <table:table-cell table:style-name="ce0" office:value-type="string">
            <text:p>おトイレっ！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! Toilet!!</text:p>
          </table:table-cell>
          <table:table-cell table:number-columns-repeated="1020"/>
        </table:table-row>
        <table:table-row>
          <table:table-cell table:style-name="ce0" office:value-type="string">
            <text:p>ご、ごめんっ！　我慢できないの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 can't hold it!!</text:p>
          </table:table-cell>
          <table:table-cell table:number-columns-repeated="1020"/>
        </table:table-row>
        <table:table-row>
          <table:table-cell table:style-name="ce0" office:value-type="string">
            <text:p>やっと・・・っ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ally... toilet!!</text:p>
          </table:table-cell>
          <table:table-cell table:number-columns-repeated="1020"/>
        </table:table-row>
        <table:table-row>
          <table:table-cell table:style-name="ce0" office:value-type="string">
            <text:p>あ、あ、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, aah, aah...!</text:p>
          </table:table-cell>
          <table:table-cell table:number-columns-repeated="1020"/>
        </table:table-row>
        <table:table-row>
          <table:table-cell table:style-name="ce0" office:value-type="string">
            <text:p>も、も、もれちゃ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'm gonna leak!!</text:p>
          </table:table-cell>
          <table:table-cell table:number-columns-repeated="1020"/>
        </table:table-row>
        <table:table-row>
          <table:table-cell table:style-name="ce0" office:value-type="string">
            <text:p>出ちゃうっ！　は、早くぅ・・・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coming out! Hu-Hurryyy!</text:p>
          </table:table-cell>
          <table:table-cell table:number-columns-repeated="1020"/>
        </table:table-row>
        <table:table-row>
          <table:table-cell table:style-name="ce0" office:value-type="string">
            <text:p>トイレは後でいいから、早く着替えさせてよ・・・！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ll use the bathroom later, just let me change
already...!</text:p>
          </table:table-cell>
          <table:table-cell table:number-columns-repeated="1020"/>
        </table:table-row>
        <table:table-row>
          <table:table-cell table:style-name="ce0" office:value-type="string">
            <text:p>今は先に着替えたいんだけど・・・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ctually, I'd like to change first...</text:p>
          </table:table-cell>
          <table:table-cell table:number-columns-repeated="1020"/>
        </table:table-row>
        <table:table-row>
          <table:table-cell table:style-name="ce0" office:value-type="string">
            <text:p>そ、そんなにトイレ行きたいわけじゃないから、
早く着替えさせてよ・・・っ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want to go to the bathroom
that badly, so let me change already!</text:p>
          </table:table-cell>
          <table:table-cell table:number-columns-repeated="1020"/>
        </table:table-row>
        <table:table-row>
          <table:table-cell table:style-name="ce0" office:value-type="string">
            <text:p>さ、先にトイレ行ってくるから・・・っ！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ll just go ahead and use the bathroom...!</text:p>
          </table:table-cell>
          <table:table-cell table:number-columns-repeated="1020"/>
        </table:table-row>
        <table:table-row>
          <table:table-cell table:style-name="ce0" office:value-type="string">
            <text:p>きっ、着替える前に・・・ちょっと・・・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efore I get changed... just a second...!</text:p>
          </table:table-cell>
          <table:table-cell table:number-columns-repeated="1020"/>
        </table:table-row>
        <table:table-row>
          <table:table-cell table:style-name="ce0" office:value-type="string">
            <text:p>ぅうっ、ちょ、と、待ってて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h, w-wait here...!!</text:p>
          </table:table-cell>
          <table:table-cell table:number-columns-repeated="1020"/>
        </table:table-row>
        <table:table-row>
          <table:table-cell table:style-name="ce0" office:value-type="string">
            <text:p>トイレ？　別にあとで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? I'm fine for the moment.</text:p>
          </table:table-cell>
          <table:table-cell table:number-columns-repeated="1020"/>
        </table:table-row>
        <table:table-row>
          <table:table-cell table:style-name="ce0" office:value-type="string">
            <text:p>あたしは別に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all right.</text:p>
          </table:table-cell>
          <table:table-cell table:number-columns-repeated="1020"/>
        </table:table-row>
        <table:table-row>
          <table:table-cell table:style-name="ce0" office:value-type="string">
            <text:p>あたしは行きたくないわ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.</text:p>
          </table:table-cell>
          <table:table-cell table:number-columns-repeated="1020"/>
        </table:table-row>
        <table:table-row>
          <table:table-cell table:style-name="ce0" office:value-type="string">
            <text:p>そんなに行きたくないから、あとでいいわよ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ly, I'll wait.</text:p>
          </table:table-cell>
          <table:table-cell table:number-columns-repeated="1020"/>
        </table:table-row>
        <table:table-row>
          <table:table-cell table:style-name="ce0" office:value-type="string">
            <text:p>トイレなんて、あとでい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 wait just fine for the bathroom...</text:p>
          </table:table-cell>
          <table:table-cell table:number-columns-repeated="1020"/>
        </table:table-row>
        <table:table-row>
          <table:table-cell table:style-name="ce0" office:value-type="string">
            <text:p>べ、別に行きたくな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 go, or anything...</text:p>
          </table:table-cell>
          <table:table-cell table:number-columns-repeated="1020"/>
        </table:table-row>
        <table:table-row>
          <table:table-cell table:style-name="ce0" office:value-type="string">
            <text:p>じゃあ・・・ちょっと行ってくる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Right then, I'll just be a minute.</text:p>
          </table:table-cell>
          <table:table-cell table:number-columns-repeated="1020"/>
        </table:table-row>
        <table:table-row>
          <table:table-cell table:style-name="ce0" office:value-type="string">
            <text:p>お、音聞かないでよ・・・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isten, all right?</text:p>
          </table:table-cell>
          <table:table-cell table:number-columns-repeated="1020"/>
        </table:table-row>
        <table:table-row>
          <table:table-cell table:style-name="ce0" office:value-type="string">
            <text:p>トイレ行ってくるわ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the bathroom...</text:p>
          </table:table-cell>
          <table:table-cell table:number-columns-repeated="1020"/>
        </table:table-row>
        <table:table-row>
          <table:table-cell table:style-name="ce0" office:value-type="string">
            <text:p>べ、別にそんなに行きたくないけど・・・
念のためよ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really want to go, or
anything... but just in case!</text:p>
          </table:table-cell>
          <table:table-cell table:number-columns-repeated="1020"/>
        </table:table-row>
        <table:table-row>
          <table:table-cell table:style-name="ce0" office:value-type="string">
            <text:p>トイレ行くだけよ・・・っ！　じろじろ見ないで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only going to the bathroom...! Don't stare!</text:p>
          </table:table-cell>
          <table:table-cell table:number-columns-repeated="1020"/>
        </table:table-row>
        <table:table-row>
          <table:table-cell table:style-name="ce0" office:value-type="string">
            <text:p>い、行けって言うなら行ってあげるわよ・・・っ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suppose I'll go, but only because you say
so...!</text:p>
          </table:table-cell>
          <table:table-cell table:number-columns-repeated="1020"/>
        </table:table-row>
        <table:table-row>
          <table:table-cell table:style-name="ce0" office:value-type="string">
            <text:p>トイレ・・・行ってくる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just... going to use the bathroom!</text:p>
          </table:table-cell>
          <table:table-cell table:number-columns-repeated="1020"/>
        </table:table-row>
        <table:table-row>
          <table:table-cell table:style-name="ce0" office:value-type="string">
            <text:p>ま、まだ余裕あるけど・・・一応済ませておくわ
・・・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can wait longer... but I suppose I'll take
care of it... nh!</text:p>
          </table:table-cell>
          <table:table-cell table:number-columns-repeated="1020"/>
        </table:table-row>
        <table:table-row>
          <table:table-cell table:style-name="ce0" office:value-type="string">
            <text:p>別にガマンなんてしてないけど、ね、念のため
行っておくだけだ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not like I've been holding it in or
anything, okay? I'm only going just in case!</text:p>
          </table:table-cell>
          <table:table-cell table:number-columns-repeated="1020"/>
        </table:table-row>
        <table:table-row>
          <table:table-cell table:style-name="ce0" office:value-type="string">
            <text:p>ごめん、ちょっと・・・トイレ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rry, just need to... bathroom...!</text:p>
          </table:table-cell>
          <table:table-cell table:number-columns-repeated="1020"/>
        </table:table-row>
        <table:table-row>
          <table:table-cell table:style-name="ce0" office:value-type="string">
            <text:p>と、トイレ行ってくる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, I'm going to the toilet...!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あたしだってトイレくらい行く
わよ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That's right, even I have to use
the toilet sometimes...!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待ってて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ait here...!</text:p>
          </table:table-cell>
          <table:table-cell table:number-columns-repeated="1020"/>
        </table:table-row>
        <table:table-row>
          <table:table-cell table:style-name="ce0" office:value-type="string">
            <text:p>うぅ・・・トイレ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. toilet...!</text:p>
          </table:table-cell>
          <table:table-cell table:number-columns-repeated="1020"/>
        </table:table-row>
        <table:table-row>
          <table:table-cell table:style-name="ce0" office:value-type="string">
            <text:p>と、トイレ・・・行かないと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-Gotta go... toilet!</text:p>
          </table:table-cell>
          <table:table-cell table:number-columns-repeated="1020"/>
        </table:table-row>
        <table:table-row>
          <table:table-cell table:style-name="ce0" office:value-type="string">
            <text:p>く・・・ぅうっ！　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u... uuu! Aa...!</text:p>
          </table:table-cell>
          <table:table-cell table:number-columns-repeated="1020"/>
        </table:table-row>
        <table:table-row>
          <table:table-cell table:style-name="ce0" office:value-type="string">
            <text:p>は・・・早・・・く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Qui-Qui... ckly...!</text:p>
          </table:table-cell>
          <table:table-cell table:number-columns-repeated="1020"/>
        </table:table-row>
        <table:table-row>
          <table:table-cell table:style-name="ce0" office:value-type="string">
            <text:p>で・・・ちゃう・・・ぅ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coming... out!</text:p>
          </table:table-cell>
          <table:table-cell table:number-columns-repeated="1020"/>
        </table:table-row>
        <table:table-row>
          <table:table-cell table:style-name="ce0" office:value-type="string">
            <text:p>【癒し系クリスタル】
調べると全員のHPが全快し、セーブも
できる便利なクリスタルです。</text:p>
          </table:table-cell>
          <table:table-cell table:style-name="ce0"/>
          <table:table-cell table:style-name="ce0"/>
          <table:table-cell table:style-name="ce0" office:value-type="string">
            <text:p>【Rejuvenation Crystal】
This is a convenient crystal which fully restores
everyone's HP, and can save your game.</text:p>
          </table:table-cell>
          <table:table-cell table:number-columns-repeated="1020"/>
        </table:table-row>
        <table:table-row>
          <table:table-cell table:style-name="ce0" office:value-type="string">
            <text:p>使用回数に制限はありませんので、安心して
お使いください。</text:p>
          </table:table-cell>
          <table:table-cell table:style-name="ce0"/>
          <table:table-cell table:style-name="ce0"/>
          <table:table-cell table:style-name="ce0" office:value-type="string">
            <text:p>There's no limit to how much you can use
these, so use them to your heart's content.</text:p>
          </table:table-cell>
          <table:table-cell table:number-columns-repeated="1020"/>
        </table:table-row>
        <table:table-row>
          <table:table-cell table:style-name="ce0" office:value-type="string">
            <text:p>ヴィスティ
「ここは危険です。　カラット様は後方で大人しく
　見物していてくださ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赤カラット
「開始1秒で戦力外通告かよ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ブロンシュ
「えへへ！　ぶっちゃけ、前に出られると邪魔に
　なっちゃうんだよね！！　えへ！　えへ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家臣からめっちゃディスられてる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
「実際弱いらしいし、仕方ないと思うけど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
「んじゃ、前の2人の隙を突いて、カラットを
　総攻撃だね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ヴィスティ
「そうはいきません。　我々の魔力の一部を
　シールド状に展開し、カラット様をお守り
　し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ブロンシュ
「おお～！　それなら得意技だよ！　えへへ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
「そ、それじゃ・・・先にあの2人を何とかしないと
　だめですね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む
「あの陣形は強固です。　うまくやらないと
　突破するのは難しいでしょう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
「難しいことは良く分からないから、戦略は
　いつもどおりレグマに任せるヨー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よし。　全員、指示をよく聞いて落ちついて
　行動するん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そして必ず・・・勝つぞ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全員
「おおおおおおおおーーーーー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
「うわぁ・・・アレ絶対やばいヤツだ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
「未開惑星人にしては、なかなかいいセンス
　してるナー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
「ど、ど、ど、ど、どうしましょうっ！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破壊力はこれまでの魔物と一線を画すものと
　見込まれ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回復のタイミングを逃すと、一瞬で体力を
　持って行かれるぞ。　気をつけろ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口の中にジュースを含んでおいて、攻撃を
　喰らった瞬間に飲み込む作戦はどうかな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
「いや、絶対吹くでしょ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青カラット
「魔力増幅の効果はすでに切れているものの、
　わたくし達の力を甘く見てはなりませんわ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サッファ
「熾天少女4人相手はさすがにキツいけど、
　とりあえず全力で頑張る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これは応戦する以外に手はなさそうだ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何だかよく分かんないけど、敵勢力を削る
　チャンスだもんね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む
「迎え撃ちましょう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む
「ふう、やっと対峙できましたね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このチャンスを逃す手は無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一気にケリを付けるぞ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
「ＯＫ！　こっから先はあたし達のお仕事
　だね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全員突撃ーーー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
「なんでインドア派なのに、わざわざ戦闘で力を
　確かめる必要があるのよ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たぶん、しばらく引きこもった後に急に体を
　動かしたくなるアレじゃないかな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
「よくわかんないけど、考えるのは苦手だから
　お互いおもいっきり暴れちゃおう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
「（ちょっと秋空さんと似てるかも・・・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ミララちゃん
「よーーし、ミララちゃん頑張っちゃうよーー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ミララちゃん
「油断してると、グルグル巻きにしちゃうゾ☆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ど、どうしよ・・・怒らせちゃったかな・・・？」</text:p>
          </table:table-cell>
          <table:table-cell table:style-name="ce0" office:value-type="string">
            <text:p>Ossie boss battle</text:p>
          </table:table-cell>
          <table:table-cell table:style-name="ce0"/>
          <table:table-cell table:style-name="ce0" office:value-type="string">
            <text:p>Hamuko
“Wh-What do we do... did we make her mad...?”</text:p>
          </table:table-cell>
          <table:table-cell table:number-columns-repeated="1020"/>
        </table:table-row>
        <table:table-row>
          <table:table-cell table:style-name="ce0" office:value-type="string">
            <text:p>こむ
「もう完全に迎撃態勢に入っちゃいましたね・・・」</text:p>
          </table:table-cell>
          <table:table-cell table:style-name="ce0"/>
          <table:table-cell table:style-name="ce0"/>
          <table:table-cell table:style-name="ce0" office:value-type="string">
            <text:p>Komu
“She has gone into full-on counter-attack
mode...”</text:p>
          </table:table-cell>
          <table:table-cell table:number-columns-repeated="1020"/>
        </table:table-row>
        <table:table-row>
          <table:table-cell table:style-name="ce0" office:value-type="string">
            <text:p>レグマ
「あまり手荒なマネはしたくないが、こうなっては
　致し方ない。」</text:p>
          </table:table-cell>
          <table:table-cell table:style-name="ce0"/>
          <table:table-cell table:style-name="ce0"/>
          <table:table-cell table:style-name="ce0" office:value-type="string">
            <text:p>Reguma
“I didn't plan on being violent, but it seems
we have no other choice, now.”</text:p>
          </table:table-cell>
          <table:table-cell table:number-columns-repeated="1020"/>
        </table:table-row>
        <table:table-row>
          <table:table-cell table:style-name="ce0" office:value-type="string">
            <text:p>レグマ
「応戦して落ち着かせよう。」</text:p>
          </table:table-cell>
          <table:table-cell table:style-name="ce0"/>
          <table:table-cell table:style-name="ce0"/>
          <table:table-cell table:style-name="ce0" office:value-type="string">
            <text:p>Reguma
“We need to calm it down by force.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こんな大きな相手と戦うのはキツいね・・・」</text:p>
          </table:table-cell>
          <table:table-cell table:style-name="ce0"/>
          <table:table-cell table:style-name="ce0"/>
          <table:table-cell table:style-name="ce0" office:value-type="string">
            <text:p>Tomocchi
“Are we really gonna be able to fight something
this big...?”</text:p>
          </table:table-cell>
          <table:table-cell table:number-columns-repeated="1020"/>
        </table:table-row>
        <table:table-row>
          <table:table-cell table:style-name="ce0" office:value-type="string">
            <text:p>はむこ
「こういうときはアレだよ！　“突撃＆グッバイ”
　で行くよ！！」</text:p>
          </table:table-cell>
          <table:table-cell table:style-name="ce0"/>
          <table:table-cell table:style-name="ce0"/>
          <table:table-cell table:style-name="ce0" office:value-type="string">
            <text:p>Hamuko
“At times like these, you gotta use *that*!
‘Dine and dash,’ I mean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ヒット＆アウェイね。」</text:p>
          </table:table-cell>
          <table:table-cell table:style-name="ce0"/>
          <table:table-cell table:style-name="ce0"/>
          <table:table-cell table:style-name="ce0" office:value-type="string">
            <text:p>Nyanko
“I think you mean hit and run.”</text:p>
          </table:table-cell>
          <table:table-cell table:number-columns-repeated="1020"/>
        </table:table-row>
        <table:table-row>
          <table:table-cell table:style-name="ce0" office:value-type="string">
            <text:p>四天王 灼天狂鬼
「焼ッ！！　吾輩の名は、灼天狂鬼ッ！！」</text:p>
          </table:table-cell>
          <table:table-cell table:style-name="ce0" office:value-type="string">
            <text:p>Empyreon/Deep Blue boss battle</text:p>
          </table:table-cell>
          <table:table-cell table:style-name="ce0"/>
          <table:table-cell table:style-name="ce0" office:value-type="string">
            <text:p>Empyreon of the Four Hellish Kings
“BURN!! My name is Empyreon!!”</text:p>
          </table:table-cell>
          <table:table-cell table:number-columns-repeated="1020"/>
        </table:table-row>
        <table:table-row>
          <table:table-cell table:style-name="ce0" office:value-type="string">
            <text:p>四天王 灼天狂鬼
「熾天少女どもよッ！！　その身をすべて
　焼き尽くしてくれようぞッ！！」</text:p>
          </table:table-cell>
          <table:table-cell table:style-name="ce0"/>
          <table:table-cell table:style-name="ce0"/>
          <table:table-cell table:style-name="ce0" office:value-type="string">
            <text:p>Empyreon of the Four Hellish Kings
“Listen well, Heavenly Maidens!! I shall
burn your bodies into ash!!”</text:p>
          </table:table-cell>
          <table:table-cell table:number-columns-repeated="1020"/>
        </table:table-row>
        <table:table-row>
          <table:table-cell table:style-name="ce0" office:value-type="string">
            <text:p>四天王ディープブルー
「ゎたしゎディープブルーだょ！」</text:p>
          </table:table-cell>
          <table:table-cell table:style-name="ce0"/>
          <table:table-cell table:style-name="ce0"/>
          <table:table-cell table:style-name="ce0" office:value-type="string">
            <text:p>Deep Blue of the Four Hellish Kings
“And I Am Deep Blue!”</text:p>
          </table:table-cell>
          <table:table-cell table:number-columns-repeated="1020"/>
        </table:table-row>
        <table:table-row>
          <table:table-cell table:style-name="ce0" office:value-type="string">
            <text:p>四天王ディープブルー
「みんなずたずたにしちゃぅょ！」</text:p>
          </table:table-cell>
          <table:table-cell table:style-name="ce0"/>
          <table:table-cell table:style-name="ce0"/>
          <table:table-cell table:style-name="ce0" office:value-type="string">
            <text:p>Deep Blue of the Four Hellish Kings
“I Shall Tear You To Shreds!”</text:p>
          </table:table-cell>
          <table:table-cell table:number-columns-repeated="1020"/>
        </table:table-row>
        <table:table-row>
          <table:table-cell table:style-name="ce0" office:value-type="string">
            <text:p>レグマ
「（もはや、覚える気にもならん・・・）」</text:p>
          </table:table-cell>
          <table:table-cell table:style-name="ce0"/>
          <table:table-cell table:style-name="ce0"/>
          <table:table-cell table:style-name="ce0" office:value-type="string">
            <text:p>Reguma
“(I've long since lost interest in their
names...)”</text:p>
          </table:table-cell>
          <table:table-cell table:number-columns-repeated="1020"/>
        </table:table-row>
        <table:table-row>
          <table:table-cell table:style-name="ce0" office:value-type="string">
            <text:p>はむこ
「おわああ！！　急に出てきた！！」</text:p>
          </table:table-cell>
          <table:table-cell table:style-name="ce0" office:value-type="string">
            <text:p>Nurikabe boss battle</text:p>
          </table:table-cell>
          <table:table-cell table:style-name="ce0"/>
          <table:table-cell table:style-name="ce0" office:value-type="string">
            <text:p>Hamuko
“Uwaaagh!! Where did you come from?!!”</text:p>
          </table:table-cell>
          <table:table-cell table:number-columns-repeated="1020"/>
        </table:table-row>
        <table:table-row>
          <table:table-cell table:style-name="ce0" office:value-type="string">
            <text:p>レグマ
「透明化して潜んでいたのか。」</text:p>
          </table:table-cell>
          <table:table-cell table:style-name="ce0"/>
          <table:table-cell table:style-name="ce0"/>
          <table:table-cell table:style-name="ce0" office:value-type="string">
            <text:p>Reguma
“It must have turned invisible to hide
from us.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なんというか、これはキモカワの部類に入る
　の？」</text:p>
          </table:table-cell>
          <table:table-cell table:style-name="ce0"/>
          <table:table-cell table:style-name="ce0"/>
          <table:table-cell table:style-name="ce0" office:value-type="string">
            <text:p>Nyanko
“I'd put this in the creepy-yet-cute
category, wouldn't you say?”</text:p>
          </table:table-cell>
          <table:table-cell table:number-columns-repeated="1020"/>
        </table:table-row>
        <table:table-row>
          <table:table-cell table:style-name="ce0" office:value-type="string">
            <text:p>はむこ
「うーん、普通にキモいかな。」</text:p>
          </table:table-cell>
          <table:table-cell table:style-name="ce0"/>
          <table:table-cell table:style-name="ce0"/>
          <table:table-cell table:style-name="ce0" office:value-type="string">
            <text:p>Hamuko
“Nah, I think it's just plain creepy.”</text:p>
          </table:table-cell>
          <table:table-cell table:number-columns-repeated="1020"/>
        </table:table-row>
        <table:table-row>
          <table:table-cell table:style-name="ce0" office:value-type="string">
            <text:p>ひめ
「あ、あの・・・戦闘を・・・」</text:p>
          </table:table-cell>
          <table:table-cell table:style-name="ce0"/>
          <table:table-cell table:style-name="ce0"/>
          <table:table-cell table:style-name="ce0" office:value-type="string">
            <text:p>Hime
“U-Umm... we're in combat...”</text:p>
          </table:table-cell>
          <table:table-cell table:number-columns-repeated="1020"/>
        </table:table-row>
        <table:table-row>
          <table:table-cell table:style-name="ce0" office:value-type="string">
            <text:p>サッファ
「小さいからって侮っちゃ駄目だよ。」</text:p>
          </table:table-cell>
          <table:table-cell table:style-name="ce0" office:value-type="string">
            <text:p>Saffa boss battle</text:p>
          </table:table-cell>
          <table:table-cell table:style-name="ce0"/>
          <table:table-cell table:style-name="ce0" office:value-type="string">
            <text:p>Saffa
“Don't look down on me just 'cos I'm small.”</text:p>
          </table:table-cell>
          <table:table-cell table:number-columns-repeated="1020"/>
        </table:table-row>
        <table:table-row>
          <table:table-cell table:style-name="ce0" office:value-type="string">
            <text:p>サッファ
「ま、せいぜい頑張ってね。」</text:p>
          </table:table-cell>
          <table:table-cell table:style-name="ce0"/>
          <table:table-cell table:style-name="ce0"/>
          <table:table-cell table:style-name="ce0" office:value-type="string">
            <text:p>Saffa
“Well, just do your best.”</text:p>
          </table:table-cell>
          <table:table-cell table:number-columns-repeated="1020"/>
        </table:table-row>
        <table:table-row>
          <table:table-cell table:style-name="ce0" office:value-type="string">
            <text:p>復讐のプリエラ
「あの時は油断してたけどよぉ、今度のオレは
　本気だぜ！！」</text:p>
          </table:table-cell>
          <table:table-cell table:style-name="ce0" office:value-type="string">
            <text:p>Priella boss battle 2</text:p>
          </table:table-cell>
          <table:table-cell table:style-name="ce0"/>
          <table:table-cell table:style-name="ce0" office:value-type="string">
            <text:p>Vengeful Priella
“I mighta been careless last time, but I'm
goin' all out this time!!”</text:p>
          </table:table-cell>
          <table:table-cell table:number-columns-repeated="1020"/>
        </table:table-row>
        <table:table-row>
          <table:table-cell table:style-name="ce0" office:value-type="string">
            <text:p>復讐のプリエラ
「そっちも全力でかかってきな！！！」</text:p>
          </table:table-cell>
          <table:table-cell table:style-name="ce0"/>
          <table:table-cell table:style-name="ce0"/>
          <table:table-cell table:style-name="ce0" office:value-type="string">
            <text:p>Vengeful Priella
“You'd better come at me with everythin' you
got!!!”</text:p>
          </table:table-cell>
          <table:table-cell table:number-columns-repeated="1020"/>
        </table:table-row>
        <table:table-row>
          <table:table-cell table:style-name="ce0" office:value-type="string">
            <text:p>レグマ
「合成で生み出された強力な相手だろうが、
　魔物は魔物。」</text:p>
          </table:table-cell>
          <table:table-cell table:style-name="ce0" office:value-type="string">
            <text:p>Dr. FLASH boss battle</text:p>
          </table:table-cell>
          <table:table-cell table:style-name="ce0"/>
          <table:table-cell table:style-name="ce0" office:value-type="string">
            <text:p>Reguma
“They might be powerful fusions of your
creation, but monsters are monsters.”</text:p>
          </table:table-cell>
          <table:table-cell table:number-columns-repeated="1020"/>
        </table:table-row>
        <table:table-row>
          <table:table-cell table:style-name="ce0" office:value-type="string">
            <text:p>レグマ
「熾力をもってすれば必ず倒せるはずだ。」</text:p>
          </table:table-cell>
          <table:table-cell table:style-name="ce0"/>
          <table:table-cell table:style-name="ce0"/>
          <table:table-cell table:style-name="ce0" office:value-type="string">
            <text:p>Reguma
“I expect they'll fall to our Seraphia like any
other.”</text:p>
          </table:table-cell>
          <table:table-cell table:number-columns-repeated="1020"/>
        </table:table-row>
        <table:table-row>
          <table:table-cell table:style-name="ce0" office:value-type="string">
            <text:p>四天王Dr.FLASH
「フォッフォッフォ！！　ワシの光術とルクスの
　戦力を甘く見てはいかんぞ！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“Hoh hoh hoh!! Do not underestimate the
power of my Lux!”</text:p>
          </table:table-cell>
          <table:table-cell table:number-columns-repeated="1020"/>
        </table:table-row>
        <table:table-row>
          <table:table-cell table:style-name="ce0" office:value-type="string">
            <text:p>四天王Dr.FLASH
「戦慄の多重コンボで塵にしてくれようぞ！！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“You shall be ground into dust by my
double-trouble combo!!”</text:p>
          </table:table-cell>
          <table:table-cell table:number-columns-repeated="1020"/>
        </table:table-row>
        <table:table-row>
          <table:table-cell table:style-name="ce0" office:value-type="string">
            <text:p>レグマ
「二刀流か。　いいセンスだ。」</text:p>
          </table:table-cell>
          <table:table-cell table:style-name="ce0" office:value-type="string">
            <text:p>Toshihiko boss battle</text:p>
          </table:table-cell>
          <table:table-cell table:style-name="ce0"/>
          <table:table-cell table:style-name="ce0" office:value-type="string">
            <text:p>Reguma
“Dual-wielding. You have good taste.”</text:p>
          </table:table-cell>
          <table:table-cell table:number-columns-repeated="1020"/>
        </table:table-row>
        <table:table-row>
          <table:table-cell table:style-name="ce0" office:value-type="string">
            <text:p>はむこ
「これはアレだ、かの有名な剣豪のリスペクト
　だね！！」</text:p>
          </table:table-cell>
          <table:table-cell table:style-name="ce0"/>
          <table:table-cell table:style-name="ce0"/>
          <table:table-cell table:style-name="ce0" office:value-type="string">
            <text:p>Hamuko
“Ooh, you remind me a little of that one
feudal swordsman!!”</text:p>
          </table:table-cell>
          <table:table-cell table:number-columns-repeated="1020"/>
        </table:table-row>
        <table:table-row>
          <table:table-cell table:style-name="ce0" office:value-type="string">
            <text:p>はむこ
「名前何て言ったっけ？　えーと、みや・・・宮本
　・・・」</text:p>
          </table:table-cell>
          <table:table-cell table:style-name="ce0"/>
          <table:table-cell table:style-name="ce0"/>
          <table:table-cell table:style-name="ce0" office:value-type="string">
            <text:p>Hamuko
“What was his name again? Uhh, Miya...
Myamoto...”</text:p>
          </table:table-cell>
          <table:table-cell table:number-columns-repeated="1020"/>
        </table:table-row>
        <table:table-row>
          <table:table-cell table:style-name="ce0" office:value-type="string">
            <text:p>はむこ
「宮本・・・・・・あ！　『宮本まさし』だ！！」</text:p>
          </table:table-cell>
          <table:table-cell table:style-name="ce0"/>
          <table:table-cell table:style-name="ce0"/>
          <table:table-cell table:style-name="ce0" office:value-type="string">
            <text:p>Hamuko
“Miyamoto... ah, got it! I was thinking of
‘Miyamoto Masashi!!’”</text:p>
          </table:table-cell>
          <table:table-cell table:number-columns-repeated="1020"/>
        </table:table-row>
        <table:table-row>
          <table:table-cell table:style-name="ce0" office:value-type="string">
            <text:p>四天王としひこ
「なんか違くね・・・？」</text:p>
          </table:table-cell>
          <table:table-cell table:style-name="ce0"/>
          <table:table-cell table:style-name="ce0"/>
          <table:table-cell table:style-name="ce0" office:value-type="string">
            <text:p>Toshihiko of the Four Hellish Kings
“Ain't you a little off...?”</text:p>
          </table:table-cell>
          <table:table-cell table:number-columns-repeated="1020"/>
        </table:table-row>
        <table:table-row>
          <table:table-cell table:style-name="ce0" office:value-type="string">
            <text:p>はむこ
「あ、がしゃこうべっぽい！」</text:p>
          </table:table-cell>
          <table:table-cell table:style-name="ce0" office:value-type="string">
            <text:p>Gashkull boss battle</text:p>
          </table:table-cell>
          <table:table-cell table:style-name="ce0"/>
          <table:table-cell table:style-name="ce0" office:value-type="string">
            <text:p>Hamuko
“Ah, that definitely looks like a Gashkull!”</text:p>
          </table:table-cell>
          <table:table-cell table:number-columns-repeated="1020"/>
        </table:table-row>
        <table:table-row>
          <table:table-cell table:style-name="ce0" office:value-type="string">
            <text:p>レグマ
「ならば好都合。　迎え撃つぞ」</text:p>
          </table:table-cell>
          <table:table-cell table:style-name="ce0"/>
          <table:table-cell table:style-name="ce0"/>
          <table:table-cell table:style-name="ce0" office:value-type="string">
            <text:p>Reguma
“Perfect. Get ready to engage.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さっさと倒して、牙を頂くわよ！」</text:p>
          </table:table-cell>
          <table:table-cell table:style-name="ce0"/>
          <table:table-cell table:style-name="ce0"/>
          <table:table-cell table:style-name="ce0" office:value-type="string">
            <text:p>Nyanko
“We'll be taking that tusk of yours, I'm afraid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で、出たあああぁぁぁぁぁっ！！！！」</text:p>
          </table:table-cell>
          <table:table-cell table:style-name="ce0" office:value-type="string">
            <text:p>Phantom boss battle</text:p>
          </table:table-cell>
          <table:table-cell table:style-name="ce0"/>
          <table:table-cell table:style-name="ce0" office:value-type="string">
            <text:p>Tomocchi
“TH-THERE IT IIIIIIIIIIIIIIIIS!!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ともっち、落ち着いて！　これは幽霊じゃなくて
　たぶん魔物よ！」</text:p>
          </table:table-cell>
          <table:table-cell table:style-name="ce0"/>
          <table:table-cell table:style-name="ce0"/>
          <table:table-cell table:style-name="ce0" office:value-type="string">
            <text:p>Nyanko
“Calm down, Tomocchi! This isn't a ghost,
it's just a plain old monster!”</text:p>
          </table:table-cell>
          <table:table-cell table:number-columns-repeated="1020"/>
        </table:table-row>
        <table:table-row>
          <table:table-cell table:style-name="ce0" office:value-type="string">
            <text:p>ひめ
「そうですね・・・魔物が持っている特有の
　気配というか、そういうのを感じます・・・！」</text:p>
          </table:table-cell>
          <table:table-cell table:style-name="ce0"/>
          <table:table-cell table:style-name="ce0"/>
          <table:table-cell table:style-name="ce0" office:value-type="string">
            <text:p>Hime
“Yes... I can feel something like a demonic
presence coming from it...!”</text:p>
          </table:table-cell>
          <table:table-cell table:number-columns-repeated="1020"/>
        </table:table-row>
        <table:table-row>
          <table:table-cell table:style-name="ce0" office:value-type="string">
            <text:p>はむこ
「どっちにしても、わたし達に友好的じゃない
　っぽいけどね・・・」</text:p>
          </table:table-cell>
          <table:table-cell table:style-name="ce0"/>
          <table:table-cell table:style-name="ce0"/>
          <table:table-cell table:style-name="ce0" office:value-type="string">
            <text:p>Hamuko
“Either way, I don't think this is going to be
an easy one...”</text:p>
          </table:table-cell>
          <table:table-cell table:number-columns-repeated="1020"/>
        </table:table-row>
        <table:table-row>
          <table:table-cell table:style-name="ce0" office:value-type="string">
            <text:p>レグマ
「熾力が通用する相手なら、この際どちらでも
　構わない。」</text:p>
          </table:table-cell>
          <table:table-cell table:style-name="ce0"/>
          <table:table-cell table:style-name="ce0"/>
          <table:table-cell table:style-name="ce0" office:value-type="string">
            <text:p>Reguma
“As long as Seraphia works against it, I don't
care what it is.”</text:p>
          </table:table-cell>
          <table:table-cell table:number-columns-repeated="1020"/>
        </table:table-row>
        <table:table-row>
          <table:table-cell table:style-name="ce0" office:value-type="string">
            <text:p>レグマ
「乗客を返してもらうためにも、撃破するのみ
　だ。　行くぞ。」</text:p>
          </table:table-cell>
          <table:table-cell table:style-name="ce0"/>
          <table:table-cell table:style-name="ce0"/>
          <table:table-cell table:style-name="ce0" office:value-type="string">
            <text:p>Reguma
“We must defeat it in order to bring back the
other passengers. Let's go.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うわあぁ！　でっかいカニが出てきたよ！？」</text:p>
          </table:table-cell>
          <table:table-cell table:style-name="ce0" office:value-type="string">
            <text:p>Queen nipper boss battle</text:p>
          </table:table-cell>
          <table:table-cell table:style-name="ce0"/>
          <table:table-cell table:style-name="ce0" office:value-type="string">
            <text:p>Tomocchi
“Uwaaah! Is that a giant crab?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とりあえず、ドラゴンじゃなさそうね・・・」</text:p>
          </table:table-cell>
          <table:table-cell table:style-name="ce0"/>
          <table:table-cell table:style-name="ce0"/>
          <table:table-cell table:style-name="ce0" office:value-type="string">
            <text:p>Nyanko
“At the very least, it doesn't seem to be
a dragon.”</text:p>
          </table:table-cell>
          <table:table-cell table:number-columns-repeated="1020"/>
        </table:table-row>
        <table:table-row>
          <table:table-cell table:style-name="ce0" office:value-type="string">
            <text:p>煉絶の姫君カラット
「いや、ち、ちがうぞ！　あたしはシャイニング
　ドラゴンチック・クラブって言ったのだ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N-No, you've got it all wrong! What I said
was Shining Draconic Crab!!”</text:p>
          </table:table-cell>
          <table:table-cell table:number-columns-repeated="1020"/>
        </table:table-row>
        <table:table-row>
          <table:table-cell table:style-name="ce0" office:value-type="string">
            <text:p>ひめ
「す、すごく強そうです・・・！　みなさん油断
　しないでください・・・！」</text:p>
          </table:table-cell>
          <table:table-cell table:style-name="ce0"/>
          <table:table-cell table:style-name="ce0"/>
          <table:table-cell table:style-name="ce0" office:value-type="string">
            <text:p>Hime
“I-It looks really tough...! Everyone, please
be on your guard...!”</text:p>
          </table:table-cell>
          <table:table-cell table:number-columns-repeated="1020"/>
        </table:table-row>
        <table:table-row>
          <table:table-cell table:style-name="ce0" office:value-type="string">
            <text:p>はむこ
「だね！　全力でやっつけるよ！！」</text:p>
          </table:table-cell>
          <table:table-cell table:style-name="ce0"/>
          <table:table-cell table:style-name="ce0"/>
          <table:table-cell table:style-name="ce0" office:value-type="string">
            <text:p>Hamuko
“Right! Time to go all out!!”</text:p>
          </table:table-cell>
          <table:table-cell table:number-columns-repeated="1020"/>
        </table:table-row>
        <table:table-row>
          <table:table-cell table:style-name="ce0" office:value-type="string">
            <text:p>煉絶の姫君カラット
「こしゃくな熾天少女め！　余裕でいられる
　のも、今のうちだぞ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Impudent Heavenly Maidens! This shall
be your final battle!!”</text:p>
          </table:table-cell>
          <table:table-cell table:number-columns-repeated="1020"/>
        </table:table-row>
        <table:table-row>
          <table:table-cell table:style-name="ce0" office:value-type="string">
            <text:p>煉絶の姫君カラット
「やれ！！　シャイニングドラゴンチック
　クラブ！！　ボコボコにしてやるのだ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Go!! Shining Draconic Crab!! Crush these
fools!!”</text:p>
          </table:table-cell>
          <table:table-cell table:number-columns-repeated="1020"/>
        </table:table-row>
        <table:table-row>
          <table:table-cell table:style-name="ce0" office:value-type="string">
            <text:p>レグマ
「（よく見ると、カニでもないぞ・・・）」</text:p>
          </table:table-cell>
          <table:table-cell table:style-name="ce0"/>
          <table:table-cell table:style-name="ce0"/>
          <table:table-cell table:style-name="ce0" office:value-type="string">
            <text:p>Reguma
“(If you look closely, it's clearly not a crab...)”</text:p>
          </table:table-cell>
          <table:table-cell table:number-columns-repeated="1020"/>
        </table:table-row>
        <table:table-row>
          <table:table-cell table:style-name="ce0" office:value-type="string">
            <text:p>はむこ
「お！　何か今までのとは一味違う感じ！」</text:p>
          </table:table-cell>
          <table:table-cell table:style-name="ce0" office:value-type="string">
            <text:p>Guardian boss battle</text:p>
          </table:table-cell>
          <table:table-cell table:style-name="ce0"/>
          <table:table-cell table:style-name="ce0" office:value-type="string">
            <text:p>Hamuko
“Ooh! Compared to the ones from earlier,
these ones have a distinctive quality to them!”</text:p>
          </table:table-cell>
          <table:table-cell table:number-columns-repeated="1020"/>
        </table:table-row>
        <table:table-row>
          <table:table-cell table:style-name="ce0" office:value-type="string">
            <text:p>にゃんこ
「最後の試練ってわけね。　上等じゃない。」</text:p>
          </table:table-cell>
          <table:table-cell table:style-name="ce0"/>
          <table:table-cell table:style-name="ce0"/>
          <table:table-cell table:style-name="ce0" office:value-type="string">
            <text:p>Nyanko
“The final trial, is it? Fine by me.”</text:p>
          </table:table-cell>
          <table:table-cell table:number-columns-repeated="1020"/>
        </table:table-row>
        <table:table-row>
          <table:table-cell table:style-name="ce0" office:value-type="string">
            <text:p>ひめ
「わ、私たちで勝てますでしょうか・・・？」</text:p>
          </table:table-cell>
          <table:table-cell table:style-name="ce0"/>
          <table:table-cell table:style-name="ce0"/>
          <table:table-cell table:style-name="ce0" office:value-type="string">
            <text:p>Hime
“C-Can we really win against them...?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だいじょぶ！　“どかっ！”ってやって、
　“むぎゅっ”ってやっちゃうから！」</text:p>
          </table:table-cell>
          <table:table-cell table:style-name="ce0"/>
          <table:table-cell table:style-name="ce0"/>
          <table:table-cell table:style-name="ce0" office:value-type="string">
            <text:p>Tomocchi
“No problemo! We'll hit 'em with a ‘bonk’ and a
‘ka-pow’!”</text:p>
          </table:table-cell>
          <table:table-cell table:number-columns-repeated="1020"/>
        </table:table-row>
        <table:table-row>
          <table:table-cell table:style-name="ce0" office:value-type="string">
            <text:p>レグマ
「各自指令通りに動くこと。　勝機は必ず
　存在する。」</text:p>
          </table:table-cell>
          <table:table-cell table:style-name="ce0"/>
          <table:table-cell table:style-name="ce0"/>
          <table:table-cell table:style-name="ce0" office:value-type="string">
            <text:p>Reguma
“Each of you, act according to my instructions.
Victory is most certainly within our reach.”</text:p>
          </table:table-cell>
          <table:table-cell table:number-columns-repeated="1020"/>
        </table:table-row>
        <table:table-row>
          <table:table-cell table:style-name="ce0" office:value-type="string">
            <text:p>レグマ
「迎撃を開始するぞ。」</text:p>
          </table:table-cell>
          <table:table-cell table:style-name="ce0"/>
          <table:table-cell table:style-name="ce0"/>
          <table:table-cell table:style-name="ce0" office:value-type="string">
            <text:p>Reguma
“Prepare to intercept.”</text:p>
          </table:table-cell>
          <table:table-cell table:number-columns-repeated="1020"/>
        </table:table-row>
        <table:table-row>
          <table:table-cell table:style-name="ce0" office:value-type="string">
            <text:p>はむこ
「おおー！！」</text:p>
          </table:table-cell>
          <table:table-cell table:style-name="ce0"/>
          <table:table-cell table:style-name="ce0"/>
          <table:table-cell table:style-name="ce0" office:value-type="string">
            <text:p>Hamuko
“Yeaaahh—!!”</text:p>
          </table:table-cell>
          <table:table-cell table:number-columns-repeated="1020"/>
        </table:table-row>
        <table:table-row>
          <table:table-cell table:style-name="ce0" office:value-type="string">
            <text:p>盗賊団長
「アンタたちは実に幸運さ！」</text:p>
          </table:table-cell>
          <table:table-cell table:style-name="ce0" office:value-type="string">
            <text:p>Priela boss battle</text:p>
          </table:table-cell>
          <table:table-cell table:style-name="ce0" office:value-type="string">
            <text:p>Priela</text:p>
          </table:table-cell>
          <table:table-cell table:style-name="ce0" office:value-type="string">
            <text:p>Bandit Leader
“Consider yourselves lucky!”</text:p>
          </table:table-cell>
          <table:table-cell table:number-columns-repeated="1020"/>
        </table:table-row>
        <table:table-row>
          <table:table-cell table:style-name="ce0" office:value-type="string">
            <text:p>盗賊団長
「この盗賊団長プリエラ様、自らが相手をして
　あげるんだからね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
“For I, the great Bandit Leader Priella, will
face-off against you personally!”</text:p>
          </table:table-cell>
          <table:table-cell table:number-columns-repeated="1020"/>
        </table:table-row>
        <table:table-row>
          <table:table-cell table:style-name="ce0" office:value-type="string">
            <text:p>レグマ
「我々はお前の前口上を聞きにここまで
　来たんじゃない。」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eguma
“We didn't come here to listen to your intro
speech.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あんたを倒して、シャルシャルさんを返して
　もらうわ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
“We'll defeat you and take back
Sharusharu-san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そ、それと・・・（ごにょごにょ）の恨みぃっ！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
“A-And then you'll regret... *mumble*
*mumble*!!”</text:p>
          </table:table-cell>
          <table:table-cell table:number-columns-repeated="1020"/>
        </table:table-row>
        <table:table-row>
          <table:table-cell table:style-name="ce0" office:value-type="string">
            <text:p>盗賊団長プリエラ
「何でもいいさ！　オレを楽しませてくれるん
　ならな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la
“Whatever! As long as you amuse me well!!”</text:p>
          </table:table-cell>
          <table:table-cell table:number-columns-repeated="1020"/>
        </table:table-row>
        <table:table-row>
          <table:table-cell table:style-name="ce0" office:value-type="string">
            <text:p>盗賊団長プリエラ
「いくぜオラァッ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la
“Here I come!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な・・・なによコイツ・・・っ！？」</text:p>
          </table:table-cell>
          <table:table-cell table:style-name="ce0"/>
          <table:table-cell table:style-name="ce0"/>
          <table:table-cell table:style-name="ce0" office:value-type="string">
            <text:p>Nyanko
“Wh... What is that thing...?!”</text:p>
          </table:table-cell>
          <table:table-cell table:number-columns-repeated="1020"/>
        </table:table-row>
        <table:table-row>
          <table:table-cell table:style-name="ce0" office:value-type="string">
            <text:p>はむこ
「うえぇ、めちゃくちゃ強そうだよぉっ！！」</text:p>
          </table:table-cell>
          <table:table-cell table:style-name="ce0"/>
          <table:table-cell table:style-name="ce0"/>
          <table:table-cell table:style-name="ce0" office:value-type="string">
            <text:p>Hamuko
“Uweeh, it looks super strong!!”</text:p>
          </table:table-cell>
          <table:table-cell table:number-columns-repeated="1020"/>
        </table:table-row>
        <table:table-row>
          <table:table-cell table:style-name="ce0" office:value-type="string">
            <text:p>レグマ
「だが道をふさがれている以上、やるしか
　あるまい。」</text:p>
          </table:table-cell>
          <table:table-cell table:style-name="ce0"/>
          <table:table-cell table:style-name="ce0"/>
          <table:table-cell table:style-name="ce0" office:value-type="string">
            <text:p>Reguma
“Since it's blocking the way, we have no choice
but to fight it.”</text:p>
          </table:table-cell>
          <table:table-cell table:number-columns-repeated="1020"/>
        </table:table-row>
        <table:table-row>
          <table:table-cell table:style-name="ce0" office:value-type="string">
            <text:p>レグマ
「2人とも、俺の指示に従い的確に動け。」</text:p>
          </table:table-cell>
          <table:table-cell table:style-name="ce0"/>
          <table:table-cell table:style-name="ce0"/>
          <table:table-cell table:style-name="ce0" office:value-type="string">
            <text:p>Reguma
“Follow my instructions to the letter, you two.”</text:p>
          </table:table-cell>
          <table:table-cell table:number-columns-repeated="1020"/>
        </table:table-row>
        <table:table-row>
          <table:table-cell table:style-name="ce0" office:value-type="string">
            <text:p>はむこ
「わ、分かった・・・んじゃ、お願いね！」</text:p>
          </table:table-cell>
          <table:table-cell table:style-name="ce0"/>
          <table:table-cell table:style-name="ce0"/>
          <table:table-cell table:style-name="ce0" office:value-type="string">
            <text:p>Hamuko
“G-Got it... welp, I'm counting on you!”</text:p>
          </table:table-cell>
          <table:table-cell table:number-columns-repeated="1020"/>
        </table:table-row>
        <table:table-row>
          <table:table-cell table:style-name="ce0" office:value-type="string">
            <text:p>にゃんこ
「命令されるのは納得いかないけど・・・
　仕方ないわね・・・！」</text:p>
          </table:table-cell>
          <table:table-cell table:style-name="ce0"/>
          <table:table-cell table:style-name="ce0"/>
          <table:table-cell table:style-name="ce0" office:value-type="string">
            <text:p>Nyanko
“I can't accept being ordered around, but...
if there's no other choice...!”</text:p>
          </table:table-cell>
          <table:table-cell table:number-columns-repeated="1020"/>
        </table:table-row>
        <table:table-row>
          <table:table-cell table:style-name="ce0" office:value-type="string">
            <text:p>トイレより、この服装をどうにかしたいな～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do something about these clothes,
first～...</text:p>
          </table:table-cell>
          <table:table-cell table:number-columns-repeated="1020"/>
        </table:table-row>
        <table:table-row>
          <table:table-cell table:style-name="ce0" office:value-type="string">
            <text:p>先に着替えたい・・・かも。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think... I wanna change clothes first.</text:p>
          </table:table-cell>
          <table:table-cell table:number-columns-repeated="1020"/>
        </table:table-row>
        <table:table-row>
          <table:table-cell table:style-name="ce0" office:value-type="string">
            <text:p>・・・トイレ行くね。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onna use the toilet, 'kay?</text:p>
          </table:table-cell>
          <table:table-cell table:number-columns-repeated="1020"/>
        </table:table-row>
        <table:table-row>
          <table:table-cell table:style-name="ce0" office:value-type="string">
            <text:p>ごめん、先にトイレ行かせて・・・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lemme go use the toilet...!</text:p>
          </table:table-cell>
          <table:table-cell table:number-columns-repeated="1020"/>
        </table:table-row>
        <table:table-row>
          <table:table-cell table:style-name="ce0" office:value-type="string">
            <text:p>ま、またしたくなっちゃった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gotta go again...</text:p>
          </table:table-cell>
          <table:table-cell table:number-columns-repeated="1020"/>
        </table:table-row>
        <table:table-row>
          <table:table-cell table:style-name="ce0" office:value-type="string">
            <text:p>ト、トイレ行きたい・・・っ！　先にオシッコさせて
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-wanna go to the toilet...! Let me go pee...!</text:p>
          </table:table-cell>
          <table:table-cell table:number-columns-repeated="1020"/>
        </table:table-row>
        <table:table-row>
          <table:table-cell table:style-name="ce0" office:value-type="string">
            <text:p>オ、オシッコしてくるっ！　待ってて！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nna go p-pee! Wait up!!</text:p>
          </table:table-cell>
          <table:table-cell table:number-columns-repeated="1020"/>
        </table:table-row>
        <table:table-row>
          <table:table-cell table:style-name="ce0" office:value-type="string">
            <text:p>も、もれ・・・もれちゃうぅ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-gonna p... pee myseeelf!!</text:p>
          </table:table-cell>
          <table:table-cell table:number-columns-repeated="1020"/>
        </table:table-row>
        <table:table-row>
          <table:table-cell table:style-name="ce0" office:value-type="string">
            <text:p>え？　トイレ？　行きたくない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h? Toilet? I'm good～!</text:p>
          </table:table-cell>
          <table:table-cell table:number-columns-repeated="1020"/>
        </table:table-row>
        <table:table-row>
          <table:table-cell table:style-name="ce0" office:value-type="string">
            <text:p>ぜんぜん行きたくないから、あとでいい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don't need to go at all, I'll wait 'til later.</text:p>
          </table:table-cell>
          <table:table-cell table:number-columns-repeated="1020"/>
        </table:table-row>
        <table:table-row>
          <table:table-cell table:style-name="ce0" office:value-type="string">
            <text:p>今はしたくないから平気だ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okay, I don't wanna go right now～!</text:p>
          </table:table-cell>
          <table:table-cell table:number-columns-repeated="1020"/>
        </table:table-row>
        <table:table-row>
          <table:table-cell table:style-name="ce0" office:value-type="string">
            <text:p>んじゃ、一応しとくね～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guess I'll go～.</text:p>
          </table:table-cell>
          <table:table-cell table:number-columns-repeated="1020"/>
        </table:table-row>
        <table:table-row>
          <table:table-cell table:style-name="ce0" office:value-type="string">
            <text:p>ま、今のうちに出しておくのもアリだ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ell, I guess I could go pee while I'm here.</text:p>
          </table:table-cell>
          <table:table-cell table:number-columns-repeated="1020"/>
        </table:table-row>
        <table:table-row>
          <table:table-cell table:style-name="ce0" office:value-type="string">
            <text:p>のぞいちゃダメだぞ～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peeking, okay～?</text:p>
          </table:table-cell>
          <table:table-cell table:number-columns-repeated="1020"/>
        </table:table-row>
        <table:table-row>
          <table:table-cell table:style-name="ce0" office:value-type="string">
            <text:p>あ！　あたしトイレ行ってく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! I'm gonna use the toilet quick, okay?</text:p>
          </table:table-cell>
          <table:table-cell table:number-columns-repeated="1020"/>
        </table:table-row>
        <table:table-row>
          <table:table-cell table:style-name="ce0" office:value-type="string">
            <text:p>ごめん、ちょっとトイレタイム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a sec, it's toilet time, 'kay?</text:p>
          </table:table-cell>
          <table:table-cell table:number-columns-repeated="1020"/>
        </table:table-row>
        <table:table-row>
          <table:table-cell table:style-name="ce0" office:value-type="string">
            <text:p>よかった～。　実はちょっとガマンしてたん
だよね。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nk God～. I've actually kinda been
holding it in for a while.</text:p>
          </table:table-cell>
          <table:table-cell table:number-columns-repeated="1020"/>
        </table:table-row>
        <table:table-row>
          <table:table-cell table:style-name="ce0" office:value-type="string">
            <text:p>ちょっとトイレ行ってくるね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gonna use the toilet for a minute!</text:p>
          </table:table-cell>
          <table:table-cell table:number-columns-repeated="1020"/>
        </table:table-row>
        <table:table-row>
          <table:table-cell table:style-name="ce0" office:value-type="string">
            <text:p>トイレタイムいい？　したくなっちゃって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s it toilet time? I'm sorta desperate...</text:p>
          </table:table-cell>
          <table:table-cell table:number-columns-repeated="1020"/>
        </table:table-row>
        <table:table-row>
          <table:table-cell table:style-name="ce0" office:value-type="string">
            <text:p>トイレ、トイレ！　ちょっと待っててね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, toilet! Wait right here!</text:p>
          </table:table-cell>
          <table:table-cell table:number-columns-repeated="1020"/>
        </table:table-row>
        <table:table-row>
          <table:table-cell table:style-name="ce0" office:value-type="string">
            <text:p>ごめん、けっこうガマンしてたの！　してくる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I've kinda held it a lot! Be right back!</text:p>
          </table:table-cell>
          <table:table-cell table:number-columns-repeated="1020"/>
        </table:table-row>
        <table:table-row>
          <table:table-cell table:style-name="ce0" office:value-type="string">
            <text:p>た、助かった～！　やっとできるよ～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saved～! I can go, at last～!</text:p>
          </table:table-cell>
          <table:table-cell table:number-columns-repeated="1020"/>
        </table:table-row>
        <table:table-row>
          <table:table-cell table:style-name="ce0" office:value-type="string">
            <text:p>はっ、はやくトイレ！　オシッコ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-Quick, I gotta pee!</text:p>
          </table:table-cell>
          <table:table-cell table:number-columns-repeated="1020"/>
        </table:table-row>
        <table:table-row>
          <table:table-cell table:style-name="ce0" office:value-type="string">
            <text:p>うー・・・、もっちゃう！　もっちゃう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gonna leak! Gonna leak!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オシッコさせて！　もうガマン
できないよ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, let me go pee! I can't hold it any more!</text:p>
          </table:table-cell>
          <table:table-cell table:number-columns-repeated="1020"/>
        </table:table-row>
        <table:table-row>
          <table:table-cell table:style-name="ce0" office:value-type="string">
            <text:p>や、やばぃっ、もれ・・・ちゃう・・・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is bad, I'm gonna... leak...!!</text:p>
          </table:table-cell>
          <table:table-cell table:number-columns-repeated="1020"/>
        </table:table-row>
        <table:table-row>
          <table:table-cell table:style-name="ce0" office:value-type="string">
            <text:p>あ、あ、オシッコ出ちゃう！　出ちゃうぅ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h, I'm gonna pee! Gonna peee!</text:p>
          </table:table-cell>
          <table:table-cell table:number-columns-repeated="1020"/>
        </table:table-row>
        <table:table-row>
          <table:table-cell table:style-name="ce0" office:value-type="string">
            <text:p>あ、あ、あの、あたしっ、オ、オシッコ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-Hey, I'm gonna go t-take a leak!!</text:p>
          </table:table-cell>
          <table:table-cell table:number-columns-repeated="1020"/>
        </table:table-row>
        <table:table-row>
          <table:table-cell table:style-name="ce0" office:value-type="string">
            <text:p>・・・っ！　・・・っ！！　・・・っっ！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Nh! ...Nh!! ...Nnh!!!!</text:p>
          </table:table-cell>
          <table:table-cell table:number-columns-repeated="1020"/>
        </table:table-row>
        <table:table-row>
          <table:table-cell table:style-name="ce0" office:value-type="string">
            <text:p>あと・・・ちょっと・・・・っ！　ォシッ・・・コ・・・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lmost... there...! P... pee!!</text:p>
          </table:table-cell>
          <table:table-cell table:number-columns-repeated="1020"/>
        </table:table-row>
        <table:table-row>
          <table:table-cell table:style-name="ce0" office:value-type="string">
            <text:p>トイレ・・・っ！　オシッコ・・・っ！　トイレ・・・っ！！
オシッコ・・・っ！！　オシッコぉ・・・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...! Pee...! Toilet...!! Pee...!!
Peeeeee...!!!</text:p>
          </table:table-cell>
          <table:table-cell table:number-columns-repeated="1020"/>
        </table:table-row>
        <table:table-row>
          <table:table-cell table:style-name="ce0" office:value-type="string">
            <text:p>はい、おまた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back～!</text:p>
          </table:table-cell>
          <table:table-cell table:number-columns-repeated="1020"/>
        </table:table-row>
        <table:table-row>
          <table:table-cell table:style-name="ce0" office:value-type="string">
            <text:p>お待たせ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ack～!</text:p>
          </table:table-cell>
          <table:table-cell table:number-columns-repeated="1020"/>
        </table:table-row>
        <table:table-row>
          <table:table-cell table:style-name="ce0" office:value-type="string">
            <text:p>終了！　行こっか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Done! Let's go!</text:p>
          </table:table-cell>
          <table:table-cell table:number-columns-repeated="1020"/>
        </table:table-row>
        <table:table-row>
          <table:table-cell table:style-name="ce0" office:value-type="string">
            <text:p>ふ～、スッキリ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, that felt good!</text:p>
          </table:table-cell>
          <table:table-cell table:number-columns-repeated="1020"/>
        </table:table-row>
        <table:table-row>
          <table:table-cell table:style-name="ce0" office:value-type="string">
            <text:p>スッキリしちゃった♪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weet relief ♪</text:p>
          </table:table-cell>
          <table:table-cell table:number-columns-repeated="1020"/>
        </table:table-row>
        <table:table-row>
          <table:table-cell table:style-name="ce0" office:value-type="string">
            <text:p>ほっ、スッキリした～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h, I feel so relieved～!</text:p>
          </table:table-cell>
          <table:table-cell table:number-columns-repeated="1020"/>
        </table:table-row>
        <table:table-row>
          <table:table-cell table:style-name="ce0" office:value-type="string">
            <text:p>ふぇ～、危なかった～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eh～, that was close～!</text:p>
          </table:table-cell>
          <table:table-cell table:number-columns-repeated="1020"/>
        </table:table-row>
        <table:table-row>
          <table:table-cell table:style-name="ce0" office:value-type="string">
            <text:p>はふ～・・・スッキリしたぁ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fuu～... what a relief!</text:p>
          </table:table-cell>
          <table:table-cell table:number-columns-repeated="1020"/>
        </table:table-row>
        <table:table-row>
          <table:table-cell table:style-name="ce0" office:value-type="string">
            <text:p>ほっ・・・もれちゃうかと思ったよ～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ew... I thought I was gonna make a
waterfall in my panties～...</text:p>
          </table:table-cell>
          <table:table-cell table:number-columns-repeated="1020"/>
        </table:table-row>
        <table:table-row>
          <table:table-cell table:style-name="ce0" office:value-type="string">
            <text:p>ほ・・・ほんとにもっちゃうとこだったよ～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I really was just about to pee myself～...</text:p>
          </table:table-cell>
          <table:table-cell table:number-columns-repeated="1020"/>
        </table:table-row>
        <table:table-row>
          <table:table-cell table:style-name="ce0" office:value-type="string">
            <text:p>はぁ～！　スッキリしたぁ～！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～! I needed that～!!</text:p>
          </table:table-cell>
          <table:table-cell table:number-columns-repeated="1020"/>
        </table:table-row>
        <table:table-row>
          <table:table-cell table:style-name="ce0" office:value-type="string">
            <text:p>危うくガマンできなくなるとこだったぁ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lmost couldn't hold it anymore...!</text:p>
          </table:table-cell>
          <table:table-cell table:number-columns-repeated="1020"/>
        </table:table-row>
        <table:table-row>
          <table:table-cell table:style-name="ce0" office:value-type="string">
            <text:p>はぁ・・・はぁ・・・ま、間に合ったぁ～・・・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h... haah... I-I made it～...!</text:p>
          </table:table-cell>
          <table:table-cell table:number-columns-repeated="1020"/>
        </table:table-row>
        <table:table-row>
          <table:table-cell table:style-name="ce0" office:value-type="string">
            <text:p>め、めちゃくちゃいっぱい出てビックリしたぁ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ow, y-you wouldn't believe how much just
came out!</text:p>
          </table:table-cell>
          <table:table-cell table:number-columns-repeated="1020"/>
        </table:table-row>
        <table:table-row>
          <table:table-cell table:style-name="ce0" office:value-type="string">
            <text:p>こ、こんなにガマンしたの、初めてかも・・・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t mighta been a new personal record...!</text:p>
          </table:table-cell>
          <table:table-cell table:number-columns-repeated="1020"/>
        </table:table-row>
        <table:table-row>
          <table:table-cell table:style-name="ce0" office:value-type="string">
            <text:p>あ・・・ま、また・・・っ！</text:p>
          </table:table-cell>
          <table:table-cell table:style-name="ce0" office:value-type="string">
            <text:p>About to wet again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... n-not again...!</text:p>
          </table:table-cell>
          <table:table-cell table:number-columns-repeated="1020"/>
        </table:table-row>
        <table:table-row>
          <table:table-cell table:style-name="ce0" office:value-type="string">
            <text:p>も・・・ガマン・・・む、りぃ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an't... hold it... anymooore...!!</text:p>
          </table:table-cell>
          <table:table-cell table:number-columns-repeated="1020"/>
        </table:table-row>
        <table:table-row>
          <table:table-cell table:style-name="ce0" office:value-type="string">
            <text:p>あ、あっ！　だ、だめ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-Aah! N-No, no, no...!!</text:p>
          </table:table-cell>
          <table:table-cell table:number-columns-repeated="1020"/>
        </table:table-row>
        <table:table-row>
          <table:table-cell table:style-name="ce0" office:value-type="string">
            <text:p>ご、ごめん・・・っ、もぅ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nh, I... can't...!!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よ・・・ずっとガマンしてたんだ
もん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couldn't help it... I've been holdin' it
forever...</text:p>
          </table:table-cell>
          <table:table-cell table:number-columns-repeated="1020"/>
        </table:table-row>
        <table:table-row>
          <table:table-cell table:style-name="ce0" office:value-type="string">
            <text:p>あうぅ・・・やっ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uu... I've done it this time...</text:p>
          </table:table-cell>
          <table:table-cell table:number-columns-repeated="1020"/>
        </table:table-row>
        <table:table-row>
          <table:table-cell table:style-name="ce0" office:value-type="string">
            <text:p>も・・・もれ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I peed all over myself...</text:p>
          </table:table-cell>
          <table:table-cell table:number-columns-repeated="1020"/>
        </table:table-row>
        <table:table-row>
          <table:table-cell table:style-name="ce0" office:value-type="string">
            <text:p>ともっち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outdoor scene?</text:p>
          </table:table-cell>
          <table:table-cell table:number-columns-repeated="1020"/>
        </table:table-row>
        <table:table-row>
          <table:table-cell table:style-name="ce0" office:value-type="string">
            <text:p>ふぅ～・・・スッキリした・・・</text:p>
          </table:table-cell>
          <table:table-cell table:style-name="ce0" office:value-type="string">
            <text:p>After 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much better...</text:p>
          </table:table-cell>
          <table:table-cell table:number-columns-repeated="1020"/>
        </table:table-row>
        <table:table-row>
          <table:table-cell table:style-name="ce0" office:value-type="string">
            <text:p>ふぅ～・・・スッキリ♪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better ♪</text:p>
          </table:table-cell>
          <table:table-cell table:number-columns-repeated="1020"/>
        </table:table-row>
        <table:table-row>
          <table:table-cell table:style-name="ce0" office:value-type="string">
            <text:p>えっと・・・男の人のだよね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... it's the men's room...?</text:p>
          </table:table-cell>
          <table:table-cell table:number-columns-repeated="1020"/>
        </table:table-row>
        <table:table-row>
          <table:table-cell table:style-name="ce0" office:value-type="string">
            <text:p>えっと・・・お、男の人のだよね・・・？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... i-it's the men's room, huh...?</text:p>
          </table:table-cell>
          <table:table-cell table:number-columns-repeated="1020"/>
        </table:table-row>
        <table:table-row>
          <table:table-cell table:style-name="ce0" office:value-type="string">
            <text:p>くぅ・・・っ、お、男の人のだけど・・・っ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hh... e-even though it's the men's room...!</text:p>
          </table:table-cell>
          <table:table-cell table:number-columns-repeated="1020"/>
        </table:table-row>
        <table:table-row>
          <table:table-cell table:style-name="ce0" office:value-type="string">
            <text:p>もも、もう我慢できない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 can't possibly hold it anymore!!</text:p>
          </table:table-cell>
          <table:table-cell table:number-columns-repeated="1020"/>
        </table:table-row>
        <table:table-row>
          <table:table-cell table:style-name="ce0" office:value-type="string">
            <text:p>いや、その・・・男の人のじゃ・・・ちょっと・・・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pe, I mean... it's the men's room... that's
kinda...</text:p>
          </table:table-cell>
          <table:table-cell table:number-columns-repeated="1020"/>
        </table:table-row>
        <table:table-row>
          <table:table-cell table:style-name="ce0" office:value-type="string">
            <text:p>お、男の人のじゃ入れないよ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nly men are supposed to go in there...!</text:p>
          </table:table-cell>
          <table:table-cell table:number-columns-repeated="1020"/>
        </table:table-row>
        <table:table-row>
          <table:table-cell table:style-name="ce0" office:value-type="string">
            <text:p>お、男の・・・人のじゃ・・・っ！　やだけど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... I'm not a boy... so...! I shouldn't...!</text:p>
          </table:table-cell>
          <table:table-cell table:number-columns-repeated="1020"/>
        </table:table-row>
        <table:table-row>
          <table:table-cell table:style-name="ce0" office:value-type="string">
            <text:p>あー・・・っ、だめ・・・もう我慢できない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—... no... I can't hold it anymore...!</text:p>
          </table:table-cell>
          <table:table-cell table:number-columns-repeated="1020"/>
        </table:table-row>
        <table:table-row>
          <table:table-cell table:style-name="ce0" office:value-type="string">
            <text:p>もうだめっ、もうだめぇ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hold it, I can't hold it!</text:p>
          </table:table-cell>
          <table:table-cell table:number-columns-repeated="1020"/>
        </table:table-row>
        <table:table-row>
          <table:table-cell table:style-name="ce0" office:value-type="string">
            <text:p>な、なんでもいいからっ、おトイレ行かせて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ll take anything, just let me use a toilet!</text:p>
          </table:table-cell>
          <table:table-cell table:number-columns-repeated="1020"/>
        </table:table-row>
        <table:table-row>
          <table:table-cell table:style-name="ce0" office:value-type="string">
            <text:p>ここ、男子トイレじゃない！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is the men's bathroom, see?!</text:p>
          </table:table-cell>
          <table:table-cell table:number-columns-repeated="1020"/>
        </table:table-row>
        <table:table-row>
          <table:table-cell table:style-name="ce0" office:value-type="string">
            <text:p>だ、男子トイレに入れるわけないでしょ！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's no way I'm going into the men's
bathroom!</text:p>
          </table:table-cell>
          <table:table-cell table:number-columns-repeated="1020"/>
        </table:table-row>
        <table:table-row>
          <table:table-cell table:style-name="ce0" office:value-type="string">
            <text:p>ちょっと、冗談でしょ？　なんで男子トイレ
なんかに・・・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ait, are you joking? Why should I have to
use the men's bathroom...!</text:p>
          </table:table-cell>
          <table:table-cell table:number-columns-repeated="1020"/>
        </table:table-row>
        <table:table-row>
          <table:table-cell table:style-name="ce0" office:value-type="string">
            <text:p>そ、そんな・・・無理よ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's... no way I could...!</text:p>
          </table:table-cell>
          <table:table-cell table:number-columns-repeated="1020"/>
        </table:table-row>
        <table:table-row>
          <table:table-cell table:style-name="ce0" office:value-type="string">
            <text:p>男子トイレに入るくらいなら・・・が、我慢する
わ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d rather... h-hold it than use the men's
bathroom...!</text:p>
          </table:table-cell>
          <table:table-cell table:number-columns-repeated="1020"/>
        </table:table-row>
        <table:table-row>
          <table:table-cell table:style-name="ce0" office:value-type="string">
            <text:p>ふぅっ、ん・・・っ！　ごめんなさい、あ、あたし・・・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u, nn...! Sorry, I... I...</text:p>
          </table:table-cell>
          <table:table-cell table:number-columns-repeated="1020"/>
        </table:table-row>
        <table:table-row>
          <table:table-cell table:style-name="ce0" office:value-type="string">
            <text:p>も、もぅ・・・出ちゃう・・・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.... it's coming out...!!</text:p>
          </table:table-cell>
          <table:table-cell table:number-columns-repeated="1020"/>
        </table:table-row>
        <table:table-row>
          <table:table-cell table:style-name="ce0" office:value-type="string">
            <text:p>ちょっと早乙女、男子トイレであたしに何を
しろって言うの？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t's the big idea, Saotome? What exactly
are you telling me to do in there?</text:p>
          </table:table-cell>
          <table:table-cell table:number-columns-repeated="1020"/>
        </table:table-row>
        <table:table-row>
          <table:table-cell table:style-name="ce0" office:value-type="string">
            <text:p>だ、男子トイレなんて使えるわけないでしょ！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have no intention of using the men's
bathroom!</text:p>
          </table:table-cell>
          <table:table-cell table:number-columns-repeated="1020"/>
        </table:table-row>
        <table:table-row>
          <table:table-cell table:style-name="ce0" office:value-type="string">
            <text:p>ば、ばか！　ここ男子トイレでしょ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! This is the men's bathroom!</text:p>
          </table:table-cell>
          <table:table-cell table:number-columns-repeated="1020"/>
        </table:table-row>
        <table:table-row>
          <table:table-cell table:style-name="ce0" office:value-type="string">
            <text:p>そ、そりゃトイレ・・・行きたい、けど・・・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-Even if I do have to go... this is kind of...!</text:p>
          </table:table-cell>
          <table:table-cell table:number-columns-repeated="1020"/>
        </table:table-row>
        <table:table-row>
          <table:table-cell table:style-name="ce0" office:value-type="string">
            <text:p>じょ、女子トイレ・・・無いの・・・っ？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s there not a... a ladies' bathroom...?</text:p>
          </table:table-cell>
          <table:table-cell table:number-columns-repeated="1020"/>
        </table:table-row>
        <table:table-row>
          <table:table-cell table:style-name="ce0" office:value-type="string">
            <text:p>いや、まあ、あっても入るのは危ないと思う
けど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, well, I think it would be too risky for me
to go in...!</text:p>
          </table:table-cell>
          <table:table-cell table:number-columns-repeated="1020"/>
        </table:table-row>
        <table:table-row>
          <table:table-cell table:style-name="ce0" office:value-type="string">
            <text:p>トイレ・・・！　なんで女子トイレが無いのよ・・・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ilet...! Why isn't there a girl's bathroom
here...!</text:p>
          </table:table-cell>
          <table:table-cell table:number-columns-repeated="1020"/>
        </table:table-row>
        <table:table-row>
          <table:table-cell table:style-name="ce0" office:value-type="string">
            <text:p>はぁ・・・っ、が、我慢しないと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h... I-I can't hold it...!</text:p>
          </table:table-cell>
          <table:table-cell table:number-columns-repeated="1020"/>
        </table:table-row>
        <table:table-row>
          <table:table-cell table:style-name="ce0" office:value-type="string">
            <text:p>んあぁっ！！　限・・・界・・・っ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ghaa!! No... more...!</text:p>
          </table:table-cell>
          <table:table-cell table:number-columns-repeated="1020"/>
        </table:table-row>
        <table:table-row>
          <table:table-cell table:style-name="ce0" office:value-type="string">
            <text:p>で、出ちゃう！　もうだめっ！！　トイレっ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wetting myself! I can't help it!! Toilet!!</text:p>
          </table:table-cell>
          <table:table-cell table:number-columns-repeated="1020"/>
        </table:table-row>
        <table:table-row>
          <table:table-cell table:style-name="ce0" office:value-type="string">
            <text:p>男子トイレは抵抗あるかな～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think I'd better stay out of the boy's
room～...</text:p>
          </table:table-cell>
          <table:table-cell table:number-columns-repeated="1020"/>
        </table:table-row>
        <table:table-row>
          <table:table-cell table:style-name="ce0" office:value-type="string">
            <text:p>う～ん・・・だ、男子トイレかぁ・・・</text:p>
          </table:table-cell>
          <table:table-cell table:style-name="ce0" office:value-type="string">
            <text:p>Bandits’ toilet (wet)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oo... the men's toilets, huh...</text:p>
          </table:table-cell>
          <table:table-cell table:number-columns-repeated="1020"/>
        </table:table-row>
        <table:table-row>
          <table:table-cell table:style-name="ce0" office:value-type="string">
            <text:p>男子トイレ・・・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's toilets...</text:p>
          </table:table-cell>
          <table:table-cell table:number-columns-repeated="1020"/>
        </table:table-row>
        <table:table-row>
          <table:table-cell table:style-name="ce0" office:value-type="string">
            <text:p>ど、どうしよっかな・・・？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-Should I, or...?</text:p>
          </table:table-cell>
          <table:table-cell table:number-columns-repeated="1020"/>
        </table:table-row>
        <table:table-row>
          <table:table-cell table:style-name="ce0" office:value-type="string">
            <text:p>うぅ・・・、も、もうこの際男子トイレでもいいよ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j-just this once, I'll take it even if it's
the men's room!</text:p>
          </table:table-cell>
          <table:table-cell table:number-columns-repeated="1020"/>
        </table:table-row>
        <table:table-row>
          <table:table-cell table:style-name="ce0" office:value-type="string">
            <text:p>ちょっと行ってくる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e right back!</text:p>
          </table:table-cell>
          <table:table-cell table:number-columns-repeated="1020"/>
        </table:table-row>
        <table:table-row>
          <table:table-cell table:style-name="ce0" office:value-type="string">
            <text:p>え、男子トイレ？　べ、別にいいよ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, the men's toilets? Wh-Whatever!</text:p>
          </table:table-cell>
          <table:table-cell table:number-columns-repeated="1020"/>
        </table:table-row>
        <table:table-row>
          <table:table-cell table:style-name="ce0" office:value-type="string">
            <text:p>オシッコしてくるっ！　待ってて！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nna go pee! Wait for me!!</text:p>
          </table:table-cell>
          <table:table-cell table:number-columns-repeated="1020"/>
        </table:table-row>
        <table:table-row>
          <table:table-cell table:style-name="ce0" office:value-type="string">
            <text:p>ト、トイレ！　トイレぇっ！！　もっちゃうぅ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Toileeett!! I'm peeing myseeeelf!!</text:p>
          </table:table-cell>
          <table:table-cell table:number-columns-repeated="1020"/>
        </table:table-row>
        <table:table-row>
          <table:table-cell table:style-name="ce0" office:value-type="string">
            <text:p>男子トイレかぁ・・・ちょっと抵抗あるかも。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's toilets... I'm not so sure about
going in there.</text:p>
          </table:table-cell>
          <table:table-cell table:number-columns-repeated="1020"/>
        </table:table-row>
        <table:table-row>
          <table:table-cell table:style-name="ce0" office:value-type="string">
            <text:p>男子トイレかぁ・・・ちょっと抵抗あるけど、どう
しよっかな・・・？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's toilets... I'm a little hesitant, but
what should I do...?</text:p>
          </table:table-cell>
          <table:table-cell table:number-columns-repeated="1020"/>
        </table:table-row>
        <table:table-row>
          <table:table-cell table:style-name="ce0" office:value-type="string">
            <text:p>トイレ、い、行きたいけど・・・男子トイレしか
無いの・・・？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d-do need to go, but... is there only a
men's bathroom...?</text:p>
          </table:table-cell>
          <table:table-cell table:number-columns-repeated="1020"/>
        </table:table-row>
        <table:table-row>
          <table:table-cell table:style-name="ce0" office:value-type="string">
            <text:p>男子トイレかぁ・・・うぅ・・・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's toilets, huh... oooh...</text:p>
          </table:table-cell>
          <table:table-cell table:number-columns-repeated="1020"/>
        </table:table-row>
        <table:table-row>
          <table:table-cell table:style-name="ce0" office:value-type="string">
            <text:p>い、いいや！　ちょっとガマンできないし・・・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-Whatever! I can't really hold it anyway...!</text:p>
          </table:table-cell>
          <table:table-cell table:number-columns-repeated="1020"/>
        </table:table-row>
        <table:table-row>
          <table:table-cell table:style-name="ce0" office:value-type="string">
            <text:p>あぁ、もう男子トイレでも何でもいいよっ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h, I don't care if it's the men's bathroom!!</text:p>
          </table:table-cell>
          <table:table-cell table:number-columns-repeated="1020"/>
        </table:table-row>
        <table:table-row>
          <table:table-cell table:style-name="ce0" office:value-type="string">
            <text:p>オ、オシッコ行かせてっ！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et me go pee in there!!!</text:p>
          </table:table-cell>
          <table:table-cell table:number-columns-repeated="1020"/>
        </table:table-row>
        <table:table-row>
          <table:table-cell table:style-name="ce0" office:value-type="string">
            <text:p>も、もっちゃうっ！！　トイレ！　もう何でも
いいから行かせてっ！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t's comin' out!! Toilet! Anywhere's fine, so
just let me go in!!!</text:p>
          </table:table-cell>
          <table:table-cell table:number-columns-repeated="1020"/>
        </table:table-row>
        <table:table-row>
          <table:table-cell table:style-name="ce0" office:value-type="string">
            <text:p>んん・・・っ、ぁ・・・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n... ah... ah...!!</text:p>
          </table:table-cell>
          <table:table-cell table:number-columns-repeated="1020"/>
        </table:table-row>
        <table:table-row>
          <table:table-cell table:style-name="ce0" office:value-type="string">
            <text:p>ご・・・ごめん・・・なさ・・・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... sorr... ry...!</text:p>
          </table:table-cell>
          <table:table-cell table:number-columns-repeated="1020"/>
        </table:table-row>
        <table:table-row>
          <table:table-cell table:style-name="ce0" office:value-type="string">
            <text:p>も・・・もぅ・・・だ、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 I... can't...!!</text:p>
          </table:table-cell>
          <table:table-cell table:number-columns-repeated="1020"/>
        </table:table-row>
        <table:table-row>
          <table:table-cell table:style-name="ce0" office:value-type="string">
            <text:p>お願い、です・・・見ないで・・・くだ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lease, no... don't... look...!</text:p>
          </table:table-cell>
          <table:table-cell table:number-columns-repeated="1020"/>
        </table:table-row>
        <table:table-row>
          <table:table-cell table:style-name="ce0" office:value-type="string">
            <text:p>ぅ・・・ぐすっ・・・ひぐ・・・っ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*sniff*... sob...</text:p>
          </table:table-cell>
          <table:table-cell table:number-columns-repeated="1020"/>
        </table:table-row>
        <table:table-row>
          <table:table-cell table:style-name="ce0" office:value-type="string">
            <text:p>が・・・我慢・・・できなかったんです・・・
ごめんな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couldn't... hold it anymore... I'm sorry...!</text:p>
          </table:table-cell>
          <table:table-cell table:number-columns-repeated="1020"/>
        </table:table-row>
        <table:table-row>
          <table:table-cell table:style-name="ce0" office:value-type="string">
            <text:p>あの・・・あの・・・お手洗いより、今は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um... rather than use the restroom,
first...</text:p>
          </table:table-cell>
          <table:table-cell table:number-columns-repeated="1020"/>
        </table:table-row>
        <table:table-row>
          <table:table-cell table:style-name="ce0" office:value-type="string">
            <text:p>お手洗い・・・行って来ます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going... to the restroom...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私、ちょっと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'm just... going!</text:p>
          </table:table-cell>
          <table:table-cell table:number-columns-repeated="1020"/>
        </table:table-row>
        <table:table-row>
          <table:table-cell table:style-name="ce0" office:value-type="string">
            <text:p>ごめんなさい、お手洗い・・・行きたいんです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orry, I... need to use the restroom!</text:p>
          </table:table-cell>
          <table:table-cell table:number-columns-repeated="1020"/>
        </table:table-row>
        <table:table-row>
          <table:table-cell table:style-name="ce0" office:value-type="string">
            <text:p>くぅぅ・・・んっ！　あぁ・・・っ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Kuu... nh! Aaa...ah!</text:p>
          </table:table-cell>
          <table:table-cell table:number-columns-repeated="1020"/>
        </table:table-row>
        <table:table-row>
          <table:table-cell table:style-name="ce0" office:value-type="string">
            <text:p>お、お手洗いですか？　いえ・・・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throom? No... I'm okay...</text:p>
          </table:table-cell>
          <table:table-cell table:number-columns-repeated="1020"/>
        </table:table-row>
        <table:table-row>
          <table:table-cell table:style-name="ce0" office:value-type="string">
            <text:p>わ、私は大丈夫ですから・・・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okay, so...!</text:p>
          </table:table-cell>
          <table:table-cell table:number-columns-repeated="1020"/>
        </table:table-row>
        <table:table-row>
          <table:table-cell table:style-name="ce0" office:value-type="string">
            <text:p>今は・・・行きたくないから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t's okay... I don't want to go right now...</text:p>
          </table:table-cell>
          <table:table-cell table:number-columns-repeated="1020"/>
        </table:table-row>
        <table:table-row>
          <table:table-cell table:style-name="ce0" office:value-type="string">
            <text:p>へ、平気です・・・！　大丈夫です・・・！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...! I'm okay...!</text:p>
          </table:table-cell>
          <table:table-cell table:number-columns-repeated="1020"/>
        </table:table-row>
        <table:table-row>
          <table:table-cell table:style-name="ce0" office:value-type="string">
            <text:p>お手洗い・・・行きたくないですから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don't want to go... to the restroom, so...</text:p>
          </table:table-cell>
          <table:table-cell table:number-columns-repeated="1020"/>
        </table:table-row>
        <table:table-row>
          <table:table-cell table:style-name="ce0" office:value-type="string">
            <text:p>わ、私なら後で大丈夫です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 can wait...</text:p>
          </table:table-cell>
          <table:table-cell table:number-columns-repeated="1020"/>
        </table:table-row>
        <table:table-row>
          <table:table-cell table:style-name="ce0" office:value-type="string">
            <text:p>え、えと・・・それじゃあ・・・ちょっと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then... just a moment...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お手洗い、行って来ます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, umm... I'll just be in the restroom...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ちょっと行って来ます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I'll be just a moment...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あの、ちょっと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umm, could you wait a minute?</text:p>
          </table:table-cell>
          <table:table-cell table:number-columns-repeated="1020"/>
        </table:table-row>
        <table:table-row>
          <table:table-cell table:style-name="ce0" office:value-type="string">
            <text:p>あの・・・お、お手洗いに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the r-restroom...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、ちょっとだけ待ってもらって
いいですか・・・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could you just wait a minute,
please...?</text:p>
          </table:table-cell>
          <table:table-cell table:number-columns-repeated="1020"/>
        </table:table-row>
        <table:table-row>
          <table:table-cell table:style-name="ce0" office:value-type="string">
            <text:p>あの、その・・・っ、ごめんなさい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uhh... I'm sorry... nh!</text:p>
          </table:table-cell>
          <table:table-cell table:number-columns-repeated="1020"/>
        </table:table-row>
        <table:table-row>
          <table:table-cell table:style-name="ce0" office:value-type="string">
            <text:p>わ、私・・・っ、ちょっとお手洗いに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, I'm... going to the restroom...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っ、少しだけ時間をください
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 just need a moment...!</text:p>
          </table:table-cell>
          <table:table-cell table:number-columns-repeated="1020"/>
        </table:table-row>
        <table:table-row>
          <table:table-cell table:style-name="ce0" office:value-type="string">
            <text:p>お、お、お手洗い・・・っ！　ごめんなさい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-Bathroom...! Sorry!</text:p>
          </table:table-cell>
          <table:table-cell table:number-columns-repeated="1020"/>
        </table:table-row>
        <table:table-row>
          <table:table-cell table:style-name="ce0" office:value-type="string">
            <text:p>ぁ・・・は、はやく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h... qui-quickly...!</text:p>
          </table:table-cell>
          <table:table-cell table:number-columns-repeated="1020"/>
        </table:table-row>
        <table:table-row>
          <table:table-cell table:style-name="ce0" office:value-type="string">
            <text:p>あの、あのっ！　お手洗いに・・・い、行って
きます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m! I'm... going to the b-bathroom!</text:p>
          </table:table-cell>
          <table:table-cell table:number-columns-repeated="1020"/>
        </table:table-row>
        <table:table-row>
          <table:table-cell table:style-name="ce0" office:value-type="string">
            <text:p>あぁ、あ・・・っ、ぁぁ・・・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-Aah... aaa...!</text:p>
          </table:table-cell>
          <table:table-cell table:number-columns-repeated="1020"/>
        </table:table-row>
        <table:table-row>
          <table:table-cell table:style-name="ce0" office:value-type="string">
            <text:p>（だめ・・・っ、もうだめぇ・・・っ！！　でちゃうぅ！）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o... it's no good...!! It's coming out!)</text:p>
          </table:table-cell>
          <table:table-cell table:number-columns-repeated="1020"/>
        </table:table-row>
        <table:table-row>
          <table:table-cell table:style-name="ce0" office:value-type="string">
            <text:p>んぅっ！　ふ・・・ぁ・・・ん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h! Fu... ah... nnn!!</text:p>
          </table:table-cell>
          <table:table-cell table:number-columns-repeated="1020"/>
        </table:table-row>
        <table:table-row>
          <table:table-cell table:style-name="ce0" office:value-type="string">
            <text:p>す・・・すみませんでした・・・</text:p>
          </table:table-cell>
          <table:table-cell table:style-name="ce0" office:value-type="string">
            <text:p>After toile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 sorry...</text:p>
          </table:table-cell>
          <table:table-cell table:number-columns-repeated="1020"/>
        </table:table-row>
        <table:table-row>
          <table:table-cell table:style-name="ce0" office:value-type="string">
            <text:p>お、お待たせしました・・・</text:p>
          </table:table-cell>
          <table:table-cell table:style-name="ce0" office:value-type="string">
            <text:p>After toilet - L3 &amp; Komu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 for waiting...</text:p>
          </table:table-cell>
          <table:table-cell table:number-columns-repeated="1020"/>
        </table:table-row>
        <table:table-row>
          <table:table-cell table:style-name="ce0" office:value-type="string">
            <text:p>お、終わりま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done...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で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 for the wait...</text:p>
          </table:table-cell>
          <table:table-cell table:number-columns-repeated="1020"/>
        </table:table-row>
        <table:table-row>
          <table:table-cell table:style-name="ce0" office:value-type="string">
            <text:p>えっと・・・お、終わりました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'm d-done...</text:p>
          </table:table-cell>
          <table:table-cell table:number-columns-repeated="1020"/>
        </table:table-row>
        <table:table-row>
          <table:table-cell table:style-name="ce0" office:value-type="string">
            <text:p>も、もう大丈夫です・・・。　ごめんなさい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 now... sorry...</text:p>
          </table:table-cell>
          <table:table-cell table:number-columns-repeated="1020"/>
        </table:table-row>
        <table:table-row>
          <table:table-cell table:style-name="ce0" office:value-type="string">
            <text:p>き、き、聞こえて・・・なかったですよね・・・？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-You didn't hear... right...?</text:p>
          </table:table-cell>
          <table:table-cell table:number-columns-repeated="1020"/>
        </table:table-row>
        <table:table-row>
          <table:table-cell table:style-name="ce0" office:value-type="string">
            <text:p>お、お待たせしま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 for waiting...!</text:p>
          </table:table-cell>
          <table:table-cell table:number-columns-repeated="1020"/>
        </table:table-row>
        <table:table-row>
          <table:table-cell table:style-name="ce0" office:value-type="string">
            <text:p>あの、その、すみませんで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that is... I'm sorry...!</text:p>
          </table:table-cell>
          <table:table-cell table:number-columns-repeated="1020"/>
        </table:table-row>
        <table:table-row>
          <table:table-cell table:style-name="ce0" office:value-type="string">
            <text:p>はぁ・・・もうだめかと思いました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ah... I thought I'd lose it...</text:p>
          </table:table-cell>
          <table:table-cell table:number-columns-repeated="1020"/>
        </table:table-row>
        <table:table-row>
          <table:table-cell table:style-name="ce0" office:value-type="string">
            <text:p>あ、ありがとうございます。　なんとか・・・その
・・・間に合いました・・・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. Somehow... I, um... I made it...</text:p>
          </table:table-cell>
          <table:table-cell table:number-columns-repeated="1020"/>
        </table:table-row>
        <table:table-row>
          <table:table-cell table:style-name="ce0" office:value-type="string">
            <text:p>すみません、み、見苦しいところを・・・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-Please pardon... my u-unsightliness...!</text:p>
          </table:table-cell>
          <table:table-cell table:number-columns-repeated="1020"/>
        </table:table-row>
        <table:table-row>
          <table:table-cell table:style-name="ce0" office:value-type="string">
            <text:p>ひめ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outdoor scene?</text:p>
          </table:table-cell>
          <table:table-cell table:number-columns-repeated="1020"/>
        </table:table-row>
        <table:table-row>
          <table:table-cell table:style-name="ce0" office:value-type="string">
            <text:p>お・・・お待たせしました・・・っ/////</text:p>
          </table:table-cell>
          <table:table-cell table:style-name="ce0" office:value-type="string">
            <text:p>After pee (field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... Thank you for waiting... /////</text:p>
          </table:table-cell>
          <table:table-cell table:number-columns-repeated="1020"/>
        </table:table-row>
        <table:table-row>
          <table:table-cell table:style-name="ce0" office:value-type="string">
            <text:p>あ～んな機能やこ～んな機能が解禁できる
のよん♪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You can unlock a～ll of these and a～ll of
those features! ♪</text:p>
          </table:table-cell>
          <table:table-cell table:number-columns-repeated="1020"/>
        </table:table-row>
        <table:table-row>
          <table:table-cell table:style-name="ce0" office:value-type="string">
            <text:p>解禁したい項目を↑↓で選んで、【C】キーを
押してね！</text:p>
          </table:table-cell>
          <table:table-cell table:style-name="ce0"/>
          <table:table-cell table:style-name="ce0"/>
          <table:table-cell table:style-name="ce0" office:value-type="string">
            <text:p>Select the item you want to unlock with ↑↓,
then press the 【C】 key!</text:p>
          </table:table-cell>
          <table:table-cell table:number-columns-repeated="1020"/>
        </table:table-row>
        <table:table-row>
          <table:table-cell table:style-name="ce0" office:value-type="string">
            <text:p>ひとつの項目につき霊珠を1つ消費するわよん！</text:p>
          </table:table-cell>
          <table:table-cell table:style-name="ce0"/>
          <table:table-cell table:style-name="ce0"/>
          <table:table-cell table:style-name="ce0" office:value-type="string">
            <text:p>Each of these item consumes exactly one
Spirit Orb apiece!</text:p>
          </table:table-cell>
          <table:table-cell table:number-columns-repeated="1020"/>
        </table:table-row>
        <table:table-row>
          <table:table-cell table:style-name="ce0" office:value-type="string">
            <text:p>一度解禁した機能は元に戻せないから注意
してね！</text:p>
          </table:table-cell>
          <table:table-cell table:style-name="ce0"/>
          <table:table-cell table:style-name="ce0"/>
          <table:table-cell table:style-name="ce0" office:value-type="string">
            <text:p>But, be careful! Once you've unlocked a
feature, you can't get rid of it again!</text:p>
          </table:table-cell>
          <table:table-cell table:number-columns-repeated="1020"/>
        </table:table-row>
        <table:table-row>
          <table:table-cell table:style-name="ce0" office:value-type="string">
            <text:p>画面を終了する時は【X】キーよん♪</text:p>
          </table:table-cell>
          <table:table-cell table:style-name="ce0"/>
          <table:table-cell table:style-name="ce0"/>
          <table:table-cell table:style-name="ce0" office:value-type="string">
            <text:p>Hit the 【X】 key as soon as you're done! ♪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はむこ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Face Icon?</text:p>
          </table:table-cell>
          <table:table-cell table:number-columns-repeated="1020"/>
        </table:table-row>
        <table:table-row>
          <table:table-cell table:style-name="ce0" office:value-type="string">
            <text:p>はむこ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Face Icon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にゃんこ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Face Icon?</text:p>
          </table:table-cell>
          <table:table-cell table:number-columns-repeated="1020"/>
        </table:table-row>
        <table:table-row>
          <table:table-cell table:style-name="ce0" office:value-type="string">
            <text:p>にゃんこ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Face Icon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ともっち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Face Icon?</text:p>
          </table:table-cell>
          <table:table-cell table:number-columns-repeated="1020"/>
        </table:table-row>
        <table:table-row>
          <table:table-cell table:style-name="ce0" office:value-type="string">
            <text:p>ともっち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Face Icon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ひめ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Face Icon?</text:p>
          </table:table-cell>
          <table:table-cell table:number-columns-repeated="1020"/>
        </table:table-row>
        <table:table-row>
          <table:table-cell table:style-name="ce0" office:value-type="string">
            <text:p>ひめ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Face Icon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はむこ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Omorashi CG?</text:p>
          </table:table-cell>
          <table:table-cell table:number-columns-repeated="1020"/>
        </table:table-row>
        <table:table-row>
          <table:table-cell table:style-name="ce0" office:value-type="string">
            <text:p>はむこ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Omorashi CG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にゃんこ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Omorashi CG?</text:p>
          </table:table-cell>
          <table:table-cell table:number-columns-repeated="1020"/>
        </table:table-row>
        <table:table-row>
          <table:table-cell table:style-name="ce0" office:value-type="string">
            <text:p>にゃんこ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Omorashi CG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ともっち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Omorashi CG?</text:p>
          </table:table-cell>
          <table:table-cell table:number-columns-repeated="1020"/>
        </table:table-row>
        <table:table-row>
          <table:table-cell table:style-name="ce0" office:value-type="string">
            <text:p>ともっち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Omorashi CG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ひめ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Omorashi CG?</text:p>
          </table:table-cell>
          <table:table-cell table:number-columns-repeated="1020"/>
        </table:table-row>
        <table:table-row>
          <table:table-cell table:style-name="ce0" office:value-type="string">
            <text:p>ひめ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Omorashi CG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はむこ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Toilet Scene?</text:p>
          </table:table-cell>
          <table:table-cell table:number-columns-repeated="1020"/>
        </table:table-row>
        <table:table-row>
          <table:table-cell table:style-name="ce0" office:value-type="string">
            <text:p>はむこ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amuko's Toilet Scene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にゃんこ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Toilet Scene?</text:p>
          </table:table-cell>
          <table:table-cell table:number-columns-repeated="1020"/>
        </table:table-row>
        <table:table-row>
          <table:table-cell table:style-name="ce0" office:value-type="string">
            <text:p>にゃんこ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Nyanko's Toilet Scene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ともっち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Toilet Scene?</text:p>
          </table:table-cell>
          <table:table-cell table:number-columns-repeated="1020"/>
        </table:table-row>
        <table:table-row>
          <table:table-cell table:style-name="ce0" office:value-type="string">
            <text:p>ともっち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Tomocchi's Toilet Scene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ひめ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Toilet Scene?</text:p>
          </table:table-cell>
          <table:table-cell table:number-columns-repeated="1020"/>
        </table:table-row>
        <table:table-row>
          <table:table-cell table:style-name="ce0" office:value-type="string">
            <text:p>ひめ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ime's Toilet Scene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はむこ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Outdoor Scene?</text:p>
          </table:table-cell>
          <table:table-cell table:number-columns-repeated="1020"/>
        </table:table-row>
        <table:table-row>
          <table:table-cell table:style-name="ce0" office:value-type="string">
            <text:p>はむこ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amuko's Outdoor Scene
(Pixel Animation)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にゃんこ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Outdoor Scene?</text:p>
          </table:table-cell>
          <table:table-cell table:number-columns-repeated="1020"/>
        </table:table-row>
        <table:table-row>
          <table:table-cell table:style-name="ce0" office:value-type="string">
            <text:p>にゃんこ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Nyanko's Outdoor Scene
(Pixel Animation)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ともっち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Outdoor Scene?</text:p>
          </table:table-cell>
          <table:table-cell table:number-columns-repeated="1020"/>
        </table:table-row>
        <table:table-row>
          <table:table-cell table:style-name="ce0" office:value-type="string">
            <text:p>ともっち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Tomocchi's Outdoor Scene
(Pixel Animation)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ひめ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Outdoor Scene?</text:p>
          </table:table-cell>
          <table:table-cell table:number-columns-repeated="1020"/>
        </table:table-row>
        <table:table-row>
          <table:table-cell table:style-name="ce0" office:value-type="string">
            <text:p>ひめ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ime's Outdoor Scene
(Pixel Animation)!</text:p>
          </table:table-cell>
          <table:table-cell table:number-columns-repeated="1020"/>
        </table:table-row>
        <table:table-row>
          <table:table-cell table:style-name="ce0" office:value-type="string">
            <text:p>霊珠が1つも無い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Spirit Orbs...!</text:p>
          </table:table-cell>
          <table:table-cell table:number-columns-repeated="1020"/>
        </table:table-row>
        <table:table-row>
          <table:table-cell table:style-name="ce0" office:value-type="string">
            <text:p>クラスを【ノーマル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Normal】?</text:p>
          </table:table-cell>
          <table:table-cell table:number-columns-repeated="1020"/>
        </table:table-row>
        <table:table-row>
          <table:table-cell table:style-name="ce0" office:value-type="string">
            <text:p>クラスを【ファイター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Fighter】?</text:p>
          </table:table-cell>
          <table:table-cell table:number-columns-repeated="1020"/>
        </table:table-row>
        <table:table-row>
          <table:table-cell table:style-name="ce0" office:value-type="string">
            <text:p>前に解放したクラスLv5以上にしないと、次の
クラスを解放できません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unlock a new class until you've
reached level 5 on your current one!</text:p>
          </table:table-cell>
          <table:table-cell table:number-columns-repeated="1020"/>
        </table:table-row>
        <table:table-row>
          <table:table-cell table:style-name="ce0" office:value-type="string">
            <text:p>クラスを【華龍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Huálóng】?</text:p>
          </table:table-cell>
          <table:table-cell table:number-columns-repeated="1020"/>
        </table:table-row>
        <table:table-row>
          <table:table-cell table:style-name="ce0" office:value-type="string">
            <text:p>クラスを【トロピカル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Tropical】?</text:p>
          </table:table-cell>
          <table:table-cell table:number-columns-repeated="1020"/>
        </table:table-row>
        <table:table-row>
          <table:table-cell table:style-name="ce0" office:value-type="string">
            <text:p>クラスを【パイアン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Paeon】?</text:p>
          </table:table-cell>
          <table:table-cell table:number-columns-repeated="1020"/>
        </table:table-row>
        <table:table-row>
          <table:table-cell table:style-name="ce0" office:value-type="string">
            <text:p>クラスを【タナトス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Thanatos】?</text:p>
          </table:table-cell>
          <table:table-cell table:number-columns-repeated="1020"/>
        </table:table-row>
        <table:table-row>
          <table:table-cell table:style-name="ce0" office:value-type="string">
            <text:p>クラスを【くノ一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Kunoichi】?</text:p>
          </table:table-cell>
          <table:table-cell table:number-columns-repeated="1020"/>
        </table:table-row>
        <table:table-row>
          <table:table-cell table:style-name="ce0" office:value-type="string">
            <text:p>クラスを【チアリーダー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Cheerleader】?</text:p>
          </table:table-cell>
          <table:table-cell table:number-columns-repeated="1020"/>
        </table:table-row>
        <table:table-row>
          <table:table-cell table:style-name="ce0" office:value-type="string">
            <text:p>【ノーマル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Normal】!!</text:p>
          </table:table-cell>
          <table:table-cell table:number-columns-repeated="1020"/>
        </table:table-row>
        <table:table-row>
          <table:table-cell table:style-name="ce0" office:value-type="string">
            <text:p>【ファイター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Fighter】!!</text:p>
          </table:table-cell>
          <table:table-cell table:number-columns-repeated="1020"/>
        </table:table-row>
        <table:table-row>
          <table:table-cell table:style-name="ce0" office:value-type="string">
            <text:p>【華龍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Huálóng】!!</text:p>
          </table:table-cell>
          <table:table-cell table:number-columns-repeated="1020"/>
        </table:table-row>
        <table:table-row>
          <table:table-cell table:style-name="ce0" office:value-type="string">
            <text:p>【トロピカル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Tropical】!!</text:p>
          </table:table-cell>
          <table:table-cell table:number-columns-repeated="1020"/>
        </table:table-row>
        <table:table-row>
          <table:table-cell table:style-name="ce0" office:value-type="string">
            <text:p>【パイアン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Paeon】!!</text:p>
          </table:table-cell>
          <table:table-cell table:number-columns-repeated="1020"/>
        </table:table-row>
        <table:table-row>
          <table:table-cell table:style-name="ce0" office:value-type="string">
            <text:p>【タナトス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Thanatos】!!</text:p>
          </table:table-cell>
          <table:table-cell table:number-columns-repeated="1020"/>
        </table:table-row>
        <table:table-row>
          <table:table-cell table:style-name="ce0" office:value-type="string">
            <text:p>【くノ一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Kunoichi】!!</text:p>
          </table:table-cell>
          <table:table-cell table:number-columns-repeated="1020"/>
        </table:table-row>
        <table:table-row>
          <table:table-cell table:style-name="ce0" office:value-type="string">
            <text:p>【チアリーダー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Cheerleader】!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ファイター】が
レベル\V[118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Fighter】 class
level \V[1186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ower Slash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onic Blad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has reached the class EXP limit!
Bonus stats earned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eat Slash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Arctic Thrust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ファイター】が
レベル\V[1186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Fighter】 class
level \V[1186]!
Mastered the 【Fighter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uster Blad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華龍】が
レベル\V[118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Huálóng】 class
level \V[1187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lazing Dragon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ustrous Annihilation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eavenly Judgement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oaring Thunderstrik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華龍】が
レベル\V[1187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Huálóng】 class
level \V[1187]!
Mastered the 【Huálóng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Vermilion's Valor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トロピカル】が
レベル\V[118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ropical】 class
level \V[1188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plash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unshin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ubble Burst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aser Blad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トロピカル】が
レベル\V[1188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ropical】 class
level \V[1188]!
Mastered the 【Tropical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ig Wav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パイアン】が
レベル\V[118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Paeon】 class
level \V[1189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Ignis Flar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rism React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Ras Algethi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Chaos Driv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パイアン】が
レベル\V[1189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Paeon】 class
level \V[1189]!
Mastered the 【Paeon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Eclipse Kiss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タナトス】が
レベル\V[119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hanatos】 class
level \V[1190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Evil Edg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Assault Gash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Dark Gloria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cale Cleaver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タナトス】が
レベル\V[1190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hanatos】 class
level \V[1190]!
Mastered the 【Thanatos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chwarzlos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くノ一】が
レベル\V[119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Kunoichi】 class
level \V[1191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Forsythia • Loop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Umbral Flam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Nirvana Drop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lover Motif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くノ一】が
レベル\V[1191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Kunoichi】 class
level \V[1191]!
Mastered the 【Kunoichi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ymn of Demons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チアリーダー】が
レベル\V[119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Cheerleader】 class
level \V[1192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assion Danc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Chilly Danc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hining Danc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Midnight Danc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チアリーダー】が
レベル\V[1192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Cheerleader】 class
level \V[1192]!
Mastered the 【Cheerleader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unatic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ファイター】が
レベル\V[119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Fighter】 class
level \V[1193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ower Slash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onic Blad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has reached the class EXP limit!
Bonus stats earned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eat Slash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Arctic Thrust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ファイター】が
レベル\V[1193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Fighter】 class
level \V[1193]!
Mastered the 【Fighter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uster Blad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華龍】が
レベル\V[1194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Huálóng】 class
level \V[1194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lazing Dragon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ustrous Annihilation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eavenly Judgement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oaring Thunderstrik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華龍】が
レベル\V[1194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Huálóng】 class
level \V[1194]!
Mastered the 【Huálóng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Vermilion's Valor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トロピカル】が
レベル\V[1195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ropical】 class
level \V[1195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plash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unshin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ubble Burst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aser Blad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トロピカル】が
レベル\V[1195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ropical】 class
level \V[1195]!
Mastered the 【Tropical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ig Wav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パイアン】が
レベル\V[119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Paeon】 class
level \V[1196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Ignis Flar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rism React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Ras Algethi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Chaos Driv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パイアン】が
レベル\V[1196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Paeon】 class
level \V[1196]!
Mastered the 【Paeon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Eclipse Kiss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タナトス】が
レベル\V[119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hanatos】 class
level \V[1197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Evil Edg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Assault Gash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Dark Gloria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cale Cleaver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タナトス】が
レベル\V[1197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hanatos】 class
level \V[1197]!
Mastered the 【Thanatos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chwarzlos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くノ一】が
レベル\V[119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Kunoichi】 class
level \V[1198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Forsythia • Loop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Umbral Flam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irvana Drop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lover Motif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くノ一】が
レベル\V[1198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Kunoichi】 class
level \V[1198]!
Mastered the 【Kunoichi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ymn of Demons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チアリーダー】が
レベル\V[119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Cheerleader】 class
level \V[1199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assion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Chilly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hining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Midnight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チアリーダー】が
レベル\V[1199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Cheerleader】 class
level \V[1199]!
Mastered the 【Cheerleader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unatic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ファイター】が
レベル\V[120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Fighter】 class
level \V[1200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ower Slash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onic Blad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has reached the class EXP limit!
Bonus stats earned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eat Slash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Arctic Thrust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ファイター】が
レベル\V[1200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Fighter】 class
level \V[1200]!
Mastered the 【Fighter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uster Blad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華龍】が
レベル\V[120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Huálóng】 class
level \V[1201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lazing Dragon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ustrous Annihilation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eavenly Judgement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oaring Thunderstrik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華龍】が
レベル\V[1201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Huálóng】 class
level \V[1201]!
Mastered the 【Huálóng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Vermilion's Valor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トロピカル】が
レベル\V[120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ropical】 class
level \V[1202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plash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unshin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ubble Burst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aser Blad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トロピカル】が
レベル\V[1202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ropical】 class
level \V[1202]!
Mastered the 【Tropical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ig Wav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パイアン】が
レベル\V[120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Paeon】 class
level \V[1203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Ignis Flar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rism React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Ras Algethi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Chaos Driv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パイアン】が
レベル\V[1203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Paeon】 class
level \V[1203]!
Mastered the 【Paeon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Eclipse Kiss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タナトス】が
レベル\V[1204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hanatos】 class
level \V[1204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Evil Edg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Assault Gash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Dark Gloria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cale Cleaver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タナトス】が
レベル\V[1204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hanatos】 class
level \V[1204]!
Mastered the 【Thanatos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chwarzlos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くノ一】が
レベル\V[1205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Kunoichi】 class
level \V[1205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Forsythia • Loop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Umbral Flam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Nirvana Drop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lover Motif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くノ一】が
レベル\V[1205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Kunoichi】 class
level \V[1205]!
Mastered the 【Kunoichi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ymn of Demons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チアリーダー】が
レベル\V[120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Cheerleader】 class
level \V[1206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assion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Chilly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hining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Midnight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チアリーダー】が
レベル\V[1206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Cheerleader】 class
level \V[1206]!
Mastered the 【Cheerleader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unatic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ファイター】が
レベル\V[120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Fighter】 class
level \V[1207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ower Slash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onic Blad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has reached the class EXP limit!
Bonus stats earned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eat Slash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Arctic Thrust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ファイター】が
レベル\V[1207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Fighter】 class
level \V[1207]!
Mastered the 【Fighter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uster Blad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華龍】が
レベル\V[120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Huálóng】 class
level \V[1208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lazing Dragon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ustrous Annihilation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eavenly Judgement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oaring Thunderstrik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華龍】が
レベル\V[1208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Huálóng】 class
level \V[1208]!
Mastered the 【Huálóng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Vermilion's Valor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トロピカル】が
レベル\V[120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ropical】 class
level \V[1209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plash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unshin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ubble Burst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aser Blad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トロピカル】が
レベル\V[1209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ropical】 class
level \V[1209]!
Mastered the 【Tropical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ig Wav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パイアン】が
レベル\V[121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Paeon】 class
level \V[1210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Ignis Flar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rism React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Ras Algethi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Chaos Driv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パイアン】が
レベル\V[1210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Paeon】 class
level \V[1210]!
Mastered the 【Paeon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Eclipse Kiss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タナトス】が
レベル\V[121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hanatos】 class
level \V[1211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Evil Edg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Assault Gash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Dark Gloria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cale Cleaver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タナトス】が
レベル\V[1211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hanatos】 class
level \V[1211]!
Mastered the 【Thanatos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chwarzlos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くノ一】が
レベル\V[121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Kunoichi】 class
level \V[1212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Forsythia • Loop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Umbral Flam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Nirvana Drop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lover Motif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くノ一】が
レベル\V[1212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Kunoichi】 class
level \V[1212]!
Mastered the 【Kunoichi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ymn of Demons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チアリーダー】が
レベル\V[121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Cheerleader】 class
level \V[1213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assion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Chilly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hining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Midnight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チアリーダー】が
レベル\V[1213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Cheerleader】 class
level \V[1213]!
Mastered the 【Cheerleader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unatic Dance】
skill!</text:p>
          </table:table-cell>
          <table:table-cell table:number-columns-repeated="1020"/>
        </table:table-row>
        <table:table-row>
          <table:table-cell table:style-name="ce0" office:value-type="string">
            <text:p>フィールドで黄金に輝くこのオブジェは
【マネークリスタル】で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se golden, sparking objects which can be
found in the field are called 【Money Crystals】.</text:p>
          </table:table-cell>
          <table:table-cell table:number-columns-repeated="1020"/>
        </table:table-row>
        <table:table-row>
          <table:table-cell table:style-name="ce0" office:value-type="string">
            <text:p>触れることで、その名の通りお金を入手する
ことができます。見つけたら積極的にゲット
し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Just as the name implies, you can collect
money by touching them. Let's be proactive
and take whatever we find.</text:p>
          </table:table-cell>
          <table:table-cell table:number-columns-repeated="1020"/>
        </table:table-row>
        <table:table-row>
          <table:table-cell table:style-name="ce0" office:value-type="string">
            <text:p>たまにレアアイテムが出てくることもあります。
（ただし、持ち物がいっぱいだと拾えずに
　消滅するアイテムもあるので注意です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they will come with a rare item.
(However, be careful that your inventory isn't
full, or else the item will vanish.)</text:p>
          </table:table-cell>
          <table:table-cell table:number-columns-repeated="1020"/>
        </table:table-row>
        <table:table-row>
          <table:table-cell table:style-name="ce0" office:value-type="string">
            <text:p>【珠欠片】×1
を見つけたが、持ち物がいっぱいだ！
残念ながら珠欠片は消滅してしま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【Orb Fragment】 ×1,
but your inventory is full!
Too bad—the orb fragment vanished!</text:p>
          </table:table-cell>
          <table:table-cell table:number-columns-repeated="1020"/>
        </table:table-row>
        <table:table-row>
          <table:table-cell table:style-name="ce0" office:value-type="string">
            <text:p>HPキャンディ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HP Candy straight away?</text:p>
          </table:table-cell>
          <table:table-cell table:number-columns-repeated="1020"/>
        </table:table-row>
        <table:table-row>
          <table:table-cell table:style-name="ce0" office:value-type="string">
            <text:p>すぐに使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straight away</text:p>
          </table:table-cell>
          <table:table-cell table:number-columns-repeated="1020"/>
        </table:table-row>
        <table:table-row>
          <table:table-cell table:style-name="ce0" office:value-type="string">
            <text:p>入手をあきらめ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pick up</text:p>
          </table:table-cell>
          <table:table-cell table:number-columns-repeated="1020"/>
        </table:table-row>
        <table:table-row>
          <table:table-cell table:style-name="ce0" office:value-type="string">
            <text:p>攻撃チョコ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Strength Choco straight away?</text:p>
          </table:table-cell>
          <table:table-cell table:number-columns-repeated="1020"/>
        </table:table-row>
        <table:table-row>
          <table:table-cell table:style-name="ce0" office:value-type="string">
            <text:p>防御クッキー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Defense Cookie straight away?</text:p>
          </table:table-cell>
          <table:table-cell table:number-columns-repeated="1020"/>
        </table:table-row>
        <table:table-row>
          <table:table-cell table:style-name="ce0" office:value-type="string">
            <text:p>技術チュロ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Finesse Churo straight away?</text:p>
          </table:table-cell>
          <table:table-cell table:number-columns-repeated="1020"/>
        </table:table-row>
        <table:table-row>
          <table:table-cell table:style-name="ce0" office:value-type="string">
            <text:p>敏捷チップ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Agility Chips straight away?</text:p>
          </table:table-cell>
          <table:table-cell table:number-columns-repeated="1020"/>
        </table:table-row>
        <table:table-row>
          <table:table-cell table:style-name="ce0" office:value-type="string">
            <text:p>はむ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はむ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はむ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はむ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はむ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にゃん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にゃん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にゃん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にゃん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にゃん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ともっち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rushed into the bathroom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ともっち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ともっち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just barely made it onto the toilet
and 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ひめ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ひめ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ひめ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ひめ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ひめ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こむ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こむ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こむ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こむ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こむ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たこやき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たこやき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たこやき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たこやき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たこやき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クラスチェンジ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lass change</text:p>
          </table:table-cell>
          <table:table-cell table:number-columns-repeated="1020"/>
        </table:table-row>
        <table:table-row>
          <table:table-cell table:style-name="ce0" office:value-type="string">
            <text:p>クラスチェンジの説明を聞く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lass change tutorial</text:p>
          </table:table-cell>
          <table:table-cell table:number-columns-repeated="1020"/>
        </table:table-row>
        <table:table-row>
          <table:table-cell table:style-name="ce0" office:value-type="string">
            <text:p>憑依精霊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pirit Nymphs</text:p>
          </table:table-cell>
          <table:table-cell table:number-columns-repeated="1020"/>
        </table:table-row>
        <table:table-row>
          <table:table-cell table:style-name="ce0" office:value-type="string">
            <text:p>霊水とアイテムを交換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xchange Holy Water for items</text:p>
          </table:table-cell>
          <table:table-cell table:number-columns-repeated="1020"/>
        </table:table-row>
        <table:table-row>
          <table:table-cell table:style-name="ce0" office:value-type="string">
            <text:p>クラスとは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at is a class?</text:p>
          </table:table-cell>
          <table:table-cell table:number-columns-repeated="1020"/>
        </table:table-row>
        <table:table-row>
          <table:table-cell table:style-name="ce0" office:value-type="string">
            <text:p>クラスレベルについて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bout class levels</text:p>
          </table:table-cell>
          <table:table-cell table:number-columns-repeated="1020"/>
        </table:table-row>
        <table:table-row>
          <table:table-cell table:style-name="ce0" office:value-type="string">
            <text:p>他のクラスにチェンジした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 want to pick another class</text:p>
          </table:table-cell>
          <table:table-cell table:number-columns-repeated="1020"/>
        </table:table-row>
        <table:table-row>
          <table:table-cell table:style-name="ce0" office:value-type="string">
            <text:p>どのクラスがオススメ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ich classes are recommended?</text:p>
          </table:table-cell>
          <table:table-cell table:number-columns-repeated="1020"/>
        </table:table-row>
        <table:table-row>
          <table:table-cell table:style-name="ce0" office:value-type="string">
            <text:p>普段の自分とは異なる戦闘スタイル、それが
【クラス】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【Class】 uses a different fighting style in
combat.</text:p>
          </table:table-cell>
          <table:table-cell table:number-columns-repeated="1020"/>
        </table:table-row>
        <table:table-row>
          <table:table-cell table:style-name="ce0" office:value-type="string">
            <text:p>クラスを変更することによって、パラメータが
増減したり、新たなスキルを使うことができる
ようになり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of your stats can go up or down
depending on your class, and each class
also enables a distinct set of skills.</text:p>
          </table:table-cell>
          <table:table-cell table:number-columns-repeated="1020"/>
        </table:table-row>
        <table:table-row>
          <table:table-cell table:style-name="ce0" office:value-type="string">
            <text:p>クラスは全部で7種類あります。よく考えて
選択しま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There are a total of 7 classes. Think your
choice through carefully.</text:p>
          </table:table-cell>
          <table:table-cell table:number-columns-repeated="1020"/>
        </table:table-row>
        <table:table-row>
          <table:table-cell table:style-name="ce0" office:value-type="string">
            <text:p>各クラスには【クラスレベル】が存在し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class has its own 【Class Level】.</text:p>
          </table:table-cell>
          <table:table-cell table:number-columns-repeated="1020"/>
        </table:table-row>
        <table:table-row>
          <table:table-cell table:style-name="ce0" office:value-type="string">
            <text:p>クラスレベルは、そのクラスに就いた状態で
魔物を倒すことによって手に入る【クラスEXP】を
溜めることでレベルアップします。
レベルは最大で9まで上がり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By defeating monsters as a particular class,
you will gain 【Class EXP】 for that class
and be able to raise the corresponding class
level. The maximum class level is 9.</text:p>
          </table:table-cell>
          <table:table-cell table:number-columns-repeated="1020"/>
        </table:table-row>
        <table:table-row>
          <table:table-cell table:style-name="ce0" office:value-type="string">
            <text:p>クラスEXPは目で確認することはできませんが、
自分と同等以上の強さの魔物を倒すことで
多くもらうことができ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cannot check the amount of class EXP you
have, but you can earn a lot of it by defeating
monsters that are at least as strong as you.</text:p>
          </table:table-cell>
          <table:table-cell table:number-columns-repeated="1020"/>
        </table:table-row>
        <table:table-row>
          <table:table-cell table:style-name="ce0" office:value-type="string">
            <text:p>クラスレベルが上がると、以下の利点が
あります。
1.奇数レベルごとにスキルを習得できる。
2.偶数レベルごとに任意の能力を強化可能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With each class level, you gain different perks.
1. At every odd-numbered level, a new skill.
2. At every even-numbered level, stat points
to spend as you please.</text:p>
          </table:table-cell>
          <table:table-cell table:number-columns-repeated="1020"/>
        </table:table-row>
        <table:table-row>
          <table:table-cell table:style-name="ce0" office:value-type="string">
            <text:p>積極的にクラスレベルを上げておいて損は
ないで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Level-up your class as much as you'd like, as
there are no disadvantages.</text:p>
          </table:table-cell>
          <table:table-cell table:number-columns-repeated="1020"/>
        </table:table-row>
        <table:table-row>
          <table:table-cell table:style-name="ce0" office:value-type="string">
            <text:p>一度クラスチェンジをすると、すぐに新しい
クラスを解放することはできません。
（ノーマルや一度就いたクラスにはいつでも
戻せます。）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Once you've chosen a class, you may not
immediately unlock another new class.
(Although, you may always return to the normal
class or those you've already unlocked.)</text:p>
          </table:table-cell>
          <table:table-cell table:number-columns-repeated="1020"/>
        </table:table-row>
        <table:table-row>
          <table:table-cell table:style-name="ce0" office:value-type="string">
            <text:p>新しいクラスを解放するためには、直前に
解放したクラスのレベルを5以上にしないと
いけません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In order to unlock a new class, you must first
reach at least class level 5 on your current
class.</text:p>
          </table:table-cell>
          <table:table-cell table:number-columns-repeated="1020"/>
        </table:table-row>
        <table:table-row>
          <table:table-cell table:style-name="ce0" office:value-type="string">
            <text:p>まずはそのクラスで戦って、クラスレベルを
5以上にしてから他のクラスを解放しま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should gain class experience in battle and
hit class level 5 before trying to unlock your
next class.</text:p>
          </table:table-cell>
          <table:table-cell table:number-columns-repeated="1020"/>
        </table:table-row>
        <table:table-row>
          <table:table-cell table:style-name="ce0" office:value-type="string">
            <text:p>各クラスにはすべて一長一短があり、どの
クラスが最強であるとは言えません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Since every class has its advantages and
disadvantages, no one class can be
recommended over the others.</text:p>
          </table:table-cell>
          <table:table-cell table:number-columns-repeated="1020"/>
        </table:table-row>
        <table:table-row>
          <table:table-cell table:style-name="ce0" office:value-type="string">
            <text:p>伸びるパラメータや下がるパラメータ、覚える
スキルなどを考慮し、自分に合ったクラスに
就く事が大事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should consider the stat variations and
skills available to each class, then choose
the ones which suit you best.</text:p>
          </table:table-cell>
          <table:table-cell table:number-columns-repeated="1020"/>
        </table:table-row>
        <table:table-row>
          <table:table-cell table:style-name="ce0" office:value-type="string">
            <text:p>残念ながら、まだ霊水ビンが満タンではない
よう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I'm afraid you haven't yet filled the vial to
the top with Holy Water.</text:p>
          </table:table-cell>
          <table:table-cell table:number-columns-repeated="1020"/>
        </table:table-row>
        <table:table-row>
          <table:table-cell table:style-name="ce0" office:value-type="string">
            <text:p>一度クラスチェンジをすると、すぐに他のクラス
を解放することはできません。
（ノーマルや一度就いたクラスにはいつでも
戻せます。）</text:p>
          </table:table-cell>
          <table:table-cell table:style-name="ce0" office:value-type="string">
            <text:p>Difference from 2619 unknown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Once you've chosen a class, you cannot unlock
another class again immediately.
(Although, you may always return to the normal
class or those you've already unlocked.)</text:p>
          </table:table-cell>
          <table:table-cell table:number-columns-repeated="1020"/>
        </table:table-row>
        <table:table-row>
          <table:table-cell table:style-name="ce0" office:value-type="string">
            <text:p>新たなクラスを解放するためには、直前に
解放したクラスのレベルを5以上にしないと
いけません。</text:p>
          </table:table-cell>
          <table:table-cell table:style-name="ce0" office:value-type="string">
            <text:p>Difference from 2620 unknown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To unlock a new class, you must reach at least
class level 5 on your current class.</text:p>
          </table:table-cell>
          <table:table-cell table:number-columns-repeated="1020"/>
        </table:table-row>
        <table:table-row>
          <table:table-cell table:style-name="ce0" office:value-type="string">
            <text:p>まずはそのクラスで戦って、クラスレベルを
5以上にしてから他のクラスに変えましょう。</text:p>
          </table:table-cell>
          <table:table-cell table:style-name="ce0" office:value-type="string">
            <text:p>Difference from 2621 unknown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You may unlock new classes by battling
enemies and hitting class level 5.</text:p>
          </table:table-cell>
          <table:table-cell table:number-columns-repeated="1020"/>
        </table:table-row>
        <table:table-row>
          <table:table-cell table:style-name="ce0" office:value-type="string">
            <text:p>能力を強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ugment abilities?</text:p>
          </table:table-cell>
          <table:table-cell table:number-columns-repeated="1020"/>
        </table:table-row>
        <table:table-row>
          <table:table-cell table:style-name="ce0" office:value-type="string">
            <text:p>はむこ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abilities were augmented!
STR ＋\V[1361], DEF ＋\V[1362],
FIN ＋\V[1363], AGI ＋\V[1364]</text:p>
          </table:table-cell>
          <table:table-cell table:number-columns-repeated="1020"/>
        </table:table-row>
        <table:table-row>
          <table:table-cell table:style-name="ce0" office:value-type="string">
            <text:p>にゃんこ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abilities were augmented!
STR ＋\V[1361], DEF ＋\V[1362],
FIN ＋\V[1363], AGI ＋\V[1364]</text:p>
          </table:table-cell>
          <table:table-cell table:number-columns-repeated="1020"/>
        </table:table-row>
        <table:table-row>
          <table:table-cell table:style-name="ce0" office:value-type="string">
            <text:p>ともっち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abilities were augmented!
STR ＋\V[1361], DEF ＋\V[1362],
FIN ＋\V[1363], AGI ＋\V[1364]</text:p>
          </table:table-cell>
          <table:table-cell table:number-columns-repeated="1020"/>
        </table:table-row>
        <table:table-row>
          <table:table-cell table:style-name="ce0" office:value-type="string">
            <text:p>ひめ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abilities were augmented!
STR ＋\V[1361], DEF ＋\V[1362],
FIN ＋\V[1363], AGI ＋\V[1364]</text:p>
          </table:table-cell>
          <table:table-cell table:number-columns-repeated="1020"/>
        </table:table-row>
        <table:table-row>
          <table:table-cell table:style-name="ce0" office:value-type="string">
            <text:p>ここで使うのは、ちょっと・・・</text:p>
          </table:table-cell>
          <table:table-cell table:style-name="ce0" office:value-type="string">
            <text:p>Portable Toilet Public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Using that right here would be a little...</text:p>
          </table:table-cell>
          <table:table-cell table:number-columns-repeated="1020"/>
        </table:table-row>
        <table:table-row>
          <table:table-cell table:style-name="ce0" office:value-type="string">
            <text:p>はむこ
「え？　別におトイレしたくないから平気なん
　だけど・・・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Hamuko
“Eh? That's okay, I don't really need to use
the toilet...”</text:p>
          </table:table-cell>
          <table:table-cell table:number-columns-repeated="1020"/>
        </table:table-row>
        <table:table-row>
          <table:table-cell table:style-name="ce0" office:value-type="string">
            <text:p>はむこ
「そ、そんなの使うほどじゃないから大丈夫
　だよ・・・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Hamuko
“I-I'm not so desperate that I'd use
something like that, don't you worry... ////”</text:p>
          </table:table-cell>
          <table:table-cell table:number-columns-repeated="1020"/>
        </table:table-row>
        <table:table-row>
          <table:table-cell table:style-name="ce0" office:value-type="string">
            <text:p>はむこ
「う、うーん・・・近くにおトイレ無さそうだし・・・
　じゃあ、ちょっと待っててくれる・・・？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Hamuko
“Y-Yep... there don't seem to be any toilets
around here... would you give me just a
minute...? ////”</text:p>
          </table:table-cell>
          <table:table-cell table:number-columns-repeated="1020"/>
        </table:table-row>
        <table:table-row>
          <table:table-cell table:style-name="ce0" office:value-type="string">
            <text:p>はむこ
「あ、ありがと・・・っ！　ちょっと使ってくるから
　待っててね・・・っ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Hamuko
“Th-Thank you...! I'll go give it a spin, so
wait here... ////”</text:p>
          </table:table-cell>
          <table:table-cell table:number-columns-repeated="1020"/>
        </table:table-row>
        <table:table-row>
          <table:table-cell table:style-name="ce0" office:value-type="string">
            <text:p>はむこ
「く・・・ぅ・・・っ　やばい、もれちゃうぅ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Hamuko
“Kh... hh... dammit, it's leaking out!!”</text:p>
          </table:table-cell>
          <table:table-cell table:number-columns-repeated="1020"/>
        </table:table-row>
        <table:table-row>
          <table:table-cell table:style-name="ce0" office:value-type="string">
            <text:p>はむこ
「ふー・・・スッキリしたぁ・・・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Hamuko
“Phew... all better...”</text:p>
          </table:table-cell>
          <table:table-cell table:number-columns-repeated="1020"/>
        </table:table-row>
        <table:table-row>
          <table:table-cell table:style-name="ce0" office:value-type="string">
            <text:p>【\V[1366]mlのおしっこをし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Produced \V[1366]ml of pee!】</text:p>
          </table:table-cell>
          <table:table-cell table:number-columns-repeated="1020"/>
        </table:table-row>
        <table:table-row>
          <table:table-cell table:style-name="ce0" office:value-type="string">
            <text:p>にゃんこ
「トイレ？　今は別行きたくないわよ・・・！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Nyanko
“A toilet? I don't particularly need to go,
thank you very much...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そんなの使うほどトイレ行きたくないってば！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Nyanko
“I don't need to go nearly bad enough to
use one of those, got it?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しょ・・・しょうがないわね・・・近くにトイレ
　無いみたいだし・・・っ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Nyanko
“F... Fine... since there doesn't seem to be
a bathroom anywhere close by...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ま、まあ・・・使える物は使っておかないとね
　・・・っ！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Nyanko
“W-Well... beggars can't be choosers, that's
all...! ////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ぅあ、は、早く貸してぇ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Nyanko
“Agh, qu-quickly, give me that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はぁ・・・こ、こんなところでやっちゃうなんて
　・・・////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Nyanko
“Haah... I-I can't believe I used one of those
in a place like this... ////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ほえ？　トイレは大丈夫だよ？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Tomocchi
“Hweh? Naah, I'm good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やだなー！　そんなに切羽詰ってないよ・・・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Tomocchi
“I don't wanna! I ain't exactly burstin' here...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あ、そんないいモノがあるんだ！　使う使う！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Tomocchi
“Ah, you've got somethin' real nice over
there! Gimme, gimme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そ、それ使う！　もう我慢できないっ！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Tomocchi
“O-One, please! I can't hold it anymore!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も、もっちゃうぅっ！　はや・・・く・・・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Tomocchi
“I'm g-gonna pee myself! Hurry... up...!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ふー・・・気持ちよかったぁ・・・☆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Tomocchi
“Pheeew—... that felt amazin'... ☆”</text:p>
          </table:table-cell>
          <table:table-cell table:number-columns-repeated="1020"/>
        </table:table-row>
        <table:table-row>
          <table:table-cell table:style-name="ce0" office:value-type="string">
            <text:p>ひめ
「す、済ませてありますから・・・！////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Hime
“I-I've already dealt with it...!”</text:p>
          </table:table-cell>
          <table:table-cell table:number-columns-repeated="1020"/>
        </table:table-row>
        <table:table-row>
          <table:table-cell table:style-name="ce0" office:value-type="string">
            <text:p>ひめ
「だ、だ、大丈夫ですぅ・・・っ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Hime
“I-I-I'm quite all right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うぅ・・・早乙女さんが使えと言うなら・・・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Hime
“Uuu... if Saotome-san is telling me to,
then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わ・・・分かりました・・・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Hime
“U... Understood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もぅ・・・だめ・・・ですぅ・・・////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Hime
“I... can't... hold it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お、お、音・・・聞こえなかったかな・・・////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Hime
“Y-Y-You didn't... hear it, did you...? ////”</text:p>
          </table:table-cell>
          <table:table-cell table:number-columns-repeated="1020"/>
        </table:table-row>
        <table:table-row>
          <table:table-cell table:style-name="ce0" office:value-type="string">
            <text:p>こむ
「そ、それはトイレに行きたい人が使うもの
　なのでは・・・？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Komu
“I-Is that not an item for those who need to
relieve themselves...?”</text:p>
          </table:table-cell>
          <table:table-cell table:number-columns-repeated="1020"/>
        </table:table-row>
        <table:table-row>
          <table:table-cell table:style-name="ce0" office:value-type="string">
            <text:p>こむ
「いえ、わ、私はまだ、ぜんぜん・・・大丈夫
　なので・・・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Komu
“No, I, I am still absolutely... fine, thank
you... ////”</text:p>
          </table:table-cell>
          <table:table-cell table:number-columns-repeated="1020"/>
        </table:table-row>
        <table:table-row>
          <table:table-cell table:style-name="ce0" office:value-type="string">
            <text:p>こむ
「そ、その・・・いいんですか？　それ、使っても
　・・・？　ありがとうございます/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Komu
“U-Umm... may I borrow that...? Thank
you very much! /////”</text:p>
          </table:table-cell>
          <table:table-cell table:number-columns-repeated="1020"/>
        </table:table-row>
        <table:table-row>
          <table:table-cell table:style-name="ce0" office:value-type="string">
            <text:p>こむ
「はうっ、た、助かります・・・！　それでは
　お言葉に甘えて・・・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Komu
“Hauu, th-thank goodness...! I will take you
up on your kind offer...!”</text:p>
          </table:table-cell>
          <table:table-cell table:number-columns-repeated="1020"/>
        </table:table-row>
        <table:table-row>
          <table:table-cell table:style-name="ce0" office:value-type="string">
            <text:p>こむ
「もれ・・るぅ・・・っ！　も、もうだめぇぇ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Komu
“It is... coming... out...! I-I cannot take it
any longeeeer!!”</text:p>
          </table:table-cell>
          <table:table-cell table:number-columns-repeated="1020"/>
        </table:table-row>
        <table:table-row>
          <table:table-cell table:style-name="ce0" office:value-type="string">
            <text:p>こむ
「はぁ・・・た、助かりましたぁ・・・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Komu
“Haah... I-I needed that...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なんだソレー？　今のワタシには不要
　だヨー！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Takoyaki
“Whaa? That won't be necessary right Nooow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それの中におしっこするのカー！？
　ちょっと恥ずかしいから、まだいいヨー・・・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Takoyaki
“I have to pee into thaaat?! That sounds a
little embarrassing, so I'll Paaass...”</text:p>
          </table:table-cell>
          <table:table-cell table:number-columns-repeated="1020"/>
        </table:table-row>
        <table:table-row>
          <table:table-cell table:style-name="ce0" office:value-type="string">
            <text:p>たこやき
「我慢できなくなってきたヨ・・・そ、それ使っても
　いいカー？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Takoyaki
“I can't hold my pee anymore... d-do you
mind if I use Thaaat?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あー！　それワタシ使うヨー！　そろそろ限界
　だったネー！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Takoyaki
“Aaah! I'll take thaaat! I was just about at
my Limiiit!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やばいっ、で、出ちゃいそうだヨッ！！　はやく、
　それ、はやく貸してエーッ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Takoyaki
“Yikes, I'm about to blooow!! Hurry, hurry,
lend me Thaaat!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ふー・・・！　おなかカラッポ！　すっきりした
　ヨー！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Takoyaki
“Fuuuu...! My bladder has been emptied!
I'm aaall Betterrr!”</text:p>
          </table:table-cell>
          <table:table-cell table:number-columns-repeated="1020"/>
        </table:table-row>
        <table:table-row>
          <table:table-cell table:style-name="ce0" office:value-type="string">
            <text:p>人目につく所では、さすがに使えない////</text:p>
          </table:table-cell>
          <table:table-cell table:style-name="ce0" office:value-type="string">
            <text:p>Clothing Set Public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Using one of those where people can see
would be way too embarrassing!</text:p>
          </table:table-cell>
          <table:table-cell table:number-columns-repeated="1020"/>
        </table:table-row>
        <table:table-row>
          <table:table-cell table:style-name="ce0" office:value-type="string">
            <text:p>はむこ
「ご、ごめん・・・っ、今は先におトイレ行きたい
　のっ！！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Hamuko
“S-Sorry... I need to go to the toilet first!!”</text:p>
          </table:table-cell>
          <table:table-cell table:number-columns-repeated="1020"/>
        </table:table-row>
        <table:table-row>
          <table:table-cell table:style-name="ce0" office:value-type="string">
            <text:p>はむこ
「あ、ありがと・・・向こうで着替えてくるね・・・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Hamuko
“Th-Thanks... I'll go get changed over there...”</text:p>
          </table:table-cell>
          <table:table-cell table:number-columns-repeated="1020"/>
        </table:table-row>
        <table:table-row>
          <table:table-cell table:style-name="ce0" office:value-type="string">
            <text:p>はむこ
「おもらしなんてしてないよ！　い、今はおトイレ
　行きたいのっ！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Hamuko
“Hey, I haven't peed myself! R-Right now, I just
want to go to the toilet!!”</text:p>
          </table:table-cell>
          <table:table-cell table:number-columns-repeated="1020"/>
        </table:table-row>
        <table:table-row>
          <table:table-cell table:style-name="ce0" office:value-type="string">
            <text:p>はむこ
「お、おもらしなんてしてないよっ！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Hamuko
“H-Hey, I haven't peed myself!”</text:p>
          </table:table-cell>
          <table:table-cell table:number-columns-repeated="1020"/>
        </table:table-row>
        <table:table-row>
          <table:table-cell table:style-name="ce0" office:value-type="string">
            <text:p>はむこ
「はぅ・・・恥ずかしぃ・・・////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Hamuko
“Hauu... this is too embarrassing... ////”</text:p>
          </table:table-cell>
          <table:table-cell table:number-columns-repeated="1020"/>
        </table:table-row>
        <table:table-row>
          <table:table-cell table:style-name="ce0" office:value-type="string">
            <text:p>【はむこ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amuko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にゃんこ
「さ、先にトイレ行かせて・・・っ！！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Nyanko
“L-Let me go to the bathroom, first...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ぜ、絶対にのぞかないでよね・・・っ！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Nyanko
“D-Don't you dare peek, got it...?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まだ漏らしてないしっ！！　そうなる前に
　トイレ行かせてっ！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Nyanko
“I haven't quite wet myself, yet!! Now, let me
use the bathroom before I really do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ちょっと！　漏らしてなんかないわよっ！！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Nyanko
“Excuse you! I did *not* wet myself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み、見られちゃう前に・・・早く・・・////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Nyanko
“Qu-Quick... before anyone sees... ////”</text:p>
          </table:table-cell>
          <table:table-cell table:number-columns-repeated="1020"/>
        </table:table-row>
        <table:table-row>
          <table:table-cell table:style-name="ce0" office:value-type="string">
            <text:p>【にゃんこ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Nyanko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ともっち
「だ、だめ・・・オシッコ出ちゃいそうだよぉっ！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Tomocchi
“N-No... I'm aboutta burst, I'm tellin' ya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すぐ着替えてくるから待っててね・・・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Tomocchi
“I'll go change super quick, so wait up...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まだ出てないけど・・・はやくオシッコしないと
　ほんとにもっちゃうよっ！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Tomocchi
“I ain't peed myself yet, but... I totally will if
I can't go pee soon!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え？　おもらししてないんだけど・・・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Tomocchi
“Huh? But I didn't pee myself...?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ふえぇ・・・パンツびしょびしょ・・・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Tomocchi
“Fuweeeh... my panties are soaked through...”</text:p>
          </table:table-cell>
          <table:table-cell table:number-columns-repeated="1020"/>
        </table:table-row>
        <table:table-row>
          <table:table-cell table:style-name="ce0" office:value-type="string">
            <text:p>【ともっち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omocchi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ひめ
「できれば、お、お手洗いを先に・・・っ！////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Hime
“Could I first go to the r-restroom,
please...! ////”</text:p>
          </table:table-cell>
          <table:table-cell table:number-columns-repeated="1020"/>
        </table:table-row>
        <table:table-row>
          <table:table-cell table:style-name="ce0" office:value-type="string">
            <text:p>ひめ
「は・・・はぃ・・・////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Hime
“Y... Yes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あの、あの・・・！　今はお手洗いに・・・っ////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Hime
“Umm, umm...! First... the restroom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も、も、もも漏らしてなんか・・・っ！////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Hime
“I-I-I-I haven't w... h-had an accident...! ////”</text:p>
          </table:table-cell>
          <table:table-cell table:number-columns-repeated="1020"/>
        </table:table-row>
        <table:table-row>
          <table:table-cell table:style-name="ce0" office:value-type="string">
            <text:p>ひめ
「は、早く済ませないと誰かに見られちゃう////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Hime
“I-I need to hurry up before someone sees me
like this... ////”</text:p>
          </table:table-cell>
          <table:table-cell table:number-columns-repeated="1020"/>
        </table:table-row>
        <table:table-row>
          <table:table-cell table:style-name="ce0" office:value-type="string">
            <text:p>【ひめ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ime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こむ
「あ、あ、あの・・・言いづらいんですけど・・・っ
　先にトイレ・・・行きたいですっ////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Komu
“U-U-Umm... it is rather hard to say, but... I
wish to... to go to the toilet, first! ////”</text:p>
          </table:table-cell>
          <table:table-cell table:number-columns-repeated="1020"/>
        </table:table-row>
        <table:table-row>
          <table:table-cell table:style-name="ce0" office:value-type="string">
            <text:p>こむ
「ご迷惑おかけして、本当にごめんなさい・・・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Komu
“I am truly sorry for all the trouble...”</text:p>
          </table:table-cell>
          <table:table-cell table:number-columns-repeated="1020"/>
        </table:table-row>
        <table:table-row>
          <table:table-cell table:style-name="ce0" office:value-type="string">
            <text:p>こむ
「え！？　あの、私、まだおもらしなんて・・・っ！
　それより、ト、トイレ・・・トイレに・・・っ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Komu
“Eh?! Umm, I have not yet wet myself...! More
importantly, m-may I go to... to the toilet...!”</text:p>
          </table:table-cell>
          <table:table-cell table:number-columns-repeated="1020"/>
        </table:table-row>
        <table:table-row>
          <table:table-cell table:style-name="ce0" office:value-type="string">
            <text:p>こむ
「いえ、あの、私・・・特にそういうのは必要
　ないんですけど・・・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Komu
“No, umm, I... I do not believe I have need of
something like that...”</text:p>
          </table:table-cell>
          <table:table-cell table:number-columns-repeated="1020"/>
        </table:table-row>
        <table:table-row>
          <table:table-cell table:style-name="ce0" office:value-type="string">
            <text:p>こむ
「精霊王なのに・・・こんな、恥ずかしい・・・////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Komu
“How could I, the Spirit Queen... oh, I am so
mortified... ////”</text:p>
          </table:table-cell>
          <table:table-cell table:number-columns-repeated="1020"/>
        </table:table-row>
        <table:table-row>
          <table:table-cell table:style-name="ce0" office:value-type="string">
            <text:p>【こむ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Komu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たこやき
「今着替えても、また漏らしちゃうヨーッ！！
　トイレ！　トイレはどこなノーッ！？！？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Takoyaki
“If I put on new panties now, I'll just wet those
ones Toooo!! Toilet! Where's the Toileeet?!?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おー！　いいもの持ってるナー！！
　パンツ換えてくるから待っててナー！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Takoyaki
“Ohhh! What a cool Iteeeem!! I'm gonna change
my panties, so wait for Meeee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ワタシがほしいのはトイレだヨー！！　あー！
　もれちゃうヨォォ！！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Takoyaki
“What I really desire is the Toileeet!! Aaah! I'm
gonna Leeaaaak!!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ンー？　ワタシのパンツはキレイだゾー！
　本当だゾ！　見てみるカー？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Takoyaki
“Nnn? My panties are dry and Spotleeeess!
It's True! Wanna take a Look-Seeee?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ううー・・・装置さえ故障しなければ、こんな
　ことにはならなかったのニー・・・！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Takoyaki
“Uuuu... if only my equipment was working
properly, this wouldn't've Happeeened...!”</text:p>
          </table:table-cell>
          <table:table-cell table:number-columns-repeated="1020"/>
        </table:table-row>
        <table:table-row>
          <table:table-cell table:style-name="ce0" office:value-type="string">
            <text:p>【たこやき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akoyaki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おトイレはもういいから・・・はやく着替えたいよ
・・・。</text:p>
          </table:table-cell>
          <table:table-cell table:style-name="ce0" office:value-type="string">
            <text:p>Ship Toilet - L0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need the toilet anymore... I wanna
change out of these clothes soon...</text:p>
          </table:table-cell>
          <table:table-cell table:number-columns-repeated="1020"/>
        </table:table-row>
        <table:table-row>
          <table:table-cell table:style-name="ce0" office:value-type="string">
            <text:p>今はおトイレよりも・・・服をなんとかしたいん
だけど・・・。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ight now, I'd... I'd rather do something about
these clothes than use the toilet...</text:p>
          </table:table-cell>
          <table:table-cell table:number-columns-repeated="1020"/>
        </table:table-row>
        <table:table-row>
          <table:table-cell table:style-name="ce0" office:value-type="string">
            <text:p>い、行きたいのはやまやまだけど・・・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dying to go, but...</text:p>
          </table:table-cell>
          <table:table-cell table:number-columns-repeated="1020"/>
        </table:table-row>
        <table:table-row>
          <table:table-cell table:style-name="ce0" office:value-type="string">
            <text:p>ちょっと・・・こ、怖いし・・・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... a-a little scared...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このおトイレ・・・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... this bathroom...</text:p>
          </table:table-cell>
          <table:table-cell table:number-columns-repeated="1020"/>
        </table:table-row>
        <table:table-row>
          <table:table-cell table:style-name="ce0" office:value-type="string">
            <text:p>ちょっと怖いから・・・が、我慢しよっかな・・・っ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giving me goose bumps... I-I think I'll just
hold it...</text:p>
          </table:table-cell>
          <table:table-cell table:number-columns-repeated="1020"/>
        </table:table-row>
        <table:table-row>
          <table:table-cell table:style-name="ce0" office:value-type="string">
            <text:p>あぁー、だ、だめ・・・おトイレ行ってくるっ！</text:p>
          </table:table-cell>
          <table:table-cell table:style-name="ce0" office:value-type="string">
            <text:p>Ship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gh, I-I can't... I'll be right back!</text:p>
          </table:table-cell>
          <table:table-cell table:number-columns-repeated="1020"/>
        </table:table-row>
        <table:table-row>
          <table:table-cell table:style-name="ce0" office:value-type="string">
            <text:p>そもそも、こんなとこのおトイレ使いたく
ないよ・・・</text:p>
          </table:table-cell>
          <table:table-cell table:style-name="ce0" office:value-type="string">
            <text:p>Ship Toilet - L0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who, I wouldn't wanna use a bathroom
like this...</text:p>
          </table:table-cell>
          <table:table-cell table:number-columns-repeated="1020"/>
        </table:table-row>
        <table:table-row>
          <table:table-cell table:style-name="ce0" office:value-type="string">
            <text:p>えー・・・？　こんなとこのおトイレ使いたく
ないよ・・・</text:p>
          </table:table-cell>
          <table:table-cell table:style-name="ce0" office:value-type="string">
            <text:p>Ship 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uuh...? I'd never use a bathroom like this...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ちょっと行きたいけど・・・</text:p>
          </table:table-cell>
          <table:table-cell table:style-name="ce0" office:value-type="string">
            <text:p>Ship Toile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kind of have to use the bathroom, but...</text:p>
          </table:table-cell>
          <table:table-cell table:number-columns-repeated="1020"/>
        </table:table-row>
        <table:table-row>
          <table:table-cell table:style-name="ce0" office:value-type="string">
            <text:p>こんなとこのおトイレ使いたくないよ・・・</text:p>
          </table:table-cell>
          <table:table-cell table:style-name="ce0" office:value-type="string">
            <text:p>Ship Toile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really don't want to use those toilets...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行きたいけど・・・</text:p>
          </table:table-cell>
          <table:table-cell table:style-name="ce0" office:value-type="string">
            <text:p>Ship Toile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... need to go, but...</text:p>
          </table:table-cell>
          <table:table-cell table:number-columns-repeated="1020"/>
        </table:table-row>
        <table:table-row>
          <table:table-cell table:style-name="ce0" office:value-type="string">
            <text:p>でも、こ、怖いから・・・まだ我慢するよ・・・</text:p>
          </table:table-cell>
          <table:table-cell table:style-name="ce0" office:value-type="string">
            <text:p>Ship Toile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, th-this bathroom's a little too spooky...
I'll just hold it, for now...</text:p>
          </table:table-cell>
          <table:table-cell table:number-columns-repeated="1020"/>
        </table:table-row>
        <table:table-row>
          <table:table-cell table:style-name="ce0" office:value-type="string">
            <text:p>う・・・うん、おトイレ行きたいよっ？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... Yeah, I do need the bathroom, so?</text:p>
          </table:table-cell>
          <table:table-cell table:number-columns-repeated="1020"/>
        </table:table-row>
        <table:table-row>
          <table:table-cell table:style-name="ce0" office:value-type="string">
            <text:p>だけど・・・こ、こんなとこのおトイレ・・・
怖いよ・・・っ！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e toilets here are... way too creepy...!</text:p>
          </table:table-cell>
          <table:table-cell table:number-columns-repeated="1020"/>
        </table:table-row>
        <table:table-row>
          <table:table-cell table:style-name="ce0" office:value-type="string">
            <text:p>ほ、ほんとは・・・こんなとこのおトイレ
使いたくないけど・・・っ！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ly, truly... don't want to use the toilets
in a place like this...!</text:p>
          </table:table-cell>
          <table:table-cell table:number-columns-repeated="1020"/>
        </table:table-row>
        <table:table-row>
          <table:table-cell table:style-name="ce0" office:value-type="string">
            <text:p>ちょっと、もう・・・我慢できない・・・っ！！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, I... I can't hold it in anymore...!!</text:p>
          </table:table-cell>
          <table:table-cell table:number-columns-repeated="1020"/>
        </table:table-row>
        <table:table-row>
          <table:table-cell table:style-name="ce0" office:value-type="string">
            <text:p>今は先に着替えたいんだけど・・・。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d like to get change first...</text:p>
          </table:table-cell>
          <table:table-cell table:number-columns-repeated="1020"/>
        </table:table-row>
        <table:table-row>
          <table:table-cell table:style-name="ce0" office:value-type="string">
            <text:p>い、嫌よ・・・こんなトイレ・・・！</text:p>
          </table:table-cell>
          <table:table-cell table:style-name="ce0" office:value-type="string">
            <text:p>Ship Toilet -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 thanks... not this bathroom...!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わね・・・ちょっと済ませてくる
わ・・・</text:p>
          </table:table-cell>
          <table:table-cell table:style-name="ce0" office:value-type="string">
            <text:p>Ship Toilet - L5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-Fine, if I must... I'll just be a moment...</text:p>
          </table:table-cell>
          <table:table-cell table:number-columns-repeated="1020"/>
        </table:table-row>
        <table:table-row>
          <table:table-cell table:style-name="ce0" office:value-type="string">
            <text:p>くぅっ、しょうがないわね・・・ちょ、ちょっと
済ませてくるわ・・・っ！</text:p>
          </table:table-cell>
          <table:table-cell table:style-name="ce0" office:value-type="string">
            <text:p>Ship Toilet - L6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h, fine, if I must... I-I'll just be a moment...!</text:p>
          </table:table-cell>
          <table:table-cell table:number-columns-repeated="1020"/>
        </table:table-row>
        <table:table-row>
          <table:table-cell table:style-name="ce0" office:value-type="string">
            <text:p>て言うか、こんなボロボロのトイレ嫌だし・・・</text:p>
          </table:table-cell>
          <table:table-cell table:style-name="ce0" office:value-type="string">
            <text:p>Ship Toilet - L0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nd anyway, who'd want to use a beat-up old
bathroom like this...?</text:p>
          </table:table-cell>
          <table:table-cell table:number-columns-repeated="1020"/>
        </table:table-row>
        <table:table-row>
          <table:table-cell table:style-name="ce0" office:value-type="string">
            <text:p>こ・・・こんなトイレ使うくらいなら、さっさと
ここを抜けましょう・・・！</text:p>
          </table:table-cell>
          <table:table-cell table:style-name="ce0" office:value-type="string">
            <text:p>Ship 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... I don't want to go into that bathroom...
I'd rather we just got out of here...!</text:p>
          </table:table-cell>
          <table:table-cell table:number-columns-repeated="1020"/>
        </table:table-row>
        <table:table-row>
          <table:table-cell table:style-name="ce0" office:value-type="string">
            <text:p>そ、そりゃ・・・ちょっとトイレ行きたいけど・・・</text:p>
          </table:table-cell>
          <table:table-cell table:style-name="ce0" office:value-type="string">
            <text:p>Ship Toile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ell... I do slightly need the bathroom, but...</text:p>
          </table:table-cell>
          <table:table-cell table:number-columns-repeated="1020"/>
        </table:table-row>
        <table:table-row>
          <table:table-cell table:style-name="ce0" office:value-type="string">
            <text:p>これを使うくらいなら、まだ我慢するわ・・・！</text:p>
          </table:table-cell>
          <table:table-cell table:style-name="ce0" office:value-type="string">
            <text:p>Ship Toile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d rather wait than use that one...!</text:p>
          </table:table-cell>
          <table:table-cell table:number-columns-repeated="1020"/>
        </table:table-row>
        <table:table-row>
          <table:table-cell table:style-name="ce0" office:value-type="string">
            <text:p>べ、別に怖くないし！　平気よ・・・っ！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scared, or anything! I'm totally fine...!</text:p>
          </table:table-cell>
          <table:table-cell table:number-columns-repeated="1020"/>
        </table:table-row>
        <table:table-row>
          <table:table-cell table:style-name="ce0" office:value-type="string">
            <text:p>トイレより、この服装をどうにかしたいな～・・・。</text:p>
          </table:table-cell>
          <table:table-cell table:style-name="ce0" office:value-type="string">
            <text:p>?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ctually, I wanna do somethin' about these
clothes instead〜...</text:p>
          </table:table-cell>
          <table:table-cell table:number-columns-repeated="1020"/>
        </table:table-row>
        <table:table-row>
          <table:table-cell table:style-name="ce0" office:value-type="string">
            <text:p>や、やだ・・・怖いもん・・・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thanks... it's too scary in there...</text:p>
          </table:table-cell>
          <table:table-cell table:number-columns-repeated="1020"/>
        </table:table-row>
        <table:table-row>
          <table:table-cell table:style-name="ce0" office:value-type="string">
            <text:p>し、したいけど・・・やだ・・・怖いもん・・・！</text:p>
          </table:table-cell>
          <table:table-cell table:style-name="ce0" office:value-type="string">
            <text:p>Ship Toilet - L4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wanna go, but... nope... it's too scary...!</text:p>
          </table:table-cell>
          <table:table-cell table:number-columns-repeated="1020"/>
        </table:table-row>
        <table:table-row>
          <table:table-cell table:style-name="ce0" office:value-type="string">
            <text:p>オシッコ・・・オシッコしたい・・・っ！</text:p>
          </table:table-cell>
          <table:table-cell table:style-name="ce0" office:value-type="string">
            <text:p>Ship Toilet - L5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... gotta pee...!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怖いから我慢する・・・っ！</text:p>
          </table:table-cell>
          <table:table-cell table:style-name="ce0" office:value-type="string">
            <text:p>Ship Toilet - L5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-But... it's too scary, so I'll pass...!</text:p>
          </table:table-cell>
          <table:table-cell table:number-columns-repeated="1020"/>
        </table:table-row>
        <table:table-row>
          <table:table-cell table:style-name="ce0" office:value-type="string">
            <text:p>ふあぁっ、も、も、もっちゃううぅ・・・っ！！</text:p>
          </table:table-cell>
          <table:table-cell table:style-name="ce0" office:value-type="string">
            <text:p>Ship Toilet - L6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waaah, I-I-I'm gonna pee my pantiiiies...!!</text:p>
          </table:table-cell>
          <table:table-cell table:number-columns-repeated="1020"/>
        </table:table-row>
        <table:table-row>
          <table:table-cell table:style-name="ce0" office:value-type="string">
            <text:p>でもやだぁ！！　怖い！　怖いよぉっ！！</text:p>
          </table:table-cell>
          <table:table-cell table:style-name="ce0" office:value-type="string">
            <text:p>Ship Toilet - L6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 I caaan't!! It's too scary! It's way too
scaryyy!!</text:p>
          </table:table-cell>
          <table:table-cell table:number-columns-repeated="1020"/>
        </table:table-row>
        <table:table-row>
          <table:table-cell table:style-name="ce0" office:value-type="string">
            <text:p>こ、怖いっ！　もっちゃうぅっ！！　ああぁあっ！</text:p>
          </table:table-cell>
          <table:table-cell table:style-name="ce0" office:value-type="string">
            <text:p>Ship Toilet - L7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scared! I'm gonna peeeee!! Aaaaahhh!</text:p>
          </table:table-cell>
          <table:table-cell table:number-columns-repeated="1020"/>
        </table:table-row>
        <table:table-row>
          <table:table-cell table:style-name="ce0" office:value-type="string">
            <text:p>だめぇっ！　やっぱ怖いいぃっ！！</text:p>
          </table:table-cell>
          <table:table-cell table:style-name="ce0" office:value-type="string">
            <text:p>Ship Toilet - L7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good! I'm just too scaaaared!!</text:p>
          </table:table-cell>
          <table:table-cell table:number-columns-repeated="1020"/>
        </table:table-row>
        <table:table-row>
          <table:table-cell table:style-name="ce0" office:value-type="string">
            <text:p>トイレ？　行きたくないからいいよ・・・</text:p>
          </table:table-cell>
          <table:table-cell table:style-name="ce0" office:value-type="string">
            <text:p>Ship 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athroom? Nope, I'm good...</text:p>
          </table:table-cell>
          <table:table-cell table:number-columns-repeated="1020"/>
        </table:table-row>
        <table:table-row>
          <table:table-cell table:style-name="ce0" office:value-type="string">
            <text:p>トイレ・・・行きたいけど・・・</text:p>
          </table:table-cell>
          <table:table-cell table:style-name="ce0" office:value-type="string">
            <text:p>Ship Toile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gotta go potty, but...</text:p>
          </table:table-cell>
          <table:table-cell table:number-columns-repeated="1020"/>
        </table:table-row>
        <table:table-row>
          <table:table-cell table:style-name="ce0" office:value-type="string">
            <text:p>怖いから我慢する・・・</text:p>
          </table:table-cell>
          <table:table-cell table:style-name="ce0" office:value-type="string">
            <text:p>Ship Toile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oo scared, so I'll wait...</text:p>
          </table:table-cell>
          <table:table-cell table:number-columns-repeated="1020"/>
        </table:table-row>
        <table:table-row>
          <table:table-cell table:style-name="ce0" office:value-type="string">
            <text:p>ま、まだ平気だよ！　我慢できるもん・・・っ！</text:p>
          </table:table-cell>
          <table:table-cell table:style-name="ce0" office:value-type="string">
            <text:p>Ship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can still hold it! I'm fine, I swear...!</text:p>
          </table:table-cell>
          <table:table-cell table:number-columns-repeated="1020"/>
        </table:table-row>
        <table:table-row>
          <table:table-cell table:style-name="ce0" office:value-type="string">
            <text:p>大丈夫・・・っ、が、我慢する・・・から・・・っ！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okay... I-I'm holdin' it... in...!</text:p>
          </table:table-cell>
          <table:table-cell table:number-columns-repeated="1020"/>
        </table:table-row>
        <table:table-row>
          <table:table-cell table:style-name="ce0" office:value-type="string">
            <text:p>や、やだよぉ！　幽霊が出るんだよっ！？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waaay! What if a ghost pops out?!</text:p>
          </table:table-cell>
          <table:table-cell table:number-columns-repeated="1020"/>
        </table:table-row>
        <table:table-row>
          <table:table-cell table:style-name="ce0" office:value-type="string">
            <text:p>と、閉じ込められちゃうかもしれないしっ！！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might get locked in there!!</text:p>
          </table:table-cell>
          <table:table-cell table:number-columns-repeated="1020"/>
        </table:table-row>
        <table:table-row>
          <table:table-cell table:style-name="ce0" office:value-type="string">
            <text:p>オシッコしたいっ、したいぃぃっ！！</text:p>
          </table:table-cell>
          <table:table-cell table:style-name="ce0" office:value-type="string">
            <text:p>Ship Toile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pee, I wanna peeee!!</text:p>
          </table:table-cell>
          <table:table-cell table:number-columns-repeated="1020"/>
        </table:table-row>
        <table:table-row>
          <table:table-cell table:style-name="ce0" office:value-type="string">
            <text:p>でも怖いっ！！　ぁあぁっ、したいけど
怖いよおぉっ！！！</text:p>
          </table:table-cell>
          <table:table-cell table:style-name="ce0" office:value-type="string">
            <text:p>Ship Toile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 it's too scary!! Aaaargh, I wanna pee
but it's too scaryyyyy!!!</text:p>
          </table:table-cell>
          <table:table-cell table:number-columns-repeated="1020"/>
        </table:table-row>
        <table:table-row>
          <table:table-cell table:style-name="ce0" office:value-type="string">
            <text:p>こ、このお手洗いは・・・ちょっと・・・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not sure about... using this restroom...</text:p>
          </table:table-cell>
          <table:table-cell table:number-columns-repeated="1020"/>
        </table:table-row>
        <table:table-row>
          <table:table-cell table:style-name="ce0" office:value-type="string">
            <text:p>うう・・・す、すみません・・・私・・・ちょっと・・・</text:p>
          </table:table-cell>
          <table:table-cell table:style-name="ce0" office:value-type="string">
            <text:p>Ship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Oooh... e-excuse me... I'll... just...</text:p>
          </table:table-cell>
          <table:table-cell table:number-columns-repeated="1020"/>
        </table:table-row>
        <table:table-row>
          <table:table-cell table:style-name="ce0" office:value-type="string">
            <text:p>わ、私は遠慮します・・・！</text:p>
          </table:table-cell>
          <table:table-cell table:style-name="ce0" office:value-type="string">
            <text:p>Ship 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quite all right...!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このお手洗いはちょっと、抵抗が
・・・！</text:p>
          </table:table-cell>
          <table:table-cell table:style-name="ce0" office:value-type="string">
            <text:p>Ship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ut... I don't like the look of this restroom,
so I must refuse...!</text:p>
          </table:table-cell>
          <table:table-cell table:number-columns-repeated="1020"/>
        </table:table-row>
        <table:table-row>
          <table:table-cell table:style-name="ce0" office:value-type="string">
            <text:p>（お、お手洗い・・・行きたい・・・っ！）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-I need to go to... the restroom...!)</text:p>
          </table:table-cell>
          <table:table-cell table:number-columns-repeated="1020"/>
        </table:table-row>
        <table:table-row>
          <table:table-cell table:style-name="ce0" office:value-type="string">
            <text:p>（で、でも・・・でも・・・っ！）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B-But... but...!)</text:p>
          </table:table-cell>
          <table:table-cell table:number-columns-repeated="1020"/>
        </table:table-row>
        <table:table-row>
          <table:table-cell table:style-name="ce0" office:value-type="string">
            <text:p>（お、お、お手洗い・・・っ！）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R-R-Restroom...!)</text:p>
          </table:table-cell>
          <table:table-cell table:number-columns-repeated="1020"/>
        </table:table-row>
        <table:table-row>
          <table:table-cell table:style-name="ce0" office:value-type="string">
            <text:p>（もう・・・我慢・・・できない・・・っ！）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... can't... bear it any longer...!)</text:p>
          </table:table-cell>
          <table:table-cell table:number-columns-repeated="1020"/>
        </table:table-row>
        <table:table-row>
          <table:table-cell table:style-name="ce0" office:value-type="string">
            <text:p>はむこ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muko is holding it in...</text:p>
          </table:table-cell>
          <table:table-cell table:number-columns-repeated="1020"/>
        </table:table-row>
        <table:table-row>
          <table:table-cell table:style-name="ce0" office:value-type="string">
            <text:p>はむこ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muko is desperately trying to hold it in...</text:p>
          </table:table-cell>
          <table:table-cell table:number-columns-repeated="1020"/>
        </table:table-row>
        <table:table-row>
          <table:table-cell table:style-name="ce0" office:value-type="string">
            <text:p>にゃんこ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Nyanko is holding it in...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holding it in...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desperately trying to hold it in...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に行きたくてたまらなそうだが、
怖くて行けないようだ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wants to go to the toilet so bad she
can't stand it, but she's too scared to go...</text:p>
          </table:table-cell>
          <table:table-cell table:number-columns-repeated="1020"/>
        </table:table-row>
        <table:table-row>
          <table:table-cell table:style-name="ce0" office:value-type="string">
            <text:p>ともっちは今にも漏れそうだが怖くてトイレに
行けず、身をよじって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about to flood her panties, but
she's too scared to use the toilet and is instead
twisting and turning in desperation...</text:p>
          </table:table-cell>
          <table:table-cell table:number-columns-repeated="1020"/>
        </table:table-row>
        <table:table-row>
          <table:table-cell table:style-name="ce0" office:value-type="string">
            <text:p>ひめ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ime is holding it in...</text:p>
          </table:table-cell>
          <table:table-cell table:number-columns-repeated="1020"/>
        </table:table-row>
        <table:table-row>
          <table:table-cell table:style-name="ce0" office:value-type="string">
            <text:p>ひめ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ime is desperately trying to hold it in...</text:p>
          </table:table-cell>
          <table:table-cell table:number-columns-repeated="1020"/>
        </table:table-row>
        <table:table-row>
          <table:table-cell table:style-name="ce0" office:value-type="string">
            <text:p>まず、画面左に並んでいるのが各精霊の
ネームプレートです。</text:p>
          </table:table-cell>
          <table:table-cell table:style-name="ce0" office:value-type="string">
            <text:p>Spirit Tutorial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First, please look at the list of nameplates on
the left side of the screen.</text:p>
          </table:table-cell>
          <table:table-cell table:number-columns-repeated="1020"/>
        </table:table-row>
        <table:table-row>
          <table:table-cell table:style-name="ce0" office:value-type="string">
            <text:p>今回、あなた方が入手したのは、一番下にある
“ファントム”という精霊の結晶ですね。</text:p>
          </table:table-cell>
          <table:table-cell table:style-name="ce0"/>
          <table:table-cell table:style-name="ce0"/>
          <table:table-cell table:style-name="ce0" office:value-type="string">
            <text:p>This time, it appears that the Nymph Crystal
that you have is right at the bottom, and
has the name “Phantom”.</text:p>
          </table:table-cell>
          <table:table-cell table:number-columns-repeated="1020"/>
        </table:table-row>
        <table:table-row>
          <table:table-cell table:style-name="ce0" office:value-type="string">
            <text:p>ネームプレートの右にあるアイコンを
ご覧ください。</text:p>
          </table:table-cell>
          <table:table-cell table:style-name="ce0"/>
          <table:table-cell table:style-name="ce0"/>
          <table:table-cell table:style-name="ce0" office:value-type="string">
            <text:p>Please look at the small icon to the right of
the nameplate.</text:p>
          </table:table-cell>
          <table:table-cell table:number-columns-repeated="1020"/>
        </table:table-row>
        <table:table-row>
          <table:table-cell table:style-name="ce0" office:value-type="string">
            <text:p>精霊結晶のアイコンが表示されていると
思います。</text:p>
          </table:table-cell>
          <table:table-cell table:style-name="ce0"/>
          <table:table-cell table:style-name="ce0"/>
          <table:table-cell table:style-name="ce0" office:value-type="string">
            <text:p>I believe that icon represents a Nymph Crystal.</text:p>
          </table:table-cell>
          <table:table-cell table:number-columns-repeated="1020"/>
        </table:table-row>
        <table:table-row>
          <table:table-cell table:style-name="ce0" office:value-type="string">
            <text:p>これは、「精霊結晶を入手したが、まだ封印を
解放していない」という状態を表します。</text:p>
          </table:table-cell>
          <table:table-cell table:style-name="ce0"/>
          <table:table-cell table:style-name="ce0"/>
          <table:table-cell table:style-name="ce0" office:value-type="string">
            <text:p>The icon indicates that you have the
Nymph Crystal, but it has not been unsealed.</text:p>
          </table:table-cell>
          <table:table-cell table:number-columns-repeated="1020"/>
        </table:table-row>
        <table:table-row>
          <table:table-cell table:style-name="ce0" office:value-type="string">
            <text:p>封印を解くためには、ネームプレートにカーソル
を合わせて【Ｃ】キーを押します。</text:p>
          </table:table-cell>
          <table:table-cell table:style-name="ce0"/>
          <table:table-cell table:style-name="ce0"/>
          <table:table-cell table:style-name="ce0" office:value-type="string">
            <text:p>To release its seal, you will need to move the
cursor to its name and press the 【C】 key.</text:p>
          </table:table-cell>
          <table:table-cell table:number-columns-repeated="1020"/>
        </table:table-row>
        <table:table-row>
          <table:table-cell table:style-name="ce0" office:value-type="string">
            <text:p>実際にやってみてください。</text:p>
          </table:table-cell>
          <table:table-cell table:style-name="ce0"/>
          <table:table-cell table:style-name="ce0"/>
          <table:table-cell table:style-name="ce0" office:value-type="string">
            <text:p>Please give it a go.</text:p>
          </table:table-cell>
          <table:table-cell table:number-columns-repeated="1020"/>
        </table:table-row>
        <table:table-row>
          <table:table-cell table:style-name="ce0" office:value-type="string">
            <text:p>まだ精霊結晶を入手してい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haven't yet obtained this Nymph Crystal.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この精霊を解放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one Spirit Orb and unseal this
Nymph Crystal?</text:p>
          </table:table-cell>
          <table:table-cell table:number-columns-repeated="1020"/>
        </table:table-row>
        <table:table-row>
          <table:table-cell table:style-name="ce0" office:value-type="string">
            <text:p>霊珠を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Spirit Orbs!</text:p>
          </table:table-cell>
          <table:table-cell table:number-columns-repeated="1020"/>
        </table:table-row>
        <table:table-row>
          <table:table-cell table:style-name="ce0" office:value-type="string">
            <text:p>これで、精霊ファントムを憑依させることが
できました。</text:p>
          </table:table-cell>
          <table:table-cell table:style-name="ce0" office:value-type="string">
            <text:p>Then go to 2796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You have just unlocked the ability to be
possessed by Phantom, one of the spirit
nymphs.</text:p>
          </table:table-cell>
          <table:table-cell table:number-columns-repeated="1020"/>
        </table:table-row>
        <table:table-row>
          <table:table-cell table:style-name="ce0" office:value-type="string">
            <text:p>憑依する際には霊珠を消費する必要は
ありませんので、何度でも憑依し直すことが
できます。</text:p>
          </table:table-cell>
          <table:table-cell table:style-name="ce0"/>
          <table:table-cell table:style-name="ce0"/>
          <table:table-cell table:style-name="ce0" office:value-type="string">
            <text:p>You no longer need to spend any Spirit Orbs
to be possessed by this nymph, so you may
reassign it as many times as you like.</text:p>
          </table:table-cell>
          <table:table-cell table:number-columns-repeated="1020"/>
        </table:table-row>
        <table:table-row>
          <table:table-cell table:style-name="ce0" office:value-type="string">
            <text:p>さて、ここで重要なことを説明しますね。</text:p>
          </table:table-cell>
          <table:table-cell table:style-name="ce0"/>
          <table:table-cell table:style-name="ce0"/>
          <table:table-cell table:style-name="ce0" office:value-type="string">
            <text:p>Now, there is one more thing of importance
to explain.</text:p>
          </table:table-cell>
          <table:table-cell table:number-columns-repeated="1020"/>
        </table:table-row>
        <table:table-row>
          <table:table-cell table:style-name="ce0" office:value-type="string">
            <text:p>精霊はみな、時間とともに空気中の霊気を
体内に取り込んで、“霊水”を蓄積していきます。</text:p>
          </table:table-cell>
          <table:table-cell table:style-name="ce0"/>
          <table:table-cell table:style-name="ce0"/>
          <table:table-cell table:style-name="ce0" office:value-type="string">
            <text:p>All nymphs will absorb Spirit Energy from the
air around them and convert it into “Holy
Water” which they accumulate within
themselves.</text:p>
          </table:table-cell>
          <table:table-cell table:number-columns-repeated="1020"/>
        </table:table-row>
        <table:table-row>
          <table:table-cell table:style-name="ce0" office:value-type="string">
            <text:p>人間に例えるなら、その・・・あの・・・</text:p>
          </table:table-cell>
          <table:table-cell table:style-name="ce0"/>
          <table:table-cell table:style-name="ce0"/>
          <table:table-cell table:style-name="ce0" office:value-type="string">
            <text:p>If I were to liken it to a human function,
erm... it would be, well...</text:p>
          </table:table-cell>
          <table:table-cell table:number-columns-repeated="1020"/>
        </table:table-row>
        <table:table-row>
          <table:table-cell table:style-name="ce0" office:value-type="string">
            <text:p>お、ぉ小水・・・のような感じです・・・はい。</text:p>
          </table:table-cell>
          <table:table-cell table:style-name="ce0"/>
          <table:table-cell table:style-name="ce0"/>
          <table:table-cell table:style-name="ce0" office:value-type="string">
            <text:p>Similar to the secretion of... u-urine within
the kidneys... yes.</text:p>
          </table:table-cell>
          <table:table-cell table:number-columns-repeated="1020"/>
        </table:table-row>
        <table:table-row>
          <table:table-cell table:style-name="ce0" office:value-type="string">
            <text:p>これは精霊にとって力の源であり、蓄積量が
多いほど、力が増していきます。</text:p>
          </table:table-cell>
          <table:table-cell table:style-name="ce0"/>
          <table:table-cell table:style-name="ce0"/>
          <table:table-cell table:style-name="ce0" office:value-type="string">
            <text:p>Regardless, Holy Water is the source of a
nymph's power. The more of it that is
accumulated within a spirit, the more
powerful the spirit will become.</text:p>
          </table:table-cell>
          <table:table-cell table:number-columns-repeated="1020"/>
        </table:table-row>
        <table:table-row>
          <table:table-cell table:style-name="ce0" office:value-type="string">
            <text:p>さきほど、どのパラメータを強化するか選んで
いただいたと思いますが、強化される数値は
霊水の蓄積量に比例して大きくなっていくの
です。</text:p>
          </table:table-cell>
          <table:table-cell table:style-name="ce0"/>
          <table:table-cell table:style-name="ce0"/>
          <table:table-cell table:style-name="ce0" office:value-type="string">
            <text:p>I believe you picked a stat to augment just
a moment ago? Well, that stat boost becomes
more amplified depending on how much
Holy Water is stored within the nymph.</text:p>
          </table:table-cell>
          <table:table-cell table:number-columns-repeated="1020"/>
        </table:table-row>
        <table:table-row>
          <table:table-cell table:style-name="ce0" office:value-type="string">
            <text:p>つまり、憑依している精霊が霊水を我慢すれば
するほど、憑依者が大きな力を受け取ることが
できるのです。</text:p>
          </table:table-cell>
          <table:table-cell table:style-name="ce0"/>
          <table:table-cell table:style-name="ce0"/>
          <table:table-cell table:style-name="ce0" office:value-type="string">
            <text:p>In summary, a nymph's host becomes more
powerful the more desperately the spirit is
holding its Holy Water in.</text:p>
          </table:table-cell>
          <table:table-cell table:number-columns-repeated="1020"/>
        </table:table-row>
        <table:table-row>
          <table:table-cell table:style-name="ce0" office:value-type="string">
            <text:p>ただ、精霊にも我慢の限界があります。</text:p>
          </table:table-cell>
          <table:table-cell table:style-name="ce0"/>
          <table:table-cell table:style-name="ce0"/>
          <table:table-cell table:style-name="ce0" office:value-type="string">
            <text:p>Although, you must be aware that nymphs
also have their limits.</text:p>
          </table:table-cell>
          <table:table-cell table:number-columns-repeated="1020"/>
        </table:table-row>
        <table:table-row>
          <table:table-cell table:style-name="ce0" office:value-type="string">
            <text:p>解説ウィンドウの【我慢力】を超える量の霊水が
蓄積すると、我慢しきれずに霊水を漏らして
しまうでしょう。</text:p>
          </table:table-cell>
          <table:table-cell table:style-name="ce0"/>
          <table:table-cell table:style-name="ce0"/>
          <table:table-cell table:style-name="ce0" office:value-type="string">
            <text:p>If the nymph accumulates more Holy Water
than it can as indicated by the 【HOLD】
parameter in the description window, it will
eventually lose control and leak it out.</text:p>
          </table:table-cell>
          <table:table-cell table:number-columns-repeated="1020"/>
        </table:table-row>
        <table:table-row>
          <table:table-cell table:style-name="ce0" office:value-type="string">
            <text:p>そうなれば、パラメータのボーナス値も最小に
戻ってしまうので、ご注意ください。</text:p>
          </table:table-cell>
          <table:table-cell table:style-name="ce0"/>
          <table:table-cell table:style-name="ce0"/>
          <table:table-cell table:style-name="ce0" office:value-type="string">
            <text:p>You should pay attention, as the stat bonus it
grants will reset to its lowest value when this
occurs.</text:p>
          </table:table-cell>
          <table:table-cell table:number-columns-repeated="1020"/>
        </table:table-row>
        <table:table-row>
          <table:table-cell table:style-name="ce0" office:value-type="string">
            <text:p>ちなみに、霊水の蓄積を繰り返せば、この
我慢力は徐々に高くなっていきます。</text:p>
          </table:table-cell>
          <table:table-cell table:style-name="ce0"/>
          <table:table-cell table:style-name="ce0"/>
          <table:table-cell table:style-name="ce0" office:value-type="string">
            <text:p>By the way, you can steadily increase each
nymph's HOLD power by repeatedly having it
accumulate and hold lots of Holy Water.</text:p>
          </table:table-cell>
          <table:table-cell table:number-columns-repeated="1020"/>
        </table:table-row>
        <table:table-row>
          <table:table-cell table:style-name="ce0" office:value-type="string">
            <text:p>お気に入りの精霊がいれば、なるべく多くの時間
憑依させ続けることによって、我慢力も高くなり、
より高いパラメータボーナスを受けることが
可能になるでしょう。</text:p>
          </table:table-cell>
          <table:table-cell table:style-name="ce0"/>
          <table:table-cell table:style-name="ce0"/>
          <table:table-cell table:style-name="ce0" office:value-type="string">
            <text:p>I'm sure you will be able to pick your favorite
nymphs and train them to gain higher HOLD
power, thereby allowing them to grant higher
and higher stat boosts.</text:p>
          </table:table-cell>
          <table:table-cell table:number-columns-repeated="1020"/>
        </table:table-row>
        <table:table-row>
          <table:table-cell table:style-name="ce0" office:value-type="string">
            <text:p>とりあえず、私からの解説は以上です。</text:p>
          </table:table-cell>
          <table:table-cell table:style-name="ce0"/>
          <table:table-cell table:style-name="ce0"/>
          <table:table-cell table:style-name="ce0" office:value-type="string">
            <text:p>I believe that is the end of my explanation.</text:p>
          </table:table-cell>
          <table:table-cell table:number-columns-repeated="1020"/>
        </table:table-row>
        <table:table-row>
          <table:table-cell table:style-name="ce0" office:value-type="string">
            <text:p>メニューを終了するには、【Ｘ】キーを押して
ください。</text:p>
          </table:table-cell>
          <table:table-cell table:style-name="ce0"/>
          <table:table-cell table:style-name="ce0"/>
          <table:table-cell table:style-name="ce0" office:value-type="string">
            <text:p>To close this menu, you need only press the
【X】 key.</text:p>
          </table:table-cell>
          <table:table-cell table:number-columns-repeated="1020"/>
        </table:table-row>
        <table:table-row>
          <table:table-cell table:style-name="ce0" office:value-type="string">
            <text:p>これで精霊ファントムが解放されました。</text:p>
          </table:table-cell>
          <table:table-cell table:style-name="ce0"/>
          <table:table-cell table:style-name="ce0"/>
          <table:table-cell table:style-name="ce0" office:value-type="string">
            <text:p>With this, you have just unsealed the spirit
called “Phantom”.</text:p>
          </table:table-cell>
          <table:table-cell table:number-columns-repeated="1020"/>
        </table:table-row>
        <table:table-row>
          <table:table-cell table:style-name="ce0" office:value-type="string">
            <text:p>下にある解説ウィンドウをご覧ください。</text:p>
          </table:table-cell>
          <table:table-cell table:style-name="ce0"/>
          <table:table-cell table:style-name="ce0"/>
          <table:table-cell table:style-name="ce0" office:value-type="string">
            <text:p>Now, please take a look at the description
window at the bottom.</text:p>
          </table:table-cell>
          <table:table-cell table:number-columns-repeated="1020"/>
        </table:table-row>
        <table:table-row>
          <table:table-cell table:style-name="ce0" office:value-type="string">
            <text:p>【アビリティ】という項目に、その精霊を憑依
させた時に受けることができる能力が表示されて
います。</text:p>
          </table:table-cell>
          <table:table-cell table:style-name="ce0"/>
          <table:table-cell table:style-name="ce0"/>
          <table:table-cell table:style-name="ce0" office:value-type="string">
            <text:p>The 【Ability】 section shows what special buff
you will gain when this spirit possesses you.</text:p>
          </table:table-cell>
          <table:table-cell table:number-columns-repeated="1020"/>
        </table:table-row>
        <table:table-row>
          <table:table-cell table:style-name="ce0" office:value-type="string">
            <text:p>次に、この精霊を憑依させてみましょう。</text:p>
          </table:table-cell>
          <table:table-cell table:style-name="ce0"/>
          <table:table-cell table:style-name="ce0"/>
          <table:table-cell table:style-name="ce0" office:value-type="string">
            <text:p>Without further delay, let us give spirit
possession a try.</text:p>
          </table:table-cell>
          <table:table-cell table:number-columns-repeated="1020"/>
        </table:table-row>
        <table:table-row>
          <table:table-cell table:style-name="ce0" office:value-type="string">
            <text:p>精霊のネームプレートにカーソルを合わせた
まま、もう一度【Ｃ】キーを押します。</text:p>
          </table:table-cell>
          <table:table-cell table:style-name="ce0"/>
          <table:table-cell table:style-name="ce0"/>
          <table:table-cell table:style-name="ce0" office:value-type="string">
            <text:p>Move the cursor to the spirit's nameplate
and press the 【C】 key once more.</text:p>
          </table:table-cell>
          <table:table-cell table:number-columns-repeated="1020"/>
        </table:table-row>
        <table:table-row>
          <table:table-cell table:style-name="ce0" office:value-type="string">
            <text:p>そうすると、誰に憑依させるのか、どの
パラメータを強化するのか選択肢が出ますので
選んで【Ｃ】キーを押してください。</text:p>
          </table:table-cell>
          <table:table-cell table:style-name="ce0" office:value-type="string">
            <text:p>Then go to 2780</text:p>
          </table:table-cell>
          <table:table-cell table:style-name="ce0"/>
          <table:table-cell table:style-name="ce0" office:value-type="string">
            <text:p>After that, you must simply choose who will
be possessed by that nymphs, and which stat
you would like to augment.</text:p>
          </table:table-cell>
          <table:table-cell table:number-columns-repeated="1020"/>
        </table:table-row>
        <table:table-row>
          <table:table-cell table:style-name="ce0" office:value-type="string">
            <text:p>憑依している精霊がい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he isn't being possessed by any nymphs.</text:p>
          </table:table-cell>
          <table:table-cell table:number-columns-repeated="1020"/>
        </table:table-row>
        <table:table-row>
          <table:table-cell table:style-name="ce0" office:value-type="string">
            <text:p>ビンに霊水を出させてあげ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nleash her Holy Water into the vial</text:p>
          </table:table-cell>
          <table:table-cell table:number-columns-repeated="1020"/>
        </table:table-row>
        <table:table-row>
          <table:table-cell table:style-name="ce0" office:value-type="string">
            <text:p>つんつんしちゃ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okey-pokey</text:p>
          </table:table-cell>
          <table:table-cell table:number-columns-repeated="1020"/>
        </table:table-row>
        <table:table-row>
          <table:table-cell table:style-name="ce0" office:value-type="string">
            <text:p>憑依を解除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xorcize her</text:p>
          </table:table-cell>
          <table:table-cell table:number-columns-repeated="1020"/>
        </table:table-row>
        <table:table-row>
          <table:table-cell table:style-name="ce0" office:value-type="string">
            <text:p>何もし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othing</text:p>
          </table:table-cell>
          <table:table-cell table:number-columns-repeated="1020"/>
        </table:table-row>
        <table:table-row>
          <table:table-cell table:style-name="ce0" office:value-type="string">
            <text:p>まだ出したくない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he doesn't have anything to let out...</text:p>
          </table:table-cell>
          <table:table-cell table:number-columns-repeated="1020"/>
        </table:table-row>
        <table:table-row>
          <table:table-cell table:style-name="ce0" office:value-type="string">
            <text:p>霊水ビンがいっぱいで出せない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Holy Water vial is full to the brim...!</text:p>
          </table:table-cell>
          <table:table-cell table:number-columns-repeated="1020"/>
        </table:table-row>
        <table:table-row>
          <table:table-cell table:style-name="ce0" office:value-type="string">
            <text:p>憑依を解除しますか？（再び憑依させるには
シスターに頼む必要があります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ally release her from possession? (You will
need to return to the nun to reassign.)</text:p>
          </table:table-cell>
          <table:table-cell table:number-columns-repeated="1020"/>
        </table:table-row>
        <table:table-row>
          <table:table-cell table:style-name="ce0" office:value-type="string">
            <text:p>解除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xorcize</text:p>
          </table:table-cell>
          <table:table-cell table:number-columns-repeated="1020"/>
        </table:table-row>
        <table:table-row>
          <table:table-cell table:style-name="ce0" office:value-type="string">
            <text:p>やっぱり憑依させておく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exorcize</text:p>
          </table:table-cell>
          <table:table-cell table:number-columns-repeated="1020"/>
        </table:table-row>
        <table:table-row>
          <table:table-cell table:style-name="ce0" office:value-type="string">
            <text:p>精霊が霊水を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leaked her Holy Water all over
herself.</text:p>
          </table:table-cell>
          <table:table-cell table:number-columns-repeated="1020"/>
        </table:table-row>
        <table:table-row>
          <table:table-cell table:style-name="ce0" office:value-type="string">
            <text:p>精霊が霊水をもらしてしまいました。
（霊水を少しビンに収めました。）</text:p>
          </table:table-cell>
          <table:table-cell table:style-name="ce0"/>
          <table:table-cell table:style-name="ce0"/>
          <table:table-cell table:style-name="ce0" office:value-type="string">
            <text:p>The nymph leaked her Holy Water all over
herself.
(You managed to catch some in the vial.)</text:p>
          </table:table-cell>
          <table:table-cell table:number-columns-repeated="1020"/>
        </table:table-row>
        <table:table-row>
          <table:table-cell table:style-name="ce0" office:value-type="string">
            <text:p>精霊【ワルキューレ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Valkyrie】!</text:p>
          </table:table-cell>
          <table:table-cell table:number-columns-repeated="1020"/>
        </table:table-row>
        <table:table-row>
          <table:table-cell table:style-name="ce0" office:value-type="string">
            <text:p>精霊【フウラ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Fuura】!</text:p>
          </table:table-cell>
          <table:table-cell table:number-columns-repeated="1020"/>
        </table:table-row>
        <table:table-row>
          <table:table-cell table:style-name="ce0" office:value-type="string">
            <text:p>精霊【ペレ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ele】!</text:p>
          </table:table-cell>
          <table:table-cell table:number-columns-repeated="1020"/>
        </table:table-row>
        <table:table-row>
          <table:table-cell table:style-name="ce0" office:value-type="string">
            <text:p>精霊【ナナハ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anaha】!</text:p>
          </table:table-cell>
          <table:table-cell table:number-columns-repeated="1020"/>
        </table:table-row>
        <table:table-row>
          <table:table-cell table:style-name="ce0" office:value-type="string">
            <text:p>精霊【アサヒ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Asahi】!</text:p>
          </table:table-cell>
          <table:table-cell table:number-columns-repeated="1020"/>
        </table:table-row>
        <table:table-row>
          <table:table-cell table:style-name="ce0" office:value-type="string">
            <text:p>精霊【ユウヒ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Yuuhi】!</text:p>
          </table:table-cell>
          <table:table-cell table:number-columns-repeated="1020"/>
        </table:table-row>
        <table:table-row>
          <table:table-cell table:style-name="ce0" office:value-type="string">
            <text:p>精霊【サンタ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anta】!</text:p>
          </table:table-cell>
          <table:table-cell table:number-columns-repeated="1020"/>
        </table:table-row>
        <table:table-row>
          <table:table-cell table:style-name="ce0" office:value-type="string">
            <text:p>精霊【プロメテウ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rometheus】!</text:p>
          </table:table-cell>
          <table:table-cell table:number-columns-repeated="1020"/>
        </table:table-row>
        <table:table-row>
          <table:table-cell table:style-name="ce0" office:value-type="string">
            <text:p>精霊【ネプチュー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eptune】!</text:p>
          </table:table-cell>
          <table:table-cell table:number-columns-repeated="1020"/>
        </table:table-row>
        <table:table-row>
          <table:table-cell table:style-name="ce0" office:value-type="string">
            <text:p>精霊【リア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Ria】!</text:p>
          </table:table-cell>
          <table:table-cell table:number-columns-repeated="1020"/>
        </table:table-row>
        <table:table-row>
          <table:table-cell table:style-name="ce0" office:value-type="string">
            <text:p>精霊【シイ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hīko】!</text:p>
          </table:table-cell>
          <table:table-cell table:number-columns-repeated="1020"/>
        </table:table-row>
        <table:table-row>
          <table:table-cell table:style-name="ce0" office:value-type="string">
            <text:p>精霊【フェアリー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Fairy】!</text:p>
          </table:table-cell>
          <table:table-cell table:number-columns-repeated="1020"/>
        </table:table-row>
        <table:table-row>
          <table:table-cell table:style-name="ce0" office:value-type="string">
            <text:p>精霊【マンドラゴラ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ndragora】!</text:p>
          </table:table-cell>
          <table:table-cell table:number-columns-repeated="1020"/>
        </table:table-row>
        <table:table-row>
          <table:table-cell table:style-name="ce0" office:value-type="string">
            <text:p>精霊【ネコマタ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ekotama】!</text:p>
          </table:table-cell>
          <table:table-cell table:number-columns-repeated="1020"/>
        </table:table-row>
        <table:table-row>
          <table:table-cell table:style-name="ce0" office:value-type="string">
            <text:p>精霊【フェニック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hoenix】!</text:p>
          </table:table-cell>
          <table:table-cell table:number-columns-repeated="1020"/>
        </table:table-row>
        <table:table-row>
          <table:table-cell table:style-name="ce0" office:value-type="string">
            <text:p>精霊【オモリ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Omori】!</text:p>
          </table:table-cell>
          <table:table-cell table:number-columns-repeated="1020"/>
        </table:table-row>
        <table:table-row>
          <table:table-cell table:style-name="ce0" office:value-type="string">
            <text:p>精霊【ペガサ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egasus】!</text:p>
          </table:table-cell>
          <table:table-cell table:number-columns-repeated="1020"/>
        </table:table-row>
        <table:table-row>
          <table:table-cell table:style-name="ce0" office:value-type="string">
            <text:p>精霊【テクト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Tekuto】!</text:p>
          </table:table-cell>
          <table:table-cell table:number-columns-repeated="1020"/>
        </table:table-row>
        <table:table-row>
          <table:table-cell table:style-name="ce0" office:value-type="string">
            <text:p>精霊【マジカ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gical】!</text:p>
          </table:table-cell>
          <table:table-cell table:number-columns-repeated="1020"/>
        </table:table-row>
        <table:table-row>
          <table:table-cell table:style-name="ce0" office:value-type="string">
            <text:p>精霊【コマイヌ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Komainu】!</text:p>
          </table:table-cell>
          <table:table-cell table:number-columns-repeated="1020"/>
        </table:table-row>
        <table:table-row>
          <table:table-cell table:style-name="ce0" office:value-type="string">
            <text:p>精霊【ミカ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ikan】!</text:p>
          </table:table-cell>
          <table:table-cell table:number-columns-repeated="1020"/>
        </table:table-row>
        <table:table-row>
          <table:table-cell table:style-name="ce0" office:value-type="string">
            <text:p>精霊【ダンサー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Dancer】!</text:p>
          </table:table-cell>
          <table:table-cell table:number-columns-repeated="1020"/>
        </table:table-row>
        <table:table-row>
          <table:table-cell table:style-name="ce0" office:value-type="string">
            <text:p>精霊【マー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rle】!</text:p>
          </table:table-cell>
          <table:table-cell table:number-columns-repeated="1020"/>
        </table:table-row>
        <table:table-row>
          <table:table-cell table:style-name="ce0" office:value-type="string">
            <text:p>精霊【ハノ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Hanon】!</text:p>
          </table:table-cell>
          <table:table-cell table:number-columns-repeated="1020"/>
        </table:table-row>
        <table:table-row>
          <table:table-cell table:style-name="ce0" office:value-type="string">
            <text:p>精霊【コトブキ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Kotobuki】!</text:p>
          </table:table-cell>
          <table:table-cell table:number-columns-repeated="1020"/>
        </table:table-row>
        <table:table-row>
          <table:table-cell table:style-name="ce0" office:value-type="string">
            <text:p>精霊【サキュバ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uccubus】!</text:p>
          </table:table-cell>
          <table:table-cell table:number-columns-repeated="1020"/>
        </table:table-row>
        <table:table-row>
          <table:table-cell table:style-name="ce0" office:value-type="string">
            <text:p>精霊【カーマイ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Carmine】!</text:p>
          </table:table-cell>
          <table:table-cell table:number-columns-repeated="1020"/>
        </table:table-row>
        <table:table-row>
          <table:table-cell table:style-name="ce0" office:value-type="string">
            <text:p>精霊【イカホ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Ikaho】!</text:p>
          </table:table-cell>
          <table:table-cell table:number-columns-repeated="1020"/>
        </table:table-row>
        <table:table-row>
          <table:table-cell table:style-name="ce0" office:value-type="string">
            <text:p>精霊【エンジェ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Angel】!</text:p>
          </table:table-cell>
          <table:table-cell table:number-columns-repeated="1020"/>
        </table:table-row>
        <table:table-row>
          <table:table-cell table:style-name="ce0" office:value-type="string">
            <text:p>精霊【ファントム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hantom】!</text:p>
          </table:table-cell>
          <table:table-cell table:number-columns-repeated="1020"/>
        </table:table-row>
        <table:table-row>
          <table:table-cell table:style-name="ce0" office:value-type="string">
            <text:p>はむ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Hamuko couldn't
hold it in any longer, and leaked her Holy
Water all over herself.</text:p>
          </table:table-cell>
          <table:table-cell table:number-columns-repeated="1020"/>
        </table:table-row>
        <table:table-row>
          <table:table-cell table:style-name="ce0" office:value-type="string">
            <text:p>にゃん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Nyanko couldn't
hold it in any longer, and leaked her Holy
Water all over herself.</text:p>
          </table:table-cell>
          <table:table-cell table:number-columns-repeated="1020"/>
        </table:table-row>
        <table:table-row>
          <table:table-cell table:style-name="ce0" office:value-type="string">
            <text:p>ともっち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Tomocchi couldn't
hold it in any longer, and leaked her Holy
Water all over herself.</text:p>
          </table:table-cell>
          <table:table-cell table:number-columns-repeated="1020"/>
        </table:table-row>
        <table:table-row>
          <table:table-cell table:style-name="ce0" office:value-type="string">
            <text:p>ひめ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Hime couldn't
hold it in any longer, and leaked her Holy
Water all over herself.</text:p>
          </table:table-cell>
          <table:table-cell table:number-columns-repeated="1020"/>
        </table:table-row>
        <table:table-row>
          <table:table-cell table:style-name="ce0" office:value-type="string">
            <text:p>換金（500レン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iquidate (500 ren)</text:p>
          </table:table-cell>
          <table:table-cell table:number-columns-repeated="1020"/>
        </table:table-row>
        <table:table-row>
          <table:table-cell table:style-name="ce0" office:value-type="string">
            <text:p>失礼ながら、持ち物がいっぱいのようで
お渡し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'm afraid your inventory is completely full,
so I cannot give this to you.</text:p>
          </table:table-cell>
          <table:table-cell table:number-columns-repeated="1020"/>
        </table:table-row>
        <table:table-row>
          <table:table-cell table:style-name="ce0" office:value-type="string">
            <text:p>500レン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500 ren!</text:p>
          </table:table-cell>
          <table:table-cell table:number-columns-repeated="1020"/>
        </table:table-row>
        <table:table-row>
          <table:table-cell table:style-name="ce0" office:value-type="string">
            <text:p>はむ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Max HP increased by 2 points!</text:p>
          </table:table-cell>
          <table:table-cell table:number-columns-repeated="1020"/>
        </table:table-row>
        <table:table-row>
          <table:table-cell table:style-name="ce0" office:value-type="string">
            <text:p>はむ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rength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はむ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Defen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はむ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Fines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はむ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Agility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にゃん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Max HP increased by 2 points!</text:p>
          </table:table-cell>
          <table:table-cell table:number-columns-repeated="1020"/>
        </table:table-row>
        <table:table-row>
          <table:table-cell table:style-name="ce0" office:value-type="string">
            <text:p>にゃん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rength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にゃん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Defen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にゃん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Fines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にゃん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Agility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ともっち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Max HP increased by 2 points!</text:p>
          </table:table-cell>
          <table:table-cell table:number-columns-repeated="1020"/>
        </table:table-row>
        <table:table-row>
          <table:table-cell table:style-name="ce0" office:value-type="string">
            <text:p>ともっち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rength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ともっち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Defen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ともっち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Fines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ともっち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Agility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ひめ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Max HP increased by 2 points!</text:p>
          </table:table-cell>
          <table:table-cell table:number-columns-repeated="1020"/>
        </table:table-row>
        <table:table-row>
          <table:table-cell table:style-name="ce0" office:value-type="string">
            <text:p>ひめ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rength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ひめ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Defen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ひめ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Fines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ひめ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Agility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こむ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outdoor scene?</text:p>
          </table:table-cell>
          <table:table-cell table:number-columns-repeated="1020"/>
        </table:table-row>
        <table:table-row>
          <table:table-cell table:style-name="ce0" office:value-type="string">
            <text:p>ご迷惑をおかけしました・・・っ////</text:p>
          </table:table-cell>
          <table:table-cell table:style-name="ce0" office:value-type="string">
            <text:p>After 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such a bother... ////</text:p>
          </table:table-cell>
          <table:table-cell table:number-columns-repeated="1020"/>
        </table:table-row>
        <table:table-row>
          <table:table-cell table:style-name="ce0" office:value-type="string">
            <text:p>サポートキャラ“こむ”はメインキャラと違い、
ターゲットをランダムに選び、自動で攻撃
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nlike the main characters, the support
character “Komu” will automatically target
enemies at random.</text:p>
          </table:table-cell>
          <table:table-cell table:number-columns-repeated="1020"/>
        </table:table-row>
        <table:table-row>
          <table:table-cell table:style-name="ce0" office:value-type="string">
            <text:p>ただし、こむは熾天少女ではないので、敵の
HPを減らすことはできても、トドメを刺すことは
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owever, as she is not a Heavenly Maiden,
Komu can only decrease the foe's HP, but not
deliver the final blow.</text:p>
          </table:table-cell>
          <table:table-cell table:number-columns-repeated="1020"/>
        </table:table-row>
        <table:table-row>
          <table:table-cell table:style-name="ce0" office:value-type="string">
            <text:p>また、後方支援なので敵の攻撃を受けることは
あり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urthermore, as a back-line fighter, she
cannot be targeted by enemy attacks.</text:p>
          </table:table-cell>
          <table:table-cell table:number-columns-repeated="1020"/>
        </table:table-row>
        <table:table-row>
          <table:table-cell table:style-name="ce0" office:value-type="string">
            <text:p>基本的に百発百中のスゴ腕ですが、
コンディションが悪くなるにつれて命中率が
落ちてきますので、注意し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is a natural deadeye with expert
technique, but keep in mind that her accuracy
will decline with her “condition”.</text:p>
          </table:table-cell>
          <table:table-cell table:number-columns-repeated="1020"/>
        </table:table-row>
        <table:table-row>
          <table:table-cell table:style-name="ce0" office:value-type="string">
            <text:p>や、ぁ・・・あ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Ngh, aa... aaah...!</text:p>
          </table:table-cell>
          <table:table-cell table:number-columns-repeated="1020"/>
        </table:table-row>
        <table:table-row>
          <table:table-cell table:style-name="ce0" office:value-type="string">
            <text:p>もぉ・・・げんかいぃ・・・っ！　だ、だ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... at my limit...! N-No...!</text:p>
          </table:table-cell>
          <table:table-cell table:number-columns-repeated="1020"/>
        </table:table-row>
        <table:table-row>
          <table:table-cell table:style-name="ce0" office:value-type="string">
            <text:p>ご・・・ごめん・・・な、さ・・・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... I am... so... sorr... ry...!</text:p>
          </table:table-cell>
          <table:table-cell table:number-columns-repeated="1020"/>
        </table:table-row>
        <table:table-row>
          <table:table-cell table:style-name="ce0" office:value-type="string">
            <text:p>す、す・・・すみませんっ、すみません・・・っ///</text:p>
          </table:table-cell>
          <table:table-cell table:style-name="ce0" office:value-type="string">
            <text:p>After wetting (field) 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... Please, forgive me...! ///</text:p>
          </table:table-cell>
          <table:table-cell table:number-columns-repeated="1020"/>
        </table:table-row>
        <table:table-row>
          <table:table-cell table:style-name="ce0" office:value-type="string">
            <text:p>う、ぅ・・・</text:p>
          </table:table-cell>
          <table:table-cell table:style-name="ce0" office:value-type="string">
            <text:p>After wetting (field) 2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, uuu...</text:p>
          </table:table-cell>
          <table:table-cell table:number-columns-repeated="1020"/>
        </table:table-row>
        <table:table-row>
          <table:table-cell table:style-name="ce0" office:value-type="string">
            <text:p>うわああぁぁぁああんっ///////</text:p>
          </table:table-cell>
          <table:table-cell table:style-name="ce0" office:value-type="string">
            <text:p>After wetting (field) 2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waaaaaaaaaaaaaaahhh! ///////</text:p>
          </table:table-cell>
          <table:table-cell table:number-columns-repeated="1020"/>
        </table:table-row>
        <table:table-row>
          <table:table-cell table:style-name="ce0" office:value-type="string">
            <text:p>ぐす・・・っ、が、がまん・・・できません
でした・・・うぅ・・・っ////</text:p>
          </table:table-cell>
          <table:table-cell table:style-name="ce0" office:value-type="string">
            <text:p>After wetting (field) 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*sniff*... I, I could not... hold it in... Oooh... ////</text:p>
          </table:table-cell>
          <table:table-cell table:number-columns-repeated="1020"/>
        </table:table-row>
        <table:table-row>
          <table:table-cell table:style-name="ce0" office:value-type="string">
            <text:p>こむ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きれば、先にこの服をきれいにしたいの
ですが・・・/////</text:p>
          </table:table-cell>
          <table:table-cell table:style-name="ce0" office:value-type="string">
            <text:p>Toilet (wet) - L0 pt.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would like to wash my clothes first, if that is
all right... /////</text:p>
          </table:table-cell>
          <table:table-cell table:number-columns-repeated="1020"/>
        </table:table-row>
        <table:table-row>
          <table:table-cell table:style-name="ce0" office:value-type="string">
            <text:p>で、では・・・お言葉に甘えて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n that case... I will take you up on that...</text:p>
          </table:table-cell>
          <table:table-cell table:number-columns-repeated="1020"/>
        </table:table-row>
        <table:table-row>
          <table:table-cell table:style-name="ce0" office:value-type="string">
            <text:p>すみません、ちょ、ちょっとトイレに・・・////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I-I am just going to the toilet... ////</text:p>
          </table:table-cell>
          <table:table-cell table:number-columns-repeated="1020"/>
        </table:table-row>
        <table:table-row>
          <table:table-cell table:style-name="ce0" office:value-type="string">
            <text:p>ト、トイレに行かせてください・・・っ////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ease let me go to the toilet...! ////</text:p>
          </table:table-cell>
          <table:table-cell table:number-columns-repeated="1020"/>
        </table:table-row>
        <table:table-row>
          <table:table-cell table:style-name="ce0" office:value-type="string">
            <text:p>も、も、も・・・もれ・・・ちゃうぅ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-I... I'm gonna... wet myseeelf...!!</text:p>
          </table:table-cell>
          <table:table-cell table:number-columns-repeated="1020"/>
        </table:table-row>
        <table:table-row>
          <table:table-cell table:style-name="ce0" office:value-type="string">
            <text:p>あ、トイレなら大丈夫です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I am fine, thank you.</text:p>
          </table:table-cell>
          <table:table-cell table:number-columns-repeated="1020"/>
        </table:table-row>
        <table:table-row>
          <table:table-cell table:style-name="ce0" office:value-type="string">
            <text:p>今は行きたくなので、けっこうです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t is all right, I do not need to go right now.</text:p>
          </table:table-cell>
          <table:table-cell table:number-columns-repeated="1020"/>
        </table:table-row>
        <table:table-row>
          <table:table-cell table:style-name="ce0" office:value-type="string">
            <text:p>私は大丈夫なので、他の方を優先してください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quite all right, so please ask the others
first.</text:p>
          </table:table-cell>
          <table:table-cell table:number-columns-repeated="1020"/>
        </table:table-row>
        <table:table-row>
          <table:table-cell table:style-name="ce0" office:value-type="string">
            <text:p>（念のため、今のうちに済ませておこうかな・・・）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Perhaps I will take care of it now, just in
case...)</text:p>
          </table:table-cell>
          <table:table-cell table:number-columns-repeated="1020"/>
        </table:table-row>
        <table:table-row>
          <table:table-cell table:style-name="ce0" office:value-type="string">
            <text:p>すみません、気を使っていただいて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nk you for being so thoughtful...</text:p>
          </table:table-cell>
          <table:table-cell table:number-columns-repeated="1020"/>
        </table:table-row>
        <table:table-row>
          <table:table-cell table:style-name="ce0" office:value-type="string">
            <text:p>長旅になりそうですからね。　行っておきます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 do have a long road ahead, don't we? I
will take care of business.</text:p>
          </table:table-cell>
          <table:table-cell table:number-columns-repeated="1020"/>
        </table:table-row>
        <table:table-row>
          <table:table-cell table:style-name="ce0" office:value-type="string">
            <text:p>あ、ちょっと行ってきます・・・///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yes, I shall be back in just a moment... ///</text:p>
          </table:table-cell>
          <table:table-cell table:number-columns-repeated="1020"/>
        </table:table-row>
        <table:table-row>
          <table:table-cell table:style-name="ce0" office:value-type="string">
            <text:p>では、少し待っててください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please wait right here for a minute.</text:p>
          </table:table-cell>
          <table:table-cell table:number-columns-repeated="1020"/>
        </table:table-row>
        <table:table-row>
          <table:table-cell table:style-name="ce0" office:value-type="string">
            <text:p>（トイレ・・・一応行っておこうかな。）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suppose... I will go to the toilet.)</text:p>
          </table:table-cell>
          <table:table-cell table:number-columns-repeated="1020"/>
        </table:table-row>
        <table:table-row>
          <table:table-cell table:style-name="ce0" office:value-type="string">
            <text:p>あ、私・・・ちょっとトイレに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, I am just... going to the toilet...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ちょっといいですか・・・？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would you give me a moment?</text:p>
          </table:table-cell>
          <table:table-cell table:number-columns-repeated="1020"/>
        </table:table-row>
        <table:table-row>
          <table:table-cell table:style-name="ce0" office:value-type="string">
            <text:p>ええと、その・・・ちょっと失礼します////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m, so... please excuse me. ////</text:p>
          </table:table-cell>
          <table:table-cell table:number-columns-repeated="1020"/>
        </table:table-row>
        <table:table-row>
          <table:table-cell table:style-name="ce0" office:value-type="string">
            <text:p>（よ、よかった・・・ちょっと我慢してんだ・・・）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Th-Thank heavens... I was holding it for a
good while...)</text:p>
          </table:table-cell>
          <table:table-cell table:number-columns-repeated="1020"/>
        </table:table-row>
        <table:table-row>
          <table:table-cell table:style-name="ce0" office:value-type="string">
            <text:p>ごめんなさい、あの・・・トイレ行ってきて
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orry, um... is it okay if I go to the bathroom?</text:p>
          </table:table-cell>
          <table:table-cell table:number-columns-repeated="1020"/>
        </table:table-row>
        <table:table-row>
          <table:table-cell table:style-name="ce0" office:value-type="string">
            <text:p>すみません、トイレに行かせてください・・・////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please let me visit the toilet... ////</text:p>
          </table:table-cell>
          <table:table-cell table:number-columns-repeated="1020"/>
        </table:table-row>
        <table:table-row>
          <table:table-cell table:style-name="ce0" office:value-type="string">
            <text:p>あ！　わ、私、その・・・トイレに・・・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! I-I, um... bathroom...! ////</text:p>
          </table:table-cell>
          <table:table-cell table:number-columns-repeated="1020"/>
        </table:table-row>
        <table:table-row>
          <table:table-cell table:style-name="ce0" office:value-type="string">
            <text:p>ト、トイレ・・・い、行ってきます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am... g-going to the toilet. ////</text:p>
          </table:table-cell>
          <table:table-cell table:number-columns-repeated="1020"/>
        </table:table-row>
        <table:table-row>
          <table:table-cell table:style-name="ce0" office:value-type="string">
            <text:p>（ああ、よかった・・・助かったぁ////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hh, thank the heavens... I am saved! ////)</text:p>
          </table:table-cell>
          <table:table-cell table:number-columns-repeated="1020"/>
        </table:table-row>
        <table:table-row>
          <table:table-cell table:style-name="ce0" office:value-type="string">
            <text:p>ご、ご、ごめんなさい、トイレに・・・トイレにぃ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-S-Sorry, toilet... toilet!</text:p>
          </table:table-cell>
          <table:table-cell table:number-columns-repeated="1020"/>
        </table:table-row>
        <table:table-row>
          <table:table-cell table:style-name="ce0" office:value-type="string">
            <text:p>その、あの、わ、私・・・っ
が、我慢してたんです・・・っ////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, uhhm, I, I...
I am d-desperate! ////</text:p>
          </table:table-cell>
          <table:table-cell table:number-columns-repeated="1020"/>
        </table:table-row>
        <table:table-row>
          <table:table-cell table:style-name="ce0" office:value-type="string">
            <text:p>（ぁぁあ、も、もっ、もれるぅ・・・っ！！）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h, I am g-go-going to leak...!!)</text:p>
          </table:table-cell>
          <table:table-cell table:number-columns-repeated="1020"/>
        </table:table-row>
        <table:table-row>
          <table:table-cell table:style-name="ce0" office:value-type="string">
            <text:p>で、出ちゃう・・・出ちゃいますぅぅ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t is... ah, it's coming oooout!!!</text:p>
          </table:table-cell>
          <table:table-cell table:number-columns-repeated="1020"/>
        </table:table-row>
        <table:table-row>
          <table:table-cell table:style-name="ce0" office:value-type="string">
            <text:p>ああぁっ、だめ、も、もれ・・・もれちゃう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hh, oh no... I-I'm going to wet myseeelf!!</text:p>
          </table:table-cell>
          <table:table-cell table:number-columns-repeated="1020"/>
        </table:table-row>
        <table:table-row>
          <table:table-cell table:style-name="ce0" office:value-type="string">
            <text:p>あと、すこし・・・がまん・・・がま、ん・・・っ/////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Ju-Just a little longer... Hold it... Hold... it...!</text:p>
          </table:table-cell>
          <table:table-cell table:number-columns-repeated="1020"/>
        </table:table-row>
        <table:table-row>
          <table:table-cell table:style-name="ce0" office:value-type="string">
            <text:p>では、行きましょうか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shall we?</text:p>
          </table:table-cell>
          <table:table-cell table:number-columns-repeated="1020"/>
        </table:table-row>
        <table:table-row>
          <table:table-cell table:style-name="ce0" office:value-type="string">
            <text:p>すみませんでした・・・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My apologies...</text:p>
          </table:table-cell>
          <table:table-cell table:number-columns-repeated="1020"/>
        </table:table-row>
        <table:table-row>
          <table:table-cell table:style-name="ce0" office:value-type="string">
            <text:p>お待たせしました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back.</text:p>
          </table:table-cell>
          <table:table-cell table:number-columns-repeated="1020"/>
        </table:table-row>
        <table:table-row>
          <table:table-cell table:style-name="ce0" office:value-type="string">
            <text:p>も、もう大丈夫です・・・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am quite all right now... ////</text:p>
          </table:table-cell>
          <table:table-cell table:number-columns-repeated="1020"/>
        </table:table-row>
        <table:table-row>
          <table:table-cell table:style-name="ce0" office:value-type="string">
            <text:p>（すっきりしました・・・♪）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uch better... ♪)</text:p>
          </table:table-cell>
          <table:table-cell table:number-columns-repeated="1020"/>
        </table:table-row>
        <table:table-row>
          <table:table-cell table:style-name="ce0" office:value-type="string">
            <text:p>お、お待たせしました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-Thank you for waiting. ////</text:p>
          </table:table-cell>
          <table:table-cell table:number-columns-repeated="1020"/>
        </table:table-row>
        <table:table-row>
          <table:table-cell table:style-name="ce0" office:value-type="string">
            <text:p>すみません、ご迷惑を・・・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sorry to trouble you... ////</text:p>
          </table:table-cell>
          <table:table-cell table:number-columns-repeated="1020"/>
        </table:table-row>
        <table:table-row>
          <table:table-cell table:style-name="ce0" office:value-type="string">
            <text:p>（はぁ・・・すっきりした・・・////）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Haah... all better... ////)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お待たせしてすみません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h, um... apologies for the wait. ////</text:p>
          </table:table-cell>
          <table:table-cell table:number-columns-repeated="1020"/>
        </table:table-row>
        <table:table-row>
          <table:table-cell table:style-name="ce0" office:value-type="string">
            <text:p>・・・・・・//////っ　あ、大丈夫でした・・・っ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......////// Oh, I'm all right...</text:p>
          </table:table-cell>
          <table:table-cell table:number-columns-repeated="1020"/>
        </table:table-row>
        <table:table-row>
          <table:table-cell table:style-name="ce0" office:value-type="string">
            <text:p>（ふう・・・もうダメかと思った・・・）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Fuu... I thought I would lose it...)</text:p>
          </table:table-cell>
          <table:table-cell table:number-columns-repeated="1020"/>
        </table:table-row>
        <table:table-row>
          <table:table-cell table:style-name="ce0" office:value-type="string">
            <text:p>な、なんとか間に合いました・・・えへへ////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, I made it, somehow... ehehe. ////</text:p>
          </table:table-cell>
          <table:table-cell table:number-columns-repeated="1020"/>
        </table:table-row>
        <table:table-row>
          <table:table-cell table:style-name="ce0" office:value-type="string">
            <text:p>い、一時はどうなるかと・・・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F-For a moment there, I thought I was
going to... /////</text:p>
          </table:table-cell>
          <table:table-cell table:number-columns-repeated="1020"/>
        </table:table-row>
        <table:table-row>
          <table:table-cell table:style-name="ce0" office:value-type="string">
            <text:p>（あぁぁ・・・すっきりしたぁ・・・♪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ah.... such relief... ♪)</text:p>
          </table:table-cell>
          <table:table-cell table:number-columns-repeated="1020"/>
        </table:table-row>
        <table:table-row>
          <table:table-cell table:style-name="ce0" office:value-type="string">
            <text:p>ちゃ、ちゃんと間に合いました！　ち、ち、
ちびったりなんかしてませんよ・・・っ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made it just fine! I definitely did not
l-l-leak! No, not one bit... /////</text:p>
          </table:table-cell>
          <table:table-cell table:number-columns-repeated="1020"/>
        </table:table-row>
        <table:table-row>
          <table:table-cell table:style-name="ce0" office:value-type="string">
            <text:p>たこやき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akoyaki's outdoor scene?</text:p>
          </table:table-cell>
          <table:table-cell table:number-columns-repeated="1020"/>
        </table:table-row>
        <table:table-row>
          <table:table-cell table:style-name="ce0" office:value-type="string">
            <text:p>あ、危ないところだったヨー・・・</text:p>
          </table:table-cell>
          <table:table-cell table:style-name="ce0" office:value-type="string">
            <text:p>?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-That was really Clooose...</text:p>
          </table:table-cell>
          <table:table-cell table:number-columns-repeated="1020"/>
        </table:table-row>
        <table:table-row>
          <table:table-cell table:style-name="ce0" office:value-type="string">
            <text:p>でもこれですっきりしたネー////</text:p>
          </table:table-cell>
          <table:table-cell table:style-name="ce0" office:value-type="string">
            <text:p>?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But I feel so much better, Nooow! ////</text:p>
          </table:table-cell>
          <table:table-cell table:number-columns-repeated="1020"/>
        </table:table-row>
        <table:table-row>
          <table:table-cell table:style-name="ce0" office:value-type="string">
            <text:p>う、ぅ・・・く、も、もう・・・もうだめェ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Uu, uh... kh, n-no... Noooooo...!!</text:p>
          </table:table-cell>
          <table:table-cell table:number-columns-repeated="1020"/>
        </table:table-row>
        <table:table-row>
          <table:table-cell table:style-name="ce0" office:value-type="string">
            <text:p>あああ、ぁ、ぁああああぁぁっ！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aaaah, ah, AAAAAAHHH!!!</text:p>
          </table:table-cell>
          <table:table-cell table:number-columns-repeated="1020"/>
        </table:table-row>
        <table:table-row>
          <table:table-cell table:style-name="ce0" office:value-type="string">
            <text:p>もれ・・・もれちゃ、ぅ・・・ぁ、あ、あっ！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l... leak... ing... ah, ah, AH!!!</text:p>
          </table:table-cell>
          <table:table-cell table:number-columns-repeated="1020"/>
        </table:table-row>
        <table:table-row>
          <table:table-cell table:style-name="ce0" office:value-type="string">
            <text:p>こ、これは、その・・・な、何かの間違いネー・・・</text:p>
          </table:table-cell>
          <table:table-cell table:style-name="ce0" office:value-type="string">
            <text:p>After wetting (field) 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-This is, well... s-some kind of Mistaaake...</text:p>
          </table:table-cell>
          <table:table-cell table:number-columns-repeated="1020"/>
        </table:table-row>
        <table:table-row>
          <table:table-cell table:style-name="ce0" office:value-type="string">
            <text:p>うううぅ・・・やってしまったヨー・・・
我慢できなかったヨー・・・////</text:p>
          </table:table-cell>
          <table:table-cell table:style-name="ce0" office:value-type="string">
            <text:p>After wetting (field) 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Uuuuuu... now I've done Iiit...
I couldn't control Myseeelf... ////</text:p>
          </table:table-cell>
          <table:table-cell table:number-columns-repeated="1020"/>
        </table:table-row>
        <table:table-row>
          <table:table-cell table:style-name="ce0" office:value-type="string">
            <text:p>だ、だって・・・ずっとずっと我慢してたん
だヨー・・・！</text:p>
          </table:table-cell>
          <table:table-cell table:style-name="ce0" office:value-type="string">
            <text:p>After wetting (field) 3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t's because... I was holding it for ages and
Ageees...!</text:p>
          </table:table-cell>
          <table:table-cell table:number-columns-repeated="1020"/>
        </table:table-row>
        <table:table-row>
          <table:table-cell table:style-name="ce0" office:value-type="string">
            <text:p>たこやき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は濡れたパンツを換えるのが先だヨー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Right now, I'd rather get these wet panties
off Meee...</text:p>
          </table:table-cell>
          <table:table-cell table:number-columns-repeated="1020"/>
        </table:table-row>
        <table:table-row>
          <table:table-cell table:style-name="ce0" office:value-type="string">
            <text:p>パンツがおしりに張り付いて気持ちわるいヨー！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My panties are sticking to my butt, it feels
Awfuuul!</text:p>
          </table:table-cell>
          <table:table-cell table:number-columns-repeated="1020"/>
        </table:table-row>
        <table:table-row>
          <table:table-cell table:style-name="ce0" office:value-type="string">
            <text:p>おもらしの後処理を優先したいんだけど・・・
だ、だめカー・・・？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wanna prioritize cleaning up after my
little Accideeent... c-can't I...?</text:p>
          </table:table-cell>
          <table:table-cell table:number-columns-repeated="1020"/>
        </table:table-row>
        <table:table-row>
          <table:table-cell table:style-name="ce0" office:value-type="string">
            <text:p>してくるヨー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ll be right Baaack...</text:p>
          </table:table-cell>
          <table:table-cell table:number-columns-repeated="1020"/>
        </table:table-row>
        <table:table-row>
          <table:table-cell table:style-name="ce0" office:value-type="string">
            <text:p>ト、トイレに行きたいネー・・・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 just wanna use the Toileeet...</text:p>
          </table:table-cell>
          <table:table-cell table:number-columns-repeated="1020"/>
        </table:table-row>
        <table:table-row>
          <table:table-cell table:style-name="ce0" office:value-type="string">
            <text:p>おしっこしたいヨォっ！　着替えるのは後ネー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Changing can Waaait! I've gotta pee, Nooow!</text:p>
          </table:table-cell>
          <table:table-cell table:number-columns-repeated="1020"/>
        </table:table-row>
        <table:table-row>
          <table:table-cell table:style-name="ce0" office:value-type="string">
            <text:p>だめっ、もれちゃうヨォっ！　先におしっこさせて
ほしいヨォ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No, I'm Leakiiing! Let me go ahead and pee,
Pleeeease!!</text:p>
          </table:table-cell>
          <table:table-cell table:number-columns-repeated="1020"/>
        </table:table-row>
        <table:table-row>
          <table:table-cell table:style-name="ce0" office:value-type="string">
            <text:p>ンー？　トイレには行きたくないヨー？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Nnn? But I don't wanna go Pottyyy?</text:p>
          </table:table-cell>
          <table:table-cell table:number-columns-repeated="1020"/>
        </table:table-row>
        <table:table-row>
          <table:table-cell table:style-name="ce0" office:value-type="string">
            <text:p>トイレなら、まだ平気ネー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e toilet? I'm still Fiiine.</text:p>
          </table:table-cell>
          <table:table-cell table:number-columns-repeated="1020"/>
        </table:table-row>
        <table:table-row>
          <table:table-cell table:style-name="ce0" office:value-type="string">
            <text:p>おしっこは大丈夫だヨー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don't need to pee, Thaaanks.</text:p>
          </table:table-cell>
          <table:table-cell table:number-columns-repeated="1020"/>
        </table:table-row>
        <table:table-row>
          <table:table-cell table:style-name="ce0" office:value-type="string">
            <text:p>そんなにしたくないけど、一応行っておくネー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don't really need to, but I guess I'll go
Anywaaay.</text:p>
          </table:table-cell>
          <table:table-cell table:number-columns-repeated="1020"/>
        </table:table-row>
        <table:table-row>
          <table:table-cell table:style-name="ce0" office:value-type="string">
            <text:p>おしっこするのカー？　分かったヨー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ime to Peeee? Okey-Dokeeey.</text:p>
          </table:table-cell>
          <table:table-cell table:number-columns-repeated="1020"/>
        </table:table-row>
        <table:table-row>
          <table:table-cell table:style-name="ce0" office:value-type="string">
            <text:p>トイレが無いと困るから、今のうちに行っておく
ネー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think I'll use the toilet while I've got the
Chaaance.</text:p>
          </table:table-cell>
          <table:table-cell table:number-columns-repeated="1020"/>
        </table:table-row>
        <table:table-row>
          <table:table-cell table:style-name="ce0" office:value-type="string">
            <text:p>ちょっと待ってほしいネー。　おしっこタイムだ
ヨー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Wait up, Okaaay? It's pee-pee Tiiime.</text:p>
          </table:table-cell>
          <table:table-cell table:number-columns-repeated="1020"/>
        </table:table-row>
        <table:table-row>
          <table:table-cell table:style-name="ce0" office:value-type="string">
            <text:p>トイレ行ってくるヨー！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just gonna visit the Toileeet!</text:p>
          </table:table-cell>
          <table:table-cell table:number-columns-repeated="1020"/>
        </table:table-row>
        <table:table-row>
          <table:table-cell table:style-name="ce0" office:value-type="string">
            <text:p>放尿してくるネー！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gonna go urinate, 'Kaaay?!</text:p>
          </table:table-cell>
          <table:table-cell table:number-columns-repeated="1020"/>
        </table:table-row>
        <table:table-row>
          <table:table-cell table:style-name="ce0" office:value-type="string">
            <text:p>いいタイミングネー、ちょうどトイレに行きた
かったんだナー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Good timing, it just so happens that I needed
to Peeee!</text:p>
          </table:table-cell>
          <table:table-cell table:number-columns-repeated="1020"/>
        </table:table-row>
        <table:table-row>
          <table:table-cell table:style-name="ce0" office:value-type="string">
            <text:p>あ、ワタシおしっこしたいヨー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h, I wanna go Peeee!</text:p>
          </table:table-cell>
          <table:table-cell table:number-columns-repeated="1020"/>
        </table:table-row>
        <table:table-row>
          <table:table-cell table:style-name="ce0" office:value-type="string">
            <text:p>ちょっとトイレに行きたいから、待っててほしい
ネー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kinda wanna go to the toilet, so gimme just
a minute, Pleeease!</text:p>
          </table:table-cell>
          <table:table-cell table:number-columns-repeated="1020"/>
        </table:table-row>
        <table:table-row>
          <table:table-cell table:style-name="ce0" office:value-type="string">
            <text:p>ふー、いい所にトイレがあったネー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Pheeew, thank goodness this place has
a Bathrooom!</text:p>
          </table:table-cell>
          <table:table-cell table:number-columns-repeated="1020"/>
        </table:table-row>
        <table:table-row>
          <table:table-cell table:style-name="ce0" office:value-type="string">
            <text:p>実はちょっと我慢してたんだナー！
してくるヨー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was actually kinda holding it for a moment
Theeere! I'll be right Baaack!</text:p>
          </table:table-cell>
          <table:table-cell table:number-columns-repeated="1020"/>
        </table:table-row>
        <table:table-row>
          <table:table-cell table:style-name="ce0" office:value-type="string">
            <text:p>よかったヨー、トイレ探してたとこネー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ank the Staaars, I was just looking for
a Toileeet!</text:p>
          </table:table-cell>
          <table:table-cell table:number-columns-repeated="1020"/>
        </table:table-row>
        <table:table-row>
          <table:table-cell table:style-name="ce0" office:value-type="string">
            <text:p>あ！　ずっとおしっこしたかったんだヨー！
行ってくるネー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h! I've been busting to pee for Ageees!
Gimme a Secooond!</text:p>
          </table:table-cell>
          <table:table-cell table:number-columns-repeated="1020"/>
        </table:table-row>
        <table:table-row>
          <table:table-cell table:style-name="ce0" office:value-type="string">
            <text:p>トイレ行きたいヨー！　ワタシずっと我慢してた
ネー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really gotta go to the Toileeet! I've been
holding it Foreveeer!</text:p>
          </table:table-cell>
          <table:table-cell table:number-columns-repeated="1020"/>
        </table:table-row>
        <table:table-row>
          <table:table-cell table:style-name="ce0" office:value-type="string">
            <text:p>もうおなかパンパンでどうしようかと思ってた
ヨー！　危なかったネー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My tummy's already bulging out so much, I didn't
know what I was gonna Dooo! That was Clooose!</text:p>
          </table:table-cell>
          <table:table-cell table:number-columns-repeated="1020"/>
        </table:table-row>
        <table:table-row>
          <table:table-cell table:style-name="ce0" office:value-type="string">
            <text:p>は、はやくおしっこしたいヨ・・・っ！　もう我慢
できないヨー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-Hurry up, I've gotta Peeee...! I can't take
it Anymooore!!</text:p>
          </table:table-cell>
          <table:table-cell table:number-columns-repeated="1020"/>
        </table:table-row>
        <table:table-row>
          <table:table-cell table:style-name="ce0" office:value-type="string">
            <text:p>トイレ！！　トイレ行きたいネ！！　ずっと我慢
してたヨー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oilet!! I've gotta go to the Toilet!! I've
been holding it in way too Looong!</text:p>
          </table:table-cell>
          <table:table-cell table:number-columns-repeated="1020"/>
        </table:table-row>
        <table:table-row>
          <table:table-cell table:style-name="ce0" office:value-type="string">
            <text:p>も、もれちゃうヨーっ！！　おしっこーー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'm gonna pee Myseeelf!! Peeeeee!!</text:p>
          </table:table-cell>
          <table:table-cell table:number-columns-repeated="1020"/>
        </table:table-row>
        <table:table-row>
          <table:table-cell table:style-name="ce0" office:value-type="string">
            <text:p>も、も、もうだめ・・・っ、限界だヨォ・・・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-I can't... I'm gonna Buuurst...!!</text:p>
          </table:table-cell>
          <table:table-cell table:number-columns-repeated="1020"/>
        </table:table-row>
        <table:table-row>
          <table:table-cell table:style-name="ce0" office:value-type="string">
            <text:p>もうちょっと、で、お、おしっこ・・・でき、る・・・ヨ
・・・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lmost there, I-I can... almost... g-go Peeee...!!</text:p>
          </table:table-cell>
          <table:table-cell table:number-columns-repeated="1020"/>
        </table:table-row>
        <table:table-row>
          <table:table-cell table:style-name="ce0" office:value-type="string">
            <text:p>あぁーーっ！　でちゃう！！　もうでちゃうヨォ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aaaaaagh! It's coming out!! It's already coming
Ooooout!!</text:p>
          </table:table-cell>
          <table:table-cell table:number-columns-repeated="1020"/>
        </table:table-row>
        <table:table-row>
          <table:table-cell table:style-name="ce0" office:value-type="string">
            <text:p>おわったヨー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Dooone...</text:p>
          </table:table-cell>
          <table:table-cell table:number-columns-repeated="1020"/>
        </table:table-row>
        <table:table-row>
          <table:table-cell table:style-name="ce0" office:value-type="string">
            <text:p>時間を取らせたネー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anks for your Tiiime!</text:p>
          </table:table-cell>
          <table:table-cell table:number-columns-repeated="1020"/>
        </table:table-row>
        <table:table-row>
          <table:table-cell table:style-name="ce0" office:value-type="string">
            <text:p>さあ、出発するヨー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ll right, let's Gooo!</text:p>
          </table:table-cell>
          <table:table-cell table:number-columns-repeated="1020"/>
        </table:table-row>
        <table:table-row>
          <table:table-cell table:style-name="ce0" office:value-type="string">
            <text:p>おわったヨー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ll Dooone!</text:p>
          </table:table-cell>
          <table:table-cell table:number-columns-repeated="1020"/>
        </table:table-row>
        <table:table-row>
          <table:table-cell table:style-name="ce0" office:value-type="string">
            <text:p>ふー、すっきりしてきたヨー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Pheeew, sweet Relieeef!</text:p>
          </table:table-cell>
          <table:table-cell table:number-columns-repeated="1020"/>
        </table:table-row>
        <table:table-row>
          <table:table-cell table:style-name="ce0" office:value-type="string">
            <text:p>これでもう大丈夫ネー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in tip-top shape, Nooow!</text:p>
          </table:table-cell>
          <table:table-cell table:number-columns-repeated="1020"/>
        </table:table-row>
        <table:table-row>
          <table:table-cell table:style-name="ce0" office:value-type="string">
            <text:p>おしっこ完了だヨー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Pee Compleeete!</text:p>
          </table:table-cell>
          <table:table-cell table:number-columns-repeated="1020"/>
        </table:table-row>
        <table:table-row>
          <table:table-cell table:style-name="ce0" office:value-type="string">
            <text:p>ふー・・・
ちょっと危なかったけど、間に合ったヨー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Phew...
It was kinda close, but I made Iiit!</text:p>
          </table:table-cell>
          <table:table-cell table:number-columns-repeated="1020"/>
        </table:table-row>
        <table:table-row>
          <table:table-cell table:style-name="ce0" office:value-type="string">
            <text:p>なんとかセーフだったヨー！　頑張ったヨー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made it, just Abouuut! Well done, Meee!</text:p>
          </table:table-cell>
          <table:table-cell table:number-columns-repeated="1020"/>
        </table:table-row>
        <table:table-row>
          <table:table-cell table:style-name="ce0" office:value-type="string">
            <text:p>やばかったネー・・・でもこれで一安心だヨー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is was Baaad... but I can rest easy, Nooow!</text:p>
          </table:table-cell>
          <table:table-cell table:number-columns-repeated="1020"/>
        </table:table-row>
        <table:table-row>
          <table:table-cell table:style-name="ce0" office:value-type="string">
            <text:p>こ、今回はもうダメかと思ったヨー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 really thought I was done for, this Tiiime...!</text:p>
          </table:table-cell>
          <table:table-cell table:number-columns-repeated="1020"/>
        </table:table-row>
        <table:table-row>
          <table:table-cell table:style-name="ce0" office:value-type="string">
            <text:p>はー！　ここにトイレが無かったら、アウトだった
ネー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aah! If there was no toilet here, that woulda
been it for Meee...!</text:p>
          </table:table-cell>
          <table:table-cell table:number-columns-repeated="1020"/>
        </table:table-row>
        <table:table-row>
          <table:table-cell table:style-name="ce0" office:value-type="string">
            <text:p>あー、すっきりしたヨー！　ほとんど我慢の限界
だったネー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hhh, much Betteeer! My bladder was pretty
much at its Limiiit!</text:p>
          </table:table-cell>
          <table:table-cell table:number-columns-repeated="1020"/>
        </table:table-row>
        <table:table-row>
          <table:table-cell table:style-name="ce0" office:value-type="string">
            <text:p>ちょ・・・ちょっぴりパンツぬらしちゃったヨー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... I think I got my panties a little Weeet...</text:p>
          </table:table-cell>
          <table:table-cell table:number-columns-repeated="1020"/>
        </table:table-row>
        <table:table-row>
          <table:table-cell table:style-name="ce0" office:value-type="string">
            <text:p>は、恥ずかしいほど取り乱しちゃったネー！
忘れてほしいヨー！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 lost my cool so bad that it's totally
Embarrassiiing! Forget everything you just
saw, right Nooow!!</text:p>
          </table:table-cell>
          <table:table-cell table:number-columns-repeated="1020"/>
        </table:table-row>
        <table:table-row>
          <table:table-cell table:style-name="ce0" office:value-type="string">
            <text:p>（限界からのおしっこ・・・けっこう気持ちよかった
　ネー・・・////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(Peeing when I'm at my limit... feels kind of
Amaziiing... ////)</text:p>
          </table:table-cell>
          <table:table-cell table:number-columns-repeated="1020"/>
        </table:table-row>
        <table:table-row>
          <table:table-cell table:style-name="ce0" office:value-type="string">
            <text:p>1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1 cupful</text:p>
          </table:table-cell>
          <table:table-cell table:number-columns-repeated="1020"/>
        </table:table-row>
        <table:table-row>
          <table:table-cell table:style-name="ce0" office:value-type="string">
            <text:p>4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4 cupfuls</text:p>
          </table:table-cell>
          <table:table-cell table:number-columns-repeated="1020"/>
        </table:table-row>
        <table:table-row>
          <table:table-cell table:style-name="ce0" office:value-type="string">
            <text:p>【水】×4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Water】 x4!</text:p>
          </table:table-cell>
          <table:table-cell table:number-columns-repeated="1020"/>
        </table:table-row>
        <table:table-row>
          <table:table-cell table:style-name="ce0" office:value-type="string">
            <text:p>【イオンマテル】×1
を手に入れ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空層の向こう側から、すさまじい強敵の
気配を感じ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※注意！！　この戦いは圧倒的な強敵とバトル
するおまけ要素です！　強制ではありません！
負けるとＧＡＭＥ ＯＶＥＲになります！
勝っても特にごほうびはありませ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空層の強敵と戦い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本当に戦い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難易度を選んでくだ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強い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強すぎ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青くらげおまえ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toilet scene?</text:p>
          </table:table-cell>
          <table:table-cell table:number-columns-repeated="1020"/>
        </table:table-row>
        <table:table-row>
          <table:table-cell table:style-name="ce0" office:value-type="string">
            <text:p>にゃんこ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toilet scene?</text:p>
          </table:table-cell>
          <table:table-cell table:number-columns-repeated="1020"/>
        </table:table-row>
        <table:table-row>
          <table:table-cell table:style-name="ce0" office:value-type="string">
            <text:p>ともっち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toilet scene?</text:p>
          </table:table-cell>
          <table:table-cell table:number-columns-repeated="1020"/>
        </table:table-row>
        <table:table-row>
          <table:table-cell table:style-name="ce0" office:value-type="string">
            <text:p>ひめ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toilet scene?</text:p>
          </table:table-cell>
          <table:table-cell table:number-columns-repeated="1020"/>
        </table:table-row>
        <table:table-row>
          <table:table-cell table:style-name="ce0" office:value-type="string">
            <text:p>こむ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toilet scene?</text:p>
          </table:table-cell>
          <table:table-cell table:number-columns-repeated="1020"/>
        </table:table-row>
        <table:table-row>
          <table:table-cell table:style-name="ce0" office:value-type="string">
            <text:p>たこやき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akoyaki's toilet scene?</text:p>
          </table:table-cell>
          <table:table-cell table:number-columns-repeated="1020"/>
        </table:table-row>
        <table:table-row>
          <table:table-cell table:style-name="ce0" office:value-type="string">
            <text:p>霊珠1コで、好きなモノと交換してあげる♪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Pick what you like, just 1 Spirit Orb each! ♪</text:p>
          </table:table-cell>
          <table:table-cell table:number-columns-repeated="1020"/>
        </table:table-row>
        <table:table-row>
          <table:table-cell table:style-name="ce0" office:value-type="string">
            <text:p>ドーピングアイテム×4　（ランダム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ping Item x4 (Random)</text:p>
          </table:table-cell>
          <table:table-cell table:number-columns-repeated="1020"/>
        </table:table-row>
        <table:table-row>
          <table:table-cell table:style-name="ce0" office:value-type="string">
            <text:p>利尿剤×2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uretic x2</text:p>
          </table:table-cell>
          <table:table-cell table:number-columns-repeated="1020"/>
        </table:table-row>
        <table:table-row>
          <table:table-cell table:style-name="ce0" office:value-type="string">
            <text:p>換金（1000レン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iquidate (1000 ren)</text:p>
          </table:table-cell>
          <table:table-cell table:number-columns-repeated="1020"/>
        </table:table-row>
        <table:table-row>
          <table:table-cell table:style-name="ce0" office:value-type="string">
            <text:p>あぁ～ん！　持ち物がいっぱいみたいよん？？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Aaahn～! Your inventory's totally full??</text:p>
          </table:table-cell>
          <table:table-cell table:number-columns-repeated="1020"/>
        </table:table-row>
        <table:table-row>
          <table:table-cell table:style-name="ce0" office:value-type="string">
            <text:p>あぁ～ん！　霊珠が1コも無いみたいよん？？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Aaahn～! You don't have a single Spirit Orb??</text:p>
          </table:table-cell>
          <table:table-cell table:number-columns-repeated="1020"/>
        </table:table-row>
        <table:table-row>
          <table:table-cell table:style-name="ce0" office:value-type="string">
            <text:p>【利尿剤】×2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Diuretic】 x2</text:p>
          </table:table-cell>
          <table:table-cell table:number-columns-repeated="1020"/>
        </table:table-row>
        <table:table-row>
          <table:table-cell table:style-name="ce0" office:value-type="string">
            <text:p>1000レン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1000 ren!</text:p>
          </table:table-cell>
          <table:table-cell table:number-columns-repeated="1020"/>
        </table:table-row>
        <table:table-row>
          <table:table-cell table:style-name="ce0" office:value-type="string">
            <text:p>シャルシャル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最初から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選択肢の直前から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プリエラ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ルーナ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ビオラ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ラット=ダジェルバージ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ヴィスティ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ブロンシュ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選択肢の途中から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ラット=パンギーニ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サッファ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ラット=ポーライゼン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我慢シーンから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のおまけイベント【前編】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のおまけイベント【後編】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冒険者ミナ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セーブす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number-columns-repeated="1020"/>
        </table:table-row>
        <table:table-row>
          <table:table-cell table:style-name="ce0" office:value-type="string">
            <text:p>セーブ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</text:p>
          </table:table-cell>
          <table:table-cell table:number-columns-repeated="1020"/>
        </table:table-row>
        <table:table-row>
          <table:table-cell table:style-name="ce0" office:value-type="string">
            <text:p>Pメモリーを見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P-Memories</text:p>
          </table:table-cell>
          <table:table-cell table:number-columns-repeated="1020"/>
        </table:table-row>
        <table:table-row>
          <table:table-cell table:style-name="ce0" office:value-type="string">
            <text:p>【衛兵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Guard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デート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Date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怪談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Ghost-Story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メイド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Maid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シーフ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Thief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ハニー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Honey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ガテン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Laborer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チェルシーナ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hellsea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厚着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Coat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スケート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kate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虚勢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Bluff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キディデビル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Little-Devil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踊り子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Dancer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おてんば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Tomboy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ミララ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Mirara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パレオ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Pareo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入浴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Bath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シノビ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hinobi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河童娘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Kappa-Girl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うらめし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Grudge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観光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ightseer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学者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cholar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迷子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Lost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夢中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Trance-chan】 P-Memory!</text:p>
          </table:table-cell>
          <table:table-cell table:number-columns-repeated="1020"/>
        </table:table-row>
        <table:table-row>
          <table:table-cell table:style-name="ce0" office:value-type="string">
            <text:p>ここで見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ould you like to watch it now?</text:p>
          </table:table-cell>
          <table:table-cell table:number-columns-repeated="1020"/>
        </table:table-row>
        <table:table-row>
          <table:table-cell table:style-name="ce0" office:value-type="string">
            <text:p>今は見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watch now</text:p>
          </table:table-cell>
          <table:table-cell table:number-columns-repeated="1020"/>
        </table:table-row>
        <table:table-row>
          <table:table-cell table:style-name="ce0" office:value-type="string">
            <text:p>入手したPメモリーは、ポストからいつでも
閲覧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may watch obtained P-Memories at any
time from any red mailbox.</text:p>
          </table:table-cell>
          <table:table-cell table:number-columns-repeated="1020"/>
        </table:table-row>
        <table:table-row>
          <table:table-cell table:style-name="ce0" office:value-type="string">
            <text:p>

さてと、まずは床のお掃除から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えと、モップ・・・モップ・・・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ら？　いつもの掃除用具入れにモップが
無い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、そういえば、古くなったから新しいモップ
に取り替える予定で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新しいモップはこっちの倉庫に保管してあった
はず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確か、この辺り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ありました♪　おニューのモップで
床をいつも以上にキレイにできます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ら？　倉庫の扉が・・・あ、開き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最近、協会のあちこちの立て付けが悪くなって
いますから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近いうちに修理をしないといけません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りあえず、少し力を入れて強引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い！　（バキィッ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っ！！　ド、ドアノブが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す、すみませんーー！　誰かいらっしゃいま
せんかー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倉庫に閉じ込められてしまったのですーーー！
助けてくださいーー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あれから誰も来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他のシスターが担当しているホールのお掃除が
終われば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っちの様子を見に来てくれると
思いま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ホールは広いから、終わるまでまだまだ時間が
かかるでしょう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かしたら、夕方まで誰も来ない可能性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・・・ど、どうしましょう・・・（もじもじ・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のままでは、お手洗いにも行けないです
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う言えば、今日は朝起きてから一度も
お手洗いに行っていません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う・・・お願いです・・・誰か・・・早く気付いて
くださ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あ・・・か、神よ・・・どうか慈悲を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私、も、もう・・・これ以上は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手洗いを・・・我慢することが・・・で、
できそうにありません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下品な願いであることは承知ですっ！！
で、でも・・・私・・・私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あ・・・お手洗いに行きたい・・・っ////
お手洗いに行かせてくださ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うか・・・どうかぁ・・・っ！　うううぅぅ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・・・め・・・、もう・・・げ、限界・・・です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はや、このバケツに・・・す、するしか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うぅぅっ！　か、神よ・・・お許しください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ジョボボボボボボボボボボボボッ！！！）
あ、あ、あ！！　こんな、大きな音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だ・・・私・・・はしたない・・・っ////////
でも・・・ああぁぁ・・・やっと・・・おしっこ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ええぇぇい！！　かんぱーーーー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今日は遠慮せず、じゃんっじゃん飲んで
行ってね！！　別におごりじゃないけど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ねえねえ、アタシこれ頼んでいい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アルコール度数高すぎるって？
えーーー？　こんなの水だよ水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信じてないな～？　はい、注文決～定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自分で言うのもなんだけど、アタシざるだから！
すんごい目の粗いザル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今から証明しちゃうぞー☆　まばたき厳禁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っひひ～！　ね？　ね？　もう4杯目だけど
ぜんぜんへっちゃららら～♪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だまだ飲めるし、トイレとかいらないしっ☆
うんうん！　みんなアタシをあがめたまえ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店員さーん！　さっきのやつおかわり～！
ひっく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わわわーー！　また団体さん御来店～！！
ほらほら座って座って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みんなで盛り上がろうよー！！　うっへへ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ぶるるっ！　きゅううぅぅぅん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ふう・・・お、おしっ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？　な、なんでもないよー！！　あ！
おかわり来たー！！　さんきゅ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あみなの衆、ありがたいバニーの神飲み、
とくとご覧あれ～～！！　ぐいいぃ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しっこ、おしっこ、おしっこ、おしっこぉ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しっこしたいいいいぃぃぃっ！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、あ、あぁぁぁっ！！　だめ・・・我慢できない
　っ！！　もう出ちゃいそぉぉ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、ごご、ごごごごごめん！！！　もうだめ
おしっこ行かせてええぇぇぇ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漏れる！！　さすがに我慢しすぎたあぁっ！！
漏れるううぅぅぅ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って！！　ト、トイレ使用中うぅ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あーーん、は、早くしてぇっ！！　もう
限界なのおおぉぉ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ドンドンドンドン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願いぃっ！！　出ちゃうぅっ！！　ね、ねえ！
少しだけでいいから、さ、先にさせてぇ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ドンドンドン・・・ドンドン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本当にもう限界ぃぃ・・・っ/////　も、も、も・・・
もれ・・・ちゃぅぅぅ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めぇ・・・が、我慢・・・できないのおぉぉっ！！
はああぁぁぁぁぁぁああああん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えええぇぇぇぇえんっ！！！　お、おしっこ
出ちゃったよおぉぉっ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ずっとずっと我慢してたのにぃ・・・っ！！
ふえええぇぇぇぇん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うほう。　この飲み物が、行商人連盟で
今回から導入される新商品なのですね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"イッパツドリンク"ですかー。　どんな味なのか
こっそり試飲してみましょう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く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おおーー！　こ、これ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いしい・・・のでしょうか・・・？　なんだか
不思議な味ですね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、なんとなくもう一口飲みたくなるよう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ぐび・・・ぐび・・・ぐび・・・ぐび・・・ぷは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むむぅ・・・！　これはクセになりますー！
飲めば飲むほど・・・ハマります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一本！　ぐび・・・ぐび・・・ぐび・・・ぐび・・・
ぐび・・・ぐび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ぷふぅ！　さすがは行商人連盟の
商品開発部・・・これは売れます、売れます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、お客様ですかー？　どうぞどうぞ、
見ていってください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毎度ありがとうございます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次のお客様どうぞ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今日はずいぶんとお客様が多いですねー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、そう言えば、オシル湖で何やら未確認
　生物が目撃されたとか言ってましたね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そのせいで観光客が普段の10倍くらい
　来ているんでした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うわー！　お客様ですごい行列になってる！
　これは商売がはかどりますよー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さっきからおトイレ行きたいのですが、これは
　しばらく我慢ですね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こちらをお買い上げですかー？
ありがとうございます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ちらがお釣りのお返しですぅ！　また
よろしくです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ぅ・・・つ、次のお客様・・・どうぞぉ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い、いけません・・・膀胱が・・・膀胱が
　インフレスパイラルです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新商品のイッパツドリンク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よく見たら、利尿効果がめちゃくちゃ高いって
　注意書きに書いてあるじゃないですかー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ぁぁ・・・こんなことなら、2本も飲まなければ
　よかったですぅ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客様の行列が途絶えるまで・・・我慢できる
　でしょうか・・・っ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いえ・・・例え途絶えたとしても、この近くに
　おトイレは無いし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城下町まではかなり距離があります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ぅぅっ、強烈な・・・波が・・・っ！！！
　んうううぅぅ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め・・・が、我慢・・・で、き、な・・・っ！！
はううぅぅぅぅ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わわわわっ！！　だ、だめです！！
お、お客様・・これは違うんです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の・・・っ！　これは、その、あの・・・へ、閉店！
今日はもう閉店ですううぅぅーーっ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村のみんなが恐れる"危険種族"の集落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先祖様が書き残した書物が本当なら、
名前は"是利威（ぜりぃ）"って言うらしい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実在するのなら、この森を抜けた先に
あるはずな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、どうしよう・・・？　興味本位でここまで
来てみたけど、怖くなってきちゃ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！　木々の向こうに・・・い、家らしき
ものが見えるわ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さか・・・あ、あれが危険種族の集落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きゃあああぁああぁぁぁぁぁぁーーーーーっ！！
ゼリーちゅわああああぁぁーーーーー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あぁぁん、かわいい！！　かわいい！！
かわいいいいいいぃぃぃぃん！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危険種族って言うから、いったいどんな
ケダモノかと思ったら、なにこれええぇ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ぷにっぷにの、ぽにゃっぽにゃの、
きゅるっきゅるじゃないのおおぉぉぉ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ハァ・・・ハァ・・・い、いけない・・・この魔性に
引き込まれたら最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生理現象さえも弾き飛ばして萌え悶え続けて
しまうわ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、一度トイレを済ませてこないと・・・そろそろ
・・・（もじもじ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ゼリーちゃん「ho-？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やああぁぁぁん！！　無理無理無理ぃぃ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んの数秒でもこの子から離れたく
なああぁぁぁいいいいぃぃぃ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ゼリーちゅわあああああぁぁぁぁぁぁんん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、ぁ、さ、さ、さすがに・・・さすがに
限界ぃ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しっこ！！　おしっこ！！　おしっこおぉ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めんね、ぜりーちゃん！！　あ、あたし、
もうおしっこ漏れちゃううぅぅ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トイレ行ったらすぐに戻ってくるからねっ！！
待っててねっ！！！　はあぁぅぅ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トイレ・・・トイレ・・・っ、ト、トイレ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、あれ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村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こにもトイレが・・・無いぃぃ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そ、でしょっ！？　なんで！？　もしかして
ゼリーちゃんって、トイレしないの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んな・・・もう・・・我慢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ハッ！！　み、店に携帯トイレが売って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すみませんっ！！　ひ、ひとつください！！
お釣りはいりません！！！　は、はやくぅ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ぅっ！！　家の裏へ回って・・・この中に
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願い間に合ってえぇぇ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セ・・・セーーーーーフ・・・ッ！！　ちょっと
こぼれちゃったけど、ぜんぜんセーーーフ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ゼリーちゃんに夢中で気付かなかったけど・・・
めちゃくちゃおしっこ溜まってたみたい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ﾞうﾞうﾞぅﾞぅﾞぅﾞうﾞうﾞ～～！　マキを拾いに来た
だけなに、迷子になっちゃったよおﾞぉﾞぉﾞ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んで私、いつもこんなに方向音痴なんだろう
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村への公道はどっちなのおﾞおﾞぉﾞぉﾞぉﾞ～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うなったら適当に進んでみるしかない
っぽい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お？　お？　おおお？　あそこに見えるは、
沼の出口！！　つまり公道へ出られ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かったあﾞぁﾞぁﾞぁﾞ～！　助かったよぉﾞぉﾞぉ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、でも・・・目の前の沼を渡らないと向こう側へ
たどり着けない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迂回したら、また迷子になっちゃいそうだし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すこし脚が汚れちゃうけど、思い切って沼の
中を渡っちゃおうかな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ぎゃあﾞぁﾞぁﾞぁﾞぁﾞぁﾞ～～！！　思ったより沼が
深いいﾞぃﾞぃﾞぃﾞぃﾞ～～～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、やば・・・脚が沈んで・・・う、う、動けない
・・・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そ・・・私、こ、こんなとこで立ち往生だなんて
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ったいどうしたらいいの？　誰かがここを
通りかかるまで、待つしかないの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あ、公道の近くだから、そのうち誰かが
通りかかると思う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迷子になったあげく、沼にハマって動けない
なんて、めちゃくちゃかっこ悪い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っきからトイレに行きたいの我慢してるん
だけど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、だだだだ誰かあﾞぁﾞぁﾞぁﾞぁﾞぁﾞ～～～っ！！
誰かいませんかあﾞぁﾞぁﾞぁﾞぁﾞぁﾞ～～～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ﾞぅﾞぅﾞ～～！！　あ、あれからずっと待ってる
のに、誰も・・・誰も通らないﾞいﾞぃﾞぃﾞぃﾞ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にょ、にょ、尿意が！！　もう尿意がやばいん
ですうﾞうﾞぅﾞぅﾞぅﾞぅﾞ～～～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ままじゃ私、もれちゃうﾞうﾞぅﾞぅﾞぅﾞ～～っ！！
おしっこがもれちゃいますうﾞうﾞぅﾞぅﾞぅﾞ～～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・・・はぁ・・・ど、ど、どうすればいいのっ？？
私はどうすればいいの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我慢できないよおぉﾞぉﾞぉﾞぉﾞ～～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くうぅ・・・っ、か、かくなる上は・・・っ！！
この体勢のままパンツを下ろして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尻をきゅっと後ろに突き出せば・・・
な、なんとかおしっこできる・・・かな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ぎゅぅぅっ！　も、もう迷ってる時間は無い
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願いだから、誰も来ませんように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ひゅおﾞおﾞぉﾞぉﾞぉﾞ～～～//////　我慢してた
おしっこ出すの、気持ちいいﾞぃﾞぃﾞぃﾞぃﾞ・・・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？　え？　ええええ！？　だ、だ、だ、
誰か来たあﾞぁﾞぁﾞぁﾞ～～～っ！？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やあﾞあﾞあﾞぁﾞぁﾞぁﾞぁﾞぁﾞぁﾞ～～～～っ//////
みﾞ～なﾞ～いﾞ～で～ぇﾞ～ぇﾞ～～～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うほう、なるほどの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スイッチを踏むと扉が開閉する仕組みの
ようじゃな。　理解した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？　この狭い部屋のスイッチはいったい・・・
そりゃ！（ふみ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ガコォンッ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っと、入り口の扉のスイッチじゃった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外側からも内側からも開閉可能というわけ
じゃ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て、とりあえず部屋の中を調査してみる
かの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ん、便所に行きたくなってきたのう。
そう言えば、朝に済ませたきりじゃ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休憩もかねて、ここいらで調査を一時中断
するか。　（ふみ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ん？　おかしいぞ、扉が反応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お、これは・・・スイッチが下にへこんだまま
ではない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では踏み直しても、スイッチが稼動
せぬのは当然じゃ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参ったのう、スイッチ内部が壊れてしまった
の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いや、これは・・・スイッチ周囲の隙間に
細かい砂が詰まっておる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砂を取り除かぬ限り、スイッチは
へこんだままじゃ。　これは困った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う・・・いかん・・・しょ、小便がしたいぞ・・・
いったいどうしたもの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、だめじゃ・・・！　あれから色々と試したが、
うまく砂を取り除くことができぬ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ずい・・・も、もう小便が辛抱たまらん・・・
そろそろ、我慢の限界じゃ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じゃ、じゃが・・・ここは歴史的価値の宝庫、
ルージー遺跡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粗相などしてしまったら・・・た、大変なことに
・・・っ、く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困ったぞ・・・本当に・・・本当に困ったぞ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ままでは、時間の問題で小便を漏らして
しまう・・・っ！　いったいどうすれば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にかく、少しでも長く我慢して、ほ、方法を
考えるのじゃ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うじゃ！　誰かが外側のスイッチを踏んで
くれれば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おおーーーい、誰か！！　誰かおらぬかーー
ーーー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おおおーーーーーい！！！！　誰かあーー
ーーーーーーーーーーーーー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だ、だめじゃ・・・遺跡に立ち入る者など、
わしのような学者くらいし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ぅぅ・・・だ、だめ、じゃ・・・もう、ほ、ほんとうに・・・
辛抱が・・・っ　ぁあ、ぅ・・・っ　くぅ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、漏れる・・・漏れるぅ・・・もう・・・だ、め、
じゃぁ・・・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ぅぅ・・・わしとしたことが・・・し、神聖な
遺跡で・・・しょ、小便を・・・っ　うぅぅ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ガコオォォンッ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ぬ！？　ス、スイッチが戻ったじゃと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ハッ！　隙間に詰まっていたのは砂ではなく
儀式に使われた塩じゃったの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れがわしの小便で溶けて・・・
むむむ・・・なんとも・・・むむむ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ねえねえ、この前言ってた"おしっこ我慢勝負"
し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今日の大陸西部観光ツアーが始まる直前に
2人で同じ量の水を飲むの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で、どのトイレ休憩まで我慢できるか勝負
するの！　どう？　やる？　や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えーい、そう来なくっちゃ！　んじゃ水は
これくらいでいい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、多い？　その方が緊張感出るって！
よっし、勝負スター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・・・エント村に着いたね。　ここでトイレ休憩
だってさ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たしはまだ平気だよ？　ぜんぜん・・・
大丈夫・・・大丈夫・・・（そわそわ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んたもけっこう頑張るじゃ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、そのカバンの下でさっきから何度も股間
押さえてるの、バレバレだよ？　うへへ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ら、トイレ行かなくていいの？　急がないと
時間終わっちゃうよ？　（もじもじ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ぉら、想像してみて・・・？
トイレに行ったらぁ・・・パンツを下ろしてぇ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膀胱パンパンに溜まってるおしっこ・・・
トイレの中にぜぇ～んぶ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しゃあぁぁーーーーって♪　はあぁぁぁ～～
キモチいいぃ～～～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我慢できなくなっちゃった？　トイレ
行ってくるの？　わーーい、あたしの勝ち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へへ、すっごい慌てて走って行っちゃった。
ギリギリだったんだろうな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正直、あたしもけっこうヤバいけど、ここで
あたしまでトイレに駆け込んだらカッコ悪いし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んとか次のトイレ休憩まで我慢しなくちゃ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ぅ・・・ぁ・・・ね、ねぇ・・・あと何分で、きゅ、休憩
だっけ・・・っ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ん・・・その・・・あ、あたし・・・もう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め・・・・どうしよぉ・・・も、もれちゃいそぅ・・・っ
・・・がまん・・・できないよ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と15分・・・！？　む、むり・・・そんなに
無理だよ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うぅ・・・あの時、トイレ行っておけば・・・
よかった・・・あたしの・・・ばかぁ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出ちゃう・・・っ、どうしよ・・・でちゃう、でちゃぅ・・・
だ、め・・・やばい・・・むり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め、ぁ、あたし・・・もう・・・だめ・・・ぇ・・・ぁ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ええぇん・・・ぐす・・・っ//////　やだ・・・
全部でちゃう・・・でちゃうよぉ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わあぁぁぁあんっ！　もう止まってぇっ！！
はずかしいよおおぉぉっ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～ら～め～し～や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み～～～んな・・・呪ってしまいますよ～ぉ～
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ふ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は言ったものの、わたしに呪いの力なんて
無いんですけど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本当に相手を呪うことができれば、
それなりにハクが付くのです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う言えば、式道士さんが呪術を使うとき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つもブツブツと呪文のようなものを
つぶやいていました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確か・・・（ごにょごにょごにょごにょ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でしたっけ？　うー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あ、呪文だけで呪いが使えるようには
なりませんよね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ちょっとお手洗い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ら？　わたしの分身の魂さんが、お股に
張り付い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・・・はがれません・・・！　え、どうして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るで何かの力でお股にぴったりと引き
寄せられているかのよ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ハッ！　まさかさっきつぶやいた呪文の
影響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た、確かに呪いと言えば、衣服などが脱げなく
なるというのが代表的な効果のようです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まさか魂さんがお股から離れなくなって
しまうなんて・・・ど、どうしましょ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りあえず、式道士さんに相談して、呪いを
解く方法を考えてもらいましょ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・・・はぁ・・・し、式道士さ～ん・・・！！
どこ・・・どこにいるんですか～～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んな時に限って・・・式道士さんが
見つからないなんて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あぁ・・・ずっとおしっこを我慢している
のに・・・っ、このままでは・・・ううう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にかく、我慢の限界が来る前に、一刻も早く
式道士さんを見つけませんと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きょろきょろ・・・もじもじ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、だめ・・・見つかり・・・ません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本当に・・・おしっこが・・・も、漏れちゃい、ます
・・・ぅぅ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ぁ！　我慢できないですぅ！！　お願い、
魂さん！　お股から離れてくださ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しっこが出ちゃいます！！　もう、本当に・・・
わたし・・・これ以上は・・・ああぁ・・・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以上は・・・我慢が・・・我慢がぁ・・・っ！！
だめ、です・・・限・・・か、・・・ぃ、い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ひいいぃぃぃ！！　す、隙間からおしっこが
噴き出して・・・いやああぁぁん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！！　し、式道士さん！？！？　た、
たす・・・助けてくださいいぃぃっ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アカン！　こんな戦闘力じゃアカンね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ウチはもっともっと強ぉなって、魔物の天下
取れるくらいになりたいん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魔界の伝説になりたいん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せやかて、どーしたらもっと強ぉなれるんやろ
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っぱ課金とかせなアカンのやろか？
そんで、進化素材集めて覚醒を繰り返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って、ウチはSSRかーーーい！！
ズビーッ！（つっこみの音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せや！！　ウチって河童やん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河童は体が乾くと力が出ぇへんようになるーて
どっかで聞いたことあんねんな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な、水分めっちゃ摂ったら、逆に強ぉなるって
こととちゃうん！？　知らんけど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モノは試しや！！　さっそく水ガブ飲みしたるで
ーーー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ど、どや・・・！　これでウチの水分は
比べモンにならんはずやで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戦闘力も比例して、ぐぐーっ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なっとるように、感じへんな・・・う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せやなー。　そんなウマくいくわけ、あらへん
よな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っぱ地道に鍛えていかなアカンのか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ー・・・お腹ぼるんぼるんになってもうたわ、
も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アカンアカン・・・っ！！　めっちゃオシッコ
しとうなってきよった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んだけガッポガッポ水飲んどったら当たり前
やんっ！！　アホ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えと、トイレは確かこっち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れ？　道が分からん・・・っ！？　あれぇ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迷ってもうたーーーっ！！　どないしよ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ぁぁ・・・っ、このままやとオシッコ
漏れてまうっ！！　どないしよ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ぅっ、いっそ、その辺の物陰で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ア、アカン！！　魔物ゆうても、ウチ、一応
女の子やねんで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女の子がそこいらでしゃがんでオシッコ
したらアカンねん・・・恥ずかしいやん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ぁ、せ、せやかて・・・もうガマン、できへん
・・・っ！　トイレ・・・トイレ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トイレはどっちやっ！？　も、漏れて・・・
漏れてまう・・・ぁ、あ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ァ・・・アカン・・・もぉアカン・・・っ！！！　あぁ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ぜ、ぜんぜん止まらへん・・・/////
ウチどんだけオシッコ溜めとったんや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ーもぅ・・・なんや、気持ちええなぁ・・・
アカンわこれ・・・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れは、かなり古いPメモリーのようだ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無事、敵の屋敷内に侵入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より名刀ミヤビ製法の諜報作戦に
取り掛か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ずは、屋敷のどこかにある鍛冶場を探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ササササ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？　ここは・・・会議場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鍛冶についての話題が出るかもしれんな。
ここの天井裏に潜んでみ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ふむぅ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れから半日以上、天井裏で待機してみたが、
何も集会が開かれることは無かった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や、使われていない部屋なの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ずれにせよ、一度庭へ出て尿を済ませて
来ないと、腹がはちきれそうだ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スタッ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む！？　誰か近づいてくる！　それも
大勢だ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かん、もう一度天井裏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っ！　出入りしたことで立て付けが歪んだ
か！？　ひ、開かない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致し方ない、部屋の隅にある大樽の中に
潜むしか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よし、この中で会議の様子を伺うとし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くぅ・・・っ！　い、いったい、いつになったら
終わるんだ、この会議は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出てくる話題は、霊峰の水がうまいだの、牛の
気持ちが分かるだの、有益な情報は何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そ・・・っ、尿が・・・尿が漏れそうだ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シノビたる者、敵地で尿をこらえる特訓は
もちろんこなしてきたが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すがに・・・さすがに、もう・・・限界に
なってしまう・・・っ！！　はぁ・・・は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ぁ・・・漏れる・・・はやく、頼むから早く
終わってくれぇ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我慢の・・・げ・・・限界だ・・・っ！　あぁ・・・
あああぁぁ・・・っ！！　も、う・・・だ、め・・・ぇ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ぅぅっ！！！　だめだ・・・と、止められない
・・・っ！！！　ああぁぁ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ずい・・・み、見つかってしまう・・・きっと私は
・・・もう・・・だめ・・・だ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の直後会議は終わり、何とかバレずに
　脱出できた模様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わぁぁ・・・いいお湯です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部屋にこもって一日中本を読んでいるのも
いいですけど、たまには温泉も良いものですぅ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雪景色の中の秘湯・・・たまりませんねぇ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んだか・・・ふわぁぁ・・・眠く・・・な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すや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わわわ・・・いつの間にか、湯船には
わたし一人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ろそろ上がらなくてはいけ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、あれぇ？　あれれぇ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脱衣所で脱いだはずの、わたしの服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ぜ、ぜんぶ無くなってますぅ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かして、ドロボーさんですかぁ？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わわ・・・どうしましょう・・・どうしましょう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ままハダカで外に出るわけに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ぅ・・・おトイレに行きたいのにぃ・・・う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、とりあえず、お風呂に戻りましょう・・・
寒くて凍えちゃいます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、どうしましょう・・・助けを呼べる人も
いませんし・・・はううぅ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風呂に入る前に水分補給でたっぷり飲んだ
お水のせいで・・・ぼ、膀胱が・・・も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パンパンで・・・破裂・・・しそうですぅ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トイレに・・・おトイレに行きたい・・・けれど・・・
やっぱり、ハダカは恥ずかしい・・・ですぅ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が、我慢・・・誰か来るまで・・・がまん・・・
がまん・・・はううぅぅ・・・がま・・・んん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ええぇえっ！！　や、やっぱりもうだめですぅ
ぅぅぅ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管理人さん、ごめんなさいぃ・・・はじっこの方で
・・・っ、さ、させてくださいい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あぁ・・・っ、す、すごい・・・勢い・・・
わたし、こんなに我慢してたんですねぇ・・・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ううぅ・・・お願い・・・だ、だれも来ないで
くださいぃ・・・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久しぶりの、うみーーーーーー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今日はスイカ割りにビーチバレー、砂のお城に
潜水バトル！　全部楽しんじゃうぞーー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。</text:p>
          </table:table-cell>
          <table:table-cell table:style-name="ce0"/>
          <table:table-cell table:style-name="ce0"/>
          <table:table-cell table:style-name="ce0" office:value-type="string">
            <text:p>...</text:p>
          </table:table-cell>
          <table:table-cell table:number-columns-repeated="1020"/>
        </table:table-row>
        <table:table-row>
          <table:table-cell table:style-name="ce0" office:value-type="string">
            <text:p>

・・・まあ、ボッチなんだけど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いですよーだ。　一人の方がやりたいこと
好きなだけできるし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にかく、楽しんでやるんだから！！
リア充ざまあ見ろ！！　へっへーーー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割ったスイカ、さすがに一玉ぜんぶ
食べたのは失敗だったか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トイレ・・・トイレ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うわ！　女子トイレすっごい並んで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し、しかも・・・みんな・・・あんなに豊満な
スイカちゃんを二玉携えやがってぇ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んな列に並んだら、あたしなんて
みかんじゃん！！　リンゴじゃん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っそぉぉ！！　あたしは噛ませ犬なんて
ならないぞ！！！　トイレは却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帰るまで、我慢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、むり・・・もぉ無理・・・でちゃう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んなの！！　スイカ一玉のバカ！！
スイカ二玉のバカ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・・・っ、ほ、ほんとに・・・ヤバ・・・マジで・・・
マジでもれそ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うしよ・・・今さら列に並んでも・・・もたないよぉ
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うなったら、どこか・・・身を隠せる場所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ぅ・・・どこか・・・どこかぁ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！　『マグマ噴出地帯につき立ち入り
禁止』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、ここなら誰も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あぁっ！　でる！！　でる出る、でるう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ふうぅぅ・・・//////　あぁ～～・・・ヤバかったぁ
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ぁ・・・めっちゃ気持ちいい～ぃ～～♪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のみんなーーー！！　おっまたせー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みんなのホータイ☆アイドル！　ミララちゃん
でーーーーっす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「うおおおおおおおおおおおッ！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「ミーラーラーちゃーーーーん！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わーい！　声援ありがとーーー！！
今日もいっぱい歌って踊っちゃうぞーー☆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ずはおなじみ、ミララちゃんのデビュー曲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『トリアージに騙されて』、いっくよーー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えーーーい！！　みんなノってきたかなーー
ーー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「いえええええぇぇぇぇーーいいッ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おおー！　テンションすっご～い！！
ミララちゃん、うれしーーー☆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、あれー？　おっかしいな～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急におしっこ行きたくなってきちゃった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何でだろう？　本番前にちゃんとトイレ
　済ませたのに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ま、いっか。　ライブ始まったばっかだし、
　休憩までガマンできそうだし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ーーーーし！！　それじゃまだ2曲目だけど、
新曲・・・いっちゃう？？　いっちゃう？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「待ってましたーーーー！！　しっん曲！
　しっん曲！！　しっん曲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、みんな欲しがりさんなんだから☆
それじゃあ期待に応え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『ドキドキ☆今夜も不整脈』！！！！
ミュージック・スタート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むにゃ・・・あれぇ？　照明さん、ステージが
急に暗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ハッ！！　な、なんだ夢じゃぁぁん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てか、おしっこ！！　めちゃくちゃおしっこ
溜まってる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わわ、やばい、もれそぉ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ひいいいぃぃん！！　ひ、ひつぎの蓋が
あかなぁぁい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3年も寝てたから、チョウツガイがサビてるぅ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っ、おしっこ、おしっこ、おしっこ・・・
も、もう・・・ガマンが・・・ふえぇぇ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、もれ・・・ちゃ・・・うぅぅぅぅ・・・っ！！
あ、ぁ、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ううぅぅ・・・ミララちゃん、アイドルなのにぃ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のみんな、ごめんね・・・・ごめんね・・・
あううぅぅ・・・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ぅー・・・木の上で涼みながら飲む
アイスコーヒーは、格別です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とはここに、マッサージ師とハープ奏者さえ
いれば完璧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らいけない、それではお屋敷の中と一緒
ですわ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せっかくお忍びで、あの窮屈な空間から
抜け出しているんですもの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こではセレブ思想は極力禁止ですこと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さて、少しお手洗いに行きたくなって
きましたわ。　そろそろ降り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ズルッ）あ、すべ・・・落ち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ガサガサガサーッ！！　ギュウウウゥ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ハァ・・・ハァ・・・た、助かりました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ツタが無ければ、頭から真っ逆さまでした
のよ・・・ふ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木の上は油断すると危険ですわね。今後は
注意しないといけません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ん！　えい！　・・・あ、あら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のツタ・・・手足にまで絡まって・・・
んんぅっ！　やぁっ！　・・・ふ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ハァ・・・ハァ・・・体重が掛かっているせいで
余計にきつくなって・・・ほ、ほどけませんわ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困りましたわ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誰かがここを通りかかってくれるのを待つしか
ありませんの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・・・ぷるる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、いけませんわ・・・ちょっとアイスコーヒーを
飲みすぎてしまったかし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急に・・・にょ、尿意が・・・強く・・・は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だ、だれか・・・たすけてくださいまし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、もう・・・私・・・がまん・・・がまんが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うぅ・・・このままでは・・・お粗相で、ぜ、全身
が・・・はうううぅぅ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の！！　あのーーー！！！
だれかーーーー！！！　だ、だれか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たすけて！！　おねがいですのっ！！！
お、お、お手洗い・・・、も、漏れ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漏れてしまいますのおおぉぉっ！！！
だれか・・・うぅぅっ、だめ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本当に・・・もう・・・私・・・もう・・・はううう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げ・・・げ・・・限界・・・です、の・・・ぉ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うううぅぅぅ～～～・・・////////
ふ、服が・・・おしっこで・・・はううぅ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きゃっ！？　か、顔にまで！！？　い、
いやぁぁ！！　誰か！　助けて誰かぁ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のあと娘を捜しにきたパパに助けて
　もらいました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っわぁー！！　今日は珍しくお客さんが
いっぱ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になに？　今夜は砂漠で流星群が
見られるの！？　すごーい！　見たー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じゃ、その時間までたっぷり楽しんで行って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ふ！　今日はサービスして、ちょっとＨな
ダンス、踊っちゃおっかな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っぱいお酒注文してくれたら、もっとキワどい
ダンスも披露・・・なーんてね♪　冗談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になに？　リンゴ酒をおごってくれるの！？
わーい！　でも私、未成年なの♪　えへへ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リンゴジュース！？　やったー！　ありがとう
ね！！　それならいただきまー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わわわー！　さっきの話が噂で広まって
・・・お、お客さんでぎゅうぎゅう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は久々の稼ぎ時ね！！　がんばって
たくさん踊っちゃうぞ～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そろそろ休憩しようと思ってたけど、それどころ
　じゃなさそうね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のラッシュを乗り切るまで、頑張らなくちゃ！
　体力もまだまだ余裕だし、トイレも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た、たぶん大丈夫・・・！　ちょっと膀胱が
　たぷたぷだけど・・・気合よ、気合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あ、ノってきたわよ～♪　ふりふり～☆
くいっ♪　くいっ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お客さん！　おさわりはダーメ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ぅ・・・ふ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だ、だめ・・・トイレ・・・すごくトイレ行きたい
　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もう・・・踊りに集中・・・できないよぉ・・・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客さんには悪いけど、このダンスが
　終わったら、きゅ、休憩に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ええ！？　あ、あんこーるっ！？　あ、あの
・・・あの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私、その前に、ちょっと・・・ぉ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・・・ああぁっ！！　み、店に一つしかない
　トイレに・・・あんなに列が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ど、ど、ど、どうしよう・・・も、もう間に合わない
　よぉ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ぁ、ぁ、あっ！　やば・・・も、もれそぉ・・・っ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くねくねっ！　もじもじもじっ！！　くねくね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な、なんとか腰振りダンスで・・・ご、ごまか
　さないと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あぁぁ・・・っ！　も・・・もれちゃうよぉ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すりすりっ！　もじもじっ！　くねくね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だ・・・だめぇ・・・もぉ、げ、限界・・・だよぉ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っ！　あ、あっ！！　で・・・で・・・ちゃ・・・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、ええと・・・あの・・・ち、ちがうの・・・
これ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、さーびす！　そう！！　大人気、踊り子の
ナマおもらしショー！　あは、あははは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、なんだよ！　みんなボクをバカにして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確かにボクは熾天少女を迎え撃つ魔物に
ばってきされた中では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唯一、スキルを持ってないけどさ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の代わり、4つの属性エリア全部に環境
適応できる特殊能力を発揮してるじゃん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格闘センスだってピカイチだし！　ボクを倒した
時にもらえる経験値は莫大だし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ぉーし、スキルを使えないボクだって、十分
戦力になることをアピールしなくち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たあ！　とうっ！！　てや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・・・どうだ！　ボクの鋭いナイフテールと
足技のコンビネーション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マネできないだろ！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刃の鋭さなら裂鬼の双剣の方が
すごいし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足技ならタイタンジェリーの方が多彩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しかも、グルーギャやスフィアンは全体攻撃も
使える・・・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、な、なんだよもう！！　ボ、ボクは・・・
ボクは・・・ええ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、どんな状況でも屈せずに敵に立ち向かう
勇気があるんだぞ！！！　こ、これだけ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だけは絶対に負けないんだぞー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にかく！　ボクは何があっても弱みを
見せない根性があるんだ！！　ホントだ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もじもじ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やばい・・・おしっこしたい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で、でも・・・おしっこしてるとこ見られたら
　すっごくカッコ悪い・・・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どんな状況でも弱みを見せないって
　言っちゃったし、今は我慢しなくちゃ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せめて、みんなが自分の持ち場に戻って
　ここに誰もいなくなるまでは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なに？　お、落ち着きが無いって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やいやいや！！　ボ、ボクはいつでも
れーせーちんちゃくだよ！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んてったって、鋼のような精神力を持ってる
から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しっこなんて、よゆーよゆー・・・あ！！
な、何でもないよ！？！？　あはは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・・・はぁ・・・っ、う、ぅ・・・（ぷるぷるぷる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漏れちゃうっ！！　漏れちゃうっ！！！
　漏れちゃうよおおおおーーーーー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誰かが去ったと思えば、また違う誰かが
　入れ違いでやってくるし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のままじゃ・・・ボク・・・がまん・・・限界に
　なっちゃううぅぅ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うううぅぅ・・・っ（もじもじくねくねそわそわ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ち、ちがうの！　これは・・・む、武者震いの
ダンスなの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戦いたくてうずうずしてるだけで・・・べ、べつに
・・・何かをガマンしてるとかじゃ・・・ぁ、ぁ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え！？　侵入者！？　緑色の髪の女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わわわわっ！！　そ、そんないきなり・・・
待って！！　ダメ・・・今走ったら・・・ぁ・・・あ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出ちゃう・・・出ちゃうっ！！！　出ちゃううぅっ！！
おしっこ出ちゃうううううぅぅぅぅーーーー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おぉぉっ！！　バカーーー！！！
みんなのバカーーーーー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ずっとずっと我慢してたのにいいぃぃぃっ！！
びええぇぇーーーーーんっ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！　待たせたのだ！　さっそく雪かきを
始めるのだ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そんな格好で寒くないのかって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ちっちっちっ！　わたしは"きそたいしゃ"が
高いから、こんな寒さは何ともないのだ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うだ！　恐れ入ったか！！　わっはっは！！
（ぶるぶるぶる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さ、寒いけど、体を動かせば暑くなるはず！
　へーきへーき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・・・はっくしゅ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、おーっと、雪が鼻に入ってくしゃみが
出ちゃったのだ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うぐぐ・・・想像以上に・・・寒いいぃぃ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結構がんばって雪かきしてるけど、風が
　吹いてきたせいで、むしろ体が冷た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ぶはっくちゅいいぃ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ーっと、今度は・・・ええと・・・何かの粉が
鼻に入ってくしゃみが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ぶるぶるぶる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んぐぅ・・・寒すぎておしっこしたくなって
　きたのだ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でも、トイレになんか行ったら、やっぱり
　寒かったんだって思われるのだ・・・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まだぜんぜん我慢できるし、このまま一気に
　雪かきを終わらせちゃうのだ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きゅううぅぅぅ！！　くねくね！！　もじもじもじ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しっこしたいのだっ！！！　めちゃくちゃ
　おしっこしたいのだーー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で、でも・・・まだ誰もトイレに行きたいなんて
　言い出さないのだ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誰でもいいから・・・ト、トイレに行ってくれたら、
　私も便乗したいのだ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願い、誰か・・・も、も、もれちゃいそう
　なのだ・・・っ///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・・・あ！！！　やっとトイレに行く人が出た
　のだっ！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、あ、あの！　あのっ！！！　わ、私も
付き合ってあげるのだーーーー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タッタッタッタッタッタ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ひいぃぃっ！！　もれる！！　もれる！！！
もれるうううぅぅ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、ああぁぁぁ～～・・・//////////
やっとおしっこできたのだぁぁ・・・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んなに勢いのいいおしっこ・・・初めて
なのだ・・・♪　ふううぅぅぅ・・・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スイー！　スイ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こでトリプルアクセル！！　・・・はさすがに
無理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てと、トイレ行きたくなってきたし、今日の
練習はこの辺にして帰り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・・・ピシッ！！　バリバリバリッ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きゃ、きゃああぁっ！！！　氷が・・・わ、割れて
・・・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、どうしましょう・・・私が乗ってる氷・・・
完全に陸から孤立してしまいまし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まま湖の上を漂い続けるなんて、嫌です！
誰か、気付いてください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！！　人です！！　あのーーーー！！
すみませーーん！！　助けてくださーー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かった、これで何とか助けてもらえそうです
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もじもじ・・・）　で、できれば早め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そのロープを投げてくれるんですね？
分かりました！　掴みま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ヒューン！　・・・ポチ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・・・長さが足り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っと長いロープを町から取ってきてくれるん
ですか？　あ、ありがとうございま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・・・やっと・・・来た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りがとうございますっ！　は、はやく助けて
ください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・・・も、もう・・・私・・・我慢が・・・っ/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押さえてないと・・・で、でちゃい・・・ますぅ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は、はい！　ロープキャッチですね！？
おねがいします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！　て、手を離さないとロープを
掴めない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ヒューン！）
待って！　あ！　あわわわわ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ダメですぅ！　み、見ないでくださぁぁい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ーーーん！　町のみなさんには、絶対に
内緒でお願いしますうぅ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ー！　雪合戦おもしろかった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もうみんな帰るの？　そっか、そろそろ
吹雪が強くなる時間だもん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じゃあね！　みんなバイバーイ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う・・・お母さんが新しく着せてくれたこの
服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暖かいけど、動き回ると逆に暑くて暑く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くん・・・ごくん・・・ごくん・・・ぷは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水筒のお茶、全部飲んでもまだ足りない
くらいだ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てと、たくさん飲んだらちょっとおしっこ
したくなってきたし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木陰でおしっこして私も帰ろっと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、あれ？　チャックが動かない・・・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っかしいな、着るときはちゃんとスムーズに
動いたの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！　チャックに雪が詰まって、固まって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じゃ上着が脱げないじゃん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ズボンはサスペンダーで吊ってあるから、
上着を脱がないとおしっこできないよ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・・・水筒のお茶、少しとっておけばよかった
・・・！　あれがあれば雪を溶かせたのに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っ・・・な、なんか一気におしっこしたく
なってきた・・・あぅぅ・・・（そわそ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にかく、早くお家へ帰って雪を取らないと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、お、お母さん！！　ただいまーーーっ！！
おしっこ！！！　おしっこもれちゃう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の、あのね！！　チャックに雪が詰まって
脱げないの！！！　おしっこできないのぉ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湯で溶かして！！　は、はやくぅ！！
もう我慢できないよぉぉ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もじもじっ！　くねくねくねっ！　もじもじもじ
　もじもじ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っ！！　チャック動いた！！　上着脱げる
よ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っと、トイレ・・・ぉ、おしっこ・・・はや・・・く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ぞわわわわっ）　・・・ぁ・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うぅぅぅ～～っ！！　もれちゃったよおぉぉ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ごめんなさい・・・っ//////
脱げたら、気が緩んじゃって・・・うぅ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我は魔物族チェルシーナ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確かに魔物ではあるが、他の種族と一緒に
されては心外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の身体に流れる血は高潔にして清廉。
まさに魔物族の頂点と呼ぶにふさわし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当然、戦いだけでなく、生き様のすべてが
高貴でなくてはなら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特に、外敵はもちろん同族にさえ"不浄"を
垣間見せることは、断じて許されない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し、しかし、魔物族といえども生き物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"不浄"は生理現象であり、これを永久に
封じ続けることは、さすがにできな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はいかにしてその欲求を解消するのか？
無論、方法が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チェルシーナ族には、暗黙の掟として"不浄の
許される水場"が存在す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れは洞窟の奥にあり、常に水流が発生して
いるため、その中で"する"ことができる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が、この洞窟に住まうチェルシーナ族は
我の他にも大勢い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の水場を使うために先客が並んでいることも
珍しくは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きょ、今日はタイミングが・・・かなり悪いよう・・・
だ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水場を待つ先客の数は、あと6人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かなり前から"不浄"に苦しめられている
我は、しょ・・・正直なところ・・・限界が近い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が、高貴たる我らは掟を破ることを最大の
禁忌としている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当然、水場以外での"不浄"は許されず、
順番待ちの列を乱すことも言語道断・・・だ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つ、つまり・・・我は・・・あと6人が"不浄"を
終えるまで・・・なんとしても・・・が、我慢を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ぅっ、しかし・・・やはり・・・これ以上、堪え、
られ・・・な・・・ぃ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6人も・・・待っていたら・・・で・・・で・・・
出て・・・しま、ぅ・・・ぅぅっ！！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掟・・・不浄・・・我慢・・・高貴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ぁ、ぁああ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す、す、すみません・・・頑張って・・・我慢
したんで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うしても・・・我慢・・・できなくて・・・ううぅぅ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うして掟を破ったチェルシーナは族は、
　罰として一週間、水場清掃を命じられるのだ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っし！！　今日の仕事は、盗賊団のヤツらが
残していった瓦礫の撤去作業だな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確かにいつも以上に重労働だけど、
女だからって気を遣う必要はない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力なら、そこらの男よりよっぽどあるからな！
任せとけって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じゃあ、まずは瓦礫の量を大雑把に把握
しないと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トンネルの出入り口両方にあるんだろ？
こっち側はアタシがやっとく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っし！　腕の見せ所だな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盗賊団のヤツら・・・よくこんな量の瓦礫を
ぶちまけてったもんだ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相当な人数を動員したんだろうな。　ふ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運んでも運んでもキリがないっての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喉渇いて何度も水飲んだせいで、催して
きちゃった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、ここからトロッコ乗り場のトイレまで
戻るのも、なんか負けた気分だ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かと言って、その辺の物陰で済ますとか、
野郎みたいな真似は・・・さすが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・・・そういえば周りの男の同僚、たまに
物陰に行って帰ってくることがあるけど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きっと立ちションしてたんだろう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アタシが物陰に行ったら・・・その・・・してるって
一発でバレちゃうじゃんか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こは持ち前の根性で・・・我慢、我慢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、もう少しで・・・瓦礫撤去・・・ぜんぶ終わる
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が終われば・・・点呼を取って解散だから
・・・、お願い・・・まだ・・・出ないで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と・・・ちょっと・・・オシッコは我慢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、よし！　これで最後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やく・・・集合場所へ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！？　反対側の作業がまだ終わってない
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んなぁ！！　これ以上は・・・も、もう・・・
アタシ・・・アタシ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ううぅぅっ！！　ダメ・・・恥ずかしがって
たら・・・本当に・・・も、漏らしちゃうう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限界ぃっ！！　あ、あ、あそこの・・・岩陰で
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ギ・・・ギリギリ・・・せーふ・・・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ぁぁ・・・この開放感・・・//////
いい・・・かも・・・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うう・・・喉が渇いた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最近ずっと雨が降ってないから、もう干からび
そうな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、どこかに・・・お水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うん！！　湧き水だあぁーーー！！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水♪　お水♪　お水ぅ♪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次はいつ飲めるか分からないし、ぜ～んぶ
お腹に溜めておくの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きゅっ！　ごきゅ！　ごきゅ！　ごきゅ！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ふぅ・・・の・・・飲みすぎた・・・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腹が・・・苦しいの・・・うっぷ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、でも、次はいつお水にありつけるか
分からない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頑張ってこのまま保水し続けるの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大丈夫、お口をキュッと閉じてれば
お水はこぼれないの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う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、なんだか・・・おまたからもお水が出そうに
なってきた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、今はお口の方がずっとツラいの・・・
お口に意識を集中するの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た・・・大変なの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、ぉ・・・おまたから・・・お水がこぼれそう
・・・なの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腹のお水が・・・し、下の方のお腹に
どんどん溜まってきてるの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、貴重なお水なの・・・！　が、がまん
するの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またをキュッとして、お水をこぼさないように
がんばるの・・・！　（もじもじっ、もじもじ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ぅ・・・あうぅ・・・っ、がまん・・・がまん・・・
がまんぅ・・・っ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そわそわ・・・くねくねっ、もじもじもじもじ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ふうぅ・・・っ、も、もう・・・お水・・・でちゃい、
そ、ぅ・・・なの・・・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またの・・・穴、ひくひく・・・して・・・ぁ、ぅ・・・
だめ・・・だめ・・・で・・・る・・・ぅぅ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にゅうぅぅぅぅううぅぅ～～～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、なにこれぇ・・・おまた・・・お水が出て・・・
き・・・きもち・・・ぃい・・・の・・・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いこうの・・・きぶん・・・なのぉ・・・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おおぉおーーい！！　何で問答無用で
縛るんだよおおぉぉーーー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話を聞いてなかったのか！？　あたしは
盗賊団に入団するために来たんだ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侵入者じゃないっての！！　縄ほどけーーー
ーーー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言っとくけど、あたしはこの辺りじゃ名の通った
コソドロなんだぞ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コソドロならば名が通るはずがない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。　まあ・・・ええと・・・それはだ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んな細かいことはいいんだよ！！！
とにかくあたしはお前たちの同業者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信じてくれよおおぉぉぉーーー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もじもじ・・・そわそわ・・・）</text:p>
          </table:table-cell>
          <table:table-cell table:style-name="ce0"/>
          <table:table-cell table:style-name="ce0"/>
          <table:table-cell table:style-name="ce0" office:value-type="string">
            <text:p>*wiggle*... *fidget*...</text:p>
          </table:table-cell>
          <table:table-cell table:number-columns-repeated="1020"/>
        </table:table-row>
        <table:table-row>
          <table:table-cell table:style-name="ce0" office:value-type="string">
            <text:p>

な、なあ・・・コレ解いてくれたら、あたしの
泥棒テクニックを披露してやるからさ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ろそろいい加減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腕利きの盗賊なら、縄抜けくらいできる
だろって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、も、もちろんできるさ！！　能ある鷹は
なんとやらって言うだろ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ーーし、見てろよ！！　こんな結び目、
1分もあればすぐ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ぬぬぬぬ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うぅんっ！！！　ふんっ！！！　ぐぬおおお
おおおぉぉぉぉぉおおーーー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・・・はぁ・・・ちょ・・・タイム・・・これ・・・
ほ、本気の固結びじゃ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ギ・・・ギブ！！　もうギブ！！！　無理っ！！
ごめんなさい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入団とか、もうどうでもいいからっ！！
な、縄・・・ほどいて！！　ね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ちがうの！！　あたし・・・あの・・・も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漏れそう・・・なのっ////////　トイレ、ずっと
我慢してて・・・限界ぃ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嘘じゃないってば！！！　嘘つきは泥棒の
始まりって言うでしょ！？！？　ねえ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マジで・・・マジでやばいの・・・ねえってば・・・
でちゃう・・・で、でちゃ・・・ぅぅ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ぁ、だめ・・・だめぇ・・・っ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らあああぁぁぁーーーっ！！！　出ちゃった
じゃんかーーーーっ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、もう帰るううううぅぅぅぅーーーっ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！？　今日シフトに入るはずだったメイドが
4人も病休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ちょ、ウソでしょ・・・！　今日の宿泊客、
今月で最高クラスの人数なのよ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かと言って臨時で人を雇ったりしたら
サービスの質が低下することは明白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こはメイド長の私が、全力でカバーしなくち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っし、気合入れていくわよ！　ホテルは私の
戦場！！　目指せメイド将軍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い、荷物はお部屋までお持ちし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い、毛布のレンタルですね？　ではあちらの
カウンターでお手続きをお願いいたし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い、他のシャンプーをご希望ですか？
いくつかご用意がござ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・・・はぁ・・・し、しんど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自分の仕事に加えてさらに4人分の働き・・・
さすがに無理があったかしら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ずっと動きっぱなしで、お手洗いに行く暇
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お客様！　階段はこの奥の左手に
ございま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い、浴室の利用時間は朝4時から夕方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っ！　やば・・・さすがに我慢しすぎた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押さえてないと・・・出ちゃう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やく・・・お手洗い・・・はや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っ！？　従業員用のお手洗いが・・・
故障中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ウソでしょ！？　き、聞いてないわよ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、でも・・・メイド長がお客様用のお手洗いを
使うわけには・・・絶対にいかない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でも・・・も、もう・・・我慢・・・できない・・・よぉ
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こか・・・お手洗い・・・ぉ、お、おしっこ・・・
できるところ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そうだ、この階段を上がれば・・・屋上に
花壇が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よし、誰もいない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したないけど・・・き、緊急事態だし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はああぁぁぁ・・・・・・♪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じゅ、10時間ぶりの・・・おしっこぉ・・・
きもちイイィ～～・・・♪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友達「・・・その次の瞬間、鏡に映っていた
はずの女の人が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友達「天井からガバアアァァァァァッッッ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ひいいいいいいぃぃぃぃぃぃぃいいい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友達「ちょwwww　おまえ怖がりすぎwwww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、こここ、こ、怖くないもん！！　た、た、
ただの発声練習だもん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ほーら、いつまで怪談ごっこ
やってるの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もう暗くなるから、お友達ちゃんも
お家に帰りなさ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友達「はーい！　お邪魔しましたー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うぅぅ～・・・！　ごっこどころじゃないもん！
本当に怖かったもん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じもじ・・・もじもじ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・・・おしっこしたい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、お布団から出るの・・・こ、怖いも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気のせいかな？　今日は波の音が大きく
聞こえる気がす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ぶ、不気味だよぉ・・・怖いよ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しっこ・・・したいけど・・・朝までガマンする
もん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ぅ・・・やっぱり・・・もぉ・・・おしっこガマン
できな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トイレ・・・行かないと・・・もれちゃう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、大丈夫・・・サッと行ってシャーってして、
すぐに戻れば・・・こ、怖くないもん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ビチャッ！！　ピチッ！　ピチ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えええぇぇっ！！？　な、な、何の音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ピチッピチッピチッ！　バチャッ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ひいいぃぃいいぃぃぃぃぃぃいいいいいいいい
いいいいぃぃーーーー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やややや、や、やっぱり怖いもんんんんん
んんんーーーーーっっ！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まったく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高波で打ち上げられた魚が跳ねる音
に驚いて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おしっこしたいの我慢したまま
寝ちゃうなんて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うぅ・・・だ、だって・・・だって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この町はお布団渇きにくいんだから
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今度からは寝る前は必ずおトイレ
行って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それでもしたくなったら、ちゃんと
お母さんを起こしなさ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一緒に行ってあげるから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うん・・・ごめんなさい・・・もうしないも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彼氏くん、こっちこっち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ぜんぜん待ってないよ♪　私も今来た
とこ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ほんとは初デートにテンパって1時間前から
　スタンバってたんだけど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ねえねえ、見て！　湖きれい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風が無いから水面に木々と青空がハッキリ
映ってるねー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ボート？　乗る乗る！　やったー☆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彼氏くん、漕ぐのヘタぁ～！　ふふ！　ふふふ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ボート初めてなんだ？　うん、私もだよ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本当はここの貸しボート屋さんの常連客
だけど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それにしても、やっぱ早く来すぎたかな？
　トイレ済ませておけばよかったかも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緊張してるせいもあって、けっこう行きたく
なってきちゃった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ジュース用意しててくれたの？　わー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りがとね！　いただきまーす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まあ、ボート降りたらトイレ行けば大丈夫
　・・・かな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・・・あの・・・彼氏く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桟橋にボート着けるの、ずっと手こずってるけど
大丈夫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ん・・・じ、実は・・・その・・・私、ト、トイレ・・・
行きたくなっちゃって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だ、大丈夫、まだ・・・が、我慢・・・できる
よ・・・う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うわーん！　ウソ！　も、もう限界だよぉ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どうしよ、漏れそうっ！！/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はうぅっ、も、もうダメー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彼氏くん！！　オール貸して！！　わ、私が
漕ぐからっ！！！　はやく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ザバッ！！　ザバッ！！　ザバッ！！
ザバッ！！　ザバッ！！　ザバッ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願い、間に合ってーーーー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ぷしゅぅっ！　じょろじょろろ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うんっ！！！
（うっ、ち、力を込めすぎて・・・出口が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だめ・・・見ないで・・・あっち向いてぇ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やあぁぁーーーーーん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違うの違うのっ！！！　こんなのウソなのぉぉ
ーーーっ！！！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？？？　か、かわ・・・いい？？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お！！　ばかぁっ！！！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夜間の門番業務・・・ただ立ってるだけで務まる
と思ってたけど、想像以上にハードだ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昨日は途中で居眠りしてたのがバレちゃって
衛兵主任にめっちゃ怒られた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今日は交代の時間まで、頑張って見張りを
しなくち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・・・。</text:p>
          </table:table-cell>
          <table:table-cell table:style-name="ce0" office:value-type="string">
            <text:p>Duplicated by M746L1 (Map608?)</text:p>
          </table:table-cell>
          <table:table-cell table:style-name="ce0"/>
          <table:table-cell table:style-name="ce0" office:value-type="string">
            <text:p>......</text:p>
          </table:table-cell>
          <table:table-cell table:number-columns-repeated="1020"/>
        </table:table-row>
        <table:table-row>
          <table:table-cell table:style-name="ce0" office:value-type="string">
            <text:p>

・・・ううぅ・・・や、やっぱ眠い・・・昼間の訓練で
疲れてるから、この時間はキツいよ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仕方ない、見張り中の飲食は禁止されてる
けど、アレを使っちゃお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じゃん！　秘密兵器、濃～いコーヒ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で眠気を吹っ飛ばして、見張りに集中
しよっと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く・・・ごく・・・ごく・・・ご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し・・・しまった・・・これは大きな誤算だ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すがにあれは濃すぎたかしら？
すっごいトイレ行きたくなってき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は言え、ここを離れるわけにはいかないし
・・・う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ちょっと居眠りしただけでもお説教1時間なん
だから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持ち場を離れたことがバレたりしたら、
どんなおしおきされるか分かんない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、とにかく・・・あと2時間で交代だから・・・
それまで我慢・・・我慢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ばい・・・やばい・・・やば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交代まで・・・あ、あと30分・・・っ！
で、でも・・・で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うしよう・・・も、もう・・・我慢・・・できない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ぁぁ・・・やばい・・・もれそう・・・おしっこ、
も、もれそう・・・っ、やば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うなったら・・・も、もう隅っこで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ハッ！　だ、誰か来た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酔っ払い「たっらいま～！　今帰ったど～！
ヒック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酔っ払い「扉をあけれくらは～い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、あ、あの・・・ここ、あなたの家じゃなくて
お城・・・なんですけど・・・っ！（もじもじ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酔っ払い「えええ～？　まじれ～？？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酔っ払い「じゃあオイラの家はどこなのお～？
ヒック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し、知りま・・・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め・・・で、でちゃうよぉ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れちゃ・・・ぁ・・・はううぅ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わわ・・・わわ・・・あわわぁ・・・っ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うぅ・・・っ、や、やっちゃった・・・よぉ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酔っ払い「こ、これは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酔っ払い「スーパーレアッ！！（ｷﾘｯ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わああん！！　もう帰ってくださぁぁーい！！
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衛兵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Guard-chan P-Memory?</text:p>
          </table:table-cell>
          <table:table-cell table:number-columns-repeated="1020"/>
        </table:table-row>
        <table:table-row>
          <table:table-cell table:style-name="ce0" office:value-type="string">
            <text:p>デート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Date-chan P-Memory?</text:p>
          </table:table-cell>
          <table:table-cell table:number-columns-repeated="1020"/>
        </table:table-row>
        <table:table-row>
          <table:table-cell table:style-name="ce0" office:value-type="string">
            <text:p>怪談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Ghost-Story-chan P-Memory?</text:p>
          </table:table-cell>
          <table:table-cell table:number-columns-repeated="1020"/>
        </table:table-row>
        <table:table-row>
          <table:table-cell table:style-name="ce0" office:value-type="string">
            <text:p>メイド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Maid-chan P-Memory?</text:p>
          </table:table-cell>
          <table:table-cell table:number-columns-repeated="1020"/>
        </table:table-row>
        <table:table-row>
          <table:table-cell table:style-name="ce0" office:value-type="string">
            <text:p>シーフ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Thief-chan P-Memory?</text:p>
          </table:table-cell>
          <table:table-cell table:number-columns-repeated="1020"/>
        </table:table-row>
        <table:table-row>
          <table:table-cell table:style-name="ce0" office:value-type="string">
            <text:p>ハニー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Honey-chan P-Memory?</text:p>
          </table:table-cell>
          <table:table-cell table:number-columns-repeated="1020"/>
        </table:table-row>
        <table:table-row>
          <table:table-cell table:style-name="ce0" office:value-type="string">
            <text:p>ガテン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Laborer-chan P-Memory?</text:p>
          </table:table-cell>
          <table:table-cell table:number-columns-repeated="1020"/>
        </table:table-row>
        <table:table-row>
          <table:table-cell table:style-name="ce0" office:value-type="string">
            <text:p>チェルシーナ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hellsea-chan P-Memory?</text:p>
          </table:table-cell>
          <table:table-cell table:number-columns-repeated="1020"/>
        </table:table-row>
        <table:table-row>
          <table:table-cell table:style-name="ce0" office:value-type="string">
            <text:p>厚着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Coat-chan P-Memory?</text:p>
          </table:table-cell>
          <table:table-cell table:number-columns-repeated="1020"/>
        </table:table-row>
        <table:table-row>
          <table:table-cell table:style-name="ce0" office:value-type="string">
            <text:p>スケート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kate-chan P-Memory?</text:p>
          </table:table-cell>
          <table:table-cell table:number-columns-repeated="1020"/>
        </table:table-row>
        <table:table-row>
          <table:table-cell table:style-name="ce0" office:value-type="string">
            <text:p>虚勢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Bluff-chan P-Memory?</text:p>
          </table:table-cell>
          <table:table-cell table:number-columns-repeated="1020"/>
        </table:table-row>
        <table:table-row>
          <table:table-cell table:style-name="ce0" office:value-type="string">
            <text:p>キディデビル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Little-Devil-chan P-Memory?</text:p>
          </table:table-cell>
          <table:table-cell table:number-columns-repeated="1020"/>
        </table:table-row>
        <table:table-row>
          <table:table-cell table:style-name="ce0" office:value-type="string">
            <text:p>踊り子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Dancer-chan P-Memory?</text:p>
          </table:table-cell>
          <table:table-cell table:number-columns-repeated="1020"/>
        </table:table-row>
        <table:table-row>
          <table:table-cell table:style-name="ce0" office:value-type="string">
            <text:p>おてんば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Tomboy-chan P-Memory?</text:p>
          </table:table-cell>
          <table:table-cell table:number-columns-repeated="1020"/>
        </table:table-row>
        <table:table-row>
          <table:table-cell table:style-name="ce0" office:value-type="string">
            <text:p>ミララ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Mirara-chan P-Memory?</text:p>
          </table:table-cell>
          <table:table-cell table:number-columns-repeated="1020"/>
        </table:table-row>
        <table:table-row>
          <table:table-cell table:style-name="ce0" office:value-type="string">
            <text:p>パレオ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Pareo-chan P-Memory?</text:p>
          </table:table-cell>
          <table:table-cell table:number-columns-repeated="1020"/>
        </table:table-row>
        <table:table-row>
          <table:table-cell table:style-name="ce0" office:value-type="string">
            <text:p>入浴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Bath-chan P-Memory?</text:p>
          </table:table-cell>
          <table:table-cell table:number-columns-repeated="1020"/>
        </table:table-row>
        <table:table-row>
          <table:table-cell table:style-name="ce0" office:value-type="string">
            <text:p>シノビ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hinobi-chan P-Memory?</text:p>
          </table:table-cell>
          <table:table-cell table:number-columns-repeated="1020"/>
        </table:table-row>
        <table:table-row>
          <table:table-cell table:style-name="ce0" office:value-type="string">
            <text:p>河童娘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Kappa-Girl-chan P-Memory?</text:p>
          </table:table-cell>
          <table:table-cell table:number-columns-repeated="1020"/>
        </table:table-row>
        <table:table-row>
          <table:table-cell table:style-name="ce0" office:value-type="string">
            <text:p>うらめし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Grudge-chan P-Memory?</text:p>
          </table:table-cell>
          <table:table-cell table:number-columns-repeated="1020"/>
        </table:table-row>
        <table:table-row>
          <table:table-cell table:style-name="ce0" office:value-type="string">
            <text:p>観光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ightseer-chan P-Memory?</text:p>
          </table:table-cell>
          <table:table-cell table:number-columns-repeated="1020"/>
        </table:table-row>
        <table:table-row>
          <table:table-cell table:style-name="ce0" office:value-type="string">
            <text:p>学者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cholar-chan P-Memory?</text:p>
          </table:table-cell>
          <table:table-cell table:number-columns-repeated="1020"/>
        </table:table-row>
        <table:table-row>
          <table:table-cell table:style-name="ce0" office:value-type="string">
            <text:p>迷子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Lost-chan P-Memory?</text:p>
          </table:table-cell>
          <table:table-cell table:number-columns-repeated="1020"/>
        </table:table-row>
        <table:table-row>
          <table:table-cell table:style-name="ce0" office:value-type="string">
            <text:p>夢中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Trance-chan P-Memory?</text:p>
          </table:table-cell>
          <table:table-cell table:number-columns-repeated="1020"/>
        </table:table-row>
        <table:table-row>
          <table:table-cell table:style-name="ce0" office:value-type="string">
            <text:p>行商人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バ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スタ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水】または【うまい水】を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【Water】 or 【Tasty Water】!</text:p>
          </table:table-cell>
          <table:table-cell table:number-columns-repeated="1020"/>
        </table:table-row>
        <table:table-row>
          <table:table-cell table:style-name="ce0" office:value-type="string">
            <text:p>HP回復用のドリンクを1つも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HP recovery drinks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21T11:24:19+01:00</meta:creation-date>
    <dc:date>2020-03-21T11:24:1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